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ext-properties style:font-name="Bitstream Vera Sans Mono"/>
    </style:style>
    <style:style style:name="ce4" style:family="table-cell" style:parent-style-name="Default" style:data-style-name="N121">
      <style:text-properties style:font-name="Bitstream Vera Sans Mono"/>
    </style:style>
    <style:style style:name="ce5" style:family="table-cell" style:parent-style-name="Default" style:data-style-name="N11">
      <style:text-properties style:font-name="Bitstream Vera Sans Mono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16.88pt" svg:height="590.29pt" svg:x="527.58pt" svg:y="158.09pt">
            <draw:object draw:notify-on-update-of-ranges="Sheet1.A1:Sheet1.A1 Sheet1.A2:Sheet1.A261 Sheet1.B1:Sheet1.B1 Sheet1.B2:Sheet1.B261 Sheet1.D1:Sheet1.D1 Sheet1.D2:Sheet1.D261 Sheet1.E1:Sheet1.E1 Sheet1.E2:Sheet1.E261 Sheet1.G1:Sheet1.G1 Sheet1.G2:Sheet1.G261 Sheet1.H1:Sheet1.H1 Sheet1.H2:Sheet1.H2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1">
          <table:table-cell office:value-type="string" calcext:value-type="string">
            <text:p>0.17.33 Min</text:p>
          </table:table-cell>
          <table:table-cell office:value-type="string" calcext:value-type="string">
            <text:p>0.17.33 Direct</text:p>
          </table:table-cell>
          <table:table-cell/>
          <table:table-cell office:value-type="string" calcext:value-type="string">
            <text:p>0.17.34 Min</text:p>
          </table:table-cell>
          <table:table-cell office:value-type="string" calcext:value-type="string">
            <text:p>0.17.34 Direct</text:p>
          </table:table-cell>
          <table:table-cell/>
          <table:table-cell office:value-type="string" calcext:value-type="string">
            <text:p>0.17.34 Min Windows</text:p>
          </table:table-cell>
          <table:table-cell office:value-type="string" calcext:value-type="string">
            <text:p>0.17.34 Direct Windows</text:p>
          </table:table-cell>
          <table:table-cell table:number-columns-repeated="1016"/>
        </table:table-row>
        <table:table-row table:style-name="ro1">
          <table:table-cell office:value-type="float" office:value="7776003" calcext:value-type="float">
            <text:p>7776003</text:p>
          </table:table-cell>
          <table:table-cell office:value-type="float" office:value="7763346" calcext:value-type="float">
            <text:p>7763346</text:p>
          </table:table-cell>
          <table:table-cell/>
          <table:table-cell office:value-type="float" office:value="7435389" calcext:value-type="float">
            <text:p>7435389</text:p>
          </table:table-cell>
          <table:table-cell office:value-type="float" office:value="7639324" calcext:value-type="float">
            <text:p>7639324</text:p>
          </table:table-cell>
          <table:table-cell/>
          <table:table-cell table:style-name="Default" office:value-type="float" office:value="5619964" calcext:value-type="float">
            <text:p>5619964</text:p>
          </table:table-cell>
          <table:table-cell table:style-name="Default" office:value-type="float" office:value="5774468" calcext:value-type="float">
            <text:p>5774468</text:p>
          </table:table-cell>
          <table:table-cell table:number-columns-repeated="2"/>
          <table:table-cell table:formula="of:=AVERAGE([.G$1:.G$1048576])" office:value-type="float" office:value="5339177.71153846" calcext:value-type="float">
            <text:p>5339177.71153846</text:p>
          </table:table-cell>
          <table:table-cell table:formula="of:=AVERAGE([.H$1:.H$1048576])" office:value-type="float" office:value="5376253.76538462" calcext:value-type="float">
            <text:p>5376253.76538462</text:p>
          </table:table-cell>
          <table:table-cell table:style-name="ce4" table:formula="of:=[.L2]/[.K2]" office:value-type="percentage" office:value="1.00694415055075" calcext:value-type="percentage">
            <text:p>100.694%</text:p>
          </table:table-cell>
          <table:table-cell table:number-columns-repeated="1011"/>
        </table:table-row>
        <table:table-row table:style-name="ro1">
          <table:table-cell office:value-type="float" office:value="6876776" calcext:value-type="float">
            <text:p>6876776</text:p>
          </table:table-cell>
          <table:table-cell office:value-type="float" office:value="6753348" calcext:value-type="float">
            <text:p>6753348</text:p>
          </table:table-cell>
          <table:table-cell/>
          <table:table-cell office:value-type="float" office:value="5703807" calcext:value-type="float">
            <text:p>5703807</text:p>
          </table:table-cell>
          <table:table-cell office:value-type="float" office:value="5929037" calcext:value-type="float">
            <text:p>5929037</text:p>
          </table:table-cell>
          <table:table-cell/>
          <table:table-cell table:style-name="Default" office:value-type="float" office:value="5323304" calcext:value-type="float">
            <text:p>5323304</text:p>
          </table:table-cell>
          <table:table-cell table:style-name="Default" office:value-type="float" office:value="5470881" calcext:value-type="float">
            <text:p>5470881</text:p>
          </table:table-cell>
          <table:table-cell table:number-columns-repeated="4"/>
          <table:table-cell table:style-name="ce4"/>
          <table:table-cell table:number-columns-repeated="1011"/>
        </table:table-row>
        <table:table-row table:style-name="ro1">
          <table:table-cell office:value-type="float" office:value="6944955" calcext:value-type="float">
            <text:p>6944955</text:p>
          </table:table-cell>
          <table:table-cell office:value-type="float" office:value="6829833" calcext:value-type="float">
            <text:p>6829833</text:p>
          </table:table-cell>
          <table:table-cell/>
          <table:table-cell office:value-type="float" office:value="5784129" calcext:value-type="float">
            <text:p>5784129</text:p>
          </table:table-cell>
          <table:table-cell office:value-type="float" office:value="5995831" calcext:value-type="float">
            <text:p>5995831</text:p>
          </table:table-cell>
          <table:table-cell/>
          <table:table-cell table:style-name="Default" office:value-type="float" office:value="5432029" calcext:value-type="float">
            <text:p>5432029</text:p>
          </table:table-cell>
          <table:table-cell table:style-name="Default" office:value-type="float" office:value="5565752" calcext:value-type="float">
            <text:p>5565752</text:p>
          </table:table-cell>
          <table:table-cell table:number-columns-repeated="2"/>
          <table:table-cell table:formula="of:=AVERAGE([.D$1:.D$1048576])" office:value-type="float" office:value="5685356.96538462" calcext:value-type="float">
            <text:p>5685356.96538462</text:p>
          </table:table-cell>
          <table:table-cell table:formula="of:=AVERAGE([.E$1:.E$1048576])" office:value-type="float" office:value="5724367.38461539" calcext:value-type="float">
            <text:p>5724367.38461539</text:p>
          </table:table-cell>
          <table:table-cell table:style-name="ce4" table:formula="of:=[.L4]/[.K4]" office:value-type="percentage" office:value="1.00686156022714" calcext:value-type="percentage">
            <text:p>100.686%</text:p>
          </table:table-cell>
          <table:table-cell table:number-columns-repeated="1011"/>
        </table:table-row>
        <table:table-row table:style-name="ro1">
          <table:table-cell office:value-type="float" office:value="6800387" calcext:value-type="float">
            <text:p>6800387</text:p>
          </table:table-cell>
          <table:table-cell office:value-type="float" office:value="6676848" calcext:value-type="float">
            <text:p>6676848</text:p>
          </table:table-cell>
          <table:table-cell/>
          <table:table-cell office:value-type="float" office:value="5601015" calcext:value-type="float">
            <text:p>5601015</text:p>
          </table:table-cell>
          <table:table-cell office:value-type="float" office:value="5750811" calcext:value-type="float">
            <text:p>5750811</text:p>
          </table:table-cell>
          <table:table-cell/>
          <table:table-cell table:style-name="Default" office:value-type="float" office:value="5291380" calcext:value-type="float">
            <text:p>5291380</text:p>
          </table:table-cell>
          <table:table-cell table:style-name="Default" office:value-type="float" office:value="5460942" calcext:value-type="float">
            <text:p>5460942</text:p>
          </table:table-cell>
          <table:table-cell table:number-columns-repeated="1016"/>
        </table:table-row>
        <table:table-row table:style-name="ro1">
          <table:table-cell office:value-type="float" office:value="6889945" calcext:value-type="float">
            <text:p>6889945</text:p>
          </table:table-cell>
          <table:table-cell office:value-type="float" office:value="6632599" calcext:value-type="float">
            <text:p>6632599</text:p>
          </table:table-cell>
          <table:table-cell/>
          <table:table-cell office:value-type="float" office:value="5714172" calcext:value-type="float">
            <text:p>5714172</text:p>
          </table:table-cell>
          <table:table-cell office:value-type="float" office:value="5782567" calcext:value-type="float">
            <text:p>5782567</text:p>
          </table:table-cell>
          <table:table-cell/>
          <table:table-cell table:style-name="Default" office:value-type="float" office:value="5426609" calcext:value-type="float">
            <text:p>5426609</text:p>
          </table:table-cell>
          <table:table-cell table:style-name="Default" office:value-type="float" office:value="5421187" calcext:value-type="float">
            <text:p>5421187</text:p>
          </table:table-cell>
          <table:table-cell table:number-columns-repeated="2"/>
          <table:table-cell table:formula="of:=AVERAGE([.A$1:.A$1048576])" office:value-type="float" office:value="6861941.74230769" calcext:value-type="float">
            <text:p>6861941.74230769</text:p>
          </table:table-cell>
          <table:table-cell table:formula="of:=AVERAGE([.B$1:.B$1048576])" office:value-type="float" office:value="6586214.33846154" calcext:value-type="float">
            <text:p>6586214.33846154</text:p>
          </table:table-cell>
          <table:table-cell table:style-name="ce5" table:formula="of:=[.L6]/[.K6]" office:value-type="percentage" office:value="0.959817874560762" calcext:value-type="percentage">
            <text:p>95.98%</text:p>
          </table:table-cell>
          <table:table-cell table:style-name="ce5" table:formula="of:=[.K6]/[.L6]" office:value-type="percentage" office:value="1.041864322914" calcext:value-type="percentage">
            <text:p>104.19%</text:p>
          </table:table-cell>
          <table:table-cell table:formula="of:=[.K6]/[.K4]" office:value-type="float" office:value="1.20695002690011" calcext:value-type="float">
            <text:p>1.20695002690011</text:p>
          </table:table-cell>
          <table:table-cell table:number-columns-repeated="1009"/>
        </table:table-row>
        <table:table-row table:style-name="ro1">
          <table:table-cell office:value-type="float" office:value="6781807" calcext:value-type="float">
            <text:p>6781807</text:p>
          </table:table-cell>
          <table:table-cell office:value-type="float" office:value="6500209" calcext:value-type="float">
            <text:p>6500209</text:p>
          </table:table-cell>
          <table:table-cell/>
          <table:table-cell office:value-type="float" office:value="5647729" calcext:value-type="float">
            <text:p>5647729</text:p>
          </table:table-cell>
          <table:table-cell office:value-type="float" office:value="5673037" calcext:value-type="float">
            <text:p>5673037</text:p>
          </table:table-cell>
          <table:table-cell/>
          <table:table-cell table:style-name="Default" office:value-type="float" office:value="5306739" calcext:value-type="float">
            <text:p>5306739</text:p>
          </table:table-cell>
          <table:table-cell table:style-name="Default" office:value-type="float" office:value="5299813" calcext:value-type="float">
            <text:p>5299813</text:p>
          </table:table-cell>
          <table:table-cell table:number-columns-repeated="6"/>
          <table:table-cell table:formula="of:=[.L6]/[.L4]" office:value-type="float" office:value="1.15055758932636" calcext:value-type="float">
            <text:p>1.15055758932636</text:p>
          </table:table-cell>
          <table:table-cell table:number-columns-repeated="1009"/>
        </table:table-row>
        <table:table-row table:style-name="ro1">
          <table:table-cell office:value-type="float" office:value="6990487" calcext:value-type="float">
            <text:p>6990487</text:p>
          </table:table-cell>
          <table:table-cell office:value-type="float" office:value="6703372" calcext:value-type="float">
            <text:p>6703372</text:p>
          </table:table-cell>
          <table:table-cell/>
          <table:table-cell office:value-type="float" office:value="5835131" calcext:value-type="float">
            <text:p>5835131</text:p>
          </table:table-cell>
          <table:table-cell office:value-type="float" office:value="5843802" calcext:value-type="float">
            <text:p>5843802</text:p>
          </table:table-cell>
          <table:table-cell/>
          <table:table-cell table:style-name="Default" office:value-type="float" office:value="5497988" calcext:value-type="float">
            <text:p>5497988</text:p>
          </table:table-cell>
          <table:table-cell table:style-name="Default" office:value-type="float" office:value="5479314" calcext:value-type="float">
            <text:p>5479314</text:p>
          </table:table-cell>
          <table:table-cell table:number-columns-repeated="1016"/>
        </table:table-row>
        <table:table-row table:style-name="ro1">
          <table:table-cell office:value-type="float" office:value="6934756" calcext:value-type="float">
            <text:p>6934756</text:p>
          </table:table-cell>
          <table:table-cell office:value-type="float" office:value="6651532" calcext:value-type="float">
            <text:p>6651532</text:p>
          </table:table-cell>
          <table:table-cell/>
          <table:table-cell office:value-type="float" office:value="5782659" calcext:value-type="float">
            <text:p>5782659</text:p>
          </table:table-cell>
          <table:table-cell office:value-type="float" office:value="5782836" calcext:value-type="float">
            <text:p>5782836</text:p>
          </table:table-cell>
          <table:table-cell/>
          <table:table-cell table:style-name="Default" office:value-type="float" office:value="5447691" calcext:value-type="float">
            <text:p>5447691</text:p>
          </table:table-cell>
          <table:table-cell table:style-name="Default" office:value-type="float" office:value="5419380" calcext:value-type="float">
            <text:p>5419380</text:p>
          </table:table-cell>
          <table:table-cell table:number-columns-repeated="1016"/>
        </table:table-row>
        <table:table-row table:style-name="ro1">
          <table:table-cell office:value-type="float" office:value="6991227" calcext:value-type="float">
            <text:p>6991227</text:p>
          </table:table-cell>
          <table:table-cell office:value-type="float" office:value="6709209" calcext:value-type="float">
            <text:p>6709209</text:p>
          </table:table-cell>
          <table:table-cell/>
          <table:table-cell office:value-type="float" office:value="5840033" calcext:value-type="float">
            <text:p>5840033</text:p>
          </table:table-cell>
          <table:table-cell office:value-type="float" office:value="5876247" calcext:value-type="float">
            <text:p>5876247</text:p>
          </table:table-cell>
          <table:table-cell/>
          <table:table-cell table:style-name="Default" office:value-type="float" office:value="5476302" calcext:value-type="float">
            <text:p>5476302</text:p>
          </table:table-cell>
          <table:table-cell table:style-name="Default" office:value-type="float" office:value="5481423" calcext:value-type="float">
            <text:p>5481423</text:p>
          </table:table-cell>
          <table:table-cell table:number-columns-repeated="1016"/>
        </table:table-row>
        <table:table-row table:style-name="ro1">
          <table:table-cell office:value-type="float" office:value="6895516" calcext:value-type="float">
            <text:p>6895516</text:p>
          </table:table-cell>
          <table:table-cell office:value-type="float" office:value="6614370" calcext:value-type="float">
            <text:p>6614370</text:p>
          </table:table-cell>
          <table:table-cell/>
          <table:table-cell office:value-type="float" office:value="5709034" calcext:value-type="float">
            <text:p>5709034</text:p>
          </table:table-cell>
          <table:table-cell office:value-type="float" office:value="5728840" calcext:value-type="float">
            <text:p>5728840</text:p>
          </table:table-cell>
          <table:table-cell/>
          <table:table-cell table:style-name="Default" office:value-type="float" office:value="5391671" calcext:value-type="float">
            <text:p>5391671</text:p>
          </table:table-cell>
          <table:table-cell table:style-name="Default" office:value-type="float" office:value="5385046" calcext:value-type="float">
            <text:p>5385046</text:p>
          </table:table-cell>
          <table:table-cell table:number-columns-repeated="1016"/>
        </table:table-row>
        <table:table-row table:style-name="ro1">
          <table:table-cell office:value-type="float" office:value="6931070" calcext:value-type="float">
            <text:p>6931070</text:p>
          </table:table-cell>
          <table:table-cell office:value-type="float" office:value="6657479" calcext:value-type="float">
            <text:p>6657479</text:p>
          </table:table-cell>
          <table:table-cell/>
          <table:table-cell office:value-type="float" office:value="5849069" calcext:value-type="float">
            <text:p>5849069</text:p>
          </table:table-cell>
          <table:table-cell office:value-type="float" office:value="5848989" calcext:value-type="float">
            <text:p>5848989</text:p>
          </table:table-cell>
          <table:table-cell/>
          <table:table-cell table:style-name="Default" office:value-type="float" office:value="5432632" calcext:value-type="float">
            <text:p>5432632</text:p>
          </table:table-cell>
          <table:table-cell table:style-name="Default" office:value-type="float" office:value="5442270" calcext:value-type="float">
            <text:p>5442270</text:p>
          </table:table-cell>
          <table:table-cell table:number-columns-repeated="1016"/>
        </table:table-row>
        <table:table-row table:style-name="ro1">
          <table:table-cell office:value-type="float" office:value="6843483" calcext:value-type="float">
            <text:p>6843483</text:p>
          </table:table-cell>
          <table:table-cell office:value-type="float" office:value="6570639" calcext:value-type="float">
            <text:p>6570639</text:p>
          </table:table-cell>
          <table:table-cell/>
          <table:table-cell office:value-type="float" office:value="5739167" calcext:value-type="float">
            <text:p>5739167</text:p>
          </table:table-cell>
          <table:table-cell office:value-type="float" office:value="5717024" calcext:value-type="float">
            <text:p>5717024</text:p>
          </table:table-cell>
          <table:table-cell/>
          <table:table-cell table:style-name="Default" office:value-type="float" office:value="5371192" calcext:value-type="float">
            <text:p>5371192</text:p>
          </table:table-cell>
          <table:table-cell table:style-name="Default" office:value-type="float" office:value="5360048" calcext:value-type="float">
            <text:p>5360048</text:p>
          </table:table-cell>
          <table:table-cell table:number-columns-repeated="1016"/>
        </table:table-row>
        <table:table-row table:style-name="ro1">
          <table:table-cell office:value-type="float" office:value="6977973" calcext:value-type="float">
            <text:p>6977973</text:p>
          </table:table-cell>
          <table:table-cell office:value-type="float" office:value="6698040" calcext:value-type="float">
            <text:p>6698040</text:p>
          </table:table-cell>
          <table:table-cell/>
          <table:table-cell office:value-type="float" office:value="5825707" calcext:value-type="float">
            <text:p>5825707</text:p>
          </table:table-cell>
          <table:table-cell office:value-type="float" office:value="5850930" calcext:value-type="float">
            <text:p>5850930</text:p>
          </table:table-cell>
          <table:table-cell/>
          <table:table-cell table:style-name="Default" office:value-type="float" office:value="5432631" calcext:value-type="float">
            <text:p>5432631</text:p>
          </table:table-cell>
          <table:table-cell table:style-name="Default" office:value-type="float" office:value="5459436" calcext:value-type="float">
            <text:p>5459436</text:p>
          </table:table-cell>
          <table:table-cell table:number-columns-repeated="1016"/>
        </table:table-row>
        <table:table-row table:style-name="ro1">
          <table:table-cell office:value-type="float" office:value="6791467" calcext:value-type="float">
            <text:p>6791467</text:p>
          </table:table-cell>
          <table:table-cell office:value-type="float" office:value="6515656" calcext:value-type="float">
            <text:p>6515656</text:p>
          </table:table-cell>
          <table:table-cell/>
          <table:table-cell office:value-type="float" office:value="5632742" calcext:value-type="float">
            <text:p>5632742</text:p>
          </table:table-cell>
          <table:table-cell office:value-type="float" office:value="5695751" calcext:value-type="float">
            <text:p>5695751</text:p>
          </table:table-cell>
          <table:table-cell/>
          <table:table-cell table:style-name="Default" office:value-type="float" office:value="5292283" calcext:value-type="float">
            <text:p>5292283</text:p>
          </table:table-cell>
          <table:table-cell table:style-name="Default" office:value-type="float" office:value="5301921" calcext:value-type="float">
            <text:p>5301921</text:p>
          </table:table-cell>
          <table:table-cell table:number-columns-repeated="1016"/>
        </table:table-row>
        <table:table-row table:style-name="ro1">
          <table:table-cell office:value-type="float" office:value="6867576" calcext:value-type="float">
            <text:p>6867576</text:p>
          </table:table-cell>
          <table:table-cell office:value-type="float" office:value="6598337" calcext:value-type="float">
            <text:p>6598337</text:p>
          </table:table-cell>
          <table:table-cell/>
          <table:table-cell office:value-type="float" office:value="5732331" calcext:value-type="float">
            <text:p>5732331</text:p>
          </table:table-cell>
          <table:table-cell office:value-type="float" office:value="5756624" calcext:value-type="float">
            <text:p>5756624</text:p>
          </table:table-cell>
          <table:table-cell/>
          <table:table-cell table:style-name="Default" office:value-type="float" office:value="5396189" calcext:value-type="float">
            <text:p>5396189</text:p>
          </table:table-cell>
          <table:table-cell table:style-name="Default" office:value-type="float" office:value="5383238" calcext:value-type="float">
            <text:p>5383238</text:p>
          </table:table-cell>
          <table:table-cell table:number-columns-repeated="1016"/>
        </table:table-row>
        <table:table-row table:style-name="ro1">
          <table:table-cell office:value-type="float" office:value="6794585" calcext:value-type="float">
            <text:p>6794585</text:p>
          </table:table-cell>
          <table:table-cell office:value-type="float" office:value="6518772" calcext:value-type="float">
            <text:p>6518772</text:p>
          </table:table-cell>
          <table:table-cell/>
          <table:table-cell office:value-type="float" office:value="5642663" calcext:value-type="float">
            <text:p>5642663</text:p>
          </table:table-cell>
          <table:table-cell office:value-type="float" office:value="5687781" calcext:value-type="float">
            <text:p>5687781</text:p>
          </table:table-cell>
          <table:table-cell/>
          <table:table-cell table:style-name="Default" office:value-type="float" office:value="5308848" calcext:value-type="float">
            <text:p>5308848</text:p>
          </table:table-cell>
          <table:table-cell table:style-name="Default" office:value-type="float" office:value="5327822" calcext:value-type="float">
            <text:p>5327822</text:p>
          </table:table-cell>
          <table:table-cell table:number-columns-repeated="1016"/>
        </table:table-row>
        <table:table-row table:style-name="ro1">
          <table:table-cell office:value-type="float" office:value="6924868" calcext:value-type="float">
            <text:p>6924868</text:p>
          </table:table-cell>
          <table:table-cell office:value-type="float" office:value="6652552" calcext:value-type="float">
            <text:p>6652552</text:p>
          </table:table-cell>
          <table:table-cell/>
          <table:table-cell office:value-type="float" office:value="5774085" calcext:value-type="float">
            <text:p>5774085</text:p>
          </table:table-cell>
          <table:table-cell office:value-type="float" office:value="5816447" calcext:value-type="float">
            <text:p>5816447</text:p>
          </table:table-cell>
          <table:table-cell/>
          <table:table-cell table:style-name="Default" office:value-type="float" office:value="5397394" calcext:value-type="float">
            <text:p>5397394</text:p>
          </table:table-cell>
          <table:table-cell table:style-name="Default" office:value-type="float" office:value="5445281" calcext:value-type="float">
            <text:p>5445281</text:p>
          </table:table-cell>
          <table:table-cell table:number-columns-repeated="1016"/>
        </table:table-row>
        <table:table-row table:style-name="ro1">
          <table:table-cell office:value-type="float" office:value="6825432" calcext:value-type="float">
            <text:p>6825432</text:p>
          </table:table-cell>
          <table:table-cell office:value-type="float" office:value="6558248" calcext:value-type="float">
            <text:p>6558248</text:p>
          </table:table-cell>
          <table:table-cell/>
          <table:table-cell office:value-type="float" office:value="5733787" calcext:value-type="float">
            <text:p>5733787</text:p>
          </table:table-cell>
          <table:table-cell office:value-type="float" office:value="5736238" calcext:value-type="float">
            <text:p>5736238</text:p>
          </table:table-cell>
          <table:table-cell/>
          <table:table-cell table:style-name="Default" office:value-type="float" office:value="5300415" calcext:value-type="float">
            <text:p>5300415</text:p>
          </table:table-cell>
          <table:table-cell table:style-name="Default" office:value-type="float" office:value="5314270" calcext:value-type="float">
            <text:p>5314270</text:p>
          </table:table-cell>
          <table:table-cell table:number-columns-repeated="1016"/>
        </table:table-row>
        <table:table-row table:style-name="ro1">
          <table:table-cell office:value-type="float" office:value="6932431" calcext:value-type="float">
            <text:p>6932431</text:p>
          </table:table-cell>
          <table:table-cell office:value-type="float" office:value="6673002" calcext:value-type="float">
            <text:p>6673002</text:p>
          </table:table-cell>
          <table:table-cell/>
          <table:table-cell office:value-type="float" office:value="5813933" calcext:value-type="float">
            <text:p>5813933</text:p>
          </table:table-cell>
          <table:table-cell office:value-type="float" office:value="5782085" calcext:value-type="float">
            <text:p>5782085</text:p>
          </table:table-cell>
          <table:table-cell/>
          <table:table-cell table:style-name="Default" office:value-type="float" office:value="5411850" calcext:value-type="float">
            <text:p>5411850</text:p>
          </table:table-cell>
          <table:table-cell table:style-name="Default" office:value-type="float" office:value="5428717" calcext:value-type="float">
            <text:p>5428717</text:p>
          </table:table-cell>
          <table:table-cell table:number-columns-repeated="1016"/>
        </table:table-row>
        <table:table-row table:style-name="ro1">
          <table:table-cell office:value-type="float" office:value="6762526" calcext:value-type="float">
            <text:p>6762526</text:p>
          </table:table-cell>
          <table:table-cell office:value-type="float" office:value="6492673" calcext:value-type="float">
            <text:p>6492673</text:p>
          </table:table-cell>
          <table:table-cell/>
          <table:table-cell office:value-type="float" office:value="5620703" calcext:value-type="float">
            <text:p>5620703</text:p>
          </table:table-cell>
          <table:table-cell office:value-type="float" office:value="5650075" calcext:value-type="float">
            <text:p>5650075</text:p>
          </table:table-cell>
          <table:table-cell/>
          <table:table-cell table:style-name="Default" office:value-type="float" office:value="5242891" calcext:value-type="float">
            <text:p>5242891</text:p>
          </table:table-cell>
          <table:table-cell table:style-name="Default" office:value-type="float" office:value="5284754" calcext:value-type="float">
            <text:p>5284754</text:p>
          </table:table-cell>
          <table:table-cell table:number-columns-repeated="1016"/>
        </table:table-row>
        <table:table-row table:style-name="ro1">
          <table:table-cell office:value-type="float" office:value="6926865" calcext:value-type="float">
            <text:p>6926865</text:p>
          </table:table-cell>
          <table:table-cell office:value-type="float" office:value="6659259" calcext:value-type="float">
            <text:p>6659259</text:p>
          </table:table-cell>
          <table:table-cell/>
          <table:table-cell office:value-type="float" office:value="5775238" calcext:value-type="float">
            <text:p>5775238</text:p>
          </table:table-cell>
          <table:table-cell office:value-type="float" office:value="5822230" calcext:value-type="float">
            <text:p>5822230</text:p>
          </table:table-cell>
          <table:table-cell/>
          <table:table-cell table:style-name="Default" office:value-type="float" office:value="5377818" calcext:value-type="float">
            <text:p>5377818</text:p>
          </table:table-cell>
          <table:table-cell table:style-name="Default" office:value-type="float" office:value="5453111" calcext:value-type="float">
            <text:p>5453111</text:p>
          </table:table-cell>
          <table:table-cell table:number-columns-repeated="1016"/>
        </table:table-row>
        <table:table-row table:style-name="ro1">
          <table:table-cell office:value-type="float" office:value="6741096" calcext:value-type="float">
            <text:p>6741096</text:p>
          </table:table-cell>
          <table:table-cell office:value-type="float" office:value="6487651" calcext:value-type="float">
            <text:p>6487651</text:p>
          </table:table-cell>
          <table:table-cell/>
          <table:table-cell office:value-type="float" office:value="5595363" calcext:value-type="float">
            <text:p>5595363</text:p>
          </table:table-cell>
          <table:table-cell office:value-type="float" office:value="5636952" calcext:value-type="float">
            <text:p>5636952</text:p>
          </table:table-cell>
          <table:table-cell/>
          <table:table-cell table:style-name="Default" office:value-type="float" office:value="5241083" calcext:value-type="float">
            <text:p>5241083</text:p>
          </table:table-cell>
          <table:table-cell table:style-name="Default" office:value-type="float" office:value="5283850" calcext:value-type="float">
            <text:p>5283850</text:p>
          </table:table-cell>
          <table:table-cell table:number-columns-repeated="1016"/>
        </table:table-row>
        <table:table-row table:style-name="ro1">
          <table:table-cell office:value-type="float" office:value="6902107" calcext:value-type="float">
            <text:p>6902107</text:p>
          </table:table-cell>
          <table:table-cell office:value-type="float" office:value="6631612" calcext:value-type="float">
            <text:p>6631612</text:p>
          </table:table-cell>
          <table:table-cell/>
          <table:table-cell office:value-type="float" office:value="5753374" calcext:value-type="float">
            <text:p>5753374</text:p>
          </table:table-cell>
          <table:table-cell office:value-type="float" office:value="5768795" calcext:value-type="float">
            <text:p>5768795</text:p>
          </table:table-cell>
          <table:table-cell/>
          <table:table-cell table:style-name="Default" office:value-type="float" office:value="5385648" calcext:value-type="float">
            <text:p>5385648</text:p>
          </table:table-cell>
          <table:table-cell table:style-name="Default" office:value-type="float" office:value="5407333" calcext:value-type="float">
            <text:p>5407333</text:p>
          </table:table-cell>
          <table:table-cell table:number-columns-repeated="1016"/>
        </table:table-row>
        <table:table-row table:style-name="ro1">
          <table:table-cell office:value-type="float" office:value="6783938" calcext:value-type="float">
            <text:p>6783938</text:p>
          </table:table-cell>
          <table:table-cell office:value-type="float" office:value="6506870" calcext:value-type="float">
            <text:p>6506870</text:p>
          </table:table-cell>
          <table:table-cell/>
          <table:table-cell office:value-type="float" office:value="5644262" calcext:value-type="float">
            <text:p>5644262</text:p>
          </table:table-cell>
          <table:table-cell office:value-type="float" office:value="5685654" calcext:value-type="float">
            <text:p>5685654</text:p>
          </table:table-cell>
          <table:table-cell/>
          <table:table-cell table:style-name="Default" office:value-type="float" office:value="5300415" calcext:value-type="float">
            <text:p>5300415</text:p>
          </table:table-cell>
          <table:table-cell table:style-name="Default" office:value-type="float" office:value="5284753" calcext:value-type="float">
            <text:p>5284753</text:p>
          </table:table-cell>
          <table:table-cell table:number-columns-repeated="1016"/>
        </table:table-row>
        <table:table-row table:style-name="ro1">
          <table:table-cell office:value-type="float" office:value="6908151" calcext:value-type="float">
            <text:p>6908151</text:p>
          </table:table-cell>
          <table:table-cell office:value-type="float" office:value="6617725" calcext:value-type="float">
            <text:p>6617725</text:p>
          </table:table-cell>
          <table:table-cell/>
          <table:table-cell office:value-type="float" office:value="5740626" calcext:value-type="float">
            <text:p>5740626</text:p>
          </table:table-cell>
          <table:table-cell office:value-type="float" office:value="5757357" calcext:value-type="float">
            <text:p>5757357</text:p>
          </table:table-cell>
          <table:table-cell/>
          <table:table-cell table:style-name="Default" office:value-type="float" office:value="5356133" calcext:value-type="float">
            <text:p>5356133</text:p>
          </table:table-cell>
          <table:table-cell table:style-name="Default" office:value-type="float" office:value="5404020" calcext:value-type="float">
            <text:p>5404020</text:p>
          </table:table-cell>
          <table:table-cell table:number-columns-repeated="1016"/>
        </table:table-row>
        <table:table-row table:style-name="ro1">
          <table:table-cell office:value-type="float" office:value="6840572" calcext:value-type="float">
            <text:p>6840572</text:p>
          </table:table-cell>
          <table:table-cell office:value-type="float" office:value="6581595" calcext:value-type="float">
            <text:p>6581595</text:p>
          </table:table-cell>
          <table:table-cell/>
          <table:table-cell office:value-type="float" office:value="5717084" calcext:value-type="float">
            <text:p>5717084</text:p>
          </table:table-cell>
          <table:table-cell office:value-type="float" office:value="5733818" calcext:value-type="float">
            <text:p>5733818</text:p>
          </table:table-cell>
          <table:table-cell/>
          <table:table-cell table:style-name="Default" office:value-type="float" office:value="5328124" calcext:value-type="float">
            <text:p>5328124</text:p>
          </table:table-cell>
          <table:table-cell table:style-name="Default" office:value-type="float" office:value="5369987" calcext:value-type="float">
            <text:p>5369987</text:p>
          </table:table-cell>
          <table:table-cell table:number-columns-repeated="1016"/>
        </table:table-row>
        <table:table-row table:style-name="ro1">
          <table:table-cell office:value-type="float" office:value="6974596" calcext:value-type="float">
            <text:p>6974596</text:p>
          </table:table-cell>
          <table:table-cell office:value-type="float" office:value="6711289" calcext:value-type="float">
            <text:p>6711289</text:p>
          </table:table-cell>
          <table:table-cell/>
          <table:table-cell office:value-type="float" office:value="5840857" calcext:value-type="float">
            <text:p>5840857</text:p>
          </table:table-cell>
          <table:table-cell office:value-type="float" office:value="5855697" calcext:value-type="float">
            <text:p>5855697</text:p>
          </table:table-cell>
          <table:table-cell/>
          <table:table-cell table:style-name="Default" office:value-type="float" office:value="5449498" calcext:value-type="float">
            <text:p>5449498</text:p>
          </table:table-cell>
          <table:table-cell table:style-name="Default" office:value-type="float" office:value="5489253" calcext:value-type="float">
            <text:p>5489253</text:p>
          </table:table-cell>
          <table:table-cell table:number-columns-repeated="1016"/>
        </table:table-row>
        <table:table-row table:style-name="ro1">
          <table:table-cell office:value-type="float" office:value="6876997" calcext:value-type="float">
            <text:p>6876997</text:p>
          </table:table-cell>
          <table:table-cell office:value-type="float" office:value="6593185" calcext:value-type="float">
            <text:p>6593185</text:p>
          </table:table-cell>
          <table:table-cell/>
          <table:table-cell office:value-type="float" office:value="5742211" calcext:value-type="float">
            <text:p>5742211</text:p>
          </table:table-cell>
          <table:table-cell office:value-type="float" office:value="5721820" calcext:value-type="float">
            <text:p>5721820</text:p>
          </table:table-cell>
          <table:table-cell/>
          <table:table-cell table:style-name="Default" office:value-type="float" office:value="5332641" calcext:value-type="float">
            <text:p>5332641</text:p>
          </table:table-cell>
          <table:table-cell table:style-name="Default" office:value-type="float" office:value="5348302" calcext:value-type="float">
            <text:p>5348302</text:p>
          </table:table-cell>
          <table:table-cell table:number-columns-repeated="1016"/>
        </table:table-row>
        <table:table-row table:style-name="ro1">
          <table:table-cell office:value-type="float" office:value="6955777" calcext:value-type="float">
            <text:p>6955777</text:p>
          </table:table-cell>
          <table:table-cell office:value-type="float" office:value="6814199" calcext:value-type="float">
            <text:p>6814199</text:p>
          </table:table-cell>
          <table:table-cell/>
          <table:table-cell office:value-type="float" office:value="5785245" calcext:value-type="float">
            <text:p>5785245</text:p>
          </table:table-cell>
          <table:table-cell office:value-type="float" office:value="5922385" calcext:value-type="float">
            <text:p>5922385</text:p>
          </table:table-cell>
          <table:table-cell/>
          <table:table-cell table:style-name="Default" office:value-type="float" office:value="5435342" calcext:value-type="float">
            <text:p>5435342</text:p>
          </table:table-cell>
          <table:table-cell table:style-name="Default" office:value-type="float" office:value="5641347" calcext:value-type="float">
            <text:p>5641347</text:p>
          </table:table-cell>
          <table:table-cell table:number-columns-repeated="1016"/>
        </table:table-row>
        <table:table-row table:style-name="ro1">
          <table:table-cell office:value-type="float" office:value="6797189" calcext:value-type="float">
            <text:p>6797189</text:p>
          </table:table-cell>
          <table:table-cell office:value-type="float" office:value="6643013" calcext:value-type="float">
            <text:p>6643013</text:p>
          </table:table-cell>
          <table:table-cell/>
          <table:table-cell office:value-type="float" office:value="5664090" calcext:value-type="float">
            <text:p>5664090</text:p>
          </table:table-cell>
          <table:table-cell office:value-type="float" office:value="5775757" calcext:value-type="float">
            <text:p>5775757</text:p>
          </table:table-cell>
          <table:table-cell/>
          <table:table-cell table:style-name="Default" office:value-type="float" office:value="5284453" calcext:value-type="float">
            <text:p>5284453</text:p>
          </table:table-cell>
          <table:table-cell table:style-name="Default" office:value-type="float" office:value="5473592" calcext:value-type="float">
            <text:p>5473592</text:p>
          </table:table-cell>
          <table:table-cell table:number-columns-repeated="1016"/>
        </table:table-row>
        <table:table-row table:style-name="ro1">
          <table:table-cell office:value-type="float" office:value="6937123" calcext:value-type="float">
            <text:p>6937123</text:p>
          </table:table-cell>
          <table:table-cell office:value-type="float" office:value="6751558" calcext:value-type="float">
            <text:p>6751558</text:p>
          </table:table-cell>
          <table:table-cell/>
          <table:table-cell office:value-type="float" office:value="5818230" calcext:value-type="float">
            <text:p>5818230</text:p>
          </table:table-cell>
          <table:table-cell office:value-type="float" office:value="5909578" calcext:value-type="float">
            <text:p>5909578</text:p>
          </table:table-cell>
          <table:table-cell/>
          <table:table-cell table:style-name="Default" office:value-type="float" office:value="5430524" calcext:value-type="float">
            <text:p>5430524</text:p>
          </table:table-cell>
          <table:table-cell table:style-name="Default" office:value-type="float" office:value="5552802" calcext:value-type="float">
            <text:p>5552802</text:p>
          </table:table-cell>
          <table:table-cell table:number-columns-repeated="1016"/>
        </table:table-row>
        <table:table-row table:style-name="ro1">
          <table:table-cell office:value-type="float" office:value="6800541" calcext:value-type="float">
            <text:p>6800541</text:p>
          </table:table-cell>
          <table:table-cell office:value-type="float" office:value="6587721" calcext:value-type="float">
            <text:p>6587721</text:p>
          </table:table-cell>
          <table:table-cell/>
          <table:table-cell office:value-type="float" office:value="5654519" calcext:value-type="float">
            <text:p>5654519</text:p>
          </table:table-cell>
          <table:table-cell office:value-type="float" office:value="5716716" calcext:value-type="float">
            <text:p>5716716</text:p>
          </table:table-cell>
          <table:table-cell/>
          <table:table-cell table:style-name="Default" office:value-type="float" office:value="5322703" calcext:value-type="float">
            <text:p>5322703</text:p>
          </table:table-cell>
          <table:table-cell table:style-name="Default" office:value-type="float" office:value="5393178" calcext:value-type="float">
            <text:p>5393178</text:p>
          </table:table-cell>
          <table:table-cell table:number-columns-repeated="1016"/>
        </table:table-row>
        <table:table-row table:style-name="ro1">
          <table:table-cell office:value-type="float" office:value="6830440" calcext:value-type="float">
            <text:p>6830440</text:p>
          </table:table-cell>
          <table:table-cell office:value-type="float" office:value="6575784" calcext:value-type="float">
            <text:p>6575784</text:p>
          </table:table-cell>
          <table:table-cell/>
          <table:table-cell office:value-type="float" office:value="5690817" calcext:value-type="float">
            <text:p>5690817</text:p>
          </table:table-cell>
          <table:table-cell office:value-type="float" office:value="5729460" calcext:value-type="float">
            <text:p>5729460</text:p>
          </table:table-cell>
          <table:table-cell/>
          <table:table-cell table:style-name="Default" office:value-type="float" office:value="5332641" calcext:value-type="float">
            <text:p>5332641</text:p>
          </table:table-cell>
          <table:table-cell table:style-name="Default" office:value-type="float" office:value="5370890" calcext:value-type="float">
            <text:p>5370890</text:p>
          </table:table-cell>
          <table:table-cell table:number-columns-repeated="1016"/>
        </table:table-row>
        <table:table-row table:style-name="ro1">
          <table:table-cell office:value-type="float" office:value="6749662" calcext:value-type="float">
            <text:p>6749662</text:p>
          </table:table-cell>
          <table:table-cell office:value-type="float" office:value="6488645" calcext:value-type="float">
            <text:p>6488645</text:p>
          </table:table-cell>
          <table:table-cell/>
          <table:table-cell office:value-type="float" office:value="5583486" calcext:value-type="float">
            <text:p>5583486</text:p>
          </table:table-cell>
          <table:table-cell office:value-type="float" office:value="5617911" calcext:value-type="float">
            <text:p>5617911</text:p>
          </table:table-cell>
          <table:table-cell/>
          <table:table-cell table:style-name="Default" office:value-type="float" office:value="5240179" calcext:value-type="float">
            <text:p>5240179</text:p>
          </table:table-cell>
          <table:table-cell table:style-name="Default" office:value-type="float" office:value="5277526" calcext:value-type="float">
            <text:p>5277526</text:p>
          </table:table-cell>
          <table:table-cell table:number-columns-repeated="1016"/>
        </table:table-row>
        <table:table-row table:style-name="ro1">
          <table:table-cell office:value-type="float" office:value="6879280" calcext:value-type="float">
            <text:p>6879280</text:p>
          </table:table-cell>
          <table:table-cell office:value-type="float" office:value="6615999" calcext:value-type="float">
            <text:p>6615999</text:p>
          </table:table-cell>
          <table:table-cell/>
          <table:table-cell office:value-type="float" office:value="5727097" calcext:value-type="float">
            <text:p>5727097</text:p>
          </table:table-cell>
          <table:table-cell office:value-type="float" office:value="5747234" calcext:value-type="float">
            <text:p>5747234</text:p>
          </table:table-cell>
          <table:table-cell/>
          <table:table-cell table:style-name="Default" office:value-type="float" office:value="5374204" calcext:value-type="float">
            <text:p>5374204</text:p>
          </table:table-cell>
          <table:table-cell table:style-name="Default" office:value-type="float" office:value="5410947" calcext:value-type="float">
            <text:p>5410947</text:p>
          </table:table-cell>
          <table:table-cell table:number-columns-repeated="1016"/>
        </table:table-row>
        <table:table-row table:style-name="ro1">
          <table:table-cell office:value-type="float" office:value="6874458" calcext:value-type="float">
            <text:p>6874458</text:p>
          </table:table-cell>
          <table:table-cell office:value-type="float" office:value="6612717" calcext:value-type="float">
            <text:p>6612717</text:p>
          </table:table-cell>
          <table:table-cell/>
          <table:table-cell office:value-type="float" office:value="5727569" calcext:value-type="float">
            <text:p>5727569</text:p>
          </table:table-cell>
          <table:table-cell office:value-type="float" office:value="5761334" calcext:value-type="float">
            <text:p>5761334</text:p>
          </table:table-cell>
          <table:table-cell/>
          <table:table-cell table:style-name="Default" office:value-type="float" office:value="5424500" calcext:value-type="float">
            <text:p>5424500</text:p>
          </table:table-cell>
          <table:table-cell table:style-name="Default" office:value-type="float" office:value="5435042" calcext:value-type="float">
            <text:p>5435042</text:p>
          </table:table-cell>
          <table:table-cell table:number-columns-repeated="1016"/>
        </table:table-row>
        <table:table-row table:style-name="ro1">
          <table:table-cell office:value-type="float" office:value="6942167" calcext:value-type="float">
            <text:p>6942167</text:p>
          </table:table-cell>
          <table:table-cell office:value-type="float" office:value="6677395" calcext:value-type="float">
            <text:p>6677395</text:p>
          </table:table-cell>
          <table:table-cell/>
          <table:table-cell office:value-type="float" office:value="5795177" calcext:value-type="float">
            <text:p>5795177</text:p>
          </table:table-cell>
          <table:table-cell office:value-type="float" office:value="5845856" calcext:value-type="float">
            <text:p>5845856</text:p>
          </table:table-cell>
          <table:table-cell/>
          <table:table-cell table:style-name="Default" office:value-type="float" office:value="5414561" calcext:value-type="float">
            <text:p>5414561</text:p>
          </table:table-cell>
          <table:table-cell table:style-name="Default" office:value-type="float" office:value="5461244" calcext:value-type="float">
            <text:p>5461244</text:p>
          </table:table-cell>
          <table:table-cell table:number-columns-repeated="1016"/>
        </table:table-row>
        <table:table-row table:style-name="ro1">
          <table:table-cell office:value-type="float" office:value="6815009" calcext:value-type="float">
            <text:p>6815009</text:p>
          </table:table-cell>
          <table:table-cell office:value-type="float" office:value="6546145" calcext:value-type="float">
            <text:p>6546145</text:p>
          </table:table-cell>
          <table:table-cell/>
          <table:table-cell office:value-type="float" office:value="5660521" calcext:value-type="float">
            <text:p>5660521</text:p>
          </table:table-cell>
          <table:table-cell office:value-type="float" office:value="5693973" calcext:value-type="float">
            <text:p>5693973</text:p>
          </table:table-cell>
          <table:table-cell/>
          <table:table-cell table:style-name="Default" office:value-type="float" office:value="5288970" calcext:value-type="float">
            <text:p>5288970</text:p>
          </table:table-cell>
          <table:table-cell table:style-name="Default" office:value-type="float" office:value="5327521" calcext:value-type="float">
            <text:p>5327521</text:p>
          </table:table-cell>
          <table:table-cell table:number-columns-repeated="1016"/>
        </table:table-row>
        <table:table-row table:style-name="ro1">
          <table:table-cell office:value-type="float" office:value="6913715" calcext:value-type="float">
            <text:p>6913715</text:p>
          </table:table-cell>
          <table:table-cell office:value-type="float" office:value="6644854" calcext:value-type="float">
            <text:p>6644854</text:p>
          </table:table-cell>
          <table:table-cell/>
          <table:table-cell office:value-type="float" office:value="5762112" calcext:value-type="float">
            <text:p>5762112</text:p>
          </table:table-cell>
          <table:table-cell office:value-type="float" office:value="5807302" calcext:value-type="float">
            <text:p>5807302</text:p>
          </table:table-cell>
          <table:table-cell/>
          <table:table-cell table:style-name="Default" office:value-type="float" office:value="5408237" calcext:value-type="float">
            <text:p>5408237</text:p>
          </table:table-cell>
          <table:table-cell table:style-name="Default" office:value-type="float" office:value="5420283" calcext:value-type="float">
            <text:p>5420283</text:p>
          </table:table-cell>
          <table:table-cell table:number-columns-repeated="1016"/>
        </table:table-row>
        <table:table-row table:style-name="ro1">
          <table:table-cell office:value-type="float" office:value="6806542" calcext:value-type="float">
            <text:p>6806542</text:p>
          </table:table-cell>
          <table:table-cell office:value-type="float" office:value="6542274" calcext:value-type="float">
            <text:p>6542274</text:p>
          </table:table-cell>
          <table:table-cell/>
          <table:table-cell office:value-type="float" office:value="5665614" calcext:value-type="float">
            <text:p>5665614</text:p>
          </table:table-cell>
          <table:table-cell office:value-type="float" office:value="5706312" calcext:value-type="float">
            <text:p>5706312</text:p>
          </table:table-cell>
          <table:table-cell/>
          <table:table-cell table:style-name="Default" office:value-type="float" office:value="5311257" calcext:value-type="float">
            <text:p>5311257</text:p>
          </table:table-cell>
          <table:table-cell table:style-name="Default" office:value-type="float" office:value="5319690" calcext:value-type="float">
            <text:p>5319690</text:p>
          </table:table-cell>
          <table:table-cell table:number-columns-repeated="1016"/>
        </table:table-row>
        <table:table-row table:style-name="ro1">
          <table:table-cell office:value-type="float" office:value="6871443" calcext:value-type="float">
            <text:p>6871443</text:p>
          </table:table-cell>
          <table:table-cell office:value-type="float" office:value="6623571" calcext:value-type="float">
            <text:p>6623571</text:p>
          </table:table-cell>
          <table:table-cell/>
          <table:table-cell office:value-type="float" office:value="5761603" calcext:value-type="float">
            <text:p>5761603</text:p>
          </table:table-cell>
          <table:table-cell office:value-type="float" office:value="5775930" calcext:value-type="float">
            <text:p>5775930</text:p>
          </table:table-cell>
          <table:table-cell/>
          <table:table-cell table:style-name="Default" office:value-type="float" office:value="5373300" calcext:value-type="float">
            <text:p>5373300</text:p>
          </table:table-cell>
          <table:table-cell table:style-name="Default" office:value-type="float" office:value="5399804" calcext:value-type="float">
            <text:p>5399804</text:p>
          </table:table-cell>
          <table:table-cell table:number-columns-repeated="1016"/>
        </table:table-row>
        <table:table-row table:style-name="ro1">
          <table:table-cell office:value-type="float" office:value="6716720" calcext:value-type="float">
            <text:p>6716720</text:p>
          </table:table-cell>
          <table:table-cell office:value-type="float" office:value="6432710" calcext:value-type="float">
            <text:p>6432710</text:p>
          </table:table-cell>
          <table:table-cell/>
          <table:table-cell office:value-type="float" office:value="5547764" calcext:value-type="float">
            <text:p>5547764</text:p>
          </table:table-cell>
          <table:table-cell office:value-type="float" office:value="5577361" calcext:value-type="float">
            <text:p>5577361</text:p>
          </table:table-cell>
          <table:table-cell/>
          <table:table-cell table:style-name="Default" office:value-type="float" office:value="5228132" calcext:value-type="float">
            <text:p>5228132</text:p>
          </table:table-cell>
          <table:table-cell table:style-name="Default" office:value-type="float" office:value="5215483" calcext:value-type="float">
            <text:p>5215483</text:p>
          </table:table-cell>
          <table:table-cell table:number-columns-repeated="1016"/>
        </table:table-row>
        <table:table-row table:style-name="ro1">
          <table:table-cell office:value-type="float" office:value="6843015" calcext:value-type="float">
            <text:p>6843015</text:p>
          </table:table-cell>
          <table:table-cell office:value-type="float" office:value="6569670" calcext:value-type="float">
            <text:p>6569670</text:p>
          </table:table-cell>
          <table:table-cell/>
          <table:table-cell office:value-type="float" office:value="5695114" calcext:value-type="float">
            <text:p>5695114</text:p>
          </table:table-cell>
          <table:table-cell office:value-type="float" office:value="5734887" calcext:value-type="float">
            <text:p>5734887</text:p>
          </table:table-cell>
          <table:table-cell/>
          <table:table-cell table:style-name="Default" office:value-type="float" office:value="5311257" calcext:value-type="float">
            <text:p>5311257</text:p>
          </table:table-cell>
          <table:table-cell table:style-name="Default" office:value-type="float" office:value="5370890" calcext:value-type="float">
            <text:p>5370890</text:p>
          </table:table-cell>
          <table:table-cell table:number-columns-repeated="1016"/>
        </table:table-row>
        <table:table-row table:style-name="ro1">
          <table:table-cell office:value-type="float" office:value="6839453" calcext:value-type="float">
            <text:p>6839453</text:p>
          </table:table-cell>
          <table:table-cell office:value-type="float" office:value="6555865" calcext:value-type="float">
            <text:p>6555865</text:p>
          </table:table-cell>
          <table:table-cell/>
          <table:table-cell office:value-type="float" office:value="5677058" calcext:value-type="float">
            <text:p>5677058</text:p>
          </table:table-cell>
          <table:table-cell office:value-type="float" office:value="5698903" calcext:value-type="float">
            <text:p>5698903</text:p>
          </table:table-cell>
          <table:table-cell/>
          <table:table-cell table:style-name="Default" office:value-type="float" office:value="5303125" calcext:value-type="float">
            <text:p>5303125</text:p>
          </table:table-cell>
          <table:table-cell table:style-name="Default" office:value-type="float" office:value="5315775" calcext:value-type="float">
            <text:p>5315775</text:p>
          </table:table-cell>
          <table:table-cell table:number-columns-repeated="1016"/>
        </table:table-row>
        <table:table-row table:style-name="ro1">
          <table:table-cell office:value-type="float" office:value="6954544" calcext:value-type="float">
            <text:p>6954544</text:p>
          </table:table-cell>
          <table:table-cell office:value-type="float" office:value="6677236" calcext:value-type="float">
            <text:p>6677236</text:p>
          </table:table-cell>
          <table:table-cell/>
          <table:table-cell office:value-type="float" office:value="5771505" calcext:value-type="float">
            <text:p>5771505</text:p>
          </table:table-cell>
          <table:table-cell office:value-type="float" office:value="5798072" calcext:value-type="float">
            <text:p>5798072</text:p>
          </table:table-cell>
          <table:table-cell/>
          <table:table-cell table:style-name="Default" office:value-type="float" office:value="5432632" calcext:value-type="float">
            <text:p>5432632</text:p>
          </table:table-cell>
          <table:table-cell table:style-name="Default" office:value-type="float" office:value="5458834" calcext:value-type="float">
            <text:p>5458834</text:p>
          </table:table-cell>
          <table:table-cell table:number-columns-repeated="1016"/>
        </table:table-row>
        <table:table-row table:style-name="ro1">
          <table:table-cell office:value-type="float" office:value="6853262" calcext:value-type="float">
            <text:p>6853262</text:p>
          </table:table-cell>
          <table:table-cell office:value-type="float" office:value="6584003" calcext:value-type="float">
            <text:p>6584003</text:p>
          </table:table-cell>
          <table:table-cell/>
          <table:table-cell office:value-type="float" office:value="5695864" calcext:value-type="float">
            <text:p>5695864</text:p>
          </table:table-cell>
          <table:table-cell office:value-type="float" office:value="5720590" calcext:value-type="float">
            <text:p>5720590</text:p>
          </table:table-cell>
          <table:table-cell/>
          <table:table-cell table:style-name="Default" office:value-type="float" office:value="5317582" calcext:value-type="float">
            <text:p>5317582</text:p>
          </table:table-cell>
          <table:table-cell table:style-name="Default" office:value-type="float" office:value="5332942" calcext:value-type="float">
            <text:p>5332942</text:p>
          </table:table-cell>
          <table:table-cell table:number-columns-repeated="1016"/>
        </table:table-row>
        <table:table-row table:style-name="ro1">
          <table:table-cell office:value-type="float" office:value="6940973" calcext:value-type="float">
            <text:p>6940973</text:p>
          </table:table-cell>
          <table:table-cell office:value-type="float" office:value="6664906" calcext:value-type="float">
            <text:p>6664906</text:p>
          </table:table-cell>
          <table:table-cell/>
          <table:table-cell office:value-type="float" office:value="5825908" calcext:value-type="float">
            <text:p>5825908</text:p>
          </table:table-cell>
          <table:table-cell office:value-type="float" office:value="5835869" calcext:value-type="float">
            <text:p>5835869</text:p>
          </table:table-cell>
          <table:table-cell/>
          <table:table-cell table:style-name="Default" office:value-type="float" office:value="5397394" calcext:value-type="float">
            <text:p>5397394</text:p>
          </table:table-cell>
          <table:table-cell table:style-name="Default" office:value-type="float" office:value="5433535" calcext:value-type="float">
            <text:p>5433535</text:p>
          </table:table-cell>
          <table:table-cell table:number-columns-repeated="1016"/>
        </table:table-row>
        <table:table-row table:style-name="ro1">
          <table:table-cell office:value-type="float" office:value="6853228" calcext:value-type="float">
            <text:p>6853228</text:p>
          </table:table-cell>
          <table:table-cell office:value-type="float" office:value="6600072" calcext:value-type="float">
            <text:p>6600072</text:p>
          </table:table-cell>
          <table:table-cell/>
          <table:table-cell office:value-type="float" office:value="5730330" calcext:value-type="float">
            <text:p>5730330</text:p>
          </table:table-cell>
          <table:table-cell office:value-type="float" office:value="5756280" calcext:value-type="float">
            <text:p>5756280</text:p>
          </table:table-cell>
          <table:table-cell/>
          <table:table-cell table:style-name="Default" office:value-type="float" office:value="5341676" calcext:value-type="float">
            <text:p>5341676</text:p>
          </table:table-cell>
          <table:table-cell table:style-name="Default" office:value-type="float" office:value="5354627" calcext:value-type="float">
            <text:p>5354627</text:p>
          </table:table-cell>
          <table:table-cell table:number-columns-repeated="1016"/>
        </table:table-row>
        <table:table-row table:style-name="ro1">
          <table:table-cell office:value-type="float" office:value="6880243" calcext:value-type="float">
            <text:p>6880243</text:p>
          </table:table-cell>
          <table:table-cell office:value-type="float" office:value="6626025" calcext:value-type="float">
            <text:p>6626025</text:p>
          </table:table-cell>
          <table:table-cell/>
          <table:table-cell office:value-type="float" office:value="5739097" calcext:value-type="float">
            <text:p>5739097</text:p>
          </table:table-cell>
          <table:table-cell office:value-type="float" office:value="5763431" calcext:value-type="float">
            <text:p>5763431</text:p>
          </table:table-cell>
          <table:table-cell/>
          <table:table-cell table:style-name="Default" office:value-type="float" office:value="5351314" calcext:value-type="float">
            <text:p>5351314</text:p>
          </table:table-cell>
          <table:table-cell table:style-name="Default" office:value-type="float" office:value="5393780" calcext:value-type="float">
            <text:p>5393780</text:p>
          </table:table-cell>
          <table:table-cell table:number-columns-repeated="1016"/>
        </table:table-row>
        <table:table-row table:style-name="ro1">
          <table:table-cell office:value-type="float" office:value="6769503" calcext:value-type="float">
            <text:p>6769503</text:p>
          </table:table-cell>
          <table:table-cell office:value-type="float" office:value="6508360" calcext:value-type="float">
            <text:p>6508360</text:p>
          </table:table-cell>
          <table:table-cell/>
          <table:table-cell office:value-type="float" office:value="5617227" calcext:value-type="float">
            <text:p>5617227</text:p>
          </table:table-cell>
          <table:table-cell office:value-type="float" office:value="5640822" calcext:value-type="float">
            <text:p>5640822</text:p>
          </table:table-cell>
          <table:table-cell/>
          <table:table-cell table:style-name="Default" office:value-type="float" office:value="5270599" calcext:value-type="float">
            <text:p>5270599</text:p>
          </table:table-cell>
          <table:table-cell table:style-name="Default" office:value-type="float" office:value="5313065" calcext:value-type="float">
            <text:p>5313065</text:p>
          </table:table-cell>
          <table:table-cell table:number-columns-repeated="1016"/>
        </table:table-row>
        <table:table-row table:style-name="ro1">
          <table:table-cell office:value-type="float" office:value="6921728" calcext:value-type="float">
            <text:p>6921728</text:p>
          </table:table-cell>
          <table:table-cell office:value-type="float" office:value="6642879" calcext:value-type="float">
            <text:p>6642879</text:p>
          </table:table-cell>
          <table:table-cell/>
          <table:table-cell office:value-type="float" office:value="5776913" calcext:value-type="float">
            <text:p>5776913</text:p>
          </table:table-cell>
          <table:table-cell office:value-type="float" office:value="5816795" calcext:value-type="float">
            <text:p>5816795</text:p>
          </table:table-cell>
          <table:table-cell/>
          <table:table-cell table:style-name="Default" office:value-type="float" office:value="5403719" calcext:value-type="float">
            <text:p>5403719</text:p>
          </table:table-cell>
          <table:table-cell table:style-name="Default" office:value-type="float" office:value="5440462" calcext:value-type="float">
            <text:p>5440462</text:p>
          </table:table-cell>
          <table:table-cell table:number-columns-repeated="1016"/>
        </table:table-row>
        <table:table-row table:style-name="ro1">
          <table:table-cell office:value-type="float" office:value="6758371" calcext:value-type="float">
            <text:p>6758371</text:p>
          </table:table-cell>
          <table:table-cell office:value-type="float" office:value="6491610" calcext:value-type="float">
            <text:p>6491610</text:p>
          </table:table-cell>
          <table:table-cell/>
          <table:table-cell office:value-type="float" office:value="5618762" calcext:value-type="float">
            <text:p>5618762</text:p>
          </table:table-cell>
          <table:table-cell office:value-type="float" office:value="5646785" calcext:value-type="float">
            <text:p>5646785</text:p>
          </table:table-cell>
          <table:table-cell/>
          <table:table-cell table:style-name="Default" office:value-type="float" office:value="5220905" calcext:value-type="float">
            <text:p>5220905</text:p>
          </table:table-cell>
          <table:table-cell table:style-name="Default" office:value-type="float" office:value="5277224" calcext:value-type="float">
            <text:p>5277224</text:p>
          </table:table-cell>
          <table:table-cell table:number-columns-repeated="1016"/>
        </table:table-row>
        <table:table-row table:style-name="ro1">
          <table:table-cell office:value-type="float" office:value="6887456" calcext:value-type="float">
            <text:p>6887456</text:p>
          </table:table-cell>
          <table:table-cell office:value-type="float" office:value="6613728" calcext:value-type="float">
            <text:p>6613728</text:p>
          </table:table-cell>
          <table:table-cell/>
          <table:table-cell office:value-type="float" office:value="5755127" calcext:value-type="float">
            <text:p>5755127</text:p>
          </table:table-cell>
          <table:table-cell office:value-type="float" office:value="5787335" calcext:value-type="float">
            <text:p>5787335</text:p>
          </table:table-cell>
          <table:table-cell/>
          <table:table-cell table:style-name="Default" office:value-type="float" office:value="5337460" calcext:value-type="float">
            <text:p>5337460</text:p>
          </table:table-cell>
          <table:table-cell table:style-name="Default" office:value-type="float" office:value="5402816" calcext:value-type="float">
            <text:p>5402816</text:p>
          </table:table-cell>
          <table:table-cell table:number-columns-repeated="1016"/>
        </table:table-row>
        <table:table-row table:style-name="ro1">
          <table:table-cell office:value-type="float" office:value="6825756" calcext:value-type="float">
            <text:p>6825756</text:p>
          </table:table-cell>
          <table:table-cell office:value-type="float" office:value="6566706" calcext:value-type="float">
            <text:p>6566706</text:p>
          </table:table-cell>
          <table:table-cell/>
          <table:table-cell office:value-type="float" office:value="5653874" calcext:value-type="float">
            <text:p>5653874</text:p>
          </table:table-cell>
          <table:table-cell office:value-type="float" office:value="5699070" calcext:value-type="float">
            <text:p>5699070</text:p>
          </table:table-cell>
          <table:table-cell/>
          <table:table-cell table:style-name="Default" office:value-type="float" office:value="5293488" calcext:value-type="float">
            <text:p>5293488</text:p>
          </table:table-cell>
          <table:table-cell table:style-name="Default" office:value-type="float" office:value="5345591" calcext:value-type="float">
            <text:p>5345591</text:p>
          </table:table-cell>
          <table:table-cell table:number-columns-repeated="1016"/>
        </table:table-row>
        <table:table-row table:style-name="ro1">
          <table:table-cell office:value-type="float" office:value="6915250" calcext:value-type="float">
            <text:p>6915250</text:p>
          </table:table-cell>
          <table:table-cell office:value-type="float" office:value="6647793" calcext:value-type="float">
            <text:p>6647793</text:p>
          </table:table-cell>
          <table:table-cell/>
          <table:table-cell office:value-type="float" office:value="5776991" calcext:value-type="float">
            <text:p>5776991</text:p>
          </table:table-cell>
          <table:table-cell office:value-type="float" office:value="5798746" calcext:value-type="float">
            <text:p>5798746</text:p>
          </table:table-cell>
          <table:table-cell/>
          <table:table-cell table:style-name="Default" office:value-type="float" office:value="5407333" calcext:value-type="float">
            <text:p>5407333</text:p>
          </table:table-cell>
          <table:table-cell table:style-name="Default" office:value-type="float" office:value="5430222" calcext:value-type="float">
            <text:p>5430222</text:p>
          </table:table-cell>
          <table:table-cell table:number-columns-repeated="1016"/>
        </table:table-row>
        <table:table-row table:style-name="ro1">
          <table:table-cell office:value-type="float" office:value="6835472" calcext:value-type="float">
            <text:p>6835472</text:p>
          </table:table-cell>
          <table:table-cell office:value-type="float" office:value="6558270" calcext:value-type="float">
            <text:p>6558270</text:p>
          </table:table-cell>
          <table:table-cell/>
          <table:table-cell office:value-type="float" office:value="5638750" calcext:value-type="float">
            <text:p>5638750</text:p>
          </table:table-cell>
          <table:table-cell office:value-type="float" office:value="5696488" calcext:value-type="float">
            <text:p>5696488</text:p>
          </table:table-cell>
          <table:table-cell/>
          <table:table-cell table:style-name="Default" office:value-type="float" office:value="5310956" calcext:value-type="float">
            <text:p>5310956</text:p>
          </table:table-cell>
          <table:table-cell table:style-name="Default" office:value-type="float" office:value="5340472" calcext:value-type="float">
            <text:p>5340472</text:p>
          </table:table-cell>
          <table:table-cell table:number-columns-repeated="1016"/>
        </table:table-row>
        <table:table-row table:style-name="ro1">
          <table:table-cell office:value-type="float" office:value="6871261" calcext:value-type="float">
            <text:p>6871261</text:p>
          </table:table-cell>
          <table:table-cell office:value-type="float" office:value="6609384" calcext:value-type="float">
            <text:p>6609384</text:p>
          </table:table-cell>
          <table:table-cell/>
          <table:table-cell office:value-type="float" office:value="5726122" calcext:value-type="float">
            <text:p>5726122</text:p>
          </table:table-cell>
          <table:table-cell office:value-type="float" office:value="5761167" calcext:value-type="float">
            <text:p>5761167</text:p>
          </table:table-cell>
          <table:table-cell/>
          <table:table-cell table:style-name="Default" office:value-type="float" office:value="5331135" calcext:value-type="float">
            <text:p>5331135</text:p>
          </table:table-cell>
          <table:table-cell table:style-name="Default" office:value-type="float" office:value="5387757" calcext:value-type="float">
            <text:p>5387757</text:p>
          </table:table-cell>
          <table:table-cell table:number-columns-repeated="1016"/>
        </table:table-row>
        <table:table-row table:style-name="ro1">
          <table:table-cell office:value-type="float" office:value="6811167" calcext:value-type="float">
            <text:p>6811167</text:p>
          </table:table-cell>
          <table:table-cell office:value-type="float" office:value="6530744" calcext:value-type="float">
            <text:p>6530744</text:p>
          </table:table-cell>
          <table:table-cell/>
          <table:table-cell office:value-type="float" office:value="5631179" calcext:value-type="float">
            <text:p>5631179</text:p>
          </table:table-cell>
          <table:table-cell office:value-type="float" office:value="5677694" calcext:value-type="float">
            <text:p>5677694</text:p>
          </table:table-cell>
          <table:table-cell/>
          <table:table-cell table:style-name="Default" office:value-type="float" office:value="5279333" calcext:value-type="float">
            <text:p>5279333</text:p>
          </table:table-cell>
          <table:table-cell table:style-name="Default" office:value-type="float" office:value="5299210" calcext:value-type="float">
            <text:p>5299210</text:p>
          </table:table-cell>
          <table:table-cell table:number-columns-repeated="1016"/>
        </table:table-row>
        <table:table-row table:style-name="ro1">
          <table:table-cell office:value-type="float" office:value="6883218" calcext:value-type="float">
            <text:p>6883218</text:p>
          </table:table-cell>
          <table:table-cell office:value-type="float" office:value="6607850" calcext:value-type="float">
            <text:p>6607850</text:p>
          </table:table-cell>
          <table:table-cell/>
          <table:table-cell office:value-type="float" office:value="5726933" calcext:value-type="float">
            <text:p>5726933</text:p>
          </table:table-cell>
          <table:table-cell office:value-type="float" office:value="5731045" calcext:value-type="float">
            <text:p>5731045</text:p>
          </table:table-cell>
          <table:table-cell/>
          <table:table-cell table:style-name="Default" office:value-type="float" office:value="5331136" calcext:value-type="float">
            <text:p>5331136</text:p>
          </table:table-cell>
          <table:table-cell table:style-name="Default" office:value-type="float" office:value="5350712" calcext:value-type="float">
            <text:p>5350712</text:p>
          </table:table-cell>
          <table:table-cell table:number-columns-repeated="1016"/>
        </table:table-row>
        <table:table-row table:style-name="ro1">
          <table:table-cell office:value-type="float" office:value="6744956" calcext:value-type="float">
            <text:p>6744956</text:p>
          </table:table-cell>
          <table:table-cell office:value-type="float" office:value="6474057" calcext:value-type="float">
            <text:p>6474057</text:p>
          </table:table-cell>
          <table:table-cell/>
          <table:table-cell office:value-type="float" office:value="5585927" calcext:value-type="float">
            <text:p>5585927</text:p>
          </table:table-cell>
          <table:table-cell office:value-type="float" office:value="5617285" calcext:value-type="float">
            <text:p>5617285</text:p>
          </table:table-cell>
          <table:table-cell/>
          <table:table-cell table:style-name="Default" office:value-type="float" office:value="5213073" calcext:value-type="float">
            <text:p>5213073</text:p>
          </table:table-cell>
          <table:table-cell table:style-name="Default" office:value-type="float" office:value="5274815" calcext:value-type="float">
            <text:p>5274815</text:p>
          </table:table-cell>
          <table:table-cell table:number-columns-repeated="1016"/>
        </table:table-row>
        <table:table-row table:style-name="ro1">
          <table:table-cell office:value-type="float" office:value="6894493" calcext:value-type="float">
            <text:p>6894493</text:p>
          </table:table-cell>
          <table:table-cell office:value-type="float" office:value="6625366" calcext:value-type="float">
            <text:p>6625366</text:p>
          </table:table-cell>
          <table:table-cell/>
          <table:table-cell office:value-type="float" office:value="5737578" calcext:value-type="float">
            <text:p>5737578</text:p>
          </table:table-cell>
          <table:table-cell office:value-type="float" office:value="5780354" calcext:value-type="float">
            <text:p>5780354</text:p>
          </table:table-cell>
          <table:table-cell/>
          <table:table-cell table:style-name="Default" office:value-type="float" office:value="5384745" calcext:value-type="float">
            <text:p>5384745</text:p>
          </table:table-cell>
          <table:table-cell table:style-name="Default" office:value-type="float" office:value="5441065" calcext:value-type="float">
            <text:p>5441065</text:p>
          </table:table-cell>
          <table:table-cell table:number-columns-repeated="1016"/>
        </table:table-row>
        <table:table-row table:style-name="ro1">
          <table:table-cell office:value-type="float" office:value="6836835" calcext:value-type="float">
            <text:p>6836835</text:p>
          </table:table-cell>
          <table:table-cell office:value-type="float" office:value="6547818" calcext:value-type="float">
            <text:p>6547818</text:p>
          </table:table-cell>
          <table:table-cell/>
          <table:table-cell office:value-type="float" office:value="5628386" calcext:value-type="float">
            <text:p>5628386</text:p>
          </table:table-cell>
          <table:table-cell office:value-type="float" office:value="5663740" calcext:value-type="float">
            <text:p>5663740</text:p>
          </table:table-cell>
          <table:table-cell/>
          <table:table-cell table:style-name="Default" office:value-type="float" office:value="5298005" calcext:value-type="float">
            <text:p>5298005</text:p>
          </table:table-cell>
          <table:table-cell table:style-name="Default" office:value-type="float" office:value="5356133" calcext:value-type="float">
            <text:p>5356133</text:p>
          </table:table-cell>
          <table:table-cell table:number-columns-repeated="1016"/>
        </table:table-row>
        <table:table-row table:style-name="ro1">
          <table:table-cell office:value-type="float" office:value="6956244" calcext:value-type="float">
            <text:p>6956244</text:p>
          </table:table-cell>
          <table:table-cell office:value-type="float" office:value="6697686" calcext:value-type="float">
            <text:p>6697686</text:p>
          </table:table-cell>
          <table:table-cell/>
          <table:table-cell office:value-type="float" office:value="5800848" calcext:value-type="float">
            <text:p>5800848</text:p>
          </table:table-cell>
          <table:table-cell office:value-type="float" office:value="5798518" calcext:value-type="float">
            <text:p>5798518</text:p>
          </table:table-cell>
          <table:table-cell/>
          <table:table-cell table:style-name="Default" office:value-type="float" office:value="5414863" calcext:value-type="float">
            <text:p>5414863</text:p>
          </table:table-cell>
          <table:table-cell table:style-name="Default" office:value-type="float" office:value="5454618" calcext:value-type="float">
            <text:p>5454618</text:p>
          </table:table-cell>
          <table:table-cell table:number-columns-repeated="1016"/>
        </table:table-row>
        <table:table-row table:style-name="ro1">
          <table:table-cell office:value-type="float" office:value="6854418" calcext:value-type="float">
            <text:p>6854418</text:p>
          </table:table-cell>
          <table:table-cell office:value-type="float" office:value="6589359" calcext:value-type="float">
            <text:p>6589359</text:p>
          </table:table-cell>
          <table:table-cell/>
          <table:table-cell office:value-type="float" office:value="5699491" calcext:value-type="float">
            <text:p>5699491</text:p>
          </table:table-cell>
          <table:table-cell office:value-type="float" office:value="5745959" calcext:value-type="float">
            <text:p>5745959</text:p>
          </table:table-cell>
          <table:table-cell/>
          <table:table-cell table:style-name="Default" office:value-type="float" office:value="5363662" calcext:value-type="float">
            <text:p>5363662</text:p>
          </table:table-cell>
          <table:table-cell table:style-name="Default" office:value-type="float" office:value="5382937" calcext:value-type="float">
            <text:p>5382937</text:p>
          </table:table-cell>
          <table:table-cell table:number-columns-repeated="1016"/>
        </table:table-row>
        <table:table-row table:style-name="ro1">
          <table:table-cell office:value-type="float" office:value="6882711" calcext:value-type="float">
            <text:p>6882711</text:p>
          </table:table-cell>
          <table:table-cell office:value-type="float" office:value="6617370" calcext:value-type="float">
            <text:p>6617370</text:p>
          </table:table-cell>
          <table:table-cell/>
          <table:table-cell office:value-type="float" office:value="5724176" calcext:value-type="float">
            <text:p>5724176</text:p>
          </table:table-cell>
          <table:table-cell office:value-type="float" office:value="5763265" calcext:value-type="float">
            <text:p>5763265</text:p>
          </table:table-cell>
          <table:table-cell/>
          <table:table-cell table:style-name="Default" office:value-type="float" office:value="5375107" calcext:value-type="float">
            <text:p>5375107</text:p>
          </table:table-cell>
          <table:table-cell table:style-name="Default" office:value-type="float" office:value="5421187" calcext:value-type="float">
            <text:p>5421187</text:p>
          </table:table-cell>
          <table:table-cell table:number-columns-repeated="1016"/>
        </table:table-row>
        <table:table-row table:style-name="ro1">
          <table:table-cell office:value-type="float" office:value="6815737" calcext:value-type="float">
            <text:p>6815737</text:p>
          </table:table-cell>
          <table:table-cell office:value-type="float" office:value="6530244" calcext:value-type="float">
            <text:p>6530244</text:p>
          </table:table-cell>
          <table:table-cell/>
          <table:table-cell office:value-type="float" office:value="5653849" calcext:value-type="float">
            <text:p>5653849</text:p>
          </table:table-cell>
          <table:table-cell office:value-type="float" office:value="5689770" calcext:value-type="float">
            <text:p>5689770</text:p>
          </table:table-cell>
          <table:table-cell/>
          <table:table-cell table:style-name="Default" office:value-type="float" office:value="5290476" calcext:value-type="float">
            <text:p>5290476</text:p>
          </table:table-cell>
          <table:table-cell table:style-name="Default" office:value-type="float" office:value="5312764" calcext:value-type="float">
            <text:p>5312764</text:p>
          </table:table-cell>
          <table:table-cell table:number-columns-repeated="1016"/>
        </table:table-row>
        <table:table-row table:style-name="ro1">
          <table:table-cell office:value-type="float" office:value="6915726" calcext:value-type="float">
            <text:p>6915726</text:p>
          </table:table-cell>
          <table:table-cell office:value-type="float" office:value="6633185" calcext:value-type="float">
            <text:p>6633185</text:p>
          </table:table-cell>
          <table:table-cell/>
          <table:table-cell office:value-type="float" office:value="5744777" calcext:value-type="float">
            <text:p>5744777</text:p>
          </table:table-cell>
          <table:table-cell office:value-type="float" office:value="5787537" calcext:value-type="float">
            <text:p>5787537</text:p>
          </table:table-cell>
          <table:table-cell/>
          <table:table-cell table:style-name="Default" office:value-type="float" office:value="5427512" calcext:value-type="float">
            <text:p>5427512</text:p>
          </table:table-cell>
          <table:table-cell table:style-name="Default" office:value-type="float" office:value="5403718" calcext:value-type="float">
            <text:p>5403718</text:p>
          </table:table-cell>
          <table:table-cell table:number-columns-repeated="1016"/>
        </table:table-row>
        <table:table-row table:style-name="ro1">
          <table:table-cell office:value-type="float" office:value="6819883" calcext:value-type="float">
            <text:p>6819883</text:p>
          </table:table-cell>
          <table:table-cell office:value-type="float" office:value="6562626" calcext:value-type="float">
            <text:p>6562626</text:p>
          </table:table-cell>
          <table:table-cell/>
          <table:table-cell office:value-type="float" office:value="5647764" calcext:value-type="float">
            <text:p>5647764</text:p>
          </table:table-cell>
          <table:table-cell office:value-type="float" office:value="5682145" calcext:value-type="float">
            <text:p>5682145</text:p>
          </table:table-cell>
          <table:table-cell/>
          <table:table-cell table:style-name="Default" office:value-type="float" office:value="5357338" calcext:value-type="float">
            <text:p>5357338</text:p>
          </table:table-cell>
          <table:table-cell table:style-name="Default" office:value-type="float" office:value="5340472" calcext:value-type="float">
            <text:p>5340472</text:p>
          </table:table-cell>
          <table:table-cell table:number-columns-repeated="1016"/>
        </table:table-row>
        <table:table-row table:style-name="ro1">
          <table:table-cell office:value-type="float" office:value="6895625" calcext:value-type="float">
            <text:p>6895625</text:p>
          </table:table-cell>
          <table:table-cell office:value-type="float" office:value="6617209" calcext:value-type="float">
            <text:p>6617209</text:p>
          </table:table-cell>
          <table:table-cell/>
          <table:table-cell office:value-type="float" office:value="5741873" calcext:value-type="float">
            <text:p>5741873</text:p>
          </table:table-cell>
          <table:table-cell office:value-type="float" office:value="5774802" calcext:value-type="float">
            <text:p>5774802</text:p>
          </table:table-cell>
          <table:table-cell/>
          <table:table-cell table:style-name="Default" office:value-type="float" office:value="5382637" calcext:value-type="float">
            <text:p>5382637</text:p>
          </table:table-cell>
          <table:table-cell table:style-name="Default" office:value-type="float" office:value="5439860" calcext:value-type="float">
            <text:p>5439860</text:p>
          </table:table-cell>
          <table:table-cell table:number-columns-repeated="1016"/>
        </table:table-row>
        <table:table-row table:style-name="ro1">
          <table:table-cell office:value-type="float" office:value="6795659" calcext:value-type="float">
            <text:p>6795659</text:p>
          </table:table-cell>
          <table:table-cell office:value-type="float" office:value="6508155" calcext:value-type="float">
            <text:p>6508155</text:p>
          </table:table-cell>
          <table:table-cell/>
          <table:table-cell office:value-type="float" office:value="5623213" calcext:value-type="float">
            <text:p>5623213</text:p>
          </table:table-cell>
          <table:table-cell office:value-type="float" office:value="5659464" calcext:value-type="float">
            <text:p>5659464</text:p>
          </table:table-cell>
          <table:table-cell/>
          <table:table-cell table:style-name="Default" office:value-type="float" office:value="5276320" calcext:value-type="float">
            <text:p>5276320</text:p>
          </table:table-cell>
          <table:table-cell table:style-name="Default" office:value-type="float" office:value="5287164" calcext:value-type="float">
            <text:p>5287164</text:p>
          </table:table-cell>
          <table:table-cell table:number-columns-repeated="1016"/>
        </table:table-row>
        <table:table-row table:style-name="ro1">
          <table:table-cell office:value-type="float" office:value="6932477" calcext:value-type="float">
            <text:p>6932477</text:p>
          </table:table-cell>
          <table:table-cell office:value-type="float" office:value="6656414" calcext:value-type="float">
            <text:p>6656414</text:p>
          </table:table-cell>
          <table:table-cell/>
          <table:table-cell office:value-type="float" office:value="5777717" calcext:value-type="float">
            <text:p>5777717</text:p>
          </table:table-cell>
          <table:table-cell office:value-type="float" office:value="5793933" calcext:value-type="float">
            <text:p>5793933</text:p>
          </table:table-cell>
          <table:table-cell/>
          <table:table-cell table:style-name="Default" office:value-type="float" office:value="5435342" calcext:value-type="float">
            <text:p>5435342</text:p>
          </table:table-cell>
          <table:table-cell table:style-name="Default" office:value-type="float" office:value="5469677" calcext:value-type="float">
            <text:p>5469677</text:p>
          </table:table-cell>
          <table:table-cell table:number-columns-repeated="1016"/>
        </table:table-row>
        <table:table-row table:style-name="ro1">
          <table:table-cell office:value-type="float" office:value="6826544" calcext:value-type="float">
            <text:p>6826544</text:p>
          </table:table-cell>
          <table:table-cell office:value-type="float" office:value="6545995" calcext:value-type="float">
            <text:p>6545995</text:p>
          </table:table-cell>
          <table:table-cell/>
          <table:table-cell office:value-type="float" office:value="5675252" calcext:value-type="float">
            <text:p>5675252</text:p>
          </table:table-cell>
          <table:table-cell office:value-type="float" office:value="5703700" calcext:value-type="float">
            <text:p>5703700</text:p>
          </table:table-cell>
          <table:table-cell/>
          <table:table-cell table:style-name="Default" office:value-type="float" office:value="5332039" calcext:value-type="float">
            <text:p>5332039</text:p>
          </table:table-cell>
          <table:table-cell table:style-name="Default" office:value-type="float" office:value="5363060" calcext:value-type="float">
            <text:p>5363060</text:p>
          </table:table-cell>
          <table:table-cell table:number-columns-repeated="1016"/>
        </table:table-row>
        <table:table-row table:style-name="ro1">
          <table:table-cell office:value-type="float" office:value="6893507" calcext:value-type="float">
            <text:p>6893507</text:p>
          </table:table-cell>
          <table:table-cell office:value-type="float" office:value="6604379" calcext:value-type="float">
            <text:p>6604379</text:p>
          </table:table-cell>
          <table:table-cell/>
          <table:table-cell office:value-type="float" office:value="5687450" calcext:value-type="float">
            <text:p>5687450</text:p>
          </table:table-cell>
          <table:table-cell office:value-type="float" office:value="5747802" calcext:value-type="float">
            <text:p>5747802</text:p>
          </table:table-cell>
          <table:table-cell/>
          <table:table-cell table:style-name="Default" office:value-type="float" office:value="5423898" calcext:value-type="float">
            <text:p>5423898</text:p>
          </table:table-cell>
          <table:table-cell table:style-name="Default" office:value-type="float" office:value="5418477" calcext:value-type="float">
            <text:p>5418477</text:p>
          </table:table-cell>
          <table:table-cell table:number-columns-repeated="1016"/>
        </table:table-row>
        <table:table-row table:style-name="ro1">
          <table:table-cell office:value-type="float" office:value="6802862" calcext:value-type="float">
            <text:p>6802862</text:p>
          </table:table-cell>
          <table:table-cell office:value-type="float" office:value="6524253" calcext:value-type="float">
            <text:p>6524253</text:p>
          </table:table-cell>
          <table:table-cell/>
          <table:table-cell office:value-type="float" office:value="5591509" calcext:value-type="float">
            <text:p>5591509</text:p>
          </table:table-cell>
          <table:table-cell office:value-type="float" office:value="5645744" calcext:value-type="float">
            <text:p>5645744</text:p>
          </table:table-cell>
          <table:table-cell/>
          <table:table-cell table:style-name="Default" office:value-type="float" office:value="5329629" calcext:value-type="float">
            <text:p>5329629</text:p>
          </table:table-cell>
          <table:table-cell table:style-name="Default" office:value-type="float" office:value="5326016" calcext:value-type="float">
            <text:p>5326016</text:p>
          </table:table-cell>
          <table:table-cell table:number-columns-repeated="1016"/>
        </table:table-row>
        <table:table-row table:style-name="ro1">
          <table:table-cell office:value-type="float" office:value="6862680" calcext:value-type="float">
            <text:p>6862680</text:p>
          </table:table-cell>
          <table:table-cell office:value-type="float" office:value="6598759" calcext:value-type="float">
            <text:p>6598759</text:p>
          </table:table-cell>
          <table:table-cell/>
          <table:table-cell office:value-type="float" office:value="5703131" calcext:value-type="float">
            <text:p>5703131</text:p>
          </table:table-cell>
          <table:table-cell office:value-type="float" office:value="5722961" calcext:value-type="float">
            <text:p>5722961</text:p>
          </table:table-cell>
          <table:table-cell/>
          <table:table-cell table:style-name="Default" office:value-type="float" office:value="5379324" calcext:value-type="float">
            <text:p>5379324</text:p>
          </table:table-cell>
          <table:table-cell table:style-name="Default" office:value-type="float" office:value="5367578" calcext:value-type="float">
            <text:p>5367578</text:p>
          </table:table-cell>
          <table:table-cell table:number-columns-repeated="1016"/>
        </table:table-row>
        <table:table-row table:style-name="ro1">
          <table:table-cell office:value-type="float" office:value="6752968" calcext:value-type="float">
            <text:p>6752968</text:p>
          </table:table-cell>
          <table:table-cell office:value-type="float" office:value="6495055" calcext:value-type="float">
            <text:p>6495055</text:p>
          </table:table-cell>
          <table:table-cell/>
          <table:table-cell office:value-type="float" office:value="5579264" calcext:value-type="float">
            <text:p>5579264</text:p>
          </table:table-cell>
          <table:table-cell office:value-type="float" office:value="5596714" calcext:value-type="float">
            <text:p>5596714</text:p>
          </table:table-cell>
          <table:table-cell/>
          <table:table-cell table:style-name="Default" office:value-type="float" office:value="5255540" calcext:value-type="float">
            <text:p>5255540</text:p>
          </table:table-cell>
          <table:table-cell table:style-name="Default" office:value-type="float" office:value="5248011" calcext:value-type="float">
            <text:p>5248011</text:p>
          </table:table-cell>
          <table:table-cell table:number-columns-repeated="1016"/>
        </table:table-row>
        <table:table-row table:style-name="ro1">
          <table:table-cell office:value-type="float" office:value="6883222" calcext:value-type="float">
            <text:p>6883222</text:p>
          </table:table-cell>
          <table:table-cell office:value-type="float" office:value="6595739" calcext:value-type="float">
            <text:p>6595739</text:p>
          </table:table-cell>
          <table:table-cell/>
          <table:table-cell office:value-type="float" office:value="5682607" calcext:value-type="float">
            <text:p>5682607</text:p>
          </table:table-cell>
          <table:table-cell office:value-type="float" office:value="5722358" calcext:value-type="float">
            <text:p>5722358</text:p>
          </table:table-cell>
          <table:table-cell/>
          <table:table-cell table:style-name="Default" office:value-type="float" office:value="5383540" calcext:value-type="float">
            <text:p>5383540</text:p>
          </table:table-cell>
          <table:table-cell table:style-name="Default" office:value-type="float" office:value="5422693" calcext:value-type="float">
            <text:p>5422693</text:p>
          </table:table-cell>
          <table:table-cell table:number-columns-repeated="1016"/>
        </table:table-row>
        <table:table-row table:style-name="ro1">
          <table:table-cell office:value-type="float" office:value="6794707" calcext:value-type="float">
            <text:p>6794707</text:p>
          </table:table-cell>
          <table:table-cell office:value-type="float" office:value="6518742" calcext:value-type="float">
            <text:p>6518742</text:p>
          </table:table-cell>
          <table:table-cell/>
          <table:table-cell office:value-type="float" office:value="5609829" calcext:value-type="float">
            <text:p>5609829</text:p>
          </table:table-cell>
          <table:table-cell office:value-type="float" office:value="5654445" calcext:value-type="float">
            <text:p>5654445</text:p>
          </table:table-cell>
          <table:table-cell/>
          <table:table-cell table:style-name="Default" office:value-type="float" office:value="5285357" calcext:value-type="float">
            <text:p>5285357</text:p>
          </table:table-cell>
          <table:table-cell table:style-name="Default" office:value-type="float" office:value="5312161" calcext:value-type="float">
            <text:p>5312161</text:p>
          </table:table-cell>
          <table:table-cell table:number-columns-repeated="1016"/>
        </table:table-row>
        <table:table-row table:style-name="ro1">
          <table:table-cell office:value-type="float" office:value="6864586" calcext:value-type="float">
            <text:p>6864586</text:p>
          </table:table-cell>
          <table:table-cell office:value-type="float" office:value="6606475" calcext:value-type="float">
            <text:p>6606475</text:p>
          </table:table-cell>
          <table:table-cell/>
          <table:table-cell office:value-type="float" office:value="5694845" calcext:value-type="float">
            <text:p>5694845</text:p>
          </table:table-cell>
          <table:table-cell office:value-type="float" office:value="5730787" calcext:value-type="float">
            <text:p>5730787</text:p>
          </table:table-cell>
          <table:table-cell/>
          <table:table-cell table:style-name="Default" office:value-type="float" office:value="5380829" calcext:value-type="float">
            <text:p>5380829</text:p>
          </table:table-cell>
          <table:table-cell table:style-name="Default" office:value-type="float" office:value="5394985" calcext:value-type="float">
            <text:p>5394985</text:p>
          </table:table-cell>
          <table:table-cell table:number-columns-repeated="1016"/>
        </table:table-row>
        <table:table-row table:style-name="ro1">
          <table:table-cell office:value-type="float" office:value="6844212" calcext:value-type="float">
            <text:p>6844212</text:p>
          </table:table-cell>
          <table:table-cell office:value-type="float" office:value="6573230" calcext:value-type="float">
            <text:p>6573230</text:p>
          </table:table-cell>
          <table:table-cell/>
          <table:table-cell office:value-type="float" office:value="5671703" calcext:value-type="float">
            <text:p>5671703</text:p>
          </table:table-cell>
          <table:table-cell office:value-type="float" office:value="5723288" calcext:value-type="float">
            <text:p>5723288</text:p>
          </table:table-cell>
          <table:table-cell/>
          <table:table-cell table:style-name="Default" office:value-type="float" office:value="5342580" calcext:value-type="float">
            <text:p>5342580</text:p>
          </table:table-cell>
          <table:table-cell table:style-name="Default" office:value-type="float" office:value="5361252" calcext:value-type="float">
            <text:p>5361252</text:p>
          </table:table-cell>
          <table:table-cell table:number-columns-repeated="1016"/>
        </table:table-row>
        <table:table-row table:style-name="ro1">
          <table:table-cell office:value-type="float" office:value="6983093" calcext:value-type="float">
            <text:p>6983093</text:p>
          </table:table-cell>
          <table:table-cell office:value-type="float" office:value="6718202" calcext:value-type="float">
            <text:p>6718202</text:p>
          </table:table-cell>
          <table:table-cell/>
          <table:table-cell office:value-type="float" office:value="5806213" calcext:value-type="float">
            <text:p>5806213</text:p>
          </table:table-cell>
          <table:table-cell office:value-type="float" office:value="5870857" calcext:value-type="float">
            <text:p>5870857</text:p>
          </table:table-cell>
          <table:table-cell/>
          <table:table-cell table:style-name="Default" office:value-type="float" office:value="5460942" calcext:value-type="float">
            <text:p>5460942</text:p>
          </table:table-cell>
          <table:table-cell table:style-name="Default" office:value-type="float" office:value="5518768" calcext:value-type="float">
            <text:p>5518768</text:p>
          </table:table-cell>
          <table:table-cell table:number-columns-repeated="1016"/>
        </table:table-row>
        <table:table-row table:style-name="ro1">
          <table:table-cell office:value-type="float" office:value="6825782" calcext:value-type="float">
            <text:p>6825782</text:p>
          </table:table-cell>
          <table:table-cell office:value-type="float" office:value="6547168" calcext:value-type="float">
            <text:p>6547168</text:p>
          </table:table-cell>
          <table:table-cell/>
          <table:table-cell office:value-type="float" office:value="5629627" calcext:value-type="float">
            <text:p>5629627</text:p>
          </table:table-cell>
          <table:table-cell office:value-type="float" office:value="5699786" calcext:value-type="float">
            <text:p>5699786</text:p>
          </table:table-cell>
          <table:table-cell/>
          <table:table-cell table:style-name="Default" office:value-type="float" office:value="5280537" calcext:value-type="float">
            <text:p>5280537</text:p>
          </table:table-cell>
          <table:table-cell table:style-name="Default" office:value-type="float" office:value="5326618" calcext:value-type="float">
            <text:p>5326618</text:p>
          </table:table-cell>
          <table:table-cell table:number-columns-repeated="1016"/>
        </table:table-row>
        <table:table-row table:style-name="ro1">
          <table:table-cell office:value-type="float" office:value="6941979" calcext:value-type="float">
            <text:p>6941979</text:p>
          </table:table-cell>
          <table:table-cell office:value-type="float" office:value="6674637" calcext:value-type="float">
            <text:p>6674637</text:p>
          </table:table-cell>
          <table:table-cell/>
          <table:table-cell office:value-type="float" office:value="5763808" calcext:value-type="float">
            <text:p>5763808</text:p>
          </table:table-cell>
          <table:table-cell office:value-type="float" office:value="5798463" calcext:value-type="float">
            <text:p>5798463</text:p>
          </table:table-cell>
          <table:table-cell/>
          <table:table-cell table:style-name="Default" office:value-type="float" office:value="5423296" calcext:value-type="float">
            <text:p>5423296</text:p>
          </table:table-cell>
          <table:table-cell table:style-name="Default" office:value-type="float" office:value="5445582" calcext:value-type="float">
            <text:p>5445582</text:p>
          </table:table-cell>
          <table:table-cell table:number-columns-repeated="1016"/>
        </table:table-row>
        <table:table-row table:style-name="ro1">
          <table:table-cell office:value-type="float" office:value="6814475" calcext:value-type="float">
            <text:p>6814475</text:p>
          </table:table-cell>
          <table:table-cell office:value-type="float" office:value="6554799" calcext:value-type="float">
            <text:p>6554799</text:p>
          </table:table-cell>
          <table:table-cell/>
          <table:table-cell office:value-type="float" office:value="5649262" calcext:value-type="float">
            <text:p>5649262</text:p>
          </table:table-cell>
          <table:table-cell office:value-type="float" office:value="5712982" calcext:value-type="float">
            <text:p>5712982</text:p>
          </table:table-cell>
          <table:table-cell/>
          <table:table-cell table:style-name="Default" office:value-type="float" office:value="5316076" calcext:value-type="float">
            <text:p>5316076</text:p>
          </table:table-cell>
          <table:table-cell table:style-name="Default" office:value-type="float" office:value="5339869" calcext:value-type="float">
            <text:p>5339869</text:p>
          </table:table-cell>
          <table:table-cell table:number-columns-repeated="1016"/>
        </table:table-row>
        <table:table-row table:style-name="ro1">
          <table:table-cell office:value-type="float" office:value="6863951" calcext:value-type="float">
            <text:p>6863951</text:p>
          </table:table-cell>
          <table:table-cell office:value-type="float" office:value="6589883" calcext:value-type="float">
            <text:p>6589883</text:p>
          </table:table-cell>
          <table:table-cell/>
          <table:table-cell office:value-type="float" office:value="5683824" calcext:value-type="float">
            <text:p>5683824</text:p>
          </table:table-cell>
          <table:table-cell office:value-type="float" office:value="5710794" calcext:value-type="float">
            <text:p>5710794</text:p>
          </table:table-cell>
          <table:table-cell/>
          <table:table-cell table:style-name="Default" office:value-type="float" office:value="5329930" calcext:value-type="float">
            <text:p>5329930</text:p>
          </table:table-cell>
          <table:table-cell table:style-name="Default" office:value-type="float" office:value="5367276" calcext:value-type="float">
            <text:p>5367276</text:p>
          </table:table-cell>
          <table:table-cell table:number-columns-repeated="1016"/>
        </table:table-row>
        <table:table-row table:style-name="ro1">
          <table:table-cell office:value-type="float" office:value="6760961" calcext:value-type="float">
            <text:p>6760961</text:p>
          </table:table-cell>
          <table:table-cell office:value-type="float" office:value="6493213" calcext:value-type="float">
            <text:p>6493213</text:p>
          </table:table-cell>
          <table:table-cell/>
          <table:table-cell office:value-type="float" office:value="5564729" calcext:value-type="float">
            <text:p>5564729</text:p>
          </table:table-cell>
          <table:table-cell office:value-type="float" office:value="5612350" calcext:value-type="float">
            <text:p>5612350</text:p>
          </table:table-cell>
          <table:table-cell/>
          <table:table-cell table:style-name="Default" office:value-type="float" office:value="5278730" calcext:value-type="float">
            <text:p>5278730</text:p>
          </table:table-cell>
          <table:table-cell table:style-name="Default" office:value-type="float" office:value="5272405" calcext:value-type="float">
            <text:p>5272405</text:p>
          </table:table-cell>
          <table:table-cell table:number-columns-repeated="1016"/>
        </table:table-row>
        <table:table-row table:style-name="ro1">
          <table:table-cell office:value-type="float" office:value="6885290" calcext:value-type="float">
            <text:p>6885290</text:p>
          </table:table-cell>
          <table:table-cell office:value-type="float" office:value="6589139" calcext:value-type="float">
            <text:p>6589139</text:p>
          </table:table-cell>
          <table:table-cell/>
          <table:table-cell office:value-type="float" office:value="5694928" calcext:value-type="float">
            <text:p>5694928</text:p>
          </table:table-cell>
          <table:table-cell office:value-type="float" office:value="5715408" calcext:value-type="float">
            <text:p>5715408</text:p>
          </table:table-cell>
          <table:table-cell/>
          <table:table-cell table:style-name="Default" office:value-type="float" office:value="5376010" calcext:value-type="float">
            <text:p>5376010</text:p>
          </table:table-cell>
          <table:table-cell table:style-name="Default" office:value-type="float" office:value="5404923" calcext:value-type="float">
            <text:p>5404923</text:p>
          </table:table-cell>
          <table:table-cell table:number-columns-repeated="1016"/>
        </table:table-row>
        <table:table-row table:style-name="ro1">
          <table:table-cell office:value-type="float" office:value="6846261" calcext:value-type="float">
            <text:p>6846261</text:p>
          </table:table-cell>
          <table:table-cell office:value-type="float" office:value="6551510" calcext:value-type="float">
            <text:p>6551510</text:p>
          </table:table-cell>
          <table:table-cell/>
          <table:table-cell office:value-type="float" office:value="5644311" calcext:value-type="float">
            <text:p>5644311</text:p>
          </table:table-cell>
          <table:table-cell office:value-type="float" office:value="5646329" calcext:value-type="float">
            <text:p>5646329</text:p>
          </table:table-cell>
          <table:table-cell/>
          <table:table-cell table:style-name="Default" office:value-type="float" office:value="5358241" calcext:value-type="float">
            <text:p>5358241</text:p>
          </table:table-cell>
          <table:table-cell table:style-name="Default" office:value-type="float" office:value="5349206" calcext:value-type="float">
            <text:p>5349206</text:p>
          </table:table-cell>
          <table:table-cell table:number-columns-repeated="1016"/>
        </table:table-row>
        <table:table-row table:style-name="ro1">
          <table:table-cell office:value-type="float" office:value="6878136" calcext:value-type="float">
            <text:p>6878136</text:p>
          </table:table-cell>
          <table:table-cell office:value-type="float" office:value="6603203" calcext:value-type="float">
            <text:p>6603203</text:p>
          </table:table-cell>
          <table:table-cell/>
          <table:table-cell office:value-type="float" office:value="5690313" calcext:value-type="float">
            <text:p>5690313</text:p>
          </table:table-cell>
          <table:table-cell office:value-type="float" office:value="5718580" calcext:value-type="float">
            <text:p>5718580</text:p>
          </table:table-cell>
          <table:table-cell/>
          <table:table-cell table:style-name="Default" office:value-type="float" office:value="5374203" calcext:value-type="float">
            <text:p>5374203</text:p>
          </table:table-cell>
          <table:table-cell table:style-name="Default" office:value-type="float" office:value="5392274" calcext:value-type="float">
            <text:p>5392274</text:p>
          </table:table-cell>
          <table:table-cell table:number-columns-repeated="1016"/>
        </table:table-row>
        <table:table-row table:style-name="ro1">
          <table:table-cell office:value-type="float" office:value="6786681" calcext:value-type="float">
            <text:p>6786681</text:p>
          </table:table-cell>
          <table:table-cell office:value-type="float" office:value="6512475" calcext:value-type="float">
            <text:p>6512475</text:p>
          </table:table-cell>
          <table:table-cell/>
          <table:table-cell office:value-type="float" office:value="5567516" calcext:value-type="float">
            <text:p>5567516</text:p>
          </table:table-cell>
          <table:table-cell office:value-type="float" office:value="5617701" calcext:value-type="float">
            <text:p>5617701</text:p>
          </table:table-cell>
          <table:table-cell/>
          <table:table-cell table:style-name="Default" office:value-type="float" office:value="5280838" calcext:value-type="float">
            <text:p>5280838</text:p>
          </table:table-cell>
          <table:table-cell table:style-name="Default" office:value-type="float" office:value="5332942" calcext:value-type="float">
            <text:p>5332942</text:p>
          </table:table-cell>
          <table:table-cell table:number-columns-repeated="1016"/>
        </table:table-row>
        <table:table-row table:style-name="ro1">
          <table:table-cell office:value-type="float" office:value="6979715" calcext:value-type="float">
            <text:p>6979715</text:p>
          </table:table-cell>
          <table:table-cell office:value-type="float" office:value="6690578" calcext:value-type="float">
            <text:p>6690578</text:p>
          </table:table-cell>
          <table:table-cell/>
          <table:table-cell office:value-type="float" office:value="5799133" calcext:value-type="float">
            <text:p>5799133</text:p>
          </table:table-cell>
          <table:table-cell office:value-type="float" office:value="5839455" calcext:value-type="float">
            <text:p>5839455</text:p>
          </table:table-cell>
          <table:table-cell/>
          <table:table-cell table:style-name="Default" office:value-type="float" office:value="5449498" calcext:value-type="float">
            <text:p>5449498</text:p>
          </table:table-cell>
          <table:table-cell table:style-name="Default" office:value-type="float" office:value="5488952" calcext:value-type="float">
            <text:p>5488952</text:p>
          </table:table-cell>
          <table:table-cell table:number-columns-repeated="1016"/>
        </table:table-row>
        <table:table-row table:style-name="ro1">
          <table:table-cell office:value-type="float" office:value="6847113" calcext:value-type="float">
            <text:p>6847113</text:p>
          </table:table-cell>
          <table:table-cell office:value-type="float" office:value="6560529" calcext:value-type="float">
            <text:p>6560529</text:p>
          </table:table-cell>
          <table:table-cell/>
          <table:table-cell office:value-type="float" office:value="5603675" calcext:value-type="float">
            <text:p>5603675</text:p>
          </table:table-cell>
          <table:table-cell office:value-type="float" office:value="5682246" calcext:value-type="float">
            <text:p>5682246</text:p>
          </table:table-cell>
          <table:table-cell/>
          <table:table-cell table:style-name="Default" office:value-type="float" office:value="5318486" calcext:value-type="float">
            <text:p>5318486</text:p>
          </table:table-cell>
          <table:table-cell table:style-name="Default" office:value-type="float" office:value="5338966" calcext:value-type="float">
            <text:p>5338966</text:p>
          </table:table-cell>
          <table:table-cell table:number-columns-repeated="1016"/>
        </table:table-row>
        <table:table-row table:style-name="ro1">
          <table:table-cell office:value-type="float" office:value="6912165" calcext:value-type="float">
            <text:p>6912165</text:p>
          </table:table-cell>
          <table:table-cell office:value-type="float" office:value="6635458" calcext:value-type="float">
            <text:p>6635458</text:p>
          </table:table-cell>
          <table:table-cell/>
          <table:table-cell office:value-type="float" office:value="5703189" calcext:value-type="float">
            <text:p>5703189</text:p>
          </table:table-cell>
          <table:table-cell office:value-type="float" office:value="5753395" calcext:value-type="float">
            <text:p>5753395</text:p>
          </table:table-cell>
          <table:table-cell/>
          <table:table-cell table:style-name="Default" office:value-type="float" office:value="5381131" calcext:value-type="float">
            <text:p>5381131</text:p>
          </table:table-cell>
          <table:table-cell table:style-name="Default" office:value-type="float" office:value="5398900" calcext:value-type="float">
            <text:p>5398900</text:p>
          </table:table-cell>
          <table:table-cell table:number-columns-repeated="1016"/>
        </table:table-row>
        <table:table-row table:style-name="ro1">
          <table:table-cell office:value-type="float" office:value="6788367" calcext:value-type="float">
            <text:p>6788367</text:p>
          </table:table-cell>
          <table:table-cell office:value-type="float" office:value="6515956" calcext:value-type="float">
            <text:p>6515956</text:p>
          </table:table-cell>
          <table:table-cell/>
          <table:table-cell office:value-type="float" office:value="5623627" calcext:value-type="float">
            <text:p>5623627</text:p>
          </table:table-cell>
          <table:table-cell office:value-type="float" office:value="5638086" calcext:value-type="float">
            <text:p>5638086</text:p>
          </table:table-cell>
          <table:table-cell/>
          <table:table-cell table:style-name="Default" office:value-type="float" office:value="5306740" calcext:value-type="float">
            <text:p>5306740</text:p>
          </table:table-cell>
          <table:table-cell table:style-name="Default" office:value-type="float" office:value="5316378" calcext:value-type="float">
            <text:p>5316378</text:p>
          </table:table-cell>
          <table:table-cell table:number-columns-repeated="1016"/>
        </table:table-row>
        <table:table-row table:style-name="ro1">
          <table:table-cell office:value-type="float" office:value="6883755" calcext:value-type="float">
            <text:p>6883755</text:p>
          </table:table-cell>
          <table:table-cell office:value-type="float" office:value="6617535" calcext:value-type="float">
            <text:p>6617535</text:p>
          </table:table-cell>
          <table:table-cell/>
          <table:table-cell office:value-type="float" office:value="5692942" calcext:value-type="float">
            <text:p>5692942</text:p>
          </table:table-cell>
          <table:table-cell office:value-type="float" office:value="5718907" calcext:value-type="float">
            <text:p>5718907</text:p>
          </table:table-cell>
          <table:table-cell/>
          <table:table-cell table:style-name="Default" office:value-type="float" office:value="5380528" calcext:value-type="float">
            <text:p>5380528</text:p>
          </table:table-cell>
          <table:table-cell table:style-name="Default" office:value-type="float" office:value="5369686" calcext:value-type="float">
            <text:p>5369686</text:p>
          </table:table-cell>
          <table:table-cell table:number-columns-repeated="1016"/>
        </table:table-row>
        <table:table-row table:style-name="ro1">
          <table:table-cell office:value-type="float" office:value="6779245" calcext:value-type="float">
            <text:p>6779245</text:p>
          </table:table-cell>
          <table:table-cell office:value-type="float" office:value="6492206" calcext:value-type="float">
            <text:p>6492206</text:p>
          </table:table-cell>
          <table:table-cell/>
          <table:table-cell office:value-type="float" office:value="5565237" calcext:value-type="float">
            <text:p>5565237</text:p>
          </table:table-cell>
          <table:table-cell office:value-type="float" office:value="5612979" calcext:value-type="float">
            <text:p>5612979</text:p>
          </table:table-cell>
          <table:table-cell/>
          <table:table-cell table:style-name="Default" office:value-type="float" office:value="5305535" calcext:value-type="float">
            <text:p>5305535</text:p>
          </table:table-cell>
          <table:table-cell table:style-name="Default" office:value-type="float" office:value="5308547" calcext:value-type="float">
            <text:p>5308547</text:p>
          </table:table-cell>
          <table:table-cell table:number-columns-repeated="1016"/>
        </table:table-row>
        <table:table-row table:style-name="ro1">
          <table:table-cell office:value-type="float" office:value="6831741" calcext:value-type="float">
            <text:p>6831741</text:p>
          </table:table-cell>
          <table:table-cell office:value-type="float" office:value="6563444" calcext:value-type="float">
            <text:p>6563444</text:p>
          </table:table-cell>
          <table:table-cell/>
          <table:table-cell office:value-type="float" office:value="5657134" calcext:value-type="float">
            <text:p>5657134</text:p>
          </table:table-cell>
          <table:table-cell office:value-type="float" office:value="5664229" calcext:value-type="float">
            <text:p>5664229</text:p>
          </table:table-cell>
          <table:table-cell/>
          <table:table-cell table:style-name="Default" office:value-type="float" office:value="5314269" calcext:value-type="float">
            <text:p>5314269</text:p>
          </table:table-cell>
          <table:table-cell table:style-name="Default" office:value-type="float" office:value="5351615" calcext:value-type="float">
            <text:p>5351615</text:p>
          </table:table-cell>
          <table:table-cell table:number-columns-repeated="1016"/>
        </table:table-row>
        <table:table-row table:style-name="ro1">
          <table:table-cell office:value-type="float" office:value="6766516" calcext:value-type="float">
            <text:p>6766516</text:p>
          </table:table-cell>
          <table:table-cell office:value-type="float" office:value="6489219" calcext:value-type="float">
            <text:p>6489219</text:p>
          </table:table-cell>
          <table:table-cell/>
          <table:table-cell office:value-type="float" office:value="5564875" calcext:value-type="float">
            <text:p>5564875</text:p>
          </table:table-cell>
          <table:table-cell office:value-type="float" office:value="5599600" calcext:value-type="float">
            <text:p>5599600</text:p>
          </table:table-cell>
          <table:table-cell/>
          <table:table-cell table:style-name="Default" office:value-type="float" office:value="5264274" calcext:value-type="float">
            <text:p>5264274</text:p>
          </table:table-cell>
          <table:table-cell table:style-name="Default" office:value-type="float" office:value="5285959" calcext:value-type="float">
            <text:p>5285959</text:p>
          </table:table-cell>
          <table:table-cell table:number-columns-repeated="1016"/>
        </table:table-row>
        <table:table-row table:style-name="ro1">
          <table:table-cell office:value-type="float" office:value="6900150" calcext:value-type="float">
            <text:p>6900150</text:p>
          </table:table-cell>
          <table:table-cell office:value-type="float" office:value="6624320" calcext:value-type="float">
            <text:p>6624320</text:p>
          </table:table-cell>
          <table:table-cell/>
          <table:table-cell office:value-type="float" office:value="5719186" calcext:value-type="float">
            <text:p>5719186</text:p>
          </table:table-cell>
          <table:table-cell office:value-type="float" office:value="5755128" calcext:value-type="float">
            <text:p>5755128</text:p>
          </table:table-cell>
          <table:table-cell/>
          <table:table-cell table:style-name="Default" office:value-type="float" office:value="5398298" calcext:value-type="float">
            <text:p>5398298</text:p>
          </table:table-cell>
          <table:table-cell table:style-name="Default" office:value-type="float" office:value="5445583" calcext:value-type="float">
            <text:p>5445583</text:p>
          </table:table-cell>
          <table:table-cell table:number-columns-repeated="1016"/>
        </table:table-row>
        <table:table-row table:style-name="ro1">
          <table:table-cell office:value-type="float" office:value="6874323" calcext:value-type="float">
            <text:p>6874323</text:p>
          </table:table-cell>
          <table:table-cell office:value-type="float" office:value="6582813" calcext:value-type="float">
            <text:p>6582813</text:p>
          </table:table-cell>
          <table:table-cell/>
          <table:table-cell office:value-type="float" office:value="5653517" calcext:value-type="float">
            <text:p>5653517</text:p>
          </table:table-cell>
          <table:table-cell office:value-type="float" office:value="5695335" calcext:value-type="float">
            <text:p>5695335</text:p>
          </table:table-cell>
          <table:table-cell/>
          <table:table-cell table:style-name="Default" office:value-type="float" office:value="5333545" calcext:value-type="float">
            <text:p>5333545</text:p>
          </table:table-cell>
          <table:table-cell table:style-name="Default" office:value-type="float" office:value="5396491" calcext:value-type="float">
            <text:p>5396491</text:p>
          </table:table-cell>
          <table:table-cell table:number-columns-repeated="1016"/>
        </table:table-row>
        <table:table-row table:style-name="ro1">
          <table:table-cell office:value-type="float" office:value="7006926" calcext:value-type="float">
            <text:p>7006926</text:p>
          </table:table-cell>
          <table:table-cell office:value-type="float" office:value="6719181" calcext:value-type="float">
            <text:p>6719181</text:p>
          </table:table-cell>
          <table:table-cell/>
          <table:table-cell office:value-type="float" office:value="5818851" calcext:value-type="float">
            <text:p>5818851</text:p>
          </table:table-cell>
          <table:table-cell office:value-type="float" office:value="5837502" calcext:value-type="float">
            <text:p>5837502</text:p>
          </table:table-cell>
          <table:table-cell/>
          <table:table-cell table:style-name="Default" office:value-type="float" office:value="5481724" calcext:value-type="float">
            <text:p>5481724</text:p>
          </table:table-cell>
          <table:table-cell table:style-name="Default" office:value-type="float" office:value="5513649" calcext:value-type="float">
            <text:p>5513649</text:p>
          </table:table-cell>
          <table:table-cell table:number-columns-repeated="1016"/>
        </table:table-row>
        <table:table-row table:style-name="ro1">
          <table:table-cell office:value-type="float" office:value="6805918" calcext:value-type="float">
            <text:p>6805918</text:p>
          </table:table-cell>
          <table:table-cell office:value-type="float" office:value="6519957" calcext:value-type="float">
            <text:p>6519957</text:p>
          </table:table-cell>
          <table:table-cell/>
          <table:table-cell office:value-type="float" office:value="5594786" calcext:value-type="float">
            <text:p>5594786</text:p>
          </table:table-cell>
          <table:table-cell office:value-type="float" office:value="5608778" calcext:value-type="float">
            <text:p>5608778</text:p>
          </table:table-cell>
          <table:table-cell/>
          <table:table-cell table:style-name="Default" office:value-type="float" office:value="5307041" calcext:value-type="float">
            <text:p>5307041</text:p>
          </table:table-cell>
          <table:table-cell table:style-name="Default" office:value-type="float" office:value="5332641" calcext:value-type="float">
            <text:p>5332641</text:p>
          </table:table-cell>
          <table:table-cell table:number-columns-repeated="1016"/>
        </table:table-row>
        <table:table-row table:style-name="ro1">
          <table:table-cell office:value-type="float" office:value="6879568" calcext:value-type="float">
            <text:p>6879568</text:p>
          </table:table-cell>
          <table:table-cell office:value-type="float" office:value="6595595" calcext:value-type="float">
            <text:p>6595595</text:p>
          </table:table-cell>
          <table:table-cell/>
          <table:table-cell office:value-type="float" office:value="5693555" calcext:value-type="float">
            <text:p>5693555</text:p>
          </table:table-cell>
          <table:table-cell office:value-type="float" office:value="5719348" calcext:value-type="float">
            <text:p>5719348</text:p>
          </table:table-cell>
          <table:table-cell/>
          <table:table-cell table:style-name="Default" office:value-type="float" office:value="5378722" calcext:value-type="float">
            <text:p>5378722</text:p>
          </table:table-cell>
          <table:table-cell table:style-name="Default" office:value-type="float" office:value="5435342" calcext:value-type="float">
            <text:p>5435342</text:p>
          </table:table-cell>
          <table:table-cell table:number-columns-repeated="1016"/>
        </table:table-row>
        <table:table-row table:style-name="ro1">
          <table:table-cell office:value-type="float" office:value="6810387" calcext:value-type="float">
            <text:p>6810387</text:p>
          </table:table-cell>
          <table:table-cell office:value-type="float" office:value="6541346" calcext:value-type="float">
            <text:p>6541346</text:p>
          </table:table-cell>
          <table:table-cell/>
          <table:table-cell office:value-type="float" office:value="5636656" calcext:value-type="float">
            <text:p>5636656</text:p>
          </table:table-cell>
          <table:table-cell office:value-type="float" office:value="5663714" calcext:value-type="float">
            <text:p>5663714</text:p>
          </table:table-cell>
          <table:table-cell/>
          <table:table-cell table:style-name="Default" office:value-type="float" office:value="5297102" calcext:value-type="float">
            <text:p>5297102</text:p>
          </table:table-cell>
          <table:table-cell table:style-name="Default" office:value-type="float" office:value="5334147" calcext:value-type="float">
            <text:p>5334147</text:p>
          </table:table-cell>
          <table:table-cell table:number-columns-repeated="1016"/>
        </table:table-row>
        <table:table-row table:style-name="ro1">
          <table:table-cell office:value-type="float" office:value="6838069" calcext:value-type="float">
            <text:p>6838069</text:p>
          </table:table-cell>
          <table:table-cell office:value-type="float" office:value="6567793" calcext:value-type="float">
            <text:p>6567793</text:p>
          </table:table-cell>
          <table:table-cell/>
          <table:table-cell office:value-type="float" office:value="5651971" calcext:value-type="float">
            <text:p>5651971</text:p>
          </table:table-cell>
          <table:table-cell office:value-type="float" office:value="5688804" calcext:value-type="float">
            <text:p>5688804</text:p>
          </table:table-cell>
          <table:table-cell/>
          <table:table-cell table:style-name="Default" office:value-type="float" office:value="5314872" calcext:value-type="float">
            <text:p>5314872</text:p>
          </table:table-cell>
          <table:table-cell table:style-name="Default" office:value-type="float" office:value="5392575" calcext:value-type="float">
            <text:p>5392575</text:p>
          </table:table-cell>
          <table:table-cell table:number-columns-repeated="1016"/>
        </table:table-row>
        <table:table-row table:style-name="ro1">
          <table:table-cell office:value-type="float" office:value="6757961" calcext:value-type="float">
            <text:p>6757961</text:p>
          </table:table-cell>
          <table:table-cell office:value-type="float" office:value="6473936" calcext:value-type="float">
            <text:p>6473936</text:p>
          </table:table-cell>
          <table:table-cell/>
          <table:table-cell office:value-type="float" office:value="5560876" calcext:value-type="float">
            <text:p>5560876</text:p>
          </table:table-cell>
          <table:table-cell office:value-type="float" office:value="5602822" calcext:value-type="float">
            <text:p>5602822</text:p>
          </table:table-cell>
          <table:table-cell/>
          <table:table-cell table:style-name="Default" office:value-type="float" office:value="5244396" calcext:value-type="float">
            <text:p>5244396</text:p>
          </table:table-cell>
          <table:table-cell table:style-name="Default" office:value-type="float" office:value="5295295" calcext:value-type="float">
            <text:p>5295295</text:p>
          </table:table-cell>
          <table:table-cell table:number-columns-repeated="1016"/>
        </table:table-row>
        <table:table-row table:style-name="ro1">
          <table:table-cell office:value-type="float" office:value="6883389" calcext:value-type="float">
            <text:p>6883389</text:p>
          </table:table-cell>
          <table:table-cell office:value-type="float" office:value="6605223" calcext:value-type="float">
            <text:p>6605223</text:p>
          </table:table-cell>
          <table:table-cell/>
          <table:table-cell office:value-type="float" office:value="5671022" calcext:value-type="float">
            <text:p>5671022</text:p>
          </table:table-cell>
          <table:table-cell office:value-type="float" office:value="5717776" calcext:value-type="float">
            <text:p>5717776</text:p>
          </table:table-cell>
          <table:table-cell/>
          <table:table-cell table:style-name="Default" office:value-type="float" office:value="5354627" calcext:value-type="float">
            <text:p>5354627</text:p>
          </table:table-cell>
          <table:table-cell table:style-name="Default" office:value-type="float" office:value="5420585" calcext:value-type="float">
            <text:p>5420585</text:p>
          </table:table-cell>
          <table:table-cell table:number-columns-repeated="1016"/>
        </table:table-row>
        <table:table-row table:style-name="ro1">
          <table:table-cell office:value-type="float" office:value="6830515" calcext:value-type="float">
            <text:p>6830515</text:p>
          </table:table-cell>
          <table:table-cell office:value-type="float" office:value="6547921" calcext:value-type="float">
            <text:p>6547921</text:p>
          </table:table-cell>
          <table:table-cell/>
          <table:table-cell office:value-type="float" office:value="5622250" calcext:value-type="float">
            <text:p>5622250</text:p>
          </table:table-cell>
          <table:table-cell office:value-type="float" office:value="5662419" calcext:value-type="float">
            <text:p>5662419</text:p>
          </table:table-cell>
          <table:table-cell/>
          <table:table-cell table:style-name="Default" office:value-type="float" office:value="5328123" calcext:value-type="float">
            <text:p>5328123</text:p>
          </table:table-cell>
          <table:table-cell table:style-name="Default" office:value-type="float" office:value="5374203" calcext:value-type="float">
            <text:p>5374203</text:p>
          </table:table-cell>
          <table:table-cell table:number-columns-repeated="1016"/>
        </table:table-row>
        <table:table-row table:style-name="ro1">
          <table:table-cell office:value-type="float" office:value="6927194" calcext:value-type="float">
            <text:p>6927194</text:p>
          </table:table-cell>
          <table:table-cell office:value-type="float" office:value="6655873" calcext:value-type="float">
            <text:p>6655873</text:p>
          </table:table-cell>
          <table:table-cell/>
          <table:table-cell office:value-type="float" office:value="5741551" calcext:value-type="float">
            <text:p>5741551</text:p>
          </table:table-cell>
          <table:table-cell office:value-type="float" office:value="5787549" calcext:value-type="float">
            <text:p>5787549</text:p>
          </table:table-cell>
          <table:table-cell/>
          <table:table-cell table:style-name="Default" office:value-type="float" office:value="5419380" calcext:value-type="float">
            <text:p>5419380</text:p>
          </table:table-cell>
          <table:table-cell table:style-name="Default" office:value-type="float" office:value="5478109" calcext:value-type="float">
            <text:p>5478109</text:p>
          </table:table-cell>
          <table:table-cell table:number-columns-repeated="1016"/>
        </table:table-row>
        <table:table-row table:style-name="ro1">
          <table:table-cell office:value-type="float" office:value="6830881" calcext:value-type="float">
            <text:p>6830881</text:p>
          </table:table-cell>
          <table:table-cell office:value-type="float" office:value="6531071" calcext:value-type="float">
            <text:p>6531071</text:p>
          </table:table-cell>
          <table:table-cell/>
          <table:table-cell office:value-type="float" office:value="5618042" calcext:value-type="float">
            <text:p>5618042</text:p>
          </table:table-cell>
          <table:table-cell office:value-type="float" office:value="5656751" calcext:value-type="float">
            <text:p>5656751</text:p>
          </table:table-cell>
          <table:table-cell/>
          <table:table-cell table:style-name="Default" office:value-type="float" office:value="5320293" calcext:value-type="float">
            <text:p>5320293</text:p>
          </table:table-cell>
          <table:table-cell table:style-name="Default" office:value-type="float" office:value="5332641" calcext:value-type="float">
            <text:p>5332641</text:p>
          </table:table-cell>
          <table:table-cell table:number-columns-repeated="1016"/>
        </table:table-row>
        <table:table-row table:style-name="ro1">
          <table:table-cell office:value-type="float" office:value="6957164" calcext:value-type="float">
            <text:p>6957164</text:p>
          </table:table-cell>
          <table:table-cell office:value-type="float" office:value="6676061" calcext:value-type="float">
            <text:p>6676061</text:p>
          </table:table-cell>
          <table:table-cell/>
          <table:table-cell office:value-type="float" office:value="5774226" calcext:value-type="float">
            <text:p>5774226</text:p>
          </table:table-cell>
          <table:table-cell office:value-type="float" office:value="5835943" calcext:value-type="float">
            <text:p>5835943</text:p>
          </table:table-cell>
          <table:table-cell/>
          <table:table-cell table:style-name="Default" office:value-type="float" office:value="5438655" calcext:value-type="float">
            <text:p>5438655</text:p>
          </table:table-cell>
          <table:table-cell table:style-name="Default" office:value-type="float" office:value="5468170" calcext:value-type="float">
            <text:p>5468170</text:p>
          </table:table-cell>
          <table:table-cell table:number-columns-repeated="1016"/>
        </table:table-row>
        <table:table-row table:style-name="ro1">
          <table:table-cell office:value-type="float" office:value="6786953" calcext:value-type="float">
            <text:p>6786953</text:p>
          </table:table-cell>
          <table:table-cell office:value-type="float" office:value="6499604" calcext:value-type="float">
            <text:p>6499604</text:p>
          </table:table-cell>
          <table:table-cell/>
          <table:table-cell office:value-type="float" office:value="5613486" calcext:value-type="float">
            <text:p>5613486</text:p>
          </table:table-cell>
          <table:table-cell office:value-type="float" office:value="5644972" calcext:value-type="float">
            <text:p>5644972</text:p>
          </table:table-cell>
          <table:table-cell/>
          <table:table-cell table:style-name="Default" office:value-type="float" office:value="5284753" calcext:value-type="float">
            <text:p>5284753</text:p>
          </table:table-cell>
          <table:table-cell table:style-name="Default" office:value-type="float" office:value="5312462" calcext:value-type="float">
            <text:p>5312462</text:p>
          </table:table-cell>
          <table:table-cell table:number-columns-repeated="1016"/>
        </table:table-row>
        <table:table-row table:style-name="ro1">
          <table:table-cell office:value-type="float" office:value="6869955" calcext:value-type="float">
            <text:p>6869955</text:p>
          </table:table-cell>
          <table:table-cell office:value-type="float" office:value="6583439" calcext:value-type="float">
            <text:p>6583439</text:p>
          </table:table-cell>
          <table:table-cell/>
          <table:table-cell office:value-type="float" office:value="5677708" calcext:value-type="float">
            <text:p>5677708</text:p>
          </table:table-cell>
          <table:table-cell office:value-type="float" office:value="5679832" calcext:value-type="float">
            <text:p>5679832</text:p>
          </table:table-cell>
          <table:table-cell/>
          <table:table-cell table:style-name="Default" office:value-type="float" office:value="5328124" calcext:value-type="float">
            <text:p>5328124</text:p>
          </table:table-cell>
          <table:table-cell table:style-name="Default" office:value-type="float" office:value="5393479" calcext:value-type="float">
            <text:p>5393479</text:p>
          </table:table-cell>
          <table:table-cell table:number-columns-repeated="1016"/>
        </table:table-row>
        <table:table-row table:style-name="ro1">
          <table:table-cell office:value-type="float" office:value="6730873" calcext:value-type="float">
            <text:p>6730873</text:p>
          </table:table-cell>
          <table:table-cell office:value-type="float" office:value="6451664" calcext:value-type="float">
            <text:p>6451664</text:p>
          </table:table-cell>
          <table:table-cell/>
          <table:table-cell office:value-type="float" office:value="5540164" calcext:value-type="float">
            <text:p>5540164</text:p>
          </table:table-cell>
          <table:table-cell office:value-type="float" office:value="5571404" calcext:value-type="float">
            <text:p>5571404</text:p>
          </table:table-cell>
          <table:table-cell/>
          <table:table-cell table:style-name="Default" office:value-type="float" office:value="5238975" calcext:value-type="float">
            <text:p>5238975</text:p>
          </table:table-cell>
          <table:table-cell table:style-name="Default" office:value-type="float" office:value="5248011" calcext:value-type="float">
            <text:p>5248011</text:p>
          </table:table-cell>
          <table:table-cell table:number-columns-repeated="1016"/>
        </table:table-row>
        <table:table-row table:style-name="ro1">
          <table:table-cell office:value-type="float" office:value="6854492" calcext:value-type="float">
            <text:p>6854492</text:p>
          </table:table-cell>
          <table:table-cell office:value-type="float" office:value="6554288" calcext:value-type="float">
            <text:p>6554288</text:p>
          </table:table-cell>
          <table:table-cell/>
          <table:table-cell office:value-type="float" office:value="5639991" calcext:value-type="float">
            <text:p>5639991</text:p>
          </table:table-cell>
          <table:table-cell office:value-type="float" office:value="5670484" calcext:value-type="float">
            <text:p>5670484</text:p>
          </table:table-cell>
          <table:table-cell/>
          <table:table-cell table:style-name="Default" office:value-type="float" office:value="5330533" calcext:value-type="float">
            <text:p>5330533</text:p>
          </table:table-cell>
          <table:table-cell table:style-name="Default" office:value-type="float" office:value="5378721" calcext:value-type="float">
            <text:p>5378721</text:p>
          </table:table-cell>
          <table:table-cell table:number-columns-repeated="1016"/>
        </table:table-row>
        <table:table-row table:style-name="ro1">
          <table:table-cell office:value-type="float" office:value="6737779" calcext:value-type="float">
            <text:p>6737779</text:p>
          </table:table-cell>
          <table:table-cell office:value-type="float" office:value="6432118" calcext:value-type="float">
            <text:p>6432118</text:p>
          </table:table-cell>
          <table:table-cell/>
          <table:table-cell office:value-type="float" office:value="5535249" calcext:value-type="float">
            <text:p>5535249</text:p>
          </table:table-cell>
          <table:table-cell office:value-type="float" office:value="5552782" calcext:value-type="float">
            <text:p>5552782</text:p>
          </table:table-cell>
          <table:table-cell/>
          <table:table-cell table:style-name="Default" office:value-type="float" office:value="5191388" calcext:value-type="float">
            <text:p>5191388</text:p>
          </table:table-cell>
          <table:table-cell table:style-name="Default" office:value-type="float" office:value="5254335" calcext:value-type="float">
            <text:p>5254335</text:p>
          </table:table-cell>
          <table:table-cell table:number-columns-repeated="1016"/>
        </table:table-row>
        <table:table-row table:style-name="ro1">
          <table:table-cell office:value-type="float" office:value="6934430" calcext:value-type="float">
            <text:p>6934430</text:p>
          </table:table-cell>
          <table:table-cell office:value-type="float" office:value="6664858" calcext:value-type="float">
            <text:p>6664858</text:p>
          </table:table-cell>
          <table:table-cell/>
          <table:table-cell office:value-type="float" office:value="5737453" calcext:value-type="float">
            <text:p>5737453</text:p>
          </table:table-cell>
          <table:table-cell office:value-type="float" office:value="5764233" calcext:value-type="float">
            <text:p>5764233</text:p>
          </table:table-cell>
          <table:table-cell/>
          <table:table-cell table:style-name="Default" office:value-type="float" office:value="5400707" calcext:value-type="float">
            <text:p>5400707</text:p>
          </table:table-cell>
          <table:table-cell table:style-name="Default" office:value-type="float" office:value="5470580" calcext:value-type="float">
            <text:p>5470580</text:p>
          </table:table-cell>
          <table:table-cell table:number-columns-repeated="1016"/>
        </table:table-row>
        <table:table-row table:style-name="ro1">
          <table:table-cell office:value-type="float" office:value="6863432" calcext:value-type="float">
            <text:p>6863432</text:p>
          </table:table-cell>
          <table:table-cell office:value-type="float" office:value="6575218" calcext:value-type="float">
            <text:p>6575218</text:p>
          </table:table-cell>
          <table:table-cell/>
          <table:table-cell office:value-type="float" office:value="5667951" calcext:value-type="float">
            <text:p>5667951</text:p>
          </table:table-cell>
          <table:table-cell office:value-type="float" office:value="5705003" calcext:value-type="float">
            <text:p>5705003</text:p>
          </table:table-cell>
          <table:table-cell/>
          <table:table-cell table:style-name="Default" office:value-type="float" office:value="5331436" calcext:value-type="float">
            <text:p>5331436</text:p>
          </table:table-cell>
          <table:table-cell table:style-name="Default" office:value-type="float" office:value="5365470" calcext:value-type="float">
            <text:p>5365470</text:p>
          </table:table-cell>
          <table:table-cell table:number-columns-repeated="1016"/>
        </table:table-row>
        <table:table-row table:style-name="ro1">
          <table:table-cell office:value-type="float" office:value="6983798" calcext:value-type="float">
            <text:p>6983798</text:p>
          </table:table-cell>
          <table:table-cell office:value-type="float" office:value="6712054" calcext:value-type="float">
            <text:p>6712054</text:p>
          </table:table-cell>
          <table:table-cell/>
          <table:table-cell office:value-type="float" office:value="5803101" calcext:value-type="float">
            <text:p>5803101</text:p>
          </table:table-cell>
          <table:table-cell office:value-type="float" office:value="5841985" calcext:value-type="float">
            <text:p>5841985</text:p>
          </table:table-cell>
          <table:table-cell/>
          <table:table-cell table:style-name="Default" office:value-type="float" office:value="5451003" calcext:value-type="float">
            <text:p>5451003</text:p>
          </table:table-cell>
          <table:table-cell table:style-name="Default" office:value-type="float" office:value="5493470" calcext:value-type="float">
            <text:p>5493470</text:p>
          </table:table-cell>
          <table:table-cell table:number-columns-repeated="1016"/>
        </table:table-row>
        <table:table-row table:style-name="ro1">
          <table:table-cell office:value-type="float" office:value="6892242" calcext:value-type="float">
            <text:p>6892242</text:p>
          </table:table-cell>
          <table:table-cell office:value-type="float" office:value="6605522" calcext:value-type="float">
            <text:p>6605522</text:p>
          </table:table-cell>
          <table:table-cell/>
          <table:table-cell office:value-type="float" office:value="5717030" calcext:value-type="float">
            <text:p>5717030</text:p>
          </table:table-cell>
          <table:table-cell office:value-type="float" office:value="5739700" calcext:value-type="float">
            <text:p>5739700</text:p>
          </table:table-cell>
          <table:table-cell/>
          <table:table-cell table:style-name="Default" office:value-type="float" office:value="5378721" calcext:value-type="float">
            <text:p>5378721</text:p>
          </table:table-cell>
          <table:table-cell table:style-name="Default" office:value-type="float" office:value="5387455" calcext:value-type="float">
            <text:p>5387455</text:p>
          </table:table-cell>
          <table:table-cell table:number-columns-repeated="1016"/>
        </table:table-row>
        <table:table-row table:style-name="ro1">
          <table:table-cell office:value-type="float" office:value="6978042" calcext:value-type="float">
            <text:p>6978042</text:p>
          </table:table-cell>
          <table:table-cell office:value-type="float" office:value="6695644" calcext:value-type="float">
            <text:p>6695644</text:p>
          </table:table-cell>
          <table:table-cell/>
          <table:table-cell office:value-type="float" office:value="5812690" calcext:value-type="float">
            <text:p>5812690</text:p>
          </table:table-cell>
          <table:table-cell office:value-type="float" office:value="5849310" calcext:value-type="float">
            <text:p>5849310</text:p>
          </table:table-cell>
          <table:table-cell/>
          <table:table-cell table:style-name="Default" office:value-type="float" office:value="5436848" calcext:value-type="float">
            <text:p>5436848</text:p>
          </table:table-cell>
          <table:table-cell table:style-name="Default" office:value-type="float" office:value="5502806" calcext:value-type="float">
            <text:p>5502806</text:p>
          </table:table-cell>
          <table:table-cell table:number-columns-repeated="1016"/>
        </table:table-row>
        <table:table-row table:style-name="ro1">
          <table:table-cell office:value-type="float" office:value="6792190" calcext:value-type="float">
            <text:p>6792190</text:p>
          </table:table-cell>
          <table:table-cell office:value-type="float" office:value="6509775" calcext:value-type="float">
            <text:p>6509775</text:p>
          </table:table-cell>
          <table:table-cell/>
          <table:table-cell office:value-type="float" office:value="5611575" calcext:value-type="float">
            <text:p>5611575</text:p>
          </table:table-cell>
          <table:table-cell office:value-type="float" office:value="5653037" calcext:value-type="float">
            <text:p>5653037</text:p>
          </table:table-cell>
          <table:table-cell/>
          <table:table-cell table:style-name="Default" office:value-type="float" office:value="5296500" calcext:value-type="float">
            <text:p>5296500</text:p>
          </table:table-cell>
          <table:table-cell table:style-name="Default" office:value-type="float" office:value="5301619" calcext:value-type="float">
            <text:p>5301619</text:p>
          </table:table-cell>
          <table:table-cell table:number-columns-repeated="1016"/>
        </table:table-row>
        <table:table-row table:style-name="ro1">
          <table:table-cell office:value-type="float" office:value="6919673" calcext:value-type="float">
            <text:p>6919673</text:p>
          </table:table-cell>
          <table:table-cell office:value-type="float" office:value="6650991" calcext:value-type="float">
            <text:p>6650991</text:p>
          </table:table-cell>
          <table:table-cell/>
          <table:table-cell office:value-type="float" office:value="5756571" calcext:value-type="float">
            <text:p>5756571</text:p>
          </table:table-cell>
          <table:table-cell office:value-type="float" office:value="5794067" calcext:value-type="float">
            <text:p>5794067</text:p>
          </table:table-cell>
          <table:table-cell/>
          <table:table-cell table:style-name="Default" office:value-type="float" office:value="5391069" calcext:value-type="float">
            <text:p>5391069</text:p>
          </table:table-cell>
          <table:table-cell table:style-name="Default" office:value-type="float" office:value="5425404" calcext:value-type="float">
            <text:p>5425404</text:p>
          </table:table-cell>
          <table:table-cell table:number-columns-repeated="1016"/>
        </table:table-row>
        <table:table-row table:style-name="ro1">
          <table:table-cell office:value-type="float" office:value="6788520" calcext:value-type="float">
            <text:p>6788520</text:p>
          </table:table-cell>
          <table:table-cell office:value-type="float" office:value="6512507" calcext:value-type="float">
            <text:p>6512507</text:p>
          </table:table-cell>
          <table:table-cell/>
          <table:table-cell office:value-type="float" office:value="5567062" calcext:value-type="float">
            <text:p>5567062</text:p>
          </table:table-cell>
          <table:table-cell office:value-type="float" office:value="5616688" calcext:value-type="float">
            <text:p>5616688</text:p>
          </table:table-cell>
          <table:table-cell/>
          <table:table-cell table:style-name="Default" office:value-type="float" office:value="5262467" calcext:value-type="float">
            <text:p>5262467</text:p>
          </table:table-cell>
          <table:table-cell table:style-name="Default" office:value-type="float" office:value="5299511" calcext:value-type="float">
            <text:p>5299511</text:p>
          </table:table-cell>
          <table:table-cell table:number-columns-repeated="1016"/>
        </table:table-row>
        <table:table-row table:style-name="ro1">
          <table:table-cell office:value-type="float" office:value="6880909" calcext:value-type="float">
            <text:p>6880909</text:p>
          </table:table-cell>
          <table:table-cell office:value-type="float" office:value="6609313" calcext:value-type="float">
            <text:p>6609313</text:p>
          </table:table-cell>
          <table:table-cell/>
          <table:table-cell office:value-type="float" office:value="5693681" calcext:value-type="float">
            <text:p>5693681</text:p>
          </table:table-cell>
          <table:table-cell office:value-type="float" office:value="5733204" calcext:value-type="float">
            <text:p>5733204</text:p>
          </table:table-cell>
          <table:table-cell/>
          <table:table-cell table:style-name="Default" office:value-type="float" office:value="5331737" calcext:value-type="float">
            <text:p>5331737</text:p>
          </table:table-cell>
          <table:table-cell table:style-name="Default" office:value-type="float" office:value="5421187" calcext:value-type="float">
            <text:p>5421187</text:p>
          </table:table-cell>
          <table:table-cell table:number-columns-repeated="1016"/>
        </table:table-row>
        <table:table-row table:style-name="ro1">
          <table:table-cell office:value-type="float" office:value="6746034" calcext:value-type="float">
            <text:p>6746034</text:p>
          </table:table-cell>
          <table:table-cell office:value-type="float" office:value="6465519" calcext:value-type="float">
            <text:p>6465519</text:p>
          </table:table-cell>
          <table:table-cell/>
          <table:table-cell office:value-type="float" office:value="5565279" calcext:value-type="float">
            <text:p>5565279</text:p>
          </table:table-cell>
          <table:table-cell office:value-type="float" office:value="5601601" calcext:value-type="float">
            <text:p>5601601</text:p>
          </table:table-cell>
          <table:table-cell/>
          <table:table-cell table:style-name="Default" office:value-type="float" office:value="5252528" calcext:value-type="float">
            <text:p>5252528</text:p>
          </table:table-cell>
          <table:table-cell table:style-name="Default" office:value-type="float" office:value="5294692" calcext:value-type="float">
            <text:p>5294692</text:p>
          </table:table-cell>
          <table:table-cell table:number-columns-repeated="1016"/>
        </table:table-row>
        <table:table-row table:style-name="ro1">
          <table:table-cell office:value-type="float" office:value="6929035" calcext:value-type="float">
            <text:p>6929035</text:p>
          </table:table-cell>
          <table:table-cell office:value-type="float" office:value="6645573" calcext:value-type="float">
            <text:p>6645573</text:p>
          </table:table-cell>
          <table:table-cell/>
          <table:table-cell office:value-type="float" office:value="5727926" calcext:value-type="float">
            <text:p>5727926</text:p>
          </table:table-cell>
          <table:table-cell office:value-type="float" office:value="5752248" calcext:value-type="float">
            <text:p>5752248</text:p>
          </table:table-cell>
          <table:table-cell/>
          <table:table-cell table:style-name="Default" office:value-type="float" office:value="5395888" calcext:value-type="float">
            <text:p>5395888</text:p>
          </table:table-cell>
          <table:table-cell table:style-name="Default" office:value-type="float" office:value="5451907" calcext:value-type="float">
            <text:p>5451907</text:p>
          </table:table-cell>
          <table:table-cell table:number-columns-repeated="1016"/>
        </table:table-row>
        <table:table-row table:style-name="ro1">
          <table:table-cell office:value-type="float" office:value="6865568" calcext:value-type="float">
            <text:p>6865568</text:p>
          </table:table-cell>
          <table:table-cell office:value-type="float" office:value="6575731" calcext:value-type="float">
            <text:p>6575731</text:p>
          </table:table-cell>
          <table:table-cell/>
          <table:table-cell office:value-type="float" office:value="5688310" calcext:value-type="float">
            <text:p>5688310</text:p>
          </table:table-cell>
          <table:table-cell office:value-type="float" office:value="5708486" calcext:value-type="float">
            <text:p>5708486</text:p>
          </table:table-cell>
          <table:table-cell/>
          <table:table-cell table:style-name="Default" office:value-type="float" office:value="5340171" calcext:value-type="float">
            <text:p>5340171</text:p>
          </table:table-cell>
          <table:table-cell table:style-name="Default" office:value-type="float" office:value="5377818" calcext:value-type="float">
            <text:p>5377818</text:p>
          </table:table-cell>
          <table:table-cell table:number-columns-repeated="1016"/>
        </table:table-row>
        <table:table-row table:style-name="ro1">
          <table:table-cell office:value-type="float" office:value="6921521" calcext:value-type="float">
            <text:p>6921521</text:p>
          </table:table-cell>
          <table:table-cell office:value-type="float" office:value="6629363" calcext:value-type="float">
            <text:p>6629363</text:p>
          </table:table-cell>
          <table:table-cell/>
          <table:table-cell office:value-type="float" office:value="5738757" calcext:value-type="float">
            <text:p>5738757</text:p>
          </table:table-cell>
          <table:table-cell office:value-type="float" office:value="5767908" calcext:value-type="float">
            <text:p>5767908</text:p>
          </table:table-cell>
          <table:table-cell/>
          <table:table-cell table:style-name="Default" office:value-type="float" office:value="5409441" calcext:value-type="float">
            <text:p>5409441</text:p>
          </table:table-cell>
          <table:table-cell table:style-name="Default" office:value-type="float" office:value="5429921" calcext:value-type="float">
            <text:p>5429921</text:p>
          </table:table-cell>
          <table:table-cell table:number-columns-repeated="1016"/>
        </table:table-row>
        <table:table-row table:style-name="ro1">
          <table:table-cell office:value-type="float" office:value="6777572" calcext:value-type="float">
            <text:p>6777572</text:p>
          </table:table-cell>
          <table:table-cell office:value-type="float" office:value="6494316" calcext:value-type="float">
            <text:p>6494316</text:p>
          </table:table-cell>
          <table:table-cell/>
          <table:table-cell office:value-type="float" office:value="5583846" calcext:value-type="float">
            <text:p>5583846</text:p>
          </table:table-cell>
          <table:table-cell office:value-type="float" office:value="5622104" calcext:value-type="float">
            <text:p>5622104</text:p>
          </table:table-cell>
          <table:table-cell/>
          <table:table-cell table:style-name="Default" office:value-type="float" office:value="5259756" calcext:value-type="float">
            <text:p>5259756</text:p>
          </table:table-cell>
          <table:table-cell table:style-name="Default" office:value-type="float" office:value="5291380" calcext:value-type="float">
            <text:p>5291380</text:p>
          </table:table-cell>
          <table:table-cell table:number-columns-repeated="1016"/>
        </table:table-row>
        <table:table-row table:style-name="ro1">
          <table:table-cell office:value-type="float" office:value="6928461" calcext:value-type="float">
            <text:p>6928461</text:p>
          </table:table-cell>
          <table:table-cell office:value-type="float" office:value="6638003" calcext:value-type="float">
            <text:p>6638003</text:p>
          </table:table-cell>
          <table:table-cell/>
          <table:table-cell office:value-type="float" office:value="5738487" calcext:value-type="float">
            <text:p>5738487</text:p>
          </table:table-cell>
          <table:table-cell office:value-type="float" office:value="5762670" calcext:value-type="float">
            <text:p>5762670</text:p>
          </table:table-cell>
          <table:table-cell/>
          <table:table-cell table:style-name="Default" office:value-type="float" office:value="5392877" calcext:value-type="float">
            <text:p>5392877</text:p>
          </table:table-cell>
          <table:table-cell table:style-name="Default" office:value-type="float" office:value="5438354" calcext:value-type="float">
            <text:p>5438354</text:p>
          </table:table-cell>
          <table:table-cell table:number-columns-repeated="1016"/>
        </table:table-row>
        <table:table-row table:style-name="ro1">
          <table:table-cell office:value-type="float" office:value="6739642" calcext:value-type="float">
            <text:p>6739642</text:p>
          </table:table-cell>
          <table:table-cell office:value-type="float" office:value="6461764" calcext:value-type="float">
            <text:p>6461764</text:p>
          </table:table-cell>
          <table:table-cell/>
          <table:table-cell office:value-type="float" office:value="5527703" calcext:value-type="float">
            <text:p>5527703</text:p>
          </table:table-cell>
          <table:table-cell office:value-type="float" office:value="5578336" calcext:value-type="float">
            <text:p>5578336</text:p>
          </table:table-cell>
          <table:table-cell/>
          <table:table-cell table:style-name="Default" office:value-type="float" office:value="5263671" calcext:value-type="float">
            <text:p>5263671</text:p>
          </table:table-cell>
          <table:table-cell table:style-name="Default" office:value-type="float" office:value="5270599" calcext:value-type="float">
            <text:p>5270599</text:p>
          </table:table-cell>
          <table:table-cell table:number-columns-repeated="1016"/>
        </table:table-row>
        <table:table-row table:style-name="ro1">
          <table:table-cell office:value-type="float" office:value="6897068" calcext:value-type="float">
            <text:p>6897068</text:p>
          </table:table-cell>
          <table:table-cell office:value-type="float" office:value="6602128" calcext:value-type="float">
            <text:p>6602128</text:p>
          </table:table-cell>
          <table:table-cell/>
          <table:table-cell office:value-type="float" office:value="5712392" calcext:value-type="float">
            <text:p>5712392</text:p>
          </table:table-cell>
          <table:table-cell office:value-type="float" office:value="5748222" calcext:value-type="float">
            <text:p>5748222</text:p>
          </table:table-cell>
          <table:table-cell/>
          <table:table-cell table:style-name="Default" office:value-type="float" office:value="5374805" calcext:value-type="float">
            <text:p>5374805</text:p>
          </table:table-cell>
          <table:table-cell table:style-name="Default" office:value-type="float" office:value="5407635" calcext:value-type="float">
            <text:p>5407635</text:p>
          </table:table-cell>
          <table:table-cell table:number-columns-repeated="1016"/>
        </table:table-row>
        <table:table-row table:style-name="ro1">
          <table:table-cell office:value-type="float" office:value="6734446" calcext:value-type="float">
            <text:p>6734446</text:p>
          </table:table-cell>
          <table:table-cell office:value-type="float" office:value="6436113" calcext:value-type="float">
            <text:p>6436113</text:p>
          </table:table-cell>
          <table:table-cell/>
          <table:table-cell office:value-type="float" office:value="5526884" calcext:value-type="float">
            <text:p>5526884</text:p>
          </table:table-cell>
          <table:table-cell office:value-type="float" office:value="5581133" calcext:value-type="float">
            <text:p>5581133</text:p>
          </table:table-cell>
          <table:table-cell/>
          <table:table-cell table:style-name="Default" office:value-type="float" office:value="5234758" calcext:value-type="float">
            <text:p>5234758</text:p>
          </table:table-cell>
          <table:table-cell table:style-name="Default" office:value-type="float" office:value="5250721" calcext:value-type="float">
            <text:p>5250721</text:p>
          </table:table-cell>
          <table:table-cell table:number-columns-repeated="1016"/>
        </table:table-row>
        <table:table-row table:style-name="ro1">
          <table:table-cell office:value-type="float" office:value="6897453" calcext:value-type="float">
            <text:p>6897453</text:p>
          </table:table-cell>
          <table:table-cell office:value-type="float" office:value="6600748" calcext:value-type="float">
            <text:p>6600748</text:p>
          </table:table-cell>
          <table:table-cell/>
          <table:table-cell office:value-type="float" office:value="5708446" calcext:value-type="float">
            <text:p>5708446</text:p>
          </table:table-cell>
          <table:table-cell office:value-type="float" office:value="5718828" calcext:value-type="float">
            <text:p>5718828</text:p>
          </table:table-cell>
          <table:table-cell/>
          <table:table-cell table:style-name="Default" office:value-type="float" office:value="5383540" calcext:value-type="float">
            <text:p>5383540</text:p>
          </table:table-cell>
          <table:table-cell table:style-name="Default" office:value-type="float" office:value="5416067" calcext:value-type="float">
            <text:p>5416067</text:p>
          </table:table-cell>
          <table:table-cell table:number-columns-repeated="1016"/>
        </table:table-row>
        <table:table-row table:style-name="ro1">
          <table:table-cell office:value-type="float" office:value="6863736" calcext:value-type="float">
            <text:p>6863736</text:p>
          </table:table-cell>
          <table:table-cell office:value-type="float" office:value="6591365" calcext:value-type="float">
            <text:p>6591365</text:p>
          </table:table-cell>
          <table:table-cell/>
          <table:table-cell office:value-type="float" office:value="5686745" calcext:value-type="float">
            <text:p>5686745</text:p>
          </table:table-cell>
          <table:table-cell office:value-type="float" office:value="5727897" calcext:value-type="float">
            <text:p>5727897</text:p>
          </table:table-cell>
          <table:table-cell/>
          <table:table-cell table:style-name="Default" office:value-type="float" office:value="5342279" calcext:value-type="float">
            <text:p>5342279</text:p>
          </table:table-cell>
          <table:table-cell table:style-name="Default" office:value-type="float" office:value="5389865" calcext:value-type="float">
            <text:p>5389865</text:p>
          </table:table-cell>
          <table:table-cell table:number-columns-repeated="1016"/>
        </table:table-row>
        <table:table-row table:style-name="ro1">
          <table:table-cell office:value-type="float" office:value="6956962" calcext:value-type="float">
            <text:p>6956962</text:p>
          </table:table-cell>
          <table:table-cell office:value-type="float" office:value="6677135" calcext:value-type="float">
            <text:p>6677135</text:p>
          </table:table-cell>
          <table:table-cell/>
          <table:table-cell office:value-type="float" office:value="5772805" calcext:value-type="float">
            <text:p>5772805</text:p>
          </table:table-cell>
          <table:table-cell office:value-type="float" office:value="5813447" calcext:value-type="float">
            <text:p>5813447</text:p>
          </table:table-cell>
          <table:table-cell/>
          <table:table-cell table:style-name="Default" office:value-type="float" office:value="5423897" calcext:value-type="float">
            <text:p>5423897</text:p>
          </table:table-cell>
          <table:table-cell table:style-name="Default" office:value-type="float" office:value="5468472" calcext:value-type="float">
            <text:p>5468472</text:p>
          </table:table-cell>
          <table:table-cell table:number-columns-repeated="1016"/>
        </table:table-row>
        <table:table-row table:style-name="ro1">
          <table:table-cell office:value-type="float" office:value="6838576" calcext:value-type="float">
            <text:p>6838576</text:p>
          </table:table-cell>
          <table:table-cell office:value-type="float" office:value="6556470" calcext:value-type="float">
            <text:p>6556470</text:p>
          </table:table-cell>
          <table:table-cell/>
          <table:table-cell office:value-type="float" office:value="5642958" calcext:value-type="float">
            <text:p>5642958</text:p>
          </table:table-cell>
          <table:table-cell office:value-type="float" office:value="5692246" calcext:value-type="float">
            <text:p>5692246</text:p>
          </table:table-cell>
          <table:table-cell/>
          <table:table-cell table:style-name="Default" office:value-type="float" office:value="5310957" calcext:value-type="float">
            <text:p>5310957</text:p>
          </table:table-cell>
          <table:table-cell table:style-name="Default" office:value-type="float" office:value="5328123" calcext:value-type="float">
            <text:p>5328123</text:p>
          </table:table-cell>
          <table:table-cell table:number-columns-repeated="1016"/>
        </table:table-row>
        <table:table-row table:style-name="ro1">
          <table:table-cell office:value-type="float" office:value="6931107" calcext:value-type="float">
            <text:p>6931107</text:p>
          </table:table-cell>
          <table:table-cell office:value-type="float" office:value="6643691" calcext:value-type="float">
            <text:p>6643691</text:p>
          </table:table-cell>
          <table:table-cell/>
          <table:table-cell office:value-type="float" office:value="5724735" calcext:value-type="float">
            <text:p>5724735</text:p>
          </table:table-cell>
          <table:table-cell office:value-type="float" office:value="5742260" calcext:value-type="float">
            <text:p>5742260</text:p>
          </table:table-cell>
          <table:table-cell/>
          <table:table-cell table:style-name="Default" office:value-type="float" office:value="5409140" calcext:value-type="float">
            <text:p>5409140</text:p>
          </table:table-cell>
          <table:table-cell table:style-name="Default" office:value-type="float" office:value="5427512" calcext:value-type="float">
            <text:p>5427512</text:p>
          </table:table-cell>
          <table:table-cell table:number-columns-repeated="1016"/>
        </table:table-row>
        <table:table-row table:style-name="ro1">
          <table:table-cell office:value-type="float" office:value="6784109" calcext:value-type="float">
            <text:p>6784109</text:p>
          </table:table-cell>
          <table:table-cell office:value-type="float" office:value="6498138" calcext:value-type="float">
            <text:p>6498138</text:p>
          </table:table-cell>
          <table:table-cell/>
          <table:table-cell office:value-type="float" office:value="5579043" calcext:value-type="float">
            <text:p>5579043</text:p>
          </table:table-cell>
          <table:table-cell office:value-type="float" office:value="5633252" calcext:value-type="float">
            <text:p>5633252</text:p>
          </table:table-cell>
          <table:table-cell/>
          <table:table-cell table:style-name="Default" office:value-type="float" office:value="5238071" calcext:value-type="float">
            <text:p>5238071</text:p>
          </table:table-cell>
          <table:table-cell table:style-name="Default" office:value-type="float" office:value="5288970" calcext:value-type="float">
            <text:p>5288970</text:p>
          </table:table-cell>
          <table:table-cell table:number-columns-repeated="1016"/>
        </table:table-row>
        <table:table-row table:style-name="ro1">
          <table:table-cell office:value-type="float" office:value="6945184" calcext:value-type="float">
            <text:p>6945184</text:p>
          </table:table-cell>
          <table:table-cell office:value-type="float" office:value="6673211" calcext:value-type="float">
            <text:p>6673211</text:p>
          </table:table-cell>
          <table:table-cell/>
          <table:table-cell office:value-type="float" office:value="5769398" calcext:value-type="float">
            <text:p>5769398</text:p>
          </table:table-cell>
          <table:table-cell office:value-type="float" office:value="5821068" calcext:value-type="float">
            <text:p>5821068</text:p>
          </table:table-cell>
          <table:table-cell/>
          <table:table-cell table:style-name="Default" office:value-type="float" office:value="5460641" calcext:value-type="float">
            <text:p>5460641</text:p>
          </table:table-cell>
          <table:table-cell table:style-name="Default" office:value-type="float" office:value="5462147" calcext:value-type="float">
            <text:p>5462147</text:p>
          </table:table-cell>
          <table:table-cell table:number-columns-repeated="1016"/>
        </table:table-row>
        <table:table-row table:style-name="ro1">
          <table:table-cell office:value-type="float" office:value="6729157" calcext:value-type="float">
            <text:p>6729157</text:p>
          </table:table-cell>
          <table:table-cell office:value-type="float" office:value="6457745" calcext:value-type="float">
            <text:p>6457745</text:p>
          </table:table-cell>
          <table:table-cell/>
          <table:table-cell office:value-type="float" office:value="5535345" calcext:value-type="float">
            <text:p>5535345</text:p>
          </table:table-cell>
          <table:table-cell office:value-type="float" office:value="5608721" calcext:value-type="float">
            <text:p>5608721</text:p>
          </table:table-cell>
          <table:table-cell/>
          <table:table-cell table:style-name="Default" office:value-type="float" office:value="5221808" calcext:value-type="float">
            <text:p>5221808</text:p>
          </table:table-cell>
          <table:table-cell table:style-name="Default" office:value-type="float" office:value="5285959" calcext:value-type="float">
            <text:p>5285959</text:p>
          </table:table-cell>
          <table:table-cell table:number-columns-repeated="1016"/>
        </table:table-row>
        <table:table-row table:style-name="ro1">
          <table:table-cell office:value-type="float" office:value="6894545" calcext:value-type="float">
            <text:p>6894545</text:p>
          </table:table-cell>
          <table:table-cell office:value-type="float" office:value="6602984" calcext:value-type="float">
            <text:p>6602984</text:p>
          </table:table-cell>
          <table:table-cell/>
          <table:table-cell office:value-type="float" office:value="5713396" calcext:value-type="float">
            <text:p>5713396</text:p>
          </table:table-cell>
          <table:table-cell office:value-type="float" office:value="5742927" calcext:value-type="float">
            <text:p>5742927</text:p>
          </table:table-cell>
          <table:table-cell/>
          <table:table-cell table:style-name="Default" office:value-type="float" office:value="5364867" calcext:value-type="float">
            <text:p>5364867</text:p>
          </table:table-cell>
          <table:table-cell table:style-name="Default" office:value-type="float" office:value="5394683" calcext:value-type="float">
            <text:p>5394683</text:p>
          </table:table-cell>
          <table:table-cell table:number-columns-repeated="1016"/>
        </table:table-row>
        <table:table-row table:style-name="ro1">
          <table:table-cell office:value-type="float" office:value="6806937" calcext:value-type="float">
            <text:p>6806937</text:p>
          </table:table-cell>
          <table:table-cell office:value-type="float" office:value="6518090" calcext:value-type="float">
            <text:p>6518090</text:p>
          </table:table-cell>
          <table:table-cell/>
          <table:table-cell office:value-type="float" office:value="5603395" calcext:value-type="float">
            <text:p>5603395</text:p>
          </table:table-cell>
          <table:table-cell office:value-type="float" office:value="5645677" calcext:value-type="float">
            <text:p>5645677</text:p>
          </table:table-cell>
          <table:table-cell/>
          <table:table-cell table:style-name="Default" office:value-type="float" office:value="5312161" calcext:value-type="float">
            <text:p>5312161</text:p>
          </table:table-cell>
          <table:table-cell table:style-name="Default" office:value-type="float" office:value="5313667" calcext:value-type="float">
            <text:p>5313667</text:p>
          </table:table-cell>
          <table:table-cell table:number-columns-repeated="1016"/>
        </table:table-row>
        <table:table-row table:style-name="ro1">
          <table:table-cell office:value-type="float" office:value="6937136" calcext:value-type="float">
            <text:p>6937136</text:p>
          </table:table-cell>
          <table:table-cell office:value-type="float" office:value="6641944" calcext:value-type="float">
            <text:p>6641944</text:p>
          </table:table-cell>
          <table:table-cell/>
          <table:table-cell office:value-type="float" office:value="5727408" calcext:value-type="float">
            <text:p>5727408</text:p>
          </table:table-cell>
          <table:table-cell office:value-type="float" office:value="5779755" calcext:value-type="float">
            <text:p>5779755</text:p>
          </table:table-cell>
          <table:table-cell/>
          <table:table-cell table:style-name="Default" office:value-type="float" office:value="5414863" calcext:value-type="float">
            <text:p>5414863</text:p>
          </table:table-cell>
          <table:table-cell table:style-name="Default" office:value-type="float" office:value="5418476" calcext:value-type="float">
            <text:p>5418476</text:p>
          </table:table-cell>
          <table:table-cell table:number-columns-repeated="1016"/>
        </table:table-row>
        <table:table-row table:style-name="ro1">
          <table:table-cell office:value-type="float" office:value="6827661" calcext:value-type="float">
            <text:p>6827661</text:p>
          </table:table-cell>
          <table:table-cell office:value-type="float" office:value="6545595" calcext:value-type="float">
            <text:p>6545595</text:p>
          </table:table-cell>
          <table:table-cell/>
          <table:table-cell office:value-type="float" office:value="5633134" calcext:value-type="float">
            <text:p>5633134</text:p>
          </table:table-cell>
          <table:table-cell office:value-type="float" office:value="5675430" calcext:value-type="float">
            <text:p>5675430</text:p>
          </table:table-cell>
          <table:table-cell/>
          <table:table-cell table:style-name="Default" office:value-type="float" office:value="5314871" calcext:value-type="float">
            <text:p>5314871</text:p>
          </table:table-cell>
          <table:table-cell table:style-name="Default" office:value-type="float" office:value="5357037" calcext:value-type="float">
            <text:p>5357037</text:p>
          </table:table-cell>
          <table:table-cell table:number-columns-repeated="1016"/>
        </table:table-row>
        <table:table-row table:style-name="ro1">
          <table:table-cell office:value-type="float" office:value="6935478" calcext:value-type="float">
            <text:p>6935478</text:p>
          </table:table-cell>
          <table:table-cell office:value-type="float" office:value="6659279" calcext:value-type="float">
            <text:p>6659279</text:p>
          </table:table-cell>
          <table:table-cell/>
          <table:table-cell office:value-type="float" office:value="5733706" calcext:value-type="float">
            <text:p>5733706</text:p>
          </table:table-cell>
          <table:table-cell office:value-type="float" office:value="5764824" calcext:value-type="float">
            <text:p>5764824</text:p>
          </table:table-cell>
          <table:table-cell/>
          <table:table-cell table:style-name="Default" office:value-type="float" office:value="5424198" calcext:value-type="float">
            <text:p>5424198</text:p>
          </table:table-cell>
          <table:table-cell table:style-name="Default" office:value-type="float" office:value="5426307" calcext:value-type="float">
            <text:p>5426307</text:p>
          </table:table-cell>
          <table:table-cell table:number-columns-repeated="1016"/>
        </table:table-row>
        <table:table-row table:style-name="ro1">
          <table:table-cell office:value-type="float" office:value="6813931" calcext:value-type="float">
            <text:p>6813931</text:p>
          </table:table-cell>
          <table:table-cell office:value-type="float" office:value="6525666" calcext:value-type="float">
            <text:p>6525666</text:p>
          </table:table-cell>
          <table:table-cell/>
          <table:table-cell office:value-type="float" office:value="5636155" calcext:value-type="float">
            <text:p>5636155</text:p>
          </table:table-cell>
          <table:table-cell office:value-type="float" office:value="5672770" calcext:value-type="float">
            <text:p>5672770</text:p>
          </table:table-cell>
          <table:table-cell/>
          <table:table-cell table:style-name="Default" office:value-type="float" office:value="5294994" calcext:value-type="float">
            <text:p>5294994</text:p>
          </table:table-cell>
          <table:table-cell table:style-name="Default" office:value-type="float" office:value="5314570" calcext:value-type="float">
            <text:p>5314570</text:p>
          </table:table-cell>
          <table:table-cell table:number-columns-repeated="1016"/>
        </table:table-row>
        <table:table-row table:style-name="ro1">
          <table:table-cell office:value-type="float" office:value="6948456" calcext:value-type="float">
            <text:p>6948456</text:p>
          </table:table-cell>
          <table:table-cell office:value-type="float" office:value="6644544" calcext:value-type="float">
            <text:p>6644544</text:p>
          </table:table-cell>
          <table:table-cell/>
          <table:table-cell office:value-type="float" office:value="5751935" calcext:value-type="float">
            <text:p>5751935</text:p>
          </table:table-cell>
          <table:table-cell office:value-type="float" office:value="5793765" calcext:value-type="float">
            <text:p>5793765</text:p>
          </table:table-cell>
          <table:table-cell/>
          <table:table-cell table:style-name="Default" office:value-type="float" office:value="5380528" calcext:value-type="float">
            <text:p>5380528</text:p>
          </table:table-cell>
          <table:table-cell table:style-name="Default" office:value-type="float" office:value="5442269" calcext:value-type="float">
            <text:p>5442269</text:p>
          </table:table-cell>
          <table:table-cell table:number-columns-repeated="1016"/>
        </table:table-row>
        <table:table-row table:style-name="ro1">
          <table:table-cell office:value-type="float" office:value="6816936" calcext:value-type="float">
            <text:p>6816936</text:p>
          </table:table-cell>
          <table:table-cell office:value-type="float" office:value="6536984" calcext:value-type="float">
            <text:p>6536984</text:p>
          </table:table-cell>
          <table:table-cell/>
          <table:table-cell office:value-type="float" office:value="5610923" calcext:value-type="float">
            <text:p>5610923</text:p>
          </table:table-cell>
          <table:table-cell office:value-type="float" office:value="5644343" calcext:value-type="float">
            <text:p>5644343</text:p>
          </table:table-cell>
          <table:table-cell/>
          <table:table-cell table:style-name="Default" office:value-type="float" office:value="5291078" calcext:value-type="float">
            <text:p>5291078</text:p>
          </table:table-cell>
          <table:table-cell table:style-name="Default" office:value-type="float" office:value="5322702" calcext:value-type="float">
            <text:p>5322702</text:p>
          </table:table-cell>
          <table:table-cell table:number-columns-repeated="1016"/>
        </table:table-row>
        <table:table-row table:style-name="ro1">
          <table:table-cell office:value-type="float" office:value="6907140" calcext:value-type="float">
            <text:p>6907140</text:p>
          </table:table-cell>
          <table:table-cell office:value-type="float" office:value="6621033" calcext:value-type="float">
            <text:p>6621033</text:p>
          </table:table-cell>
          <table:table-cell/>
          <table:table-cell office:value-type="float" office:value="5739475" calcext:value-type="float">
            <text:p>5739475</text:p>
          </table:table-cell>
          <table:table-cell office:value-type="float" office:value="5760435" calcext:value-type="float">
            <text:p>5760435</text:p>
          </table:table-cell>
          <table:table-cell/>
          <table:table-cell table:style-name="Default" office:value-type="float" office:value="5394985" calcext:value-type="float">
            <text:p>5394985</text:p>
          </table:table-cell>
          <table:table-cell table:style-name="Default" office:value-type="float" office:value="5434137" calcext:value-type="float">
            <text:p>5434137</text:p>
          </table:table-cell>
          <table:table-cell table:number-columns-repeated="1016"/>
        </table:table-row>
        <table:table-row table:style-name="ro1">
          <table:table-cell office:value-type="float" office:value="6754961" calcext:value-type="float">
            <text:p>6754961</text:p>
          </table:table-cell>
          <table:table-cell office:value-type="float" office:value="6459413" calcext:value-type="float">
            <text:p>6459413</text:p>
          </table:table-cell>
          <table:table-cell/>
          <table:table-cell office:value-type="float" office:value="5568243" calcext:value-type="float">
            <text:p>5568243</text:p>
          </table:table-cell>
          <table:table-cell office:value-type="float" office:value="5595956" calcext:value-type="float">
            <text:p>5595956</text:p>
          </table:table-cell>
          <table:table-cell/>
          <table:table-cell table:style-name="Default" office:value-type="float" office:value="5253432" calcext:value-type="float">
            <text:p>5253432</text:p>
          </table:table-cell>
          <table:table-cell table:style-name="Default" office:value-type="float" office:value="5268792" calcext:value-type="float">
            <text:p>5268792</text:p>
          </table:table-cell>
          <table:table-cell table:number-columns-repeated="1016"/>
        </table:table-row>
        <table:table-row table:style-name="ro1">
          <table:table-cell office:value-type="float" office:value="6839504" calcext:value-type="float">
            <text:p>6839504</text:p>
          </table:table-cell>
          <table:table-cell office:value-type="float" office:value="6548468" calcext:value-type="float">
            <text:p>6548468</text:p>
          </table:table-cell>
          <table:table-cell/>
          <table:table-cell office:value-type="float" office:value="5657415" calcext:value-type="float">
            <text:p>5657415</text:p>
          </table:table-cell>
          <table:table-cell office:value-type="float" office:value="5707770" calcext:value-type="float">
            <text:p>5707770</text:p>
          </table:table-cell>
          <table:table-cell/>
          <table:table-cell table:style-name="Default" office:value-type="float" office:value="5303728" calcext:value-type="float">
            <text:p>5303728</text:p>
          </table:table-cell>
          <table:table-cell table:style-name="Default" office:value-type="float" office:value="5350711" calcext:value-type="float">
            <text:p>5350711</text:p>
          </table:table-cell>
          <table:table-cell table:number-columns-repeated="1016"/>
        </table:table-row>
        <table:table-row table:style-name="ro1">
          <table:table-cell office:value-type="float" office:value="6809543" calcext:value-type="float">
            <text:p>6809543</text:p>
          </table:table-cell>
          <table:table-cell office:value-type="float" office:value="6536500" calcext:value-type="float">
            <text:p>6536500</text:p>
          </table:table-cell>
          <table:table-cell/>
          <table:table-cell office:value-type="float" office:value="5629866" calcext:value-type="float">
            <text:p>5629866</text:p>
          </table:table-cell>
          <table:table-cell office:value-type="float" office:value="5667359" calcext:value-type="float">
            <text:p>5667359</text:p>
          </table:table-cell>
          <table:table-cell/>
          <table:table-cell table:style-name="Default" office:value-type="float" office:value="5293488" calcext:value-type="float">
            <text:p>5293488</text:p>
          </table:table-cell>
          <table:table-cell table:style-name="Default" office:value-type="float" office:value="5326617" calcext:value-type="float">
            <text:p>5326617</text:p>
          </table:table-cell>
          <table:table-cell table:number-columns-repeated="1016"/>
        </table:table-row>
        <table:table-row table:style-name="ro1">
          <table:table-cell office:value-type="float" office:value="6908197" calcext:value-type="float">
            <text:p>6908197</text:p>
          </table:table-cell>
          <table:table-cell office:value-type="float" office:value="6626176" calcext:value-type="float">
            <text:p>6626176</text:p>
          </table:table-cell>
          <table:table-cell/>
          <table:table-cell office:value-type="float" office:value="5727310" calcext:value-type="float">
            <text:p>5727310</text:p>
          </table:table-cell>
          <table:table-cell office:value-type="float" office:value="5755856" calcext:value-type="float">
            <text:p>5755856</text:p>
          </table:table-cell>
          <table:table-cell/>
          <table:table-cell table:style-name="Default" office:value-type="float" office:value="5383841" calcext:value-type="float">
            <text:p>5383841</text:p>
          </table:table-cell>
          <table:table-cell table:style-name="Default" office:value-type="float" office:value="5437450" calcext:value-type="float">
            <text:p>5437450</text:p>
          </table:table-cell>
          <table:table-cell table:number-columns-repeated="1016"/>
        </table:table-row>
        <table:table-row table:style-name="ro1">
          <table:table-cell office:value-type="float" office:value="6827210" calcext:value-type="float">
            <text:p>6827210</text:p>
          </table:table-cell>
          <table:table-cell office:value-type="float" office:value="6546642" calcext:value-type="float">
            <text:p>6546642</text:p>
          </table:table-cell>
          <table:table-cell/>
          <table:table-cell office:value-type="float" office:value="5623796" calcext:value-type="float">
            <text:p>5623796</text:p>
          </table:table-cell>
          <table:table-cell office:value-type="float" office:value="5669122" calcext:value-type="float">
            <text:p>5669122</text:p>
          </table:table-cell>
          <table:table-cell/>
          <table:table-cell table:style-name="Default" office:value-type="float" office:value="5285658" calcext:value-type="float">
            <text:p>5285658</text:p>
          </table:table-cell>
          <table:table-cell table:style-name="Default" office:value-type="float" office:value="5338966" calcext:value-type="float">
            <text:p>5338966</text:p>
          </table:table-cell>
          <table:table-cell table:number-columns-repeated="1016"/>
        </table:table-row>
        <table:table-row table:style-name="ro1">
          <table:table-cell office:value-type="float" office:value="6931704" calcext:value-type="float">
            <text:p>6931704</text:p>
          </table:table-cell>
          <table:table-cell office:value-type="float" office:value="6646989" calcext:value-type="float">
            <text:p>6646989</text:p>
          </table:table-cell>
          <table:table-cell/>
          <table:table-cell office:value-type="float" office:value="5727694" calcext:value-type="float">
            <text:p>5727694</text:p>
          </table:table-cell>
          <table:table-cell office:value-type="float" office:value="5799418" calcext:value-type="float">
            <text:p>5799418</text:p>
          </table:table-cell>
          <table:table-cell/>
          <table:table-cell table:style-name="Default" office:value-type="float" office:value="5400707" calcext:value-type="float">
            <text:p>5400707</text:p>
          </table:table-cell>
          <table:table-cell table:style-name="Default" office:value-type="float" office:value="5460039" calcext:value-type="float">
            <text:p>5460039</text:p>
          </table:table-cell>
          <table:table-cell table:number-columns-repeated="1016"/>
        </table:table-row>
        <table:table-row table:style-name="ro1">
          <table:table-cell office:value-type="float" office:value="6824814" calcext:value-type="float">
            <text:p>6824814</text:p>
          </table:table-cell>
          <table:table-cell office:value-type="float" office:value="6528729" calcext:value-type="float">
            <text:p>6528729</text:p>
          </table:table-cell>
          <table:table-cell/>
          <table:table-cell office:value-type="float" office:value="5620626" calcext:value-type="float">
            <text:p>5620626</text:p>
          </table:table-cell>
          <table:table-cell office:value-type="float" office:value="5665504" calcext:value-type="float">
            <text:p>5665504</text:p>
          </table:table-cell>
          <table:table-cell/>
          <table:table-cell table:style-name="Default" office:value-type="float" office:value="5305837" calcext:value-type="float">
            <text:p>5305837</text:p>
          </table:table-cell>
          <table:table-cell table:style-name="Default" office:value-type="float" office:value="5335352" calcext:value-type="float">
            <text:p>5335352</text:p>
          </table:table-cell>
          <table:table-cell table:number-columns-repeated="1016"/>
        </table:table-row>
        <table:table-row table:style-name="ro1">
          <table:table-cell office:value-type="float" office:value="6924083" calcext:value-type="float">
            <text:p>6924083</text:p>
          </table:table-cell>
          <table:table-cell office:value-type="float" office:value="6639657" calcext:value-type="float">
            <text:p>6639657</text:p>
          </table:table-cell>
          <table:table-cell/>
          <table:table-cell office:value-type="float" office:value="5713962" calcext:value-type="float">
            <text:p>5713962</text:p>
          </table:table-cell>
          <table:table-cell office:value-type="float" office:value="5759057" calcext:value-type="float">
            <text:p>5759057</text:p>
          </table:table-cell>
          <table:table-cell/>
          <table:table-cell table:style-name="Default" office:value-type="float" office:value="5408839" calcext:value-type="float">
            <text:p>5408839</text:p>
          </table:table-cell>
          <table:table-cell table:style-name="Default" office:value-type="float" office:value="5439860" calcext:value-type="float">
            <text:p>5439860</text:p>
          </table:table-cell>
          <table:table-cell table:number-columns-repeated="1016"/>
        </table:table-row>
        <table:table-row table:style-name="ro1">
          <table:table-cell office:value-type="float" office:value="6814896" calcext:value-type="float">
            <text:p>6814896</text:p>
          </table:table-cell>
          <table:table-cell office:value-type="float" office:value="6545410" calcext:value-type="float">
            <text:p>6545410</text:p>
          </table:table-cell>
          <table:table-cell/>
          <table:table-cell office:value-type="float" office:value="5633289" calcext:value-type="float">
            <text:p>5633289</text:p>
          </table:table-cell>
          <table:table-cell office:value-type="float" office:value="5659239" calcext:value-type="float">
            <text:p>5659239</text:p>
          </table:table-cell>
          <table:table-cell/>
          <table:table-cell table:style-name="Default" office:value-type="float" office:value="5312763" calcext:value-type="float">
            <text:p>5312763</text:p>
          </table:table-cell>
          <table:table-cell table:style-name="Default" office:value-type="float" office:value="5351314" calcext:value-type="float">
            <text:p>5351314</text:p>
          </table:table-cell>
          <table:table-cell table:number-columns-repeated="1016"/>
        </table:table-row>
        <table:table-row table:style-name="ro1">
          <table:table-cell office:value-type="float" office:value="6912326" calcext:value-type="float">
            <text:p>6912326</text:p>
          </table:table-cell>
          <table:table-cell office:value-type="float" office:value="6623083" calcext:value-type="float">
            <text:p>6623083</text:p>
          </table:table-cell>
          <table:table-cell/>
          <table:table-cell office:value-type="float" office:value="5742538" calcext:value-type="float">
            <text:p>5742538</text:p>
          </table:table-cell>
          <table:table-cell office:value-type="float" office:value="5759459" calcext:value-type="float">
            <text:p>5759459</text:p>
          </table:table-cell>
          <table:table-cell/>
          <table:table-cell table:style-name="Default" office:value-type="float" office:value="5400406" calcext:value-type="float">
            <text:p>5400406</text:p>
          </table:table-cell>
          <table:table-cell table:style-name="Default" office:value-type="float" office:value="5422994" calcext:value-type="float">
            <text:p>5422994</text:p>
          </table:table-cell>
          <table:table-cell table:number-columns-repeated="1016"/>
        </table:table-row>
        <table:table-row table:style-name="ro1">
          <table:table-cell office:value-type="float" office:value="6757979" calcext:value-type="float">
            <text:p>6757979</text:p>
          </table:table-cell>
          <table:table-cell office:value-type="float" office:value="6475008" calcext:value-type="float">
            <text:p>6475008</text:p>
          </table:table-cell>
          <table:table-cell/>
          <table:table-cell office:value-type="float" office:value="5548593" calcext:value-type="float">
            <text:p>5548593</text:p>
          </table:table-cell>
          <table:table-cell office:value-type="float" office:value="5594172" calcext:value-type="float">
            <text:p>5594172</text:p>
          </table:table-cell>
          <table:table-cell/>
          <table:table-cell table:style-name="Default" office:value-type="float" office:value="5237770" calcext:value-type="float">
            <text:p>5237770</text:p>
          </table:table-cell>
          <table:table-cell table:style-name="Default" office:value-type="float" office:value="5283549" calcext:value-type="float">
            <text:p>5283549</text:p>
          </table:table-cell>
          <table:table-cell table:number-columns-repeated="1016"/>
        </table:table-row>
        <table:table-row table:style-name="ro1">
          <table:table-cell office:value-type="float" office:value="6878814" calcext:value-type="float">
            <text:p>6878814</text:p>
          </table:table-cell>
          <table:table-cell office:value-type="float" office:value="6599607" calcext:value-type="float">
            <text:p>6599607</text:p>
          </table:table-cell>
          <table:table-cell/>
          <table:table-cell office:value-type="float" office:value="5694788" calcext:value-type="float">
            <text:p>5694788</text:p>
          </table:table-cell>
          <table:table-cell office:value-type="float" office:value="5742752" calcext:value-type="float">
            <text:p>5742752</text:p>
          </table:table-cell>
          <table:table-cell/>
          <table:table-cell table:style-name="Default" office:value-type="float" office:value="5357638" calcext:value-type="float">
            <text:p>5357638</text:p>
          </table:table-cell>
          <table:table-cell table:style-name="Default" office:value-type="float" office:value="5411248" calcext:value-type="float">
            <text:p>5411248</text:p>
          </table:table-cell>
          <table:table-cell table:number-columns-repeated="1016"/>
        </table:table-row>
        <table:table-row table:style-name="ro1">
          <table:table-cell office:value-type="float" office:value="6809330" calcext:value-type="float">
            <text:p>6809330</text:p>
          </table:table-cell>
          <table:table-cell office:value-type="float" office:value="6537905" calcext:value-type="float">
            <text:p>6537905</text:p>
          </table:table-cell>
          <table:table-cell/>
          <table:table-cell office:value-type="float" office:value="5618577" calcext:value-type="float">
            <text:p>5618577</text:p>
          </table:table-cell>
          <table:table-cell office:value-type="float" office:value="5652204" calcext:value-type="float">
            <text:p>5652204</text:p>
          </table:table-cell>
          <table:table-cell/>
          <table:table-cell table:style-name="Default" office:value-type="float" office:value="5292585" calcext:value-type="float">
            <text:p>5292585</text:p>
          </table:table-cell>
          <table:table-cell table:style-name="Default" office:value-type="float" office:value="5343484" calcext:value-type="float">
            <text:p>5343484</text:p>
          </table:table-cell>
          <table:table-cell table:number-columns-repeated="1016"/>
        </table:table-row>
        <table:table-row table:style-name="ro1">
          <table:table-cell office:value-type="float" office:value="6935650" calcext:value-type="float">
            <text:p>6935650</text:p>
          </table:table-cell>
          <table:table-cell office:value-type="float" office:value="6646021" calcext:value-type="float">
            <text:p>6646021</text:p>
          </table:table-cell>
          <table:table-cell/>
          <table:table-cell office:value-type="float" office:value="5746727" calcext:value-type="float">
            <text:p>5746727</text:p>
          </table:table-cell>
          <table:table-cell office:value-type="float" office:value="5764957" calcext:value-type="float">
            <text:p>5764957</text:p>
          </table:table-cell>
          <table:table-cell/>
          <table:table-cell table:style-name="Default" office:value-type="float" office:value="5374203" calcext:value-type="float">
            <text:p>5374203</text:p>
          </table:table-cell>
          <table:table-cell table:style-name="Default" office:value-type="float" office:value="5425404" calcext:value-type="float">
            <text:p>5425404</text:p>
          </table:table-cell>
          <table:table-cell table:number-columns-repeated="1016"/>
        </table:table-row>
        <table:table-row table:style-name="ro1">
          <table:table-cell office:value-type="float" office:value="6782713" calcext:value-type="float">
            <text:p>6782713</text:p>
          </table:table-cell>
          <table:table-cell office:value-type="float" office:value="6503743" calcext:value-type="float">
            <text:p>6503743</text:p>
          </table:table-cell>
          <table:table-cell/>
          <table:table-cell office:value-type="float" office:value="5590669" calcext:value-type="float">
            <text:p>5590669</text:p>
          </table:table-cell>
          <table:table-cell office:value-type="float" office:value="5612484" calcext:value-type="float">
            <text:p>5612484</text:p>
          </table:table-cell>
          <table:table-cell/>
          <table:table-cell table:style-name="Default" office:value-type="float" office:value="5260057" calcext:value-type="float">
            <text:p>5260057</text:p>
          </table:table-cell>
          <table:table-cell table:style-name="Default" office:value-type="float" office:value="5282043" calcext:value-type="float">
            <text:p>5282043</text:p>
          </table:table-cell>
          <table:table-cell table:number-columns-repeated="1016"/>
        </table:table-row>
        <table:table-row table:style-name="ro1">
          <table:table-cell office:value-type="float" office:value="6903913" calcext:value-type="float">
            <text:p>6903913</text:p>
          </table:table-cell>
          <table:table-cell office:value-type="float" office:value="6601648" calcext:value-type="float">
            <text:p>6601648</text:p>
          </table:table-cell>
          <table:table-cell/>
          <table:table-cell office:value-type="float" office:value="5696471" calcext:value-type="float">
            <text:p>5696471</text:p>
          </table:table-cell>
          <table:table-cell office:value-type="float" office:value="5743108" calcext:value-type="float">
            <text:p>5743108</text:p>
          </table:table-cell>
          <table:table-cell/>
          <table:table-cell table:style-name="Default" office:value-type="float" office:value="5365771" calcext:value-type="float">
            <text:p>5365771</text:p>
          </table:table-cell>
          <table:table-cell table:style-name="Default" office:value-type="float" office:value="5404623" calcext:value-type="float">
            <text:p>5404623</text:p>
          </table:table-cell>
          <table:table-cell table:number-columns-repeated="1016"/>
        </table:table-row>
        <table:table-row table:style-name="ro1">
          <table:table-cell office:value-type="float" office:value="6839050" calcext:value-type="float">
            <text:p>6839050</text:p>
          </table:table-cell>
          <table:table-cell office:value-type="float" office:value="6534010" calcext:value-type="float">
            <text:p>6534010</text:p>
          </table:table-cell>
          <table:table-cell/>
          <table:table-cell office:value-type="float" office:value="5634423" calcext:value-type="float">
            <text:p>5634423</text:p>
          </table:table-cell>
          <table:table-cell office:value-type="float" office:value="5658539" calcext:value-type="float">
            <text:p>5658539</text:p>
          </table:table-cell>
          <table:table-cell/>
          <table:table-cell table:style-name="Default" office:value-type="float" office:value="5319088" calcext:value-type="float">
            <text:p>5319088</text:p>
          </table:table-cell>
          <table:table-cell table:style-name="Default" office:value-type="float" office:value="5346796" calcext:value-type="float">
            <text:p>5346796</text:p>
          </table:table-cell>
          <table:table-cell table:number-columns-repeated="1016"/>
        </table:table-row>
        <table:table-row table:style-name="ro1">
          <table:table-cell office:value-type="float" office:value="6861139" calcext:value-type="float">
            <text:p>6861139</text:p>
          </table:table-cell>
          <table:table-cell office:value-type="float" office:value="6569060" calcext:value-type="float">
            <text:p>6569060</text:p>
          </table:table-cell>
          <table:table-cell/>
          <table:table-cell office:value-type="float" office:value="5666443" calcext:value-type="float">
            <text:p>5666443</text:p>
          </table:table-cell>
          <table:table-cell office:value-type="float" office:value="5715629" calcext:value-type="float">
            <text:p>5715629</text:p>
          </table:table-cell>
          <table:table-cell/>
          <table:table-cell table:style-name="Default" office:value-type="float" office:value="5333243" calcext:value-type="float">
            <text:p>5333243</text:p>
          </table:table-cell>
          <table:table-cell table:style-name="Default" office:value-type="float" office:value="5369686" calcext:value-type="float">
            <text:p>5369686</text:p>
          </table:table-cell>
          <table:table-cell table:number-columns-repeated="1016"/>
        </table:table-row>
        <table:table-row table:style-name="ro1">
          <table:table-cell office:value-type="float" office:value="6740495" calcext:value-type="float">
            <text:p>6740495</text:p>
          </table:table-cell>
          <table:table-cell office:value-type="float" office:value="6447423" calcext:value-type="float">
            <text:p>6447423</text:p>
          </table:table-cell>
          <table:table-cell/>
          <table:table-cell office:value-type="float" office:value="5565011" calcext:value-type="float">
            <text:p>5565011</text:p>
          </table:table-cell>
          <table:table-cell office:value-type="float" office:value="5591473" calcext:value-type="float">
            <text:p>5591473</text:p>
          </table:table-cell>
          <table:table-cell/>
          <table:table-cell table:style-name="Default" office:value-type="float" office:value="5222109" calcext:value-type="float">
            <text:p>5222109</text:p>
          </table:table-cell>
          <table:table-cell table:style-name="Default" office:value-type="float" office:value="5266985" calcext:value-type="float">
            <text:p>5266985</text:p>
          </table:table-cell>
          <table:table-cell table:number-columns-repeated="1016"/>
        </table:table-row>
        <table:table-row table:style-name="ro1">
          <table:table-cell office:value-type="float" office:value="6880716" calcext:value-type="float">
            <text:p>6880716</text:p>
          </table:table-cell>
          <table:table-cell office:value-type="float" office:value="6602659" calcext:value-type="float">
            <text:p>6602659</text:p>
          </table:table-cell>
          <table:table-cell/>
          <table:table-cell office:value-type="float" office:value="5707867" calcext:value-type="float">
            <text:p>5707867</text:p>
          </table:table-cell>
          <table:table-cell office:value-type="float" office:value="5723733" calcext:value-type="float">
            <text:p>5723733</text:p>
          </table:table-cell>
          <table:table-cell/>
          <table:table-cell table:style-name="Default" office:value-type="float" office:value="5351615" calcext:value-type="float">
            <text:p>5351615</text:p>
          </table:table-cell>
          <table:table-cell table:style-name="Default" office:value-type="float" office:value="5404923" calcext:value-type="float">
            <text:p>5404923</text:p>
          </table:table-cell>
          <table:table-cell table:number-columns-repeated="1016"/>
        </table:table-row>
        <table:table-row table:style-name="ro1">
          <table:table-cell office:value-type="float" office:value="6808954" calcext:value-type="float">
            <text:p>6808954</text:p>
          </table:table-cell>
          <table:table-cell office:value-type="float" office:value="6509914" calcext:value-type="float">
            <text:p>6509914</text:p>
          </table:table-cell>
          <table:table-cell/>
          <table:table-cell office:value-type="float" office:value="5609781" calcext:value-type="float">
            <text:p>5609781</text:p>
          </table:table-cell>
          <table:table-cell office:value-type="float" office:value="5663870" calcext:value-type="float">
            <text:p>5663870</text:p>
          </table:table-cell>
          <table:table-cell/>
          <table:table-cell table:style-name="Default" office:value-type="float" office:value="5298307" calcext:value-type="float">
            <text:p>5298307</text:p>
          </table:table-cell>
          <table:table-cell table:style-name="Default" office:value-type="float" office:value="5329931" calcext:value-type="float">
            <text:p>5329931</text:p>
          </table:table-cell>
          <table:table-cell table:number-columns-repeated="1016"/>
        </table:table-row>
        <table:table-row table:style-name="ro1">
          <table:table-cell office:value-type="float" office:value="6962642" calcext:value-type="float">
            <text:p>6962642</text:p>
          </table:table-cell>
          <table:table-cell office:value-type="float" office:value="6667690" calcext:value-type="float">
            <text:p>6667690</text:p>
          </table:table-cell>
          <table:table-cell/>
          <table:table-cell office:value-type="float" office:value="5755047" calcext:value-type="float">
            <text:p>5755047</text:p>
          </table:table-cell>
          <table:table-cell office:value-type="float" office:value="5809925" calcext:value-type="float">
            <text:p>5809925</text:p>
          </table:table-cell>
          <table:table-cell/>
          <table:table-cell table:style-name="Default" office:value-type="float" office:value="5426609" calcext:value-type="float">
            <text:p>5426609</text:p>
          </table:table-cell>
          <table:table-cell table:style-name="Default" office:value-type="float" office:value="5461244" calcext:value-type="float">
            <text:p>5461244</text:p>
          </table:table-cell>
          <table:table-cell table:number-columns-repeated="1016"/>
        </table:table-row>
        <table:table-row table:style-name="ro1">
          <table:table-cell office:value-type="float" office:value="6837097" calcext:value-type="float">
            <text:p>6837097</text:p>
          </table:table-cell>
          <table:table-cell office:value-type="float" office:value="6548466" calcext:value-type="float">
            <text:p>6548466</text:p>
          </table:table-cell>
          <table:table-cell/>
          <table:table-cell office:value-type="float" office:value="5674216" calcext:value-type="float">
            <text:p>5674216</text:p>
          </table:table-cell>
          <table:table-cell office:value-type="float" office:value="5704496" calcext:value-type="float">
            <text:p>5704496</text:p>
          </table:table-cell>
          <table:table-cell/>
          <table:table-cell table:style-name="Default" office:value-type="float" office:value="5293187" calcext:value-type="float">
            <text:p>5293187</text:p>
          </table:table-cell>
          <table:table-cell table:style-name="Default" office:value-type="float" office:value="5346495" calcext:value-type="float">
            <text:p>5346495</text:p>
          </table:table-cell>
          <table:table-cell table:number-columns-repeated="1016"/>
        </table:table-row>
        <table:table-row table:style-name="ro1">
          <table:table-cell office:value-type="float" office:value="6927828" calcext:value-type="float">
            <text:p>6927828</text:p>
          </table:table-cell>
          <table:table-cell office:value-type="float" office:value="6639165" calcext:value-type="float">
            <text:p>6639165</text:p>
          </table:table-cell>
          <table:table-cell/>
          <table:table-cell office:value-type="float" office:value="5752936" calcext:value-type="float">
            <text:p>5752936</text:p>
          </table:table-cell>
          <table:table-cell office:value-type="float" office:value="5800675" calcext:value-type="float">
            <text:p>5800675</text:p>
          </table:table-cell>
          <table:table-cell/>
          <table:table-cell table:style-name="Default" office:value-type="float" office:value="5389865" calcext:value-type="float">
            <text:p>5389865</text:p>
          </table:table-cell>
          <table:table-cell table:style-name="Default" office:value-type="float" office:value="5405827" calcext:value-type="float">
            <text:p>5405827</text:p>
          </table:table-cell>
          <table:table-cell table:number-columns-repeated="1016"/>
        </table:table-row>
        <table:table-row table:style-name="ro1">
          <table:table-cell office:value-type="float" office:value="6841757" calcext:value-type="float">
            <text:p>6841757</text:p>
          </table:table-cell>
          <table:table-cell office:value-type="float" office:value="6565862" calcext:value-type="float">
            <text:p>6565862</text:p>
          </table:table-cell>
          <table:table-cell/>
          <table:table-cell office:value-type="float" office:value="5683032" calcext:value-type="float">
            <text:p>5683032</text:p>
          </table:table-cell>
          <table:table-cell office:value-type="float" office:value="5694719" calcext:value-type="float">
            <text:p>5694719</text:p>
          </table:table-cell>
          <table:table-cell/>
          <table:table-cell table:style-name="Default" office:value-type="float" office:value="5316377" calcext:value-type="float">
            <text:p>5316377</text:p>
          </table:table-cell>
          <table:table-cell table:style-name="Default" office:value-type="float" office:value="5356735" calcext:value-type="float">
            <text:p>5356735</text:p>
          </table:table-cell>
          <table:table-cell table:number-columns-repeated="1016"/>
        </table:table-row>
        <table:table-row table:style-name="ro1">
          <table:table-cell office:value-type="float" office:value="6900625" calcext:value-type="float">
            <text:p>6900625</text:p>
          </table:table-cell>
          <table:table-cell office:value-type="float" office:value="6620881" calcext:value-type="float">
            <text:p>6620881</text:p>
          </table:table-cell>
          <table:table-cell/>
          <table:table-cell office:value-type="float" office:value="5703285" calcext:value-type="float">
            <text:p>5703285</text:p>
          </table:table-cell>
          <table:table-cell office:value-type="float" office:value="5740560" calcext:value-type="float">
            <text:p>5740560</text:p>
          </table:table-cell>
          <table:table-cell/>
          <table:table-cell table:style-name="Default" office:value-type="float" office:value="5382636" calcext:value-type="float">
            <text:p>5382636</text:p>
          </table:table-cell>
          <table:table-cell table:style-name="Default" office:value-type="float" office:value="5392877" calcext:value-type="float">
            <text:p>5392877</text:p>
          </table:table-cell>
          <table:table-cell table:number-columns-repeated="1016"/>
        </table:table-row>
        <table:table-row table:style-name="ro1">
          <table:table-cell office:value-type="float" office:value="6813645" calcext:value-type="float">
            <text:p>6813645</text:p>
          </table:table-cell>
          <table:table-cell office:value-type="float" office:value="6544734" calcext:value-type="float">
            <text:p>6544734</text:p>
          </table:table-cell>
          <table:table-cell/>
          <table:table-cell office:value-type="float" office:value="5615825" calcext:value-type="float">
            <text:p>5615825</text:p>
          </table:table-cell>
          <table:table-cell office:value-type="float" office:value="5696041" calcext:value-type="float">
            <text:p>5696041</text:p>
          </table:table-cell>
          <table:table-cell/>
          <table:table-cell table:style-name="Default" office:value-type="float" office:value="5313365" calcext:value-type="float">
            <text:p>5313365</text:p>
          </table:table-cell>
          <table:table-cell table:style-name="Default" office:value-type="float" office:value="5341074" calcext:value-type="float">
            <text:p>5341074</text:p>
          </table:table-cell>
          <table:table-cell table:number-columns-repeated="1016"/>
        </table:table-row>
        <table:table-row table:style-name="ro1">
          <table:table-cell office:value-type="float" office:value="6863384" calcext:value-type="float">
            <text:p>6863384</text:p>
          </table:table-cell>
          <table:table-cell office:value-type="float" office:value="6590505" calcext:value-type="float">
            <text:p>6590505</text:p>
          </table:table-cell>
          <table:table-cell/>
          <table:table-cell office:value-type="float" office:value="5684031" calcext:value-type="float">
            <text:p>5684031</text:p>
          </table:table-cell>
          <table:table-cell office:value-type="float" office:value="5722991" calcext:value-type="float">
            <text:p>5722991</text:p>
          </table:table-cell>
          <table:table-cell/>
          <table:table-cell table:style-name="Default" office:value-type="float" office:value="5348603" calcext:value-type="float">
            <text:p>5348603</text:p>
          </table:table-cell>
          <table:table-cell table:style-name="Default" office:value-type="float" office:value="5374204" calcext:value-type="float">
            <text:p>5374204</text:p>
          </table:table-cell>
          <table:table-cell table:number-columns-repeated="1016"/>
        </table:table-row>
        <table:table-row table:style-name="ro1">
          <table:table-cell office:value-type="float" office:value="6800267" calcext:value-type="float">
            <text:p>6800267</text:p>
          </table:table-cell>
          <table:table-cell office:value-type="float" office:value="6520707" calcext:value-type="float">
            <text:p>6520707</text:p>
          </table:table-cell>
          <table:table-cell/>
          <table:table-cell office:value-type="float" office:value="5613257" calcext:value-type="float">
            <text:p>5613257</text:p>
          </table:table-cell>
          <table:table-cell office:value-type="float" office:value="5619115" calcext:value-type="float">
            <text:p>5619115</text:p>
          </table:table-cell>
          <table:table-cell/>
          <table:table-cell table:style-name="Default" office:value-type="float" office:value="5269093" calcext:value-type="float">
            <text:p>5269093</text:p>
          </table:table-cell>
          <table:table-cell table:style-name="Default" office:value-type="float" office:value="5307944" calcext:value-type="float">
            <text:p>5307944</text:p>
          </table:table-cell>
          <table:table-cell table:number-columns-repeated="1016"/>
        </table:table-row>
        <table:table-row table:style-name="ro1">
          <table:table-cell office:value-type="float" office:value="6940414" calcext:value-type="float">
            <text:p>6940414</text:p>
          </table:table-cell>
          <table:table-cell office:value-type="float" office:value="6661736" calcext:value-type="float">
            <text:p>6661736</text:p>
          </table:table-cell>
          <table:table-cell/>
          <table:table-cell office:value-type="float" office:value="5750993" calcext:value-type="float">
            <text:p>5750993</text:p>
          </table:table-cell>
          <table:table-cell office:value-type="float" office:value="5777834" calcext:value-type="float">
            <text:p>5777834</text:p>
          </table:table-cell>
          <table:table-cell/>
          <table:table-cell table:style-name="Default" office:value-type="float" office:value="5402213" calcext:value-type="float">
            <text:p>5402213</text:p>
          </table:table-cell>
          <table:table-cell table:style-name="Default" office:value-type="float" office:value="5452208" calcext:value-type="float">
            <text:p>5452208</text:p>
          </table:table-cell>
          <table:table-cell table:number-columns-repeated="1016"/>
        </table:table-row>
        <table:table-row table:style-name="ro1">
          <table:table-cell office:value-type="float" office:value="6779685" calcext:value-type="float">
            <text:p>6779685</text:p>
          </table:table-cell>
          <table:table-cell office:value-type="float" office:value="6496370" calcext:value-type="float">
            <text:p>6496370</text:p>
          </table:table-cell>
          <table:table-cell/>
          <table:table-cell office:value-type="float" office:value="5587590" calcext:value-type="float">
            <text:p>5587590</text:p>
          </table:table-cell>
          <table:table-cell office:value-type="float" office:value="5646861" calcext:value-type="float">
            <text:p>5646861</text:p>
          </table:table-cell>
          <table:table-cell/>
          <table:table-cell table:style-name="Default" office:value-type="float" office:value="5273912" calcext:value-type="float">
            <text:p>5273912</text:p>
          </table:table-cell>
          <table:table-cell table:style-name="Default" office:value-type="float" office:value="5321196" calcext:value-type="float">
            <text:p>5321196</text:p>
          </table:table-cell>
          <table:table-cell table:number-columns-repeated="1016"/>
        </table:table-row>
        <table:table-row table:style-name="ro1">
          <table:table-cell office:value-type="float" office:value="6911464" calcext:value-type="float">
            <text:p>6911464</text:p>
          </table:table-cell>
          <table:table-cell office:value-type="float" office:value="6629559" calcext:value-type="float">
            <text:p>6629559</text:p>
          </table:table-cell>
          <table:table-cell/>
          <table:table-cell office:value-type="float" office:value="5722006" calcext:value-type="float">
            <text:p>5722006</text:p>
          </table:table-cell>
          <table:table-cell office:value-type="float" office:value="5757745" calcext:value-type="float">
            <text:p>5757745</text:p>
          </table:table-cell>
          <table:table-cell/>
          <table:table-cell table:style-name="Default" office:value-type="float" office:value="5375709" calcext:value-type="float">
            <text:p>5375709</text:p>
          </table:table-cell>
          <table:table-cell table:style-name="Default" office:value-type="float" office:value="5413658" calcext:value-type="float">
            <text:p>5413658</text:p>
          </table:table-cell>
          <table:table-cell table:number-columns-repeated="1016"/>
        </table:table-row>
        <table:table-row table:style-name="ro1">
          <table:table-cell office:value-type="float" office:value="6847504" calcext:value-type="float">
            <text:p>6847504</text:p>
          </table:table-cell>
          <table:table-cell office:value-type="float" office:value="6552793" calcext:value-type="float">
            <text:p>6552793</text:p>
          </table:table-cell>
          <table:table-cell/>
          <table:table-cell office:value-type="float" office:value="5668259" calcext:value-type="float">
            <text:p>5668259</text:p>
          </table:table-cell>
          <table:table-cell office:value-type="float" office:value="5668755" calcext:value-type="float">
            <text:p>5668755</text:p>
          </table:table-cell>
          <table:table-cell/>
          <table:table-cell table:style-name="Default" office:value-type="float" office:value="5323003" calcext:value-type="float">
            <text:p>5323003</text:p>
          </table:table-cell>
          <table:table-cell table:style-name="Default" office:value-type="float" office:value="5324810" calcext:value-type="float">
            <text:p>5324810</text:p>
          </table:table-cell>
          <table:table-cell table:number-columns-repeated="1016"/>
        </table:table-row>
        <table:table-row table:style-name="ro1">
          <table:table-cell office:value-type="float" office:value="6875165" calcext:value-type="float">
            <text:p>6875165</text:p>
          </table:table-cell>
          <table:table-cell office:value-type="float" office:value="6601556" calcext:value-type="float">
            <text:p>6601556</text:p>
          </table:table-cell>
          <table:table-cell/>
          <table:table-cell office:value-type="float" office:value="5697669" calcext:value-type="float">
            <text:p>5697669</text:p>
          </table:table-cell>
          <table:table-cell office:value-type="float" office:value="5714686" calcext:value-type="float">
            <text:p>5714686</text:p>
          </table:table-cell>
          <table:table-cell/>
          <table:table-cell table:style-name="Default" office:value-type="float" office:value="5331738" calcext:value-type="float">
            <text:p>5331738</text:p>
          </table:table-cell>
          <table:table-cell table:style-name="Default" office:value-type="float" office:value="5388660" calcext:value-type="float">
            <text:p>5388660</text:p>
          </table:table-cell>
          <table:table-cell table:number-columns-repeated="1016"/>
        </table:table-row>
        <table:table-row table:style-name="ro1">
          <table:table-cell office:value-type="float" office:value="6747714" calcext:value-type="float">
            <text:p>6747714</text:p>
          </table:table-cell>
          <table:table-cell office:value-type="float" office:value="6464296" calcext:value-type="float">
            <text:p>6464296</text:p>
          </table:table-cell>
          <table:table-cell/>
          <table:table-cell office:value-type="float" office:value="5549856" calcext:value-type="float">
            <text:p>5549856</text:p>
          </table:table-cell>
          <table:table-cell office:value-type="float" office:value="5596064" calcext:value-type="float">
            <text:p>5596064</text:p>
          </table:table-cell>
          <table:table-cell/>
          <table:table-cell table:style-name="Default" office:value-type="float" office:value="5244999" calcext:value-type="float">
            <text:p>5244999</text:p>
          </table:table-cell>
          <table:table-cell table:style-name="Default" office:value-type="float" office:value="5269996" calcext:value-type="float">
            <text:p>5269996</text:p>
          </table:table-cell>
          <table:table-cell table:number-columns-repeated="1016"/>
        </table:table-row>
        <table:table-row table:style-name="ro1">
          <table:table-cell office:value-type="float" office:value="6851974" calcext:value-type="float">
            <text:p>6851974</text:p>
          </table:table-cell>
          <table:table-cell office:value-type="float" office:value="6569893" calcext:value-type="float">
            <text:p>6569893</text:p>
          </table:table-cell>
          <table:table-cell/>
          <table:table-cell office:value-type="float" office:value="5676092" calcext:value-type="float">
            <text:p>5676092</text:p>
          </table:table-cell>
          <table:table-cell office:value-type="float" office:value="5717738" calcext:value-type="float">
            <text:p>5717738</text:p>
          </table:table-cell>
          <table:table-cell/>
          <table:table-cell table:style-name="Default" office:value-type="float" office:value="5335653" calcext:value-type="float">
            <text:p>5335653</text:p>
          </table:table-cell>
          <table:table-cell table:style-name="Default" office:value-type="float" office:value="5380829" calcext:value-type="float">
            <text:p>5380829</text:p>
          </table:table-cell>
          <table:table-cell table:number-columns-repeated="1016"/>
        </table:table-row>
        <table:table-row table:style-name="ro1">
          <table:table-cell office:value-type="float" office:value="6785133" calcext:value-type="float">
            <text:p>6785133</text:p>
          </table:table-cell>
          <table:table-cell office:value-type="float" office:value="6495217" calcext:value-type="float">
            <text:p>6495217</text:p>
          </table:table-cell>
          <table:table-cell/>
          <table:table-cell office:value-type="float" office:value="5640953" calcext:value-type="float">
            <text:p>5640953</text:p>
          </table:table-cell>
          <table:table-cell office:value-type="float" office:value="5643631" calcext:value-type="float">
            <text:p>5643631</text:p>
          </table:table-cell>
          <table:table-cell/>
          <table:table-cell table:style-name="Default" office:value-type="float" office:value="5253131" calcext:value-type="float">
            <text:p>5253131</text:p>
          </table:table-cell>
          <table:table-cell table:style-name="Default" office:value-type="float" office:value="5304932" calcext:value-type="float">
            <text:p>5304932</text:p>
          </table:table-cell>
          <table:table-cell table:number-columns-repeated="1016"/>
        </table:table-row>
        <table:table-row table:style-name="ro1">
          <table:table-cell office:value-type="float" office:value="6880239" calcext:value-type="float">
            <text:p>6880239</text:p>
          </table:table-cell>
          <table:table-cell office:value-type="float" office:value="6607322" calcext:value-type="float">
            <text:p>6607322</text:p>
          </table:table-cell>
          <table:table-cell/>
          <table:table-cell office:value-type="float" office:value="5696213" calcext:value-type="float">
            <text:p>5696213</text:p>
          </table:table-cell>
          <table:table-cell office:value-type="float" office:value="5744179" calcext:value-type="float">
            <text:p>5744179</text:p>
          </table:table-cell>
          <table:table-cell/>
          <table:table-cell table:style-name="Default" office:value-type="float" office:value="5360951" calcext:value-type="float">
            <text:p>5360951</text:p>
          </table:table-cell>
          <table:table-cell table:style-name="Default" office:value-type="float" office:value="5394081" calcext:value-type="float">
            <text:p>5394081</text:p>
          </table:table-cell>
          <table:table-cell table:number-columns-repeated="1016"/>
        </table:table-row>
        <table:table-row table:style-name="ro1">
          <table:table-cell office:value-type="float" office:value="6824447" calcext:value-type="float">
            <text:p>6824447</text:p>
          </table:table-cell>
          <table:table-cell office:value-type="float" office:value="6543880" calcext:value-type="float">
            <text:p>6543880</text:p>
          </table:table-cell>
          <table:table-cell/>
          <table:table-cell office:value-type="float" office:value="5644948" calcext:value-type="float">
            <text:p>5644948</text:p>
          </table:table-cell>
          <table:table-cell office:value-type="float" office:value="5671842" calcext:value-type="float">
            <text:p>5671842</text:p>
          </table:table-cell>
          <table:table-cell/>
          <table:table-cell table:style-name="Default" office:value-type="float" office:value="5307342" calcext:value-type="float">
            <text:p>5307342</text:p>
          </table:table-cell>
          <table:table-cell table:style-name="Default" office:value-type="float" office:value="5321799" calcext:value-type="float">
            <text:p>5321799</text:p>
          </table:table-cell>
          <table:table-cell table:number-columns-repeated="1016"/>
        </table:table-row>
        <table:table-row table:style-name="ro1">
          <table:table-cell office:value-type="float" office:value="7000642" calcext:value-type="float">
            <text:p>7000642</text:p>
          </table:table-cell>
          <table:table-cell office:value-type="float" office:value="6704569" calcext:value-type="float">
            <text:p>6704569</text:p>
          </table:table-cell>
          <table:table-cell/>
          <table:table-cell office:value-type="float" office:value="5805281" calcext:value-type="float">
            <text:p>5805281</text:p>
          </table:table-cell>
          <table:table-cell office:value-type="float" office:value="5835019" calcext:value-type="float">
            <text:p>5835019</text:p>
          </table:table-cell>
          <table:table-cell/>
          <table:table-cell table:style-name="Default" office:value-type="float" office:value="5472688" calcext:value-type="float">
            <text:p>5472688</text:p>
          </table:table-cell>
          <table:table-cell table:style-name="Default" office:value-type="float" office:value="5510335" calcext:value-type="float">
            <text:p>5510335</text:p>
          </table:table-cell>
          <table:table-cell table:number-columns-repeated="1016"/>
        </table:table-row>
        <table:table-row table:style-name="ro1">
          <table:table-cell office:value-type="float" office:value="6886134" calcext:value-type="float">
            <text:p>6886134</text:p>
          </table:table-cell>
          <table:table-cell office:value-type="float" office:value="6593299" calcext:value-type="float">
            <text:p>6593299</text:p>
          </table:table-cell>
          <table:table-cell/>
          <table:table-cell office:value-type="float" office:value="5676845" calcext:value-type="float">
            <text:p>5676845</text:p>
          </table:table-cell>
          <table:table-cell office:value-type="float" office:value="5732995" calcext:value-type="float">
            <text:p>5732995</text:p>
          </table:table-cell>
          <table:table-cell/>
          <table:table-cell table:style-name="Default" office:value-type="float" office:value="5338062" calcext:value-type="float">
            <text:p>5338062</text:p>
          </table:table-cell>
          <table:table-cell table:style-name="Default" office:value-type="float" office:value="5394082" calcext:value-type="float">
            <text:p>5394082</text:p>
          </table:table-cell>
          <table:table-cell table:number-columns-repeated="1016"/>
        </table:table-row>
        <table:table-row table:style-name="ro1">
          <table:table-cell office:value-type="float" office:value="6927962" calcext:value-type="float">
            <text:p>6927962</text:p>
          </table:table-cell>
          <table:table-cell office:value-type="float" office:value="6648485" calcext:value-type="float">
            <text:p>6648485</text:p>
          </table:table-cell>
          <table:table-cell/>
          <table:table-cell office:value-type="float" office:value="5770386" calcext:value-type="float">
            <text:p>5770386</text:p>
          </table:table-cell>
          <table:table-cell office:value-type="float" office:value="5792520" calcext:value-type="float">
            <text:p>5792520</text:p>
          </table:table-cell>
          <table:table-cell/>
          <table:table-cell table:style-name="Default" office:value-type="float" office:value="5393177" calcext:value-type="float">
            <text:p>5393177</text:p>
          </table:table-cell>
          <table:table-cell table:style-name="Default" office:value-type="float" office:value="5412152" calcext:value-type="float">
            <text:p>5412152</text:p>
          </table:table-cell>
          <table:table-cell table:number-columns-repeated="1016"/>
        </table:table-row>
        <table:table-row table:style-name="ro1">
          <table:table-cell office:value-type="float" office:value="6804356" calcext:value-type="float">
            <text:p>6804356</text:p>
          </table:table-cell>
          <table:table-cell office:value-type="float" office:value="6520070" calcext:value-type="float">
            <text:p>6520070</text:p>
          </table:table-cell>
          <table:table-cell/>
          <table:table-cell office:value-type="float" office:value="5621353" calcext:value-type="float">
            <text:p>5621353</text:p>
          </table:table-cell>
          <table:table-cell office:value-type="float" office:value="5615703" calcext:value-type="float">
            <text:p>5615703</text:p>
          </table:table-cell>
          <table:table-cell/>
          <table:table-cell table:style-name="Default" office:value-type="float" office:value="5258852" calcext:value-type="float">
            <text:p>5258852</text:p>
          </table:table-cell>
          <table:table-cell table:style-name="Default" office:value-type="float" office:value="5307944" calcext:value-type="float">
            <text:p>5307944</text:p>
          </table:table-cell>
          <table:table-cell table:number-columns-repeated="1016"/>
        </table:table-row>
        <table:table-row table:style-name="ro1">
          <table:table-cell office:value-type="float" office:value="6854317" calcext:value-type="float">
            <text:p>6854317</text:p>
          </table:table-cell>
          <table:table-cell office:value-type="float" office:value="6583028" calcext:value-type="float">
            <text:p>6583028</text:p>
          </table:table-cell>
          <table:table-cell/>
          <table:table-cell office:value-type="float" office:value="5635340" calcext:value-type="float">
            <text:p>5635340</text:p>
          </table:table-cell>
          <table:table-cell office:value-type="float" office:value="5689922" calcext:value-type="float">
            <text:p>5689922</text:p>
          </table:table-cell>
          <table:table-cell/>
          <table:table-cell table:style-name="Default" office:value-type="float" office:value="5316678" calcext:value-type="float">
            <text:p>5316678</text:p>
          </table:table-cell>
          <table:table-cell table:style-name="Default" office:value-type="float" office:value="5365469" calcext:value-type="float">
            <text:p>5365469</text:p>
          </table:table-cell>
          <table:table-cell table:number-columns-repeated="1016"/>
        </table:table-row>
        <table:table-row table:style-name="ro1">
          <table:table-cell office:value-type="float" office:value="6739098" calcext:value-type="float">
            <text:p>6739098</text:p>
          </table:table-cell>
          <table:table-cell office:value-type="float" office:value="6464614" calcext:value-type="float">
            <text:p>6464614</text:p>
          </table:table-cell>
          <table:table-cell/>
          <table:table-cell office:value-type="float" office:value="5561474" calcext:value-type="float">
            <text:p>5561474</text:p>
          </table:table-cell>
          <table:table-cell office:value-type="float" office:value="5581003" calcext:value-type="float">
            <text:p>5581003</text:p>
          </table:table-cell>
          <table:table-cell/>
          <table:table-cell table:style-name="Default" office:value-type="float" office:value="5219399" calcext:value-type="float">
            <text:p>5219399</text:p>
          </table:table-cell>
          <table:table-cell table:style-name="Default" office:value-type="float" office:value="5276019" calcext:value-type="float">
            <text:p>5276019</text:p>
          </table:table-cell>
          <table:table-cell table:number-columns-repeated="1016"/>
        </table:table-row>
        <table:table-row table:style-name="ro1">
          <table:table-cell office:value-type="float" office:value="6831690" calcext:value-type="float">
            <text:p>6831690</text:p>
          </table:table-cell>
          <table:table-cell office:value-type="float" office:value="6541333" calcext:value-type="float">
            <text:p>6541333</text:p>
          </table:table-cell>
          <table:table-cell/>
          <table:table-cell office:value-type="float" office:value="5648876" calcext:value-type="float">
            <text:p>5648876</text:p>
          </table:table-cell>
          <table:table-cell office:value-type="float" office:value="5683176" calcext:value-type="float">
            <text:p>5683176</text:p>
          </table:table-cell>
          <table:table-cell/>
          <table:table-cell table:style-name="Default" office:value-type="float" office:value="5297403" calcext:value-type="float">
            <text:p>5297403</text:p>
          </table:table-cell>
          <table:table-cell table:style-name="Default" office:value-type="float" office:value="5362156" calcext:value-type="float">
            <text:p>5362156</text:p>
          </table:table-cell>
          <table:table-cell table:number-columns-repeated="1016"/>
        </table:table-row>
        <table:table-row table:style-name="ro1">
          <table:table-cell office:value-type="float" office:value="6798596" calcext:value-type="float">
            <text:p>6798596</text:p>
          </table:table-cell>
          <table:table-cell office:value-type="float" office:value="6510200" calcext:value-type="float">
            <text:p>6510200</text:p>
          </table:table-cell>
          <table:table-cell/>
          <table:table-cell office:value-type="float" office:value="5594245" calcext:value-type="float">
            <text:p>5594245</text:p>
          </table:table-cell>
          <table:table-cell office:value-type="float" office:value="5610281" calcext:value-type="float">
            <text:p>5610281</text:p>
          </table:table-cell>
          <table:table-cell/>
          <table:table-cell table:style-name="Default" office:value-type="float" office:value="5237469" calcext:value-type="float">
            <text:p>5237469</text:p>
          </table:table-cell>
          <table:table-cell table:style-name="Default" office:value-type="float" office:value="5277526" calcext:value-type="float">
            <text:p>5277526</text:p>
          </table:table-cell>
          <table:table-cell table:number-columns-repeated="1016"/>
        </table:table-row>
        <table:table-row table:style-name="ro1">
          <table:table-cell office:value-type="float" office:value="6892992" calcext:value-type="float">
            <text:p>6892992</text:p>
          </table:table-cell>
          <table:table-cell office:value-type="float" office:value="6614510" calcext:value-type="float">
            <text:p>6614510</text:p>
          </table:table-cell>
          <table:table-cell/>
          <table:table-cell office:value-type="float" office:value="5696955" calcext:value-type="float">
            <text:p>5696955</text:p>
          </table:table-cell>
          <table:table-cell office:value-type="float" office:value="5742378" calcext:value-type="float">
            <text:p>5742378</text:p>
          </table:table-cell>
          <table:table-cell/>
          <table:table-cell table:style-name="Default" office:value-type="float" office:value="5355832" calcext:value-type="float">
            <text:p>5355832</text:p>
          </table:table-cell>
          <table:table-cell table:style-name="Default" office:value-type="float" office:value="5407634" calcext:value-type="float">
            <text:p>5407634</text:p>
          </table:table-cell>
          <table:table-cell table:number-columns-repeated="1016"/>
        </table:table-row>
        <table:table-row table:style-name="ro1">
          <table:table-cell office:value-type="float" office:value="6849921" calcext:value-type="float">
            <text:p>6849921</text:p>
          </table:table-cell>
          <table:table-cell office:value-type="float" office:value="6578897" calcext:value-type="float">
            <text:p>6578897</text:p>
          </table:table-cell>
          <table:table-cell/>
          <table:table-cell office:value-type="float" office:value="5665170" calcext:value-type="float">
            <text:p>5665170</text:p>
          </table:table-cell>
          <table:table-cell office:value-type="float" office:value="5708362" calcext:value-type="float">
            <text:p>5708362</text:p>
          </table:table-cell>
          <table:table-cell/>
          <table:table-cell table:style-name="Default" office:value-type="float" office:value="5338966" calcext:value-type="float">
            <text:p>5338966</text:p>
          </table:table-cell>
          <table:table-cell table:style-name="Default" office:value-type="float" office:value="5371493" calcext:value-type="float">
            <text:p>5371493</text:p>
          </table:table-cell>
          <table:table-cell table:number-columns-repeated="1016"/>
        </table:table-row>
        <table:table-row table:style-name="ro1">
          <table:table-cell office:value-type="float" office:value="6997063" calcext:value-type="float">
            <text:p>6997063</text:p>
          </table:table-cell>
          <table:table-cell office:value-type="float" office:value="6706596" calcext:value-type="float">
            <text:p>6706596</text:p>
          </table:table-cell>
          <table:table-cell/>
          <table:table-cell office:value-type="float" office:value="5808755" calcext:value-type="float">
            <text:p>5808755</text:p>
          </table:table-cell>
          <table:table-cell office:value-type="float" office:value="5856161" calcext:value-type="float">
            <text:p>5856161</text:p>
          </table:table-cell>
          <table:table-cell/>
          <table:table-cell table:style-name="Default" office:value-type="float" office:value="5446787" calcext:value-type="float">
            <text:p>5446787</text:p>
          </table:table-cell>
          <table:table-cell table:style-name="Default" office:value-type="float" office:value="5475399" calcext:value-type="float">
            <text:p>5475399</text:p>
          </table:table-cell>
          <table:table-cell table:number-columns-repeated="1016"/>
        </table:table-row>
        <table:table-row table:style-name="ro1">
          <table:table-cell office:value-type="float" office:value="6803806" calcext:value-type="float">
            <text:p>6803806</text:p>
          </table:table-cell>
          <table:table-cell office:value-type="float" office:value="6520950" calcext:value-type="float">
            <text:p>6520950</text:p>
          </table:table-cell>
          <table:table-cell/>
          <table:table-cell office:value-type="float" office:value="5641556" calcext:value-type="float">
            <text:p>5641556</text:p>
          </table:table-cell>
          <table:table-cell office:value-type="float" office:value="5677788" calcext:value-type="float">
            <text:p>5677788</text:p>
          </table:table-cell>
          <table:table-cell/>
          <table:table-cell table:style-name="Default" office:value-type="float" office:value="5269092" calcext:value-type="float">
            <text:p>5269092</text:p>
          </table:table-cell>
          <table:table-cell table:style-name="Default" office:value-type="float" office:value="5294994" calcext:value-type="float">
            <text:p>5294994</text:p>
          </table:table-cell>
          <table:table-cell table:number-columns-repeated="1016"/>
        </table:table-row>
        <table:table-row table:style-name="ro1">
          <table:table-cell office:value-type="float" office:value="6893824" calcext:value-type="float">
            <text:p>6893824</text:p>
          </table:table-cell>
          <table:table-cell office:value-type="float" office:value="6597990" calcext:value-type="float">
            <text:p>6597990</text:p>
          </table:table-cell>
          <table:table-cell/>
          <table:table-cell office:value-type="float" office:value="5692964" calcext:value-type="float">
            <text:p>5692964</text:p>
          </table:table-cell>
          <table:table-cell office:value-type="float" office:value="5739673" calcext:value-type="float">
            <text:p>5739673</text:p>
          </table:table-cell>
          <table:table-cell/>
          <table:table-cell table:style-name="Default" office:value-type="float" office:value="5347098" calcext:value-type="float">
            <text:p>5347098</text:p>
          </table:table-cell>
          <table:table-cell table:style-name="Default" office:value-type="float" office:value="5402514" calcext:value-type="float">
            <text:p>5402514</text:p>
          </table:table-cell>
          <table:table-cell table:number-columns-repeated="1016"/>
        </table:table-row>
        <table:table-row table:style-name="ro1">
          <table:table-cell office:value-type="float" office:value="6803906" calcext:value-type="float">
            <text:p>6803906</text:p>
          </table:table-cell>
          <table:table-cell office:value-type="float" office:value="6510631" calcext:value-type="float">
            <text:p>6510631</text:p>
          </table:table-cell>
          <table:table-cell/>
          <table:table-cell office:value-type="float" office:value="5615658" calcext:value-type="float">
            <text:p>5615658</text:p>
          </table:table-cell>
          <table:table-cell office:value-type="float" office:value="5650813" calcext:value-type="float">
            <text:p>5650813</text:p>
          </table:table-cell>
          <table:table-cell/>
          <table:table-cell table:style-name="Default" office:value-type="float" office:value="5261865" calcext:value-type="float">
            <text:p>5261865</text:p>
          </table:table-cell>
          <table:table-cell table:style-name="Default" office:value-type="float" office:value="5287464" calcext:value-type="float">
            <text:p>5287464</text:p>
          </table:table-cell>
          <table:table-cell table:number-columns-repeated="1016"/>
        </table:table-row>
        <table:table-row table:style-name="ro1">
          <table:table-cell office:value-type="float" office:value="6902100" calcext:value-type="float">
            <text:p>6902100</text:p>
          </table:table-cell>
          <table:table-cell office:value-type="float" office:value="6616978" calcext:value-type="float">
            <text:p>6616978</text:p>
          </table:table-cell>
          <table:table-cell/>
          <table:table-cell office:value-type="float" office:value="5722544" calcext:value-type="float">
            <text:p>5722544</text:p>
          </table:table-cell>
          <table:table-cell office:value-type="float" office:value="5756701" calcext:value-type="float">
            <text:p>5756701</text:p>
          </table:table-cell>
          <table:table-cell/>
          <table:table-cell table:style-name="Default" office:value-type="float" office:value="5343483" calcext:value-type="float">
            <text:p>5343483</text:p>
          </table:table-cell>
          <table:table-cell table:style-name="Default" office:value-type="float" office:value="5377215" calcext:value-type="float">
            <text:p>5377215</text:p>
          </table:table-cell>
          <table:table-cell table:number-columns-repeated="1016"/>
        </table:table-row>
        <table:table-row table:style-name="ro1">
          <table:table-cell office:value-type="float" office:value="6735155" calcext:value-type="float">
            <text:p>6735155</text:p>
          </table:table-cell>
          <table:table-cell office:value-type="float" office:value="6459599" calcext:value-type="float">
            <text:p>6459599</text:p>
          </table:table-cell>
          <table:table-cell/>
          <table:table-cell office:value-type="float" office:value="5551772" calcext:value-type="float">
            <text:p>5551772</text:p>
          </table:table-cell>
          <table:table-cell office:value-type="float" office:value="5593704" calcext:value-type="float">
            <text:p>5593704</text:p>
          </table:table-cell>
          <table:table-cell/>
          <table:table-cell table:style-name="Default" office:value-type="float" office:value="5227831" calcext:value-type="float">
            <text:p>5227831</text:p>
          </table:table-cell>
          <table:table-cell table:style-name="Default" office:value-type="float" office:value="5276622" calcext:value-type="float">
            <text:p>5276622</text:p>
          </table:table-cell>
          <table:table-cell table:number-columns-repeated="1016"/>
        </table:table-row>
        <table:table-row table:style-name="ro1">
          <table:table-cell office:value-type="float" office:value="6839969" calcext:value-type="float">
            <text:p>6839969</text:p>
          </table:table-cell>
          <table:table-cell office:value-type="float" office:value="6556608" calcext:value-type="float">
            <text:p>6556608</text:p>
          </table:table-cell>
          <table:table-cell/>
          <table:table-cell office:value-type="float" office:value="5653221" calcext:value-type="float">
            <text:p>5653221</text:p>
          </table:table-cell>
          <table:table-cell office:value-type="float" office:value="5687649" calcext:value-type="float">
            <text:p>5687649</text:p>
          </table:table-cell>
          <table:table-cell/>
          <table:table-cell table:style-name="Default" office:value-type="float" office:value="5327220" calcext:value-type="float">
            <text:p>5327220</text:p>
          </table:table-cell>
          <table:table-cell table:style-name="Default" office:value-type="float" office:value="5369987" calcext:value-type="float">
            <text:p>5369987</text:p>
          </table:table-cell>
          <table:table-cell table:number-columns-repeated="1016"/>
        </table:table-row>
        <table:table-row table:style-name="ro1">
          <table:table-cell office:value-type="float" office:value="6795134" calcext:value-type="float">
            <text:p>6795134</text:p>
          </table:table-cell>
          <table:table-cell office:value-type="float" office:value="6519233" calcext:value-type="float">
            <text:p>6519233</text:p>
          </table:table-cell>
          <table:table-cell/>
          <table:table-cell office:value-type="float" office:value="5632215" calcext:value-type="float">
            <text:p>5632215</text:p>
          </table:table-cell>
          <table:table-cell office:value-type="float" office:value="5667374" calcext:value-type="float">
            <text:p>5667374</text:p>
          </table:table-cell>
          <table:table-cell/>
          <table:table-cell table:style-name="Default" office:value-type="float" office:value="5295596" calcext:value-type="float">
            <text:p>5295596</text:p>
          </table:table-cell>
          <table:table-cell table:style-name="Default" office:value-type="float" office:value="5320292" calcext:value-type="float">
            <text:p>5320292</text:p>
          </table:table-cell>
          <table:table-cell table:number-columns-repeated="1016"/>
        </table:table-row>
        <table:table-row table:style-name="ro1">
          <table:table-cell office:value-type="float" office:value="6921794" calcext:value-type="float">
            <text:p>6921794</text:p>
          </table:table-cell>
          <table:table-cell office:value-type="float" office:value="6647044" calcext:value-type="float">
            <text:p>6647044</text:p>
          </table:table-cell>
          <table:table-cell/>
          <table:table-cell office:value-type="float" office:value="5702439" calcext:value-type="float">
            <text:p>5702439</text:p>
          </table:table-cell>
          <table:table-cell office:value-type="float" office:value="5770425" calcext:value-type="float">
            <text:p>5770425</text:p>
          </table:table-cell>
          <table:table-cell/>
          <table:table-cell table:style-name="Default" office:value-type="float" office:value="5376613" calcext:value-type="float">
            <text:p>5376613</text:p>
          </table:table-cell>
          <table:table-cell table:style-name="Default" office:value-type="float" office:value="5415465" calcext:value-type="float">
            <text:p>5415465</text:p>
          </table:table-cell>
          <table:table-cell table:number-columns-repeated="1016"/>
        </table:table-row>
        <table:table-row table:style-name="ro1">
          <table:table-cell office:value-type="float" office:value="6840045" calcext:value-type="float">
            <text:p>6840045</text:p>
          </table:table-cell>
          <table:table-cell office:value-type="float" office:value="6569185" calcext:value-type="float">
            <text:p>6569185</text:p>
          </table:table-cell>
          <table:table-cell/>
          <table:table-cell office:value-type="float" office:value="5659918" calcext:value-type="float">
            <text:p>5659918</text:p>
          </table:table-cell>
          <table:table-cell office:value-type="float" office:value="5704121" calcext:value-type="float">
            <text:p>5704121</text:p>
          </table:table-cell>
          <table:table-cell/>
          <table:table-cell table:style-name="Default" office:value-type="float" office:value="5317582" calcext:value-type="float">
            <text:p>5317582</text:p>
          </table:table-cell>
          <table:table-cell table:style-name="Default" office:value-type="float" office:value="5363059" calcext:value-type="float">
            <text:p>5363059</text:p>
          </table:table-cell>
          <table:table-cell table:number-columns-repeated="1016"/>
        </table:table-row>
        <table:table-row table:style-name="ro1">
          <table:table-cell office:value-type="float" office:value="6980260" calcext:value-type="float">
            <text:p>6980260</text:p>
          </table:table-cell>
          <table:table-cell office:value-type="float" office:value="6685665" calcext:value-type="float">
            <text:p>6685665</text:p>
          </table:table-cell>
          <table:table-cell/>
          <table:table-cell office:value-type="float" office:value="5809790" calcext:value-type="float">
            <text:p>5809790</text:p>
          </table:table-cell>
          <table:table-cell office:value-type="float" office:value="5838887" calcext:value-type="float">
            <text:p>5838887</text:p>
          </table:table-cell>
          <table:table-cell/>
          <table:table-cell table:style-name="Default" office:value-type="float" office:value="5425404" calcext:value-type="float">
            <text:p>5425404</text:p>
          </table:table-cell>
          <table:table-cell table:style-name="Default" office:value-type="float" office:value="5483229" calcext:value-type="float">
            <text:p>5483229</text:p>
          </table:table-cell>
          <table:table-cell table:number-columns-repeated="1016"/>
        </table:table-row>
        <table:table-row table:style-name="ro1">
          <table:table-cell office:value-type="float" office:value="6797596" calcext:value-type="float">
            <text:p>6797596</text:p>
          </table:table-cell>
          <table:table-cell office:value-type="float" office:value="6512340" calcext:value-type="float">
            <text:p>6512340</text:p>
          </table:table-cell>
          <table:table-cell/>
          <table:table-cell office:value-type="float" office:value="5606006" calcext:value-type="float">
            <text:p>5606006</text:p>
          </table:table-cell>
          <table:table-cell office:value-type="float" office:value="5624067" calcext:value-type="float">
            <text:p>5624067</text:p>
          </table:table-cell>
          <table:table-cell/>
          <table:table-cell table:style-name="Default" office:value-type="float" office:value="5279634" calcext:value-type="float">
            <text:p>5279634</text:p>
          </table:table-cell>
          <table:table-cell table:style-name="Default" office:value-type="float" office:value="5322401" calcext:value-type="float">
            <text:p>5322401</text:p>
          </table:table-cell>
          <table:table-cell table:number-columns-repeated="1016"/>
        </table:table-row>
        <table:table-row table:style-name="ro1">
          <table:table-cell office:value-type="float" office:value="6846843" calcext:value-type="float">
            <text:p>6846843</text:p>
          </table:table-cell>
          <table:table-cell office:value-type="float" office:value="6565257" calcext:value-type="float">
            <text:p>6565257</text:p>
          </table:table-cell>
          <table:table-cell/>
          <table:table-cell office:value-type="float" office:value="5654507" calcext:value-type="float">
            <text:p>5654507</text:p>
          </table:table-cell>
          <table:table-cell office:value-type="float" office:value="5715591" calcext:value-type="float">
            <text:p>5715591</text:p>
          </table:table-cell>
          <table:table-cell/>
          <table:table-cell table:style-name="Default" office:value-type="float" office:value="5316980" calcext:value-type="float">
            <text:p>5316980</text:p>
          </table:table-cell>
          <table:table-cell table:style-name="Default" office:value-type="float" office:value="5369385" calcext:value-type="float">
            <text:p>5369385</text:p>
          </table:table-cell>
          <table:table-cell table:number-columns-repeated="1016"/>
        </table:table-row>
        <table:table-row table:style-name="ro1">
          <table:table-cell office:value-type="float" office:value="6775418" calcext:value-type="float">
            <text:p>6775418</text:p>
          </table:table-cell>
          <table:table-cell office:value-type="float" office:value="6496062" calcext:value-type="float">
            <text:p>6496062</text:p>
          </table:table-cell>
          <table:table-cell/>
          <table:table-cell office:value-type="float" office:value="5590629" calcext:value-type="float">
            <text:p>5590629</text:p>
          </table:table-cell>
          <table:table-cell office:value-type="float" office:value="5646070" calcext:value-type="float">
            <text:p>5646070</text:p>
          </table:table-cell>
          <table:table-cell/>
          <table:table-cell table:style-name="Default" office:value-type="float" office:value="5249215" calcext:value-type="float">
            <text:p>5249215</text:p>
          </table:table-cell>
          <table:table-cell table:style-name="Default" office:value-type="float" office:value="5287464" calcext:value-type="float">
            <text:p>5287464</text:p>
          </table:table-cell>
          <table:table-cell table:number-columns-repeated="1016"/>
        </table:table-row>
        <table:table-row table:style-name="ro1">
          <table:table-cell office:value-type="float" office:value="6873351" calcext:value-type="float">
            <text:p>6873351</text:p>
          </table:table-cell>
          <table:table-cell office:value-type="float" office:value="6580621" calcext:value-type="float">
            <text:p>6580621</text:p>
          </table:table-cell>
          <table:table-cell/>
          <table:table-cell office:value-type="float" office:value="5661529" calcext:value-type="float">
            <text:p>5661529</text:p>
          </table:table-cell>
          <table:table-cell office:value-type="float" office:value="5721624" calcext:value-type="float">
            <text:p>5721624</text:p>
          </table:table-cell>
          <table:table-cell/>
          <table:table-cell table:style-name="Default" office:value-type="float" office:value="5328726" calcext:value-type="float">
            <text:p>5328726</text:p>
          </table:table-cell>
          <table:table-cell table:style-name="Default" office:value-type="float" office:value="5370590" calcext:value-type="float">
            <text:p>5370590</text:p>
          </table:table-cell>
          <table:table-cell table:number-columns-repeated="1016"/>
        </table:table-row>
        <table:table-row table:style-name="ro1">
          <table:table-cell office:value-type="float" office:value="6826098" calcext:value-type="float">
            <text:p>6826098</text:p>
          </table:table-cell>
          <table:table-cell office:value-type="float" office:value="6515150" calcext:value-type="float">
            <text:p>6515150</text:p>
          </table:table-cell>
          <table:table-cell/>
          <table:table-cell office:value-type="float" office:value="5641494" calcext:value-type="float">
            <text:p>5641494</text:p>
          </table:table-cell>
          <table:table-cell office:value-type="float" office:value="5649406" calcext:value-type="float">
            <text:p>5649406</text:p>
          </table:table-cell>
          <table:table-cell/>
          <table:table-cell table:style-name="Default" office:value-type="float" office:value="5315173" calcext:value-type="float">
            <text:p>5315173</text:p>
          </table:table-cell>
          <table:table-cell table:style-name="Default" office:value-type="float" office:value="5311559" calcext:value-type="float">
            <text:p>5311559</text:p>
          </table:table-cell>
          <table:table-cell table:number-columns-repeated="1016"/>
        </table:table-row>
        <table:table-row table:style-name="ro1">
          <table:table-cell office:value-type="float" office:value="6865744" calcext:value-type="float">
            <text:p>6865744</text:p>
          </table:table-cell>
          <table:table-cell office:value-type="float" office:value="6577354" calcext:value-type="float">
            <text:p>6577354</text:p>
          </table:table-cell>
          <table:table-cell/>
          <table:table-cell office:value-type="float" office:value="5662954" calcext:value-type="float">
            <text:p>5662954</text:p>
          </table:table-cell>
          <table:table-cell office:value-type="float" office:value="5712936" calcext:value-type="float">
            <text:p>5712936</text:p>
          </table:table-cell>
          <table:table-cell/>
          <table:table-cell table:style-name="Default" office:value-type="float" office:value="5345592" calcext:value-type="float">
            <text:p>5345592</text:p>
          </table:table-cell>
          <table:table-cell table:style-name="Default" office:value-type="float" office:value="5378420" calcext:value-type="float">
            <text:p>5378420</text:p>
          </table:table-cell>
          <table:table-cell table:number-columns-repeated="1016"/>
        </table:table-row>
        <table:table-row table:style-name="ro1">
          <table:table-cell office:value-type="float" office:value="6800564" calcext:value-type="float">
            <text:p>6800564</text:p>
          </table:table-cell>
          <table:table-cell office:value-type="float" office:value="6517274" calcext:value-type="float">
            <text:p>6517274</text:p>
          </table:table-cell>
          <table:table-cell/>
          <table:table-cell office:value-type="float" office:value="5604577" calcext:value-type="float">
            <text:p>5604577</text:p>
          </table:table-cell>
          <table:table-cell office:value-type="float" office:value="5646801" calcext:value-type="float">
            <text:p>5646801</text:p>
          </table:table-cell>
          <table:table-cell/>
          <table:table-cell table:style-name="Default" office:value-type="float" office:value="5277827" calcext:value-type="float">
            <text:p>5277827</text:p>
          </table:table-cell>
          <table:table-cell table:style-name="Default" office:value-type="float" office:value="5302824" calcext:value-type="float">
            <text:p>5302824</text:p>
          </table:table-cell>
          <table:table-cell table:number-columns-repeated="1016"/>
        </table:table-row>
        <table:table-row table:style-name="ro1">
          <table:table-cell office:value-type="float" office:value="6914723" calcext:value-type="float">
            <text:p>6914723</text:p>
          </table:table-cell>
          <table:table-cell office:value-type="float" office:value="6640018" calcext:value-type="float">
            <text:p>6640018</text:p>
          </table:table-cell>
          <table:table-cell/>
          <table:table-cell office:value-type="float" office:value="5757937" calcext:value-type="float">
            <text:p>5757937</text:p>
          </table:table-cell>
          <table:table-cell office:value-type="float" office:value="5770505" calcext:value-type="float">
            <text:p>5770505</text:p>
          </table:table-cell>
          <table:table-cell/>
          <table:table-cell table:style-name="Default" office:value-type="float" office:value="5389564" calcext:value-type="float">
            <text:p>5389564</text:p>
          </table:table-cell>
          <table:table-cell table:style-name="Default" office:value-type="float" office:value="5432933" calcext:value-type="float">
            <text:p>5432933</text:p>
          </table:table-cell>
          <table:table-cell table:number-columns-repeated="1016"/>
        </table:table-row>
        <table:table-row table:style-name="ro1">
          <table:table-cell office:value-type="float" office:value="6808723" calcext:value-type="float">
            <text:p>6808723</text:p>
          </table:table-cell>
          <table:table-cell office:value-type="float" office:value="6522273" calcext:value-type="float">
            <text:p>6522273</text:p>
          </table:table-cell>
          <table:table-cell/>
          <table:table-cell office:value-type="float" office:value="5641850" calcext:value-type="float">
            <text:p>5641850</text:p>
          </table:table-cell>
          <table:table-cell office:value-type="float" office:value="5659581" calcext:value-type="float">
            <text:p>5659581</text:p>
          </table:table-cell>
          <table:table-cell/>
          <table:table-cell table:style-name="Default" office:value-type="float" office:value="5298608" calcext:value-type="float">
            <text:p>5298608</text:p>
          </table:table-cell>
          <table:table-cell table:style-name="Default" office:value-type="float" office:value="5323907" calcext:value-type="float">
            <text:p>5323907</text:p>
          </table:table-cell>
          <table:table-cell table:number-columns-repeated="1016"/>
        </table:table-row>
        <table:table-row table:style-name="ro1">
          <table:table-cell office:value-type="float" office:value="6918211" calcext:value-type="float">
            <text:p>6918211</text:p>
          </table:table-cell>
          <table:table-cell office:value-type="float" office:value="6651849" calcext:value-type="float">
            <text:p>6651849</text:p>
          </table:table-cell>
          <table:table-cell/>
          <table:table-cell office:value-type="float" office:value="5723012" calcext:value-type="float">
            <text:p>5723012</text:p>
          </table:table-cell>
          <table:table-cell office:value-type="float" office:value="5764123" calcext:value-type="float">
            <text:p>5764123</text:p>
          </table:table-cell>
          <table:table-cell/>
          <table:table-cell table:style-name="Default" office:value-type="float" office:value="5412754" calcext:value-type="float">
            <text:p>5412754</text:p>
          </table:table-cell>
          <table:table-cell table:style-name="Default" office:value-type="float" office:value="5444679" calcext:value-type="float">
            <text:p>5444679</text:p>
          </table:table-cell>
          <table:table-cell table:number-columns-repeated="1016"/>
        </table:table-row>
        <table:table-row table:style-name="ro1">
          <table:table-cell office:value-type="float" office:value="6745656" calcext:value-type="float">
            <text:p>6745656</text:p>
          </table:table-cell>
          <table:table-cell office:value-type="float" office:value="6457630" calcext:value-type="float">
            <text:p>6457630</text:p>
          </table:table-cell>
          <table:table-cell/>
          <table:table-cell office:value-type="float" office:value="5529948" calcext:value-type="float">
            <text:p>5529948</text:p>
          </table:table-cell>
          <table:table-cell office:value-type="float" office:value="5591530" calcext:value-type="float">
            <text:p>5591530</text:p>
          </table:table-cell>
          <table:table-cell/>
          <table:table-cell table:style-name="Default" office:value-type="float" office:value="5217290" calcext:value-type="float">
            <text:p>5217290</text:p>
          </table:table-cell>
          <table:table-cell table:style-name="Default" office:value-type="float" office:value="5264575" calcext:value-type="float">
            <text:p>5264575</text:p>
          </table:table-cell>
          <table:table-cell table:number-columns-repeated="1016"/>
        </table:table-row>
        <table:table-row table:style-name="ro1">
          <table:table-cell office:value-type="float" office:value="6873550" calcext:value-type="float">
            <text:p>6873550</text:p>
          </table:table-cell>
          <table:table-cell office:value-type="float" office:value="6588028" calcext:value-type="float">
            <text:p>6588028</text:p>
          </table:table-cell>
          <table:table-cell/>
          <table:table-cell office:value-type="float" office:value="5709223" calcext:value-type="float">
            <text:p>5709223</text:p>
          </table:table-cell>
          <table:table-cell office:value-type="float" office:value="5715689" calcext:value-type="float">
            <text:p>5715689</text:p>
          </table:table-cell>
          <table:table-cell/>
          <table:table-cell table:style-name="Default" office:value-type="float" office:value="5347700" calcext:value-type="float">
            <text:p>5347700</text:p>
          </table:table-cell>
          <table:table-cell table:style-name="Default" office:value-type="float" office:value="5394382" calcext:value-type="float">
            <text:p>5394382</text:p>
          </table:table-cell>
          <table:table-cell table:number-columns-repeated="1016"/>
        </table:table-row>
        <table:table-row table:style-name="ro1">
          <table:table-cell office:value-type="float" office:value="6767779" calcext:value-type="float">
            <text:p>6767779</text:p>
          </table:table-cell>
          <table:table-cell office:value-type="float" office:value="6487090" calcext:value-type="float">
            <text:p>6487090</text:p>
          </table:table-cell>
          <table:table-cell/>
          <table:table-cell office:value-type="float" office:value="5601775" calcext:value-type="float">
            <text:p>5601775</text:p>
          </table:table-cell>
          <table:table-cell office:value-type="float" office:value="5639002" calcext:value-type="float">
            <text:p>5639002</text:p>
          </table:table-cell>
          <table:table-cell/>
          <table:table-cell table:style-name="Default" office:value-type="float" office:value="5238071" calcext:value-type="float">
            <text:p>5238071</text:p>
          </table:table-cell>
          <table:table-cell table:style-name="Default" office:value-type="float" office:value="5279032" calcext:value-type="float">
            <text:p>5279032</text:p>
          </table:table-cell>
          <table:table-cell table:number-columns-repeated="1016"/>
        </table:table-row>
        <table:table-row table:style-name="ro1">
          <table:table-cell office:value-type="float" office:value="6847866" calcext:value-type="float">
            <text:p>6847866</text:p>
          </table:table-cell>
          <table:table-cell office:value-type="float" office:value="6557398" calcext:value-type="float">
            <text:p>6557398</text:p>
          </table:table-cell>
          <table:table-cell/>
          <table:table-cell office:value-type="float" office:value="5653985" calcext:value-type="float">
            <text:p>5653985</text:p>
          </table:table-cell>
          <table:table-cell office:value-type="float" office:value="5702102" calcext:value-type="float">
            <text:p>5702102</text:p>
          </table:table-cell>
          <table:table-cell/>
          <table:table-cell table:style-name="Default" office:value-type="float" office:value="5323907" calcext:value-type="float">
            <text:p>5323907</text:p>
          </table:table-cell>
          <table:table-cell table:style-name="Default" office:value-type="float" office:value="5368180" calcext:value-type="float">
            <text:p>5368180</text:p>
          </table:table-cell>
          <table:table-cell table:number-columns-repeated="1016"/>
        </table:table-row>
        <table:table-row table:style-name="ro1">
          <table:table-cell office:value-type="float" office:value="6736593" calcext:value-type="float">
            <text:p>6736593</text:p>
          </table:table-cell>
          <table:table-cell office:value-type="float" office:value="6443931" calcext:value-type="float">
            <text:p>6443931</text:p>
          </table:table-cell>
          <table:table-cell/>
          <table:table-cell office:value-type="float" office:value="5557448" calcext:value-type="float">
            <text:p>5557448</text:p>
          </table:table-cell>
          <table:table-cell office:value-type="float" office:value="5574991" calcext:value-type="float">
            <text:p>5574991</text:p>
          </table:table-cell>
          <table:table-cell/>
          <table:table-cell table:style-name="Default" office:value-type="float" office:value="5224519" calcext:value-type="float">
            <text:p>5224519</text:p>
          </table:table-cell>
          <table:table-cell table:style-name="Default" office:value-type="float" office:value="5246203" calcext:value-type="float">
            <text:p>5246203</text:p>
          </table:table-cell>
          <table:table-cell table:number-columns-repeated="1016"/>
        </table:table-row>
        <table:table-row table:style-name="ro1">
          <table:table-cell office:value-type="float" office:value="6923615" calcext:value-type="float">
            <text:p>6923615</text:p>
          </table:table-cell>
          <table:table-cell office:value-type="float" office:value="6627001" calcext:value-type="float">
            <text:p>6627001</text:p>
          </table:table-cell>
          <table:table-cell/>
          <table:table-cell office:value-type="float" office:value="5707325" calcext:value-type="float">
            <text:p>5707325</text:p>
          </table:table-cell>
          <table:table-cell office:value-type="float" office:value="5746029" calcext:value-type="float">
            <text:p>5746029</text:p>
          </table:table-cell>
          <table:table-cell/>
          <table:table-cell table:style-name="Default" office:value-type="float" office:value="5370891" calcext:value-type="float">
            <text:p>5370891</text:p>
          </table:table-cell>
          <table:table-cell table:style-name="Default" office:value-type="float" office:value="5416669" calcext:value-type="float">
            <text:p>5416669</text:p>
          </table:table-cell>
          <table:table-cell table:number-columns-repeated="1016"/>
        </table:table-row>
        <table:table-row table:style-name="ro1">
          <table:table-cell office:value-type="float" office:value="6871376" calcext:value-type="float">
            <text:p>6871376</text:p>
          </table:table-cell>
          <table:table-cell office:value-type="float" office:value="6582836" calcext:value-type="float">
            <text:p>6582836</text:p>
          </table:table-cell>
          <table:table-cell/>
          <table:table-cell office:value-type="float" office:value="5680896" calcext:value-type="float">
            <text:p>5680896</text:p>
          </table:table-cell>
          <table:table-cell office:value-type="float" office:value="5723050" calcext:value-type="float">
            <text:p>5723050</text:p>
          </table:table-cell>
          <table:table-cell/>
          <table:table-cell table:style-name="Default" office:value-type="float" office:value="5321799" calcext:value-type="float">
            <text:p>5321799</text:p>
          </table:table-cell>
          <table:table-cell table:style-name="Default" office:value-type="float" office:value="5377215" calcext:value-type="float">
            <text:p>5377215</text:p>
          </table:table-cell>
          <table:table-cell table:number-columns-repeated="1016"/>
        </table:table-row>
        <table:table-row table:style-name="ro1">
          <table:table-cell office:value-type="float" office:value="7012433" calcext:value-type="float">
            <text:p>7012433</text:p>
          </table:table-cell>
          <table:table-cell office:value-type="float" office:value="6732392" calcext:value-type="float">
            <text:p>6732392</text:p>
          </table:table-cell>
          <table:table-cell/>
          <table:table-cell office:value-type="float" office:value="5792900" calcext:value-type="float">
            <text:p>5792900</text:p>
          </table:table-cell>
          <table:table-cell office:value-type="float" office:value="5818320" calcext:value-type="float">
            <text:p>5818320</text:p>
          </table:table-cell>
          <table:table-cell/>
          <table:table-cell table:style-name="Default" office:value-type="float" office:value="5414862" calcext:value-type="float">
            <text:p>5414862</text:p>
          </table:table-cell>
          <table:table-cell table:style-name="Default" office:value-type="float" office:value="5465159" calcext:value-type="float">
            <text:p>5465159</text:p>
          </table:table-cell>
          <table:table-cell table:number-columns-repeated="1016"/>
        </table:table-row>
        <table:table-row table:style-name="ro1">
          <table:table-cell office:value-type="float" office:value="6897741" calcext:value-type="float">
            <text:p>6897741</text:p>
          </table:table-cell>
          <table:table-cell office:value-type="float" office:value="6602290" calcext:value-type="float">
            <text:p>6602290</text:p>
          </table:table-cell>
          <table:table-cell/>
          <table:table-cell office:value-type="float" office:value="5662687" calcext:value-type="float">
            <text:p>5662687</text:p>
          </table:table-cell>
          <table:table-cell office:value-type="float" office:value="5688783" calcext:value-type="float">
            <text:p>5688783</text:p>
          </table:table-cell>
          <table:table-cell/>
          <table:table-cell table:style-name="Default" office:value-type="float" office:value="5321799" calcext:value-type="float">
            <text:p>5321799</text:p>
          </table:table-cell>
          <table:table-cell table:style-name="Default" office:value-type="float" office:value="5350410" calcext:value-type="float">
            <text:p>5350410</text:p>
          </table:table-cell>
          <table:table-cell table:number-columns-repeated="1016"/>
        </table:table-row>
        <table:table-row table:style-name="ro1">
          <table:table-cell office:value-type="float" office:value="7017443" calcext:value-type="float">
            <text:p>7017443</text:p>
          </table:table-cell>
          <table:table-cell office:value-type="float" office:value="6732025" calcext:value-type="float">
            <text:p>6732025</text:p>
          </table:table-cell>
          <table:table-cell/>
          <table:table-cell office:value-type="float" office:value="5806629" calcext:value-type="float">
            <text:p>5806629</text:p>
          </table:table-cell>
          <table:table-cell office:value-type="float" office:value="5863183" calcext:value-type="float">
            <text:p>5863183</text:p>
          </table:table-cell>
          <table:table-cell/>
          <table:table-cell table:style-name="Default" office:value-type="float" office:value="5459738" calcext:value-type="float">
            <text:p>5459738</text:p>
          </table:table-cell>
          <table:table-cell table:style-name="Default" office:value-type="float" office:value="5507022" calcext:value-type="float">
            <text:p>5507022</text:p>
          </table:table-cell>
          <table:table-cell table:number-columns-repeated="1016"/>
        </table:table-row>
        <table:table-row table:style-name="ro1">
          <table:table-cell office:value-type="float" office:value="6848613" calcext:value-type="float">
            <text:p>6848613</text:p>
          </table:table-cell>
          <table:table-cell office:value-type="float" office:value="6550093" calcext:value-type="float">
            <text:p>6550093</text:p>
          </table:table-cell>
          <table:table-cell/>
          <table:table-cell office:value-type="float" office:value="5622555" calcext:value-type="float">
            <text:p>5622555</text:p>
          </table:table-cell>
          <table:table-cell office:value-type="float" office:value="5674359" calcext:value-type="float">
            <text:p>5674359</text:p>
          </table:table-cell>
          <table:table-cell/>
          <table:table-cell table:style-name="Default" office:value-type="float" office:value="5294693" calcext:value-type="float">
            <text:p>5294693</text:p>
          </table:table-cell>
          <table:table-cell table:style-name="Default" office:value-type="float" office:value="5347097" calcext:value-type="float">
            <text:p>5347097</text:p>
          </table:table-cell>
          <table:table-cell table:number-columns-repeated="1016"/>
        </table:table-row>
        <table:table-row table:style-name="ro1">
          <table:table-cell office:value-type="float" office:value="6923951" calcext:value-type="float">
            <text:p>6923951</text:p>
          </table:table-cell>
          <table:table-cell office:value-type="float" office:value="6647030" calcext:value-type="float">
            <text:p>6647030</text:p>
          </table:table-cell>
          <table:table-cell/>
          <table:table-cell office:value-type="float" office:value="5703092" calcext:value-type="float">
            <text:p>5703092</text:p>
          </table:table-cell>
          <table:table-cell office:value-type="float" office:value="5755649" calcext:value-type="float">
            <text:p>5755649</text:p>
          </table:table-cell>
          <table:table-cell/>
          <table:table-cell table:style-name="Default" office:value-type="float" office:value="5390768" calcext:value-type="float">
            <text:p>5390768</text:p>
          </table:table-cell>
          <table:table-cell table:style-name="Default" office:value-type="float" office:value="5424501" calcext:value-type="float">
            <text:p>5424501</text:p>
          </table:table-cell>
          <table:table-cell table:number-columns-repeated="1016"/>
        </table:table-row>
        <table:table-row table:style-name="ro1">
          <table:table-cell office:value-type="float" office:value="6771122" calcext:value-type="float">
            <text:p>6771122</text:p>
          </table:table-cell>
          <table:table-cell office:value-type="float" office:value="6491454" calcext:value-type="float">
            <text:p>6491454</text:p>
          </table:table-cell>
          <table:table-cell/>
          <table:table-cell office:value-type="float" office:value="5577612" calcext:value-type="float">
            <text:p>5577612</text:p>
          </table:table-cell>
          <table:table-cell office:value-type="float" office:value="5620957" calcext:value-type="float">
            <text:p>5620957</text:p>
          </table:table-cell>
          <table:table-cell/>
          <table:table-cell table:style-name="Default" office:value-type="float" office:value="5221506" calcext:value-type="float">
            <text:p>5221506</text:p>
          </table:table-cell>
          <table:table-cell table:style-name="Default" office:value-type="float" office:value="5273610" calcext:value-type="float">
            <text:p>5273610</text:p>
          </table:table-cell>
          <table:table-cell table:number-columns-repeated="1016"/>
        </table:table-row>
        <table:table-row table:style-name="ro1">
          <table:table-cell office:value-type="float" office:value="6891101" calcext:value-type="float">
            <text:p>6891101</text:p>
          </table:table-cell>
          <table:table-cell office:value-type="float" office:value="6592439" calcext:value-type="float">
            <text:p>6592439</text:p>
          </table:table-cell>
          <table:table-cell/>
          <table:table-cell office:value-type="float" office:value="5689042" calcext:value-type="float">
            <text:p>5689042</text:p>
          </table:table-cell>
          <table:table-cell office:value-type="float" office:value="5713895" calcext:value-type="float">
            <text:p>5713895</text:p>
          </table:table-cell>
          <table:table-cell/>
          <table:table-cell table:style-name="Default" office:value-type="float" office:value="5333846" calcext:value-type="float">
            <text:p>5333846</text:p>
          </table:table-cell>
          <table:table-cell table:style-name="Default" office:value-type="float" office:value="5383540" calcext:value-type="float">
            <text:p>5383540</text:p>
          </table:table-cell>
          <table:table-cell table:number-columns-repeated="1016"/>
        </table:table-row>
        <table:table-row table:style-name="ro1">
          <table:table-cell office:value-type="float" office:value="6740783" calcext:value-type="float">
            <text:p>6740783</text:p>
          </table:table-cell>
          <table:table-cell office:value-type="float" office:value="6460547" calcext:value-type="float">
            <text:p>6460547</text:p>
          </table:table-cell>
          <table:table-cell/>
          <table:table-cell office:value-type="float" office:value="5554610" calcext:value-type="float">
            <text:p>5554610</text:p>
          </table:table-cell>
          <table:table-cell office:value-type="float" office:value="5603796" calcext:value-type="float">
            <text:p>5603796</text:p>
          </table:table-cell>
          <table:table-cell/>
          <table:table-cell table:style-name="Default" office:value-type="float" office:value="5232651" calcext:value-type="float">
            <text:p>5232651</text:p>
          </table:table-cell>
          <table:table-cell table:style-name="Default" office:value-type="float" office:value="5258853" calcext:value-type="float">
            <text:p>5258853</text:p>
          </table:table-cell>
          <table:table-cell table:number-columns-repeated="1016"/>
        </table:table-row>
        <table:table-row table:style-name="ro1">
          <table:table-cell office:value-type="float" office:value="6913013" calcext:value-type="float">
            <text:p>6913013</text:p>
          </table:table-cell>
          <table:table-cell office:value-type="float" office:value="6628933" calcext:value-type="float">
            <text:p>6628933</text:p>
          </table:table-cell>
          <table:table-cell/>
          <table:table-cell office:value-type="float" office:value="5715349" calcext:value-type="float">
            <text:p>5715349</text:p>
          </table:table-cell>
          <table:table-cell office:value-type="float" office:value="5775983" calcext:value-type="float">
            <text:p>5775983</text:p>
          </table:table-cell>
          <table:table-cell/>
          <table:table-cell table:style-name="Default" office:value-type="float" office:value="5397695" calcext:value-type="float">
            <text:p>5397695</text:p>
          </table:table-cell>
          <table:table-cell table:style-name="Default" office:value-type="float" office:value="5438053" calcext:value-type="float">
            <text:p>5438053</text:p>
          </table:table-cell>
          <table:table-cell table:number-columns-repeated="1016"/>
        </table:table-row>
        <table:table-row table:style-name="ro1">
          <table:table-cell office:value-type="float" office:value="6825647" calcext:value-type="float">
            <text:p>6825647</text:p>
          </table:table-cell>
          <table:table-cell office:value-type="float" office:value="6541388" calcext:value-type="float">
            <text:p>6541388</text:p>
          </table:table-cell>
          <table:table-cell/>
          <table:table-cell office:value-type="float" office:value="5612348" calcext:value-type="float">
            <text:p>5612348</text:p>
          </table:table-cell>
          <table:table-cell office:value-type="float" office:value="5657606" calcext:value-type="float">
            <text:p>5657606</text:p>
          </table:table-cell>
          <table:table-cell/>
          <table:table-cell table:style-name="Default" office:value-type="float" office:value="5311860" calcext:value-type="float">
            <text:p>5311860</text:p>
          </table:table-cell>
          <table:table-cell table:style-name="Default" office:value-type="float" office:value="5341676" calcext:value-type="float">
            <text:p>5341676</text:p>
          </table:table-cell>
          <table:table-cell table:number-columns-repeated="1016"/>
        </table:table-row>
        <table:table-row table:style-name="ro1">
          <table:table-cell office:value-type="float" office:value="6937826" calcext:value-type="float">
            <text:p>6937826</text:p>
          </table:table-cell>
          <table:table-cell office:value-type="float" office:value="6655264" calcext:value-type="float">
            <text:p>6655264</text:p>
          </table:table-cell>
          <table:table-cell/>
          <table:table-cell office:value-type="float" office:value="5718731" calcext:value-type="float">
            <text:p>5718731</text:p>
          </table:table-cell>
          <table:table-cell office:value-type="float" office:value="5776564" calcext:value-type="float">
            <text:p>5776564</text:p>
          </table:table-cell>
          <table:table-cell/>
          <table:table-cell table:style-name="Default" office:value-type="float" office:value="5411248" calcext:value-type="float">
            <text:p>5411248</text:p>
          </table:table-cell>
          <table:table-cell table:style-name="Default" office:value-type="float" office:value="5455220" calcext:value-type="float">
            <text:p>5455220</text:p>
          </table:table-cell>
          <table:table-cell table:number-columns-repeated="1016"/>
        </table:table-row>
        <table:table-row table:style-name="ro1">
          <table:table-cell office:value-type="float" office:value="6829384" calcext:value-type="float">
            <text:p>6829384</text:p>
          </table:table-cell>
          <table:table-cell office:value-type="float" office:value="6532889" calcext:value-type="float">
            <text:p>6532889</text:p>
          </table:table-cell>
          <table:table-cell/>
          <table:table-cell office:value-type="float" office:value="5630555" calcext:value-type="float">
            <text:p>5630555</text:p>
          </table:table-cell>
          <table:table-cell office:value-type="float" office:value="5681254" calcext:value-type="float">
            <text:p>5681254</text:p>
          </table:table-cell>
          <table:table-cell/>
          <table:table-cell table:style-name="Default" office:value-type="float" office:value="5276924" calcext:value-type="float">
            <text:p>5276924</text:p>
          </table:table-cell>
          <table:table-cell table:style-name="Default" office:value-type="float" office:value="5338062" calcext:value-type="float">
            <text:p>5338062</text:p>
          </table:table-cell>
          <table:table-cell table:number-columns-repeated="1016"/>
        </table:table-row>
        <table:table-row table:style-name="ro1">
          <table:table-cell office:value-type="float" office:value="6888313" calcext:value-type="float">
            <text:p>6888313</text:p>
          </table:table-cell>
          <table:table-cell office:value-type="float" office:value="6616349" calcext:value-type="float">
            <text:p>6616349</text:p>
          </table:table-cell>
          <table:table-cell/>
          <table:table-cell office:value-type="float" office:value="5715310" calcext:value-type="float">
            <text:p>5715310</text:p>
          </table:table-cell>
          <table:table-cell office:value-type="float" office:value="5749599" calcext:value-type="float">
            <text:p>5749599</text:p>
          </table:table-cell>
          <table:table-cell/>
          <table:table-cell table:style-name="Default" office:value-type="float" office:value="5381130" calcext:value-type="float">
            <text:p>5381130</text:p>
          </table:table-cell>
          <table:table-cell table:style-name="Default" office:value-type="float" office:value="5427813" calcext:value-type="float">
            <text:p>5427813</text:p>
          </table:table-cell>
          <table:table-cell table:number-columns-repeated="1016"/>
        </table:table-row>
        <table:table-row table:style-name="ro1">
          <table:table-cell office:value-type="float" office:value="6722931" calcext:value-type="float">
            <text:p>6722931</text:p>
          </table:table-cell>
          <table:table-cell office:value-type="float" office:value="6430027" calcext:value-type="float">
            <text:p>6430027</text:p>
          </table:table-cell>
          <table:table-cell/>
          <table:table-cell office:value-type="float" office:value="5525099" calcext:value-type="float">
            <text:p>5525099</text:p>
          </table:table-cell>
          <table:table-cell office:value-type="float" office:value="5575076" calcext:value-type="float">
            <text:p>5575076</text:p>
          </table:table-cell>
          <table:table-cell/>
          <table:table-cell table:style-name="Default" office:value-type="float" office:value="5205845" calcext:value-type="float">
            <text:p>5205845</text:p>
          </table:table-cell>
          <table:table-cell table:style-name="Default" office:value-type="float" office:value="5241083" calcext:value-type="float">
            <text:p>5241083</text:p>
          </table:table-cell>
          <table:table-cell table:number-columns-repeated="1016"/>
        </table:table-row>
        <table:table-row table:style-name="ro1">
          <table:table-cell office:value-type="float" office:value="6877034" calcext:value-type="float">
            <text:p>6877034</text:p>
          </table:table-cell>
          <table:table-cell office:value-type="float" office:value="6579185" calcext:value-type="float">
            <text:p>6579185</text:p>
          </table:table-cell>
          <table:table-cell/>
          <table:table-cell office:value-type="float" office:value="5670872" calcext:value-type="float">
            <text:p>5670872</text:p>
          </table:table-cell>
          <table:table-cell office:value-type="float" office:value="5740191" calcext:value-type="float">
            <text:p>5740191</text:p>
          </table:table-cell>
          <table:table-cell/>
          <table:table-cell table:style-name="Default" office:value-type="float" office:value="5336255" calcext:value-type="float">
            <text:p>5336255</text:p>
          </table:table-cell>
          <table:table-cell table:style-name="Default" office:value-type="float" office:value="5397997" calcext:value-type="float">
            <text:p>5397997</text:p>
          </table:table-cell>
          <table:table-cell table:number-columns-repeated="1016"/>
        </table:table-row>
        <table:table-row table:style-name="ro1">
          <table:table-cell office:value-type="float" office:value="6709832" calcext:value-type="float">
            <text:p>6709832</text:p>
          </table:table-cell>
          <table:table-cell office:value-type="float" office:value="6436474" calcext:value-type="float">
            <text:p>6436474</text:p>
          </table:table-cell>
          <table:table-cell/>
          <table:table-cell office:value-type="float" office:value="5554677" calcext:value-type="float">
            <text:p>5554677</text:p>
          </table:table-cell>
          <table:table-cell office:value-type="float" office:value="5578704" calcext:value-type="float">
            <text:p>5578704</text:p>
          </table:table-cell>
          <table:table-cell/>
          <table:table-cell table:style-name="Default" office:value-type="float" office:value="5191389" calcext:value-type="float">
            <text:p>5191389</text:p>
          </table:table-cell>
          <table:table-cell table:style-name="Default" office:value-type="float" office:value="5247710" calcext:value-type="float">
            <text:p>5247710</text:p>
          </table:table-cell>
          <table:table-cell table:number-columns-repeated="1016"/>
        </table:table-row>
        <table:table-row table:style-name="ro1">
          <table:table-cell office:value-type="float" office:value="6920917" calcext:value-type="float">
            <text:p>6920917</text:p>
          </table:table-cell>
          <table:table-cell office:value-type="float" office:value="6631863" calcext:value-type="float">
            <text:p>6631863</text:p>
          </table:table-cell>
          <table:table-cell/>
          <table:table-cell office:value-type="float" office:value="5708989" calcext:value-type="float">
            <text:p>5708989</text:p>
          </table:table-cell>
          <table:table-cell office:value-type="float" office:value="5761461" calcext:value-type="float">
            <text:p>5761461</text:p>
          </table:table-cell>
          <table:table-cell/>
          <table:table-cell table:style-name="Default" office:value-type="float" office:value="5376312" calcext:value-type="float">
            <text:p>5376312</text:p>
          </table:table-cell>
          <table:table-cell table:style-name="Default" office:value-type="float" office:value="5416368" calcext:value-type="float">
            <text:p>5416368</text:p>
          </table:table-cell>
          <table:table-cell table:number-columns-repeated="1016"/>
        </table:table-row>
        <table:table-row table:style-name="ro1">
          <table:table-cell office:value-type="float" office:value="6820105" calcext:value-type="float">
            <text:p>6820105</text:p>
          </table:table-cell>
          <table:table-cell office:value-type="float" office:value="6549127" calcext:value-type="float">
            <text:p>6549127</text:p>
          </table:table-cell>
          <table:table-cell/>
          <table:table-cell office:value-type="float" office:value="5643637" calcext:value-type="float">
            <text:p>5643637</text:p>
          </table:table-cell>
          <table:table-cell office:value-type="float" office:value="5675819" calcext:value-type="float">
            <text:p>5675819</text:p>
          </table:table-cell>
          <table:table-cell/>
          <table:table-cell table:style-name="Default" office:value-type="float" office:value="5326918" calcext:value-type="float">
            <text:p>5326918</text:p>
          </table:table-cell>
          <table:table-cell table:style-name="Default" office:value-type="float" office:value="5349206" calcext:value-type="float">
            <text:p>5349206</text:p>
          </table:table-cell>
          <table:table-cell table:number-columns-repeated="1016"/>
        </table:table-row>
        <table:table-row table:style-name="ro1">
          <table:table-cell office:value-type="float" office:value="6973980" calcext:value-type="float">
            <text:p>6973980</text:p>
          </table:table-cell>
          <table:table-cell office:value-type="float" office:value="6693147" calcext:value-type="float">
            <text:p>6693147</text:p>
          </table:table-cell>
          <table:table-cell/>
          <table:table-cell office:value-type="float" office:value="5769670" calcext:value-type="float">
            <text:p>5769670</text:p>
          </table:table-cell>
          <table:table-cell office:value-type="float" office:value="5833766" calcext:value-type="float">
            <text:p>5833766</text:p>
          </table:table-cell>
          <table:table-cell/>
          <table:table-cell table:style-name="Default" office:value-type="float" office:value="5425403" calcext:value-type="float">
            <text:p>5425403</text:p>
          </table:table-cell>
          <table:table-cell table:style-name="Default" office:value-type="float" office:value="5473290" calcext:value-type="float">
            <text:p>5473290</text:p>
          </table:table-cell>
          <table:table-cell table:number-columns-repeated="1016"/>
        </table:table-row>
        <table:table-row table:style-name="ro1">
          <table:table-cell office:value-type="float" office:value="6877126" calcext:value-type="float">
            <text:p>6877126</text:p>
          </table:table-cell>
          <table:table-cell office:value-type="float" office:value="6588615" calcext:value-type="float">
            <text:p>6588615</text:p>
          </table:table-cell>
          <table:table-cell/>
          <table:table-cell office:value-type="float" office:value="5708070" calcext:value-type="float">
            <text:p>5708070</text:p>
          </table:table-cell>
          <table:table-cell office:value-type="float" office:value="5725593" calcext:value-type="float">
            <text:p>5725593</text:p>
          </table:table-cell>
          <table:table-cell/>
          <table:table-cell table:style-name="Default" office:value-type="float" office:value="5360048" calcext:value-type="float">
            <text:p>5360048</text:p>
          </table:table-cell>
          <table:table-cell table:style-name="Default" office:value-type="float" office:value="5365470" calcext:value-type="float">
            <text:p>5365470</text:p>
          </table:table-cell>
          <table:table-cell table:number-columns-repeated="1016"/>
        </table:table-row>
        <table:table-row table:style-name="ro1">
          <table:table-cell office:value-type="float" office:value="6934593" calcext:value-type="float">
            <text:p>6934593</text:p>
          </table:table-cell>
          <table:table-cell office:value-type="float" office:value="6647443" calcext:value-type="float">
            <text:p>6647443</text:p>
          </table:table-cell>
          <table:table-cell/>
          <table:table-cell office:value-type="float" office:value="5738368" calcext:value-type="float">
            <text:p>5738368</text:p>
          </table:table-cell>
          <table:table-cell office:value-type="float" office:value="5788214" calcext:value-type="float">
            <text:p>5788214</text:p>
          </table:table-cell>
          <table:table-cell/>
          <table:table-cell table:style-name="Default" office:value-type="float" office:value="5395286" calcext:value-type="float">
            <text:p>5395286</text:p>
          </table:table-cell>
          <table:table-cell table:style-name="Default" office:value-type="float" office:value="5435945" calcext:value-type="float">
            <text:p>5435945</text:p>
          </table:table-cell>
          <table:table-cell table:number-columns-repeated="1016"/>
        </table:table-row>
        <table:table-row table:style-name="ro1">
          <table:table-cell office:value-type="float" office:value="6787836" calcext:value-type="float">
            <text:p>6787836</text:p>
          </table:table-cell>
          <table:table-cell office:value-type="float" office:value="6502378" calcext:value-type="float">
            <text:p>6502378</text:p>
          </table:table-cell>
          <table:table-cell/>
          <table:table-cell office:value-type="float" office:value="5579618" calcext:value-type="float">
            <text:p>5579618</text:p>
          </table:table-cell>
          <table:table-cell office:value-type="float" office:value="5631514" calcext:value-type="float">
            <text:p>5631514</text:p>
          </table:table-cell>
          <table:table-cell/>
          <table:table-cell table:style-name="Default" office:value-type="float" office:value="5266382" calcext:value-type="float">
            <text:p>5266382</text:p>
          </table:table-cell>
          <table:table-cell table:style-name="Default" office:value-type="float" office:value="5301319" calcext:value-type="float">
            <text:p>5301319</text:p>
          </table:table-cell>
          <table:table-cell table:number-columns-repeated="1016"/>
        </table:table-row>
        <table:table-row table:style-name="ro1">
          <table:table-cell office:value-type="float" office:value="6939639" calcext:value-type="float">
            <text:p>6939639</text:p>
          </table:table-cell>
          <table:table-cell office:value-type="float" office:value="6661195" calcext:value-type="float">
            <text:p>6661195</text:p>
          </table:table-cell>
          <table:table-cell/>
          <table:table-cell office:value-type="float" office:value="5764970" calcext:value-type="float">
            <text:p>5764970</text:p>
          </table:table-cell>
          <table:table-cell office:value-type="float" office:value="5816896" calcext:value-type="float">
            <text:p>5816896</text:p>
          </table:table-cell>
          <table:table-cell/>
          <table:table-cell table:style-name="Default" office:value-type="float" office:value="5401008" calcext:value-type="float">
            <text:p>5401008</text:p>
          </table:table-cell>
          <table:table-cell table:style-name="Default" office:value-type="float" office:value="5448293" calcext:value-type="float">
            <text:p>5448293</text:p>
          </table:table-cell>
          <table:table-cell table:number-columns-repeated="1016"/>
        </table:table-row>
        <table:table-row table:style-name="ro1">
          <table:table-cell office:value-type="float" office:value="6741499" calcext:value-type="float">
            <text:p>6741499</text:p>
          </table:table-cell>
          <table:table-cell office:value-type="float" office:value="6461558" calcext:value-type="float">
            <text:p>6461558</text:p>
          </table:table-cell>
          <table:table-cell/>
          <table:table-cell office:value-type="float" office:value="5550987" calcext:value-type="float">
            <text:p>5550987</text:p>
          </table:table-cell>
          <table:table-cell office:value-type="float" office:value="5596901" calcext:value-type="float">
            <text:p>5596901</text:p>
          </table:table-cell>
          <table:table-cell/>
          <table:table-cell table:style-name="Default" office:value-type="float" office:value="5222712" calcext:value-type="float">
            <text:p>5222712</text:p>
          </table:table-cell>
          <table:table-cell table:style-name="Default" office:value-type="float" office:value="5273610" calcext:value-type="float">
            <text:p>5273610</text:p>
          </table:table-cell>
          <table:table-cell table:number-columns-repeated="1016"/>
        </table:table-row>
        <table:table-row table:style-name="ro1">
          <table:table-cell office:value-type="float" office:value="6880526" calcext:value-type="float">
            <text:p>6880526</text:p>
          </table:table-cell>
          <table:table-cell office:value-type="float" office:value="6604781" calcext:value-type="float">
            <text:p>6604781</text:p>
          </table:table-cell>
          <table:table-cell/>
          <table:table-cell office:value-type="float" office:value="5696822" calcext:value-type="float">
            <text:p>5696822</text:p>
          </table:table-cell>
          <table:table-cell office:value-type="float" office:value="5728629" calcext:value-type="float">
            <text:p>5728629</text:p>
          </table:table-cell>
          <table:table-cell/>
          <table:table-cell table:style-name="Default" office:value-type="float" office:value="5328425" calcext:value-type="float">
            <text:p>5328425</text:p>
          </table:table-cell>
          <table:table-cell table:style-name="Default" office:value-type="float" office:value="5407333" calcext:value-type="float">
            <text:p>5407333</text:p>
          </table:table-cell>
          <table:table-cell table:number-columns-repeated="1016"/>
        </table:table-row>
        <table:table-row table:style-name="ro1">
          <table:table-cell office:value-type="float" office:value="6774275" calcext:value-type="float">
            <text:p>6774275</text:p>
          </table:table-cell>
          <table:table-cell office:value-type="float" office:value="6487926" calcext:value-type="float">
            <text:p>6487926</text:p>
          </table:table-cell>
          <table:table-cell/>
          <table:table-cell office:value-type="float" office:value="5577810" calcext:value-type="float">
            <text:p>5577810</text:p>
          </table:table-cell>
          <table:table-cell office:value-type="float" office:value="5619618" calcext:value-type="float">
            <text:p>5619618</text:p>
          </table:table-cell>
          <table:table-cell/>
          <table:table-cell table:style-name="Default" office:value-type="float" office:value="5236565" calcext:value-type="float">
            <text:p>5236565</text:p>
          </table:table-cell>
          <table:table-cell table:style-name="Default" office:value-type="float" office:value="5288971" calcext:value-type="float">
            <text:p>5288971</text:p>
          </table:table-cell>
          <table:table-cell table:number-columns-repeated="1016"/>
        </table:table-row>
        <table:table-row table:style-name="ro1">
          <table:table-cell office:value-type="float" office:value="6938165" calcext:value-type="float">
            <text:p>6938165</text:p>
          </table:table-cell>
          <table:table-cell office:value-type="float" office:value="6650044" calcext:value-type="float">
            <text:p>6650044</text:p>
          </table:table-cell>
          <table:table-cell/>
          <table:table-cell office:value-type="float" office:value="5749151" calcext:value-type="float">
            <text:p>5749151</text:p>
          </table:table-cell>
          <table:table-cell office:value-type="float" office:value="5814135" calcext:value-type="float">
            <text:p>5814135</text:p>
          </table:table-cell>
          <table:table-cell/>
          <table:table-cell table:style-name="Default" office:value-type="float" office:value="5395286" calcext:value-type="float">
            <text:p>5395286</text:p>
          </table:table-cell>
          <table:table-cell table:style-name="Default" office:value-type="float" office:value="5460642" calcext:value-type="float">
            <text:p>5460642</text:p>
          </table:table-cell>
          <table:table-cell table:number-columns-repeated="1016"/>
        </table:table-row>
        <table:table-row table:style-name="ro1">
          <table:table-cell office:value-type="float" office:value="6873652" calcext:value-type="float">
            <text:p>6873652</text:p>
          </table:table-cell>
          <table:table-cell office:value-type="float" office:value="6584808" calcext:value-type="float">
            <text:p>6584808</text:p>
          </table:table-cell>
          <table:table-cell/>
          <table:table-cell office:value-type="float" office:value="5672433" calcext:value-type="float">
            <text:p>5672433</text:p>
          </table:table-cell>
          <table:table-cell office:value-type="float" office:value="5716456" calcext:value-type="float">
            <text:p>5716456</text:p>
          </table:table-cell>
          <table:table-cell/>
          <table:table-cell table:style-name="Default" office:value-type="float" office:value="5344086" calcext:value-type="float">
            <text:p>5344086</text:p>
          </table:table-cell>
          <table:table-cell table:style-name="Default" office:value-type="float" office:value="5381431" calcext:value-type="float">
            <text:p>5381431</text:p>
          </table:table-cell>
          <table:table-cell table:number-columns-repeated="1016"/>
        </table:table-row>
        <table:table-row table:style-name="ro1">
          <table:table-cell office:value-type="float" office:value="6941416" calcext:value-type="float">
            <text:p>6941416</text:p>
          </table:table-cell>
          <table:table-cell office:value-type="float" office:value="6644664" calcext:value-type="float">
            <text:p>6644664</text:p>
          </table:table-cell>
          <table:table-cell/>
          <table:table-cell office:value-type="float" office:value="5715049" calcext:value-type="float">
            <text:p>5715049</text:p>
          </table:table-cell>
          <table:table-cell office:value-type="float" office:value="5768149" calcext:value-type="float">
            <text:p>5768149</text:p>
          </table:table-cell>
          <table:table-cell/>
          <table:table-cell table:style-name="Default" office:value-type="float" office:value="5401912" calcext:value-type="float">
            <text:p>5401912</text:p>
          </table:table-cell>
          <table:table-cell table:style-name="Default" office:value-type="float" office:value="5436848" calcext:value-type="float">
            <text:p>5436848</text:p>
          </table:table-cell>
          <table:table-cell table:number-columns-repeated="1016"/>
        </table:table-row>
        <table:table-row table:style-name="ro1">
          <table:table-cell office:value-type="float" office:value="6812587" calcext:value-type="float">
            <text:p>6812587</text:p>
          </table:table-cell>
          <table:table-cell office:value-type="float" office:value="6519734" calcext:value-type="float">
            <text:p>6519734</text:p>
          </table:table-cell>
          <table:table-cell/>
          <table:table-cell office:value-type="float" office:value="5632934" calcext:value-type="float">
            <text:p>5632934</text:p>
          </table:table-cell>
          <table:table-cell office:value-type="float" office:value="5671491" calcext:value-type="float">
            <text:p>5671491</text:p>
          </table:table-cell>
          <table:table-cell/>
          <table:table-cell table:style-name="Default" office:value-type="float" office:value="5260358" calcext:value-type="float">
            <text:p>5260358</text:p>
          </table:table-cell>
          <table:table-cell table:style-name="Default" office:value-type="float" office:value="5308246" calcext:value-type="float">
            <text:p>5308246</text:p>
          </table:table-cell>
          <table:table-cell table:number-columns-repeated="1016"/>
        </table:table-row>
        <table:table-row table:style-name="ro1">
          <table:table-cell office:value-type="float" office:value="6916478" calcext:value-type="float">
            <text:p>6916478</text:p>
          </table:table-cell>
          <table:table-cell office:value-type="float" office:value="6624203" calcext:value-type="float">
            <text:p>6624203</text:p>
          </table:table-cell>
          <table:table-cell/>
          <table:table-cell office:value-type="float" office:value="5736823" calcext:value-type="float">
            <text:p>5736823</text:p>
          </table:table-cell>
          <table:table-cell office:value-type="float" office:value="5795474" calcext:value-type="float">
            <text:p>5795474</text:p>
          </table:table-cell>
          <table:table-cell/>
          <table:table-cell table:style-name="Default" office:value-type="float" office:value="5385046" calcext:value-type="float">
            <text:p>5385046</text:p>
          </table:table-cell>
          <table:table-cell table:style-name="Default" office:value-type="float" office:value="5416368" calcext:value-type="float">
            <text:p>5416368</text:p>
          </table:table-cell>
          <table:table-cell table:number-columns-repeated="1016"/>
        </table:table-row>
        <table:table-row table:style-name="ro1">
          <table:table-cell office:value-type="float" office:value="6779027" calcext:value-type="float">
            <text:p>6779027</text:p>
          </table:table-cell>
          <table:table-cell office:value-type="float" office:value="6481747" calcext:value-type="float">
            <text:p>6481747</text:p>
          </table:table-cell>
          <table:table-cell/>
          <table:table-cell office:value-type="float" office:value="5602046" calcext:value-type="float">
            <text:p>5602046</text:p>
          </table:table-cell>
          <table:table-cell office:value-type="float" office:value="5646887" calcext:value-type="float">
            <text:p>5646887</text:p>
          </table:table-cell>
          <table:table-cell/>
          <table:table-cell table:style-name="Default" office:value-type="float" office:value="5253130" calcext:value-type="float">
            <text:p>5253130</text:p>
          </table:table-cell>
          <table:table-cell table:style-name="Default" office:value-type="float" office:value="5284754" calcext:value-type="float">
            <text:p>5284754</text:p>
          </table:table-cell>
          <table:table-cell table:number-columns-repeated="1016"/>
        </table:table-row>
        <table:table-row table:style-name="ro1" table:number-rows-repeated="10483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3" loext:min-decimal-places="3" number:min-integer-digits="1"/>
      <number:text>%</number:text>
    </number:percentage-style>
    <number:number-style style:name="N122">
      <number:number number:decimal-places="16" loext:min-decimal-places="1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/00/0000</text:date>, <text:time style:data-style-name="N2" text:time-value="19:39:47.7718715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18:18:22.119210312</meta:creation-date>
    <dc:title>monospace</dc:title>
    <meta:generator>LibreOffice/6.2.3.2$Linux_X86_64 LibreOffice_project/20$Build-2</meta:generator>
    <meta:editing-duration>PT17M27S</meta:editing-duration>
    <meta:editing-cycles>4</meta:editing-cycles>
    <dc:date>2019-05-20T20:43:38.023222140</dc:date>
    <meta:document-statistic meta:table-count="1" meta:cell-count="1578" meta:object-count="1"/>
    <meta:template xlink:type="simple" xlink:actuate="onRequest" xlink:title="monospace" xlink:href="../../../home/ryan/.config/libreoffice/4/user/template/monospace.ots" meta:date="2019-05-20T18:18:21.79219896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Bitstream Vera Sans Mono'" style:font-style-name="Roman" style:font-family-generic="modern" style:font-pitch="fixed" fo:font-size="13pt" style:font-size-asian="13pt" style:font-size-complex="13pt"/>
    </style:style>
    <style:style style:name="ch3" style:family="chart">
      <style:chart-properties style:rotation-angle="0"/>
      <style:text-properties fo:font-family="'Bitstream Vera Sans Mono'" style:font-style-name="Roman" style:font-family-generic="modern" style:font-pitch="fixed" fo:font-size="11pt" style:font-size-asian="11pt" style:font-size-complex="11pt"/>
    </style:style>
    <style:style style:name="ch4" style:family="chart">
      <style:graphic-properties draw:stroke="none" svg:stroke-color="#b3b3b3" draw:fill="solid" draw:fill-color="#ffffff"/>
      <style:text-properties fo:font-family="'Bitstream Vera Sans Mono'" style:font-style-name="Roman" style:font-family-generic="modern" style:font-pitch="fixed"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Bitstream Vera Sans Mono'" style:font-style-name="Roman" style:font-family-generic="modern" style:font-pitch="fixed"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'Bitstream Vera Sans Mono'" style:font-style-name="Roman" style:font-family-generic="modern" style:font-pitch="fixed"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Bitstream Vera Sans Mono'" style:font-style-name="Roman" style:font-family-generic="modern" style:font-pitch="fixed" fo:font-size="10pt" style:font-size-asian="10pt" style:font-size-complex="10pt"/>
    </style:style>
    <style:style style:name="ch9" style:family="chart">
      <style:chart-properties style:rotation-angle="90"/>
      <style:text-properties fo:font-family="'Bitstream Vera Sans Mono'" style:font-style-name="Roman" style:font-family-generic="modern" style:font-pitch="fixed"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00ff" draw:fill-color="#ff00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9.402cm" svg:height="20.825cm" xlink:href=".." xlink:type="simple" chart:class="chart:line" chart:style-name="ch1">
        <chart:title svg:x="14.723cm" svg:y="0.552cm" chart:style-name="ch2">
          <text:p>min(wholeUpdate) per tick of 100 runs</text:p>
        </chart:title>
        <chart:subtitle svg:x="17.846cm" svg:y="1.358cm" chart:style-name="ch3">
          <text:p>lower is better</text:p>
        </chart:subtitle>
        <chart:legend svg:x="28.055cm" svg:y="11.826cm" style:legend-expansion="custom" chartooo:width="8.761cm" chartooo:height="3.088cm" style:legend-expansion-aspect-ratio="2.83711139896373" chart:style-name="ch4"/>
        <chart:plot-area chart:style-name="ch5" table:cell-range-address="Sheet1.A1:Sheet1.B261 Sheet1.D1:Sheet1.E261 Sheet1.G1:Sheet1.H261" chart:data-source-has-labels="row" svg:x="1.128cm" svg:y="2.054cm" svg:width="37.035cm" svg:height="18.282cm">
          <chartooo:coordinate-region svg:x="2.861cm" svg:y="2.253cm" svg:width="35.302cm" svg:height="17.103cm"/>
          <chart:axis chart:dimension="x" chart:name="primary-x" chart:style-name="ch6">
            <chart:title svg:x="18.569cm" svg:y="20.265cm" chart:style-name="ch7">
              <text:p>tick number</text:p>
            </chart:title>
          </chart:axis>
          <chart:axis chart:dimension="y" chart:name="primary-y" chart:style-name="ch8">
            <chart:title svg:x="0.22cm" svg:y="12.734cm" chart:style-name="ch9">
              <text:p>update time (ns)</text:p>
            </chart:title>
            <chart:grid chart:style-name="ch10" chart:class="major"/>
          </chart:axis>
          <chart:series chart:style-name="ch11" chart:values-cell-range-address="Sheet1.A2:Sheet1.A261" chart:label-cell-address="Sheet1.A1:Sheet1.A1" chart:class="chart:line">
            <chart:data-point chart:repeated="260"/>
          </chart:series>
          <chart:series chart:style-name="ch12" chart:values-cell-range-address="Sheet1.B2:Sheet1.B261" chart:label-cell-address="Sheet1.B1:Sheet1.B1" chart:class="chart:line">
            <chart:data-point chart:repeated="260"/>
          </chart:series>
          <chart:series chart:style-name="ch13" chart:values-cell-range-address="Sheet1.D2:Sheet1.D261" chart:label-cell-address="Sheet1.D1:Sheet1.D1" chart:class="chart:line">
            <chart:data-point chart:repeated="260"/>
          </chart:series>
          <chart:series chart:style-name="ch14" chart:values-cell-range-address="Sheet1.E2:Sheet1.E261" chart:label-cell-address="Sheet1.E1:Sheet1.E1" chart:class="chart:line">
            <chart:data-point chart:repeated="260"/>
          </chart:series>
          <chart:series chart:style-name="ch15" chart:values-cell-range-address="Sheet1.G2:Sheet1.G261" chart:label-cell-address="Sheet1.G1:Sheet1.G1" chart:class="chart:line">
            <chart:data-point chart:repeated="260"/>
          </chart:series>
          <chart:series chart:style-name="ch16" chart:values-cell-range-address="Sheet1.H2:Sheet1.H261" chart:label-cell-address="Sheet1.H1:Sheet1.H1" chart:class="chart:line">
            <chart:data-point chart:repeated="26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17.33 Min</text:p>
                <draw:g>
                  <svg:desc>Sheet1.A1:Sheet1.A1</svg:desc>
                </draw:g>
              </table:table-cell>
              <table:table-cell office:value-type="string">
                <text:p>0.17.33 Direct</text:p>
                <draw:g>
                  <svg:desc>Sheet1.B1:Sheet1.B1</svg:desc>
                </draw:g>
              </table:table-cell>
              <table:table-cell office:value-type="string">
                <text:p>0.17.34 Min</text:p>
                <draw:g>
                  <svg:desc>Sheet1.D1:Sheet1.D1</svg:desc>
                </draw:g>
              </table:table-cell>
              <table:table-cell office:value-type="string">
                <text:p>0.17.34 Direct</text:p>
                <draw:g>
                  <svg:desc>Sheet1.E1:Sheet1.E1</svg:desc>
                </draw:g>
              </table:table-cell>
              <table:table-cell office:value-type="string">
                <text:p>0.17.34 Min Windows</text:p>
                <draw:g>
                  <svg:desc>Sheet1.G1:Sheet1.G1</svg:desc>
                </draw:g>
              </table:table-cell>
              <table:table-cell office:value-type="string">
                <text:p>0.17.34 Direct Windows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76003">
                <text:p>7776003</text:p>
                <draw:g>
                  <svg:desc>Sheet1.A2:Sheet1.A261</svg:desc>
                </draw:g>
              </table:table-cell>
              <table:table-cell office:value-type="float" office:value="7763346">
                <text:p>7763346</text:p>
                <draw:g>
                  <svg:desc>Sheet1.B2:Sheet1.B261</svg:desc>
                </draw:g>
              </table:table-cell>
              <table:table-cell office:value-type="float" office:value="7435389">
                <text:p>7435389</text:p>
                <draw:g>
                  <svg:desc>Sheet1.D2:Sheet1.D261</svg:desc>
                </draw:g>
              </table:table-cell>
              <table:table-cell office:value-type="float" office:value="7639324">
                <text:p>7639324</text:p>
                <draw:g>
                  <svg:desc>Sheet1.E2:Sheet1.E261</svg:desc>
                </draw:g>
              </table:table-cell>
              <table:table-cell office:value-type="float" office:value="5619964">
                <text:p>5619964</text:p>
                <draw:g>
                  <svg:desc>Sheet1.G2:Sheet1.G261</svg:desc>
                </draw:g>
              </table:table-cell>
              <table:table-cell office:value-type="float" office:value="5774468">
                <text:p>5774468</text:p>
                <draw:g>
                  <svg:desc>Sheet1.H2:Sheet1.H2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76776">
                <text:p>6876776</text:p>
              </table:table-cell>
              <table:table-cell office:value-type="float" office:value="6753348">
                <text:p>6753348</text:p>
              </table:table-cell>
              <table:table-cell office:value-type="float" office:value="5703807">
                <text:p>5703807</text:p>
              </table:table-cell>
              <table:table-cell office:value-type="float" office:value="5929037">
                <text:p>5929037</text:p>
              </table:table-cell>
              <table:table-cell office:value-type="float" office:value="5323304">
                <text:p>5323304</text:p>
              </table:table-cell>
              <table:table-cell office:value-type="float" office:value="5470881">
                <text:p>54708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44955">
                <text:p>6944955</text:p>
              </table:table-cell>
              <table:table-cell office:value-type="float" office:value="6829833">
                <text:p>6829833</text:p>
              </table:table-cell>
              <table:table-cell office:value-type="float" office:value="5784129">
                <text:p>5784129</text:p>
              </table:table-cell>
              <table:table-cell office:value-type="float" office:value="5995831">
                <text:p>5995831</text:p>
              </table:table-cell>
              <table:table-cell office:value-type="float" office:value="5432029">
                <text:p>5432029</text:p>
              </table:table-cell>
              <table:table-cell office:value-type="float" office:value="5565752">
                <text:p>55657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00387">
                <text:p>6800387</text:p>
              </table:table-cell>
              <table:table-cell office:value-type="float" office:value="6676848">
                <text:p>6676848</text:p>
              </table:table-cell>
              <table:table-cell office:value-type="float" office:value="5601015">
                <text:p>5601015</text:p>
              </table:table-cell>
              <table:table-cell office:value-type="float" office:value="5750811">
                <text:p>5750811</text:p>
              </table:table-cell>
              <table:table-cell office:value-type="float" office:value="5291380">
                <text:p>5291380</text:p>
              </table:table-cell>
              <table:table-cell office:value-type="float" office:value="5460942">
                <text:p>54609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89945">
                <text:p>6889945</text:p>
              </table:table-cell>
              <table:table-cell office:value-type="float" office:value="6632599">
                <text:p>6632599</text:p>
              </table:table-cell>
              <table:table-cell office:value-type="float" office:value="5714172">
                <text:p>5714172</text:p>
              </table:table-cell>
              <table:table-cell office:value-type="float" office:value="5782567">
                <text:p>5782567</text:p>
              </table:table-cell>
              <table:table-cell office:value-type="float" office:value="5426609">
                <text:p>5426609</text:p>
              </table:table-cell>
              <table:table-cell office:value-type="float" office:value="5421187">
                <text:p>54211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81807">
                <text:p>6781807</text:p>
              </table:table-cell>
              <table:table-cell office:value-type="float" office:value="6500209">
                <text:p>6500209</text:p>
              </table:table-cell>
              <table:table-cell office:value-type="float" office:value="5647729">
                <text:p>5647729</text:p>
              </table:table-cell>
              <table:table-cell office:value-type="float" office:value="5673037">
                <text:p>5673037</text:p>
              </table:table-cell>
              <table:table-cell office:value-type="float" office:value="5306739">
                <text:p>5306739</text:p>
              </table:table-cell>
              <table:table-cell office:value-type="float" office:value="5299813">
                <text:p>52998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990487">
                <text:p>6990487</text:p>
              </table:table-cell>
              <table:table-cell office:value-type="float" office:value="6703372">
                <text:p>6703372</text:p>
              </table:table-cell>
              <table:table-cell office:value-type="float" office:value="5835131">
                <text:p>5835131</text:p>
              </table:table-cell>
              <table:table-cell office:value-type="float" office:value="5843802">
                <text:p>5843802</text:p>
              </table:table-cell>
              <table:table-cell office:value-type="float" office:value="5497988">
                <text:p>5497988</text:p>
              </table:table-cell>
              <table:table-cell office:value-type="float" office:value="5479314">
                <text:p>54793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34756">
                <text:p>6934756</text:p>
              </table:table-cell>
              <table:table-cell office:value-type="float" office:value="6651532">
                <text:p>6651532</text:p>
              </table:table-cell>
              <table:table-cell office:value-type="float" office:value="5782659">
                <text:p>5782659</text:p>
              </table:table-cell>
              <table:table-cell office:value-type="float" office:value="5782836">
                <text:p>5782836</text:p>
              </table:table-cell>
              <table:table-cell office:value-type="float" office:value="5447691">
                <text:p>5447691</text:p>
              </table:table-cell>
              <table:table-cell office:value-type="float" office:value="5419380">
                <text:p>54193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991227">
                <text:p>6991227</text:p>
              </table:table-cell>
              <table:table-cell office:value-type="float" office:value="6709209">
                <text:p>6709209</text:p>
              </table:table-cell>
              <table:table-cell office:value-type="float" office:value="5840033">
                <text:p>5840033</text:p>
              </table:table-cell>
              <table:table-cell office:value-type="float" office:value="5876247">
                <text:p>5876247</text:p>
              </table:table-cell>
              <table:table-cell office:value-type="float" office:value="5476302">
                <text:p>5476302</text:p>
              </table:table-cell>
              <table:table-cell office:value-type="float" office:value="5481423">
                <text:p>54814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95516">
                <text:p>6895516</text:p>
              </table:table-cell>
              <table:table-cell office:value-type="float" office:value="6614370">
                <text:p>6614370</text:p>
              </table:table-cell>
              <table:table-cell office:value-type="float" office:value="5709034">
                <text:p>5709034</text:p>
              </table:table-cell>
              <table:table-cell office:value-type="float" office:value="5728840">
                <text:p>5728840</text:p>
              </table:table-cell>
              <table:table-cell office:value-type="float" office:value="5391671">
                <text:p>5391671</text:p>
              </table:table-cell>
              <table:table-cell office:value-type="float" office:value="5385046">
                <text:p>53850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931070">
                <text:p>6931070</text:p>
              </table:table-cell>
              <table:table-cell office:value-type="float" office:value="6657479">
                <text:p>6657479</text:p>
              </table:table-cell>
              <table:table-cell office:value-type="float" office:value="5849069">
                <text:p>5849069</text:p>
              </table:table-cell>
              <table:table-cell office:value-type="float" office:value="5848989">
                <text:p>5848989</text:p>
              </table:table-cell>
              <table:table-cell office:value-type="float" office:value="5432632">
                <text:p>5432632</text:p>
              </table:table-cell>
              <table:table-cell office:value-type="float" office:value="5442270">
                <text:p>54422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43483">
                <text:p>6843483</text:p>
              </table:table-cell>
              <table:table-cell office:value-type="float" office:value="6570639">
                <text:p>6570639</text:p>
              </table:table-cell>
              <table:table-cell office:value-type="float" office:value="5739167">
                <text:p>5739167</text:p>
              </table:table-cell>
              <table:table-cell office:value-type="float" office:value="5717024">
                <text:p>5717024</text:p>
              </table:table-cell>
              <table:table-cell office:value-type="float" office:value="5371192">
                <text:p>5371192</text:p>
              </table:table-cell>
              <table:table-cell office:value-type="float" office:value="5360048">
                <text:p>53600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77973">
                <text:p>6977973</text:p>
              </table:table-cell>
              <table:table-cell office:value-type="float" office:value="6698040">
                <text:p>6698040</text:p>
              </table:table-cell>
              <table:table-cell office:value-type="float" office:value="5825707">
                <text:p>5825707</text:p>
              </table:table-cell>
              <table:table-cell office:value-type="float" office:value="5850930">
                <text:p>5850930</text:p>
              </table:table-cell>
              <table:table-cell office:value-type="float" office:value="5432631">
                <text:p>5432631</text:p>
              </table:table-cell>
              <table:table-cell office:value-type="float" office:value="5459436">
                <text:p>54594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91467">
                <text:p>6791467</text:p>
              </table:table-cell>
              <table:table-cell office:value-type="float" office:value="6515656">
                <text:p>6515656</text:p>
              </table:table-cell>
              <table:table-cell office:value-type="float" office:value="5632742">
                <text:p>5632742</text:p>
              </table:table-cell>
              <table:table-cell office:value-type="float" office:value="5695751">
                <text:p>5695751</text:p>
              </table:table-cell>
              <table:table-cell office:value-type="float" office:value="5292283">
                <text:p>5292283</text:p>
              </table:table-cell>
              <table:table-cell office:value-type="float" office:value="5301921">
                <text:p>53019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67576">
                <text:p>6867576</text:p>
              </table:table-cell>
              <table:table-cell office:value-type="float" office:value="6598337">
                <text:p>6598337</text:p>
              </table:table-cell>
              <table:table-cell office:value-type="float" office:value="5732331">
                <text:p>5732331</text:p>
              </table:table-cell>
              <table:table-cell office:value-type="float" office:value="5756624">
                <text:p>5756624</text:p>
              </table:table-cell>
              <table:table-cell office:value-type="float" office:value="5396189">
                <text:p>5396189</text:p>
              </table:table-cell>
              <table:table-cell office:value-type="float" office:value="5383238">
                <text:p>53832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94585">
                <text:p>6794585</text:p>
              </table:table-cell>
              <table:table-cell office:value-type="float" office:value="6518772">
                <text:p>6518772</text:p>
              </table:table-cell>
              <table:table-cell office:value-type="float" office:value="5642663">
                <text:p>5642663</text:p>
              </table:table-cell>
              <table:table-cell office:value-type="float" office:value="5687781">
                <text:p>5687781</text:p>
              </table:table-cell>
              <table:table-cell office:value-type="float" office:value="5308848">
                <text:p>5308848</text:p>
              </table:table-cell>
              <table:table-cell office:value-type="float" office:value="5327822">
                <text:p>53278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924868">
                <text:p>6924868</text:p>
              </table:table-cell>
              <table:table-cell office:value-type="float" office:value="6652552">
                <text:p>6652552</text:p>
              </table:table-cell>
              <table:table-cell office:value-type="float" office:value="5774085">
                <text:p>5774085</text:p>
              </table:table-cell>
              <table:table-cell office:value-type="float" office:value="5816447">
                <text:p>5816447</text:p>
              </table:table-cell>
              <table:table-cell office:value-type="float" office:value="5397394">
                <text:p>5397394</text:p>
              </table:table-cell>
              <table:table-cell office:value-type="float" office:value="5445281">
                <text:p>54452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25432">
                <text:p>6825432</text:p>
              </table:table-cell>
              <table:table-cell office:value-type="float" office:value="6558248">
                <text:p>6558248</text:p>
              </table:table-cell>
              <table:table-cell office:value-type="float" office:value="5733787">
                <text:p>5733787</text:p>
              </table:table-cell>
              <table:table-cell office:value-type="float" office:value="5736238">
                <text:p>5736238</text:p>
              </table:table-cell>
              <table:table-cell office:value-type="float" office:value="5300415">
                <text:p>5300415</text:p>
              </table:table-cell>
              <table:table-cell office:value-type="float" office:value="5314270">
                <text:p>53142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932431">
                <text:p>6932431</text:p>
              </table:table-cell>
              <table:table-cell office:value-type="float" office:value="6673002">
                <text:p>6673002</text:p>
              </table:table-cell>
              <table:table-cell office:value-type="float" office:value="5813933">
                <text:p>5813933</text:p>
              </table:table-cell>
              <table:table-cell office:value-type="float" office:value="5782085">
                <text:p>5782085</text:p>
              </table:table-cell>
              <table:table-cell office:value-type="float" office:value="5411850">
                <text:p>5411850</text:p>
              </table:table-cell>
              <table:table-cell office:value-type="float" office:value="5428717">
                <text:p>54287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62526">
                <text:p>6762526</text:p>
              </table:table-cell>
              <table:table-cell office:value-type="float" office:value="6492673">
                <text:p>6492673</text:p>
              </table:table-cell>
              <table:table-cell office:value-type="float" office:value="5620703">
                <text:p>5620703</text:p>
              </table:table-cell>
              <table:table-cell office:value-type="float" office:value="5650075">
                <text:p>5650075</text:p>
              </table:table-cell>
              <table:table-cell office:value-type="float" office:value="5242891">
                <text:p>5242891</text:p>
              </table:table-cell>
              <table:table-cell office:value-type="float" office:value="5284754">
                <text:p>52847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26865">
                <text:p>6926865</text:p>
              </table:table-cell>
              <table:table-cell office:value-type="float" office:value="6659259">
                <text:p>6659259</text:p>
              </table:table-cell>
              <table:table-cell office:value-type="float" office:value="5775238">
                <text:p>5775238</text:p>
              </table:table-cell>
              <table:table-cell office:value-type="float" office:value="5822230">
                <text:p>5822230</text:p>
              </table:table-cell>
              <table:table-cell office:value-type="float" office:value="5377818">
                <text:p>5377818</text:p>
              </table:table-cell>
              <table:table-cell office:value-type="float" office:value="5453111">
                <text:p>54531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41096">
                <text:p>6741096</text:p>
              </table:table-cell>
              <table:table-cell office:value-type="float" office:value="6487651">
                <text:p>6487651</text:p>
              </table:table-cell>
              <table:table-cell office:value-type="float" office:value="5595363">
                <text:p>5595363</text:p>
              </table:table-cell>
              <table:table-cell office:value-type="float" office:value="5636952">
                <text:p>5636952</text:p>
              </table:table-cell>
              <table:table-cell office:value-type="float" office:value="5241083">
                <text:p>5241083</text:p>
              </table:table-cell>
              <table:table-cell office:value-type="float" office:value="5283850">
                <text:p>52838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02107">
                <text:p>6902107</text:p>
              </table:table-cell>
              <table:table-cell office:value-type="float" office:value="6631612">
                <text:p>6631612</text:p>
              </table:table-cell>
              <table:table-cell office:value-type="float" office:value="5753374">
                <text:p>5753374</text:p>
              </table:table-cell>
              <table:table-cell office:value-type="float" office:value="5768795">
                <text:p>5768795</text:p>
              </table:table-cell>
              <table:table-cell office:value-type="float" office:value="5385648">
                <text:p>5385648</text:p>
              </table:table-cell>
              <table:table-cell office:value-type="float" office:value="5407333">
                <text:p>5407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783938">
                <text:p>6783938</text:p>
              </table:table-cell>
              <table:table-cell office:value-type="float" office:value="6506870">
                <text:p>6506870</text:p>
              </table:table-cell>
              <table:table-cell office:value-type="float" office:value="5644262">
                <text:p>5644262</text:p>
              </table:table-cell>
              <table:table-cell office:value-type="float" office:value="5685654">
                <text:p>5685654</text:p>
              </table:table-cell>
              <table:table-cell office:value-type="float" office:value="5300415">
                <text:p>5300415</text:p>
              </table:table-cell>
              <table:table-cell office:value-type="float" office:value="5284753">
                <text:p>52847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08151">
                <text:p>6908151</text:p>
              </table:table-cell>
              <table:table-cell office:value-type="float" office:value="6617725">
                <text:p>6617725</text:p>
              </table:table-cell>
              <table:table-cell office:value-type="float" office:value="5740626">
                <text:p>5740626</text:p>
              </table:table-cell>
              <table:table-cell office:value-type="float" office:value="5757357">
                <text:p>5757357</text:p>
              </table:table-cell>
              <table:table-cell office:value-type="float" office:value="5356133">
                <text:p>5356133</text:p>
              </table:table-cell>
              <table:table-cell office:value-type="float" office:value="5404020">
                <text:p>54040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840572">
                <text:p>6840572</text:p>
              </table:table-cell>
              <table:table-cell office:value-type="float" office:value="6581595">
                <text:p>6581595</text:p>
              </table:table-cell>
              <table:table-cell office:value-type="float" office:value="5717084">
                <text:p>5717084</text:p>
              </table:table-cell>
              <table:table-cell office:value-type="float" office:value="5733818">
                <text:p>5733818</text:p>
              </table:table-cell>
              <table:table-cell office:value-type="float" office:value="5328124">
                <text:p>5328124</text:p>
              </table:table-cell>
              <table:table-cell office:value-type="float" office:value="5369987">
                <text:p>53699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974596">
                <text:p>6974596</text:p>
              </table:table-cell>
              <table:table-cell office:value-type="float" office:value="6711289">
                <text:p>6711289</text:p>
              </table:table-cell>
              <table:table-cell office:value-type="float" office:value="5840857">
                <text:p>5840857</text:p>
              </table:table-cell>
              <table:table-cell office:value-type="float" office:value="5855697">
                <text:p>5855697</text:p>
              </table:table-cell>
              <table:table-cell office:value-type="float" office:value="5449498">
                <text:p>5449498</text:p>
              </table:table-cell>
              <table:table-cell office:value-type="float" office:value="5489253">
                <text:p>54892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876997">
                <text:p>6876997</text:p>
              </table:table-cell>
              <table:table-cell office:value-type="float" office:value="6593185">
                <text:p>6593185</text:p>
              </table:table-cell>
              <table:table-cell office:value-type="float" office:value="5742211">
                <text:p>5742211</text:p>
              </table:table-cell>
              <table:table-cell office:value-type="float" office:value="5721820">
                <text:p>5721820</text:p>
              </table:table-cell>
              <table:table-cell office:value-type="float" office:value="5332641">
                <text:p>5332641</text:p>
              </table:table-cell>
              <table:table-cell office:value-type="float" office:value="5348302">
                <text:p>53483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955777">
                <text:p>6955777</text:p>
              </table:table-cell>
              <table:table-cell office:value-type="float" office:value="6814199">
                <text:p>6814199</text:p>
              </table:table-cell>
              <table:table-cell office:value-type="float" office:value="5785245">
                <text:p>5785245</text:p>
              </table:table-cell>
              <table:table-cell office:value-type="float" office:value="5922385">
                <text:p>5922385</text:p>
              </table:table-cell>
              <table:table-cell office:value-type="float" office:value="5435342">
                <text:p>5435342</text:p>
              </table:table-cell>
              <table:table-cell office:value-type="float" office:value="5641347">
                <text:p>56413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797189">
                <text:p>6797189</text:p>
              </table:table-cell>
              <table:table-cell office:value-type="float" office:value="6643013">
                <text:p>6643013</text:p>
              </table:table-cell>
              <table:table-cell office:value-type="float" office:value="5664090">
                <text:p>5664090</text:p>
              </table:table-cell>
              <table:table-cell office:value-type="float" office:value="5775757">
                <text:p>5775757</text:p>
              </table:table-cell>
              <table:table-cell office:value-type="float" office:value="5284453">
                <text:p>5284453</text:p>
              </table:table-cell>
              <table:table-cell office:value-type="float" office:value="5473592">
                <text:p>54735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937123">
                <text:p>6937123</text:p>
              </table:table-cell>
              <table:table-cell office:value-type="float" office:value="6751558">
                <text:p>6751558</text:p>
              </table:table-cell>
              <table:table-cell office:value-type="float" office:value="5818230">
                <text:p>5818230</text:p>
              </table:table-cell>
              <table:table-cell office:value-type="float" office:value="5909578">
                <text:p>5909578</text:p>
              </table:table-cell>
              <table:table-cell office:value-type="float" office:value="5430524">
                <text:p>5430524</text:p>
              </table:table-cell>
              <table:table-cell office:value-type="float" office:value="5552802">
                <text:p>55528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800541">
                <text:p>6800541</text:p>
              </table:table-cell>
              <table:table-cell office:value-type="float" office:value="6587721">
                <text:p>6587721</text:p>
              </table:table-cell>
              <table:table-cell office:value-type="float" office:value="5654519">
                <text:p>5654519</text:p>
              </table:table-cell>
              <table:table-cell office:value-type="float" office:value="5716716">
                <text:p>5716716</text:p>
              </table:table-cell>
              <table:table-cell office:value-type="float" office:value="5322703">
                <text:p>5322703</text:p>
              </table:table-cell>
              <table:table-cell office:value-type="float" office:value="5393178">
                <text:p>53931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30440">
                <text:p>6830440</text:p>
              </table:table-cell>
              <table:table-cell office:value-type="float" office:value="6575784">
                <text:p>6575784</text:p>
              </table:table-cell>
              <table:table-cell office:value-type="float" office:value="5690817">
                <text:p>5690817</text:p>
              </table:table-cell>
              <table:table-cell office:value-type="float" office:value="5729460">
                <text:p>5729460</text:p>
              </table:table-cell>
              <table:table-cell office:value-type="float" office:value="5332641">
                <text:p>5332641</text:p>
              </table:table-cell>
              <table:table-cell office:value-type="float" office:value="5370890">
                <text:p>537089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49662">
                <text:p>6749662</text:p>
              </table:table-cell>
              <table:table-cell office:value-type="float" office:value="6488645">
                <text:p>6488645</text:p>
              </table:table-cell>
              <table:table-cell office:value-type="float" office:value="5583486">
                <text:p>5583486</text:p>
              </table:table-cell>
              <table:table-cell office:value-type="float" office:value="5617911">
                <text:p>5617911</text:p>
              </table:table-cell>
              <table:table-cell office:value-type="float" office:value="5240179">
                <text:p>5240179</text:p>
              </table:table-cell>
              <table:table-cell office:value-type="float" office:value="5277526">
                <text:p>52775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79280">
                <text:p>6879280</text:p>
              </table:table-cell>
              <table:table-cell office:value-type="float" office:value="6615999">
                <text:p>6615999</text:p>
              </table:table-cell>
              <table:table-cell office:value-type="float" office:value="5727097">
                <text:p>5727097</text:p>
              </table:table-cell>
              <table:table-cell office:value-type="float" office:value="5747234">
                <text:p>5747234</text:p>
              </table:table-cell>
              <table:table-cell office:value-type="float" office:value="5374204">
                <text:p>5374204</text:p>
              </table:table-cell>
              <table:table-cell office:value-type="float" office:value="5410947">
                <text:p>54109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874458">
                <text:p>6874458</text:p>
              </table:table-cell>
              <table:table-cell office:value-type="float" office:value="6612717">
                <text:p>6612717</text:p>
              </table:table-cell>
              <table:table-cell office:value-type="float" office:value="5727569">
                <text:p>5727569</text:p>
              </table:table-cell>
              <table:table-cell office:value-type="float" office:value="5761334">
                <text:p>5761334</text:p>
              </table:table-cell>
              <table:table-cell office:value-type="float" office:value="5424500">
                <text:p>5424500</text:p>
              </table:table-cell>
              <table:table-cell office:value-type="float" office:value="5435042">
                <text:p>54350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942167">
                <text:p>6942167</text:p>
              </table:table-cell>
              <table:table-cell office:value-type="float" office:value="6677395">
                <text:p>6677395</text:p>
              </table:table-cell>
              <table:table-cell office:value-type="float" office:value="5795177">
                <text:p>5795177</text:p>
              </table:table-cell>
              <table:table-cell office:value-type="float" office:value="5845856">
                <text:p>5845856</text:p>
              </table:table-cell>
              <table:table-cell office:value-type="float" office:value="5414561">
                <text:p>5414561</text:p>
              </table:table-cell>
              <table:table-cell office:value-type="float" office:value="5461244">
                <text:p>54612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815009">
                <text:p>6815009</text:p>
              </table:table-cell>
              <table:table-cell office:value-type="float" office:value="6546145">
                <text:p>6546145</text:p>
              </table:table-cell>
              <table:table-cell office:value-type="float" office:value="5660521">
                <text:p>5660521</text:p>
              </table:table-cell>
              <table:table-cell office:value-type="float" office:value="5693973">
                <text:p>5693973</text:p>
              </table:table-cell>
              <table:table-cell office:value-type="float" office:value="5288970">
                <text:p>5288970</text:p>
              </table:table-cell>
              <table:table-cell office:value-type="float" office:value="5327521">
                <text:p>53275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913715">
                <text:p>6913715</text:p>
              </table:table-cell>
              <table:table-cell office:value-type="float" office:value="6644854">
                <text:p>6644854</text:p>
              </table:table-cell>
              <table:table-cell office:value-type="float" office:value="5762112">
                <text:p>5762112</text:p>
              </table:table-cell>
              <table:table-cell office:value-type="float" office:value="5807302">
                <text:p>5807302</text:p>
              </table:table-cell>
              <table:table-cell office:value-type="float" office:value="5408237">
                <text:p>5408237</text:p>
              </table:table-cell>
              <table:table-cell office:value-type="float" office:value="5420283">
                <text:p>54202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806542">
                <text:p>6806542</text:p>
              </table:table-cell>
              <table:table-cell office:value-type="float" office:value="6542274">
                <text:p>6542274</text:p>
              </table:table-cell>
              <table:table-cell office:value-type="float" office:value="5665614">
                <text:p>5665614</text:p>
              </table:table-cell>
              <table:table-cell office:value-type="float" office:value="5706312">
                <text:p>5706312</text:p>
              </table:table-cell>
              <table:table-cell office:value-type="float" office:value="5311257">
                <text:p>5311257</text:p>
              </table:table-cell>
              <table:table-cell office:value-type="float" office:value="5319690">
                <text:p>53196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871443">
                <text:p>6871443</text:p>
              </table:table-cell>
              <table:table-cell office:value-type="float" office:value="6623571">
                <text:p>6623571</text:p>
              </table:table-cell>
              <table:table-cell office:value-type="float" office:value="5761603">
                <text:p>5761603</text:p>
              </table:table-cell>
              <table:table-cell office:value-type="float" office:value="5775930">
                <text:p>5775930</text:p>
              </table:table-cell>
              <table:table-cell office:value-type="float" office:value="5373300">
                <text:p>5373300</text:p>
              </table:table-cell>
              <table:table-cell office:value-type="float" office:value="5399804">
                <text:p>53998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716720">
                <text:p>6716720</text:p>
              </table:table-cell>
              <table:table-cell office:value-type="float" office:value="6432710">
                <text:p>6432710</text:p>
              </table:table-cell>
              <table:table-cell office:value-type="float" office:value="5547764">
                <text:p>5547764</text:p>
              </table:table-cell>
              <table:table-cell office:value-type="float" office:value="5577361">
                <text:p>5577361</text:p>
              </table:table-cell>
              <table:table-cell office:value-type="float" office:value="5228132">
                <text:p>5228132</text:p>
              </table:table-cell>
              <table:table-cell office:value-type="float" office:value="5215483">
                <text:p>52154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843015">
                <text:p>6843015</text:p>
              </table:table-cell>
              <table:table-cell office:value-type="float" office:value="6569670">
                <text:p>6569670</text:p>
              </table:table-cell>
              <table:table-cell office:value-type="float" office:value="5695114">
                <text:p>5695114</text:p>
              </table:table-cell>
              <table:table-cell office:value-type="float" office:value="5734887">
                <text:p>5734887</text:p>
              </table:table-cell>
              <table:table-cell office:value-type="float" office:value="5311257">
                <text:p>5311257</text:p>
              </table:table-cell>
              <table:table-cell office:value-type="float" office:value="5370890">
                <text:p>537089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39453">
                <text:p>6839453</text:p>
              </table:table-cell>
              <table:table-cell office:value-type="float" office:value="6555865">
                <text:p>6555865</text:p>
              </table:table-cell>
              <table:table-cell office:value-type="float" office:value="5677058">
                <text:p>5677058</text:p>
              </table:table-cell>
              <table:table-cell office:value-type="float" office:value="5698903">
                <text:p>5698903</text:p>
              </table:table-cell>
              <table:table-cell office:value-type="float" office:value="5303125">
                <text:p>5303125</text:p>
              </table:table-cell>
              <table:table-cell office:value-type="float" office:value="5315775">
                <text:p>53157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954544">
                <text:p>6954544</text:p>
              </table:table-cell>
              <table:table-cell office:value-type="float" office:value="6677236">
                <text:p>6677236</text:p>
              </table:table-cell>
              <table:table-cell office:value-type="float" office:value="5771505">
                <text:p>5771505</text:p>
              </table:table-cell>
              <table:table-cell office:value-type="float" office:value="5798072">
                <text:p>5798072</text:p>
              </table:table-cell>
              <table:table-cell office:value-type="float" office:value="5432632">
                <text:p>5432632</text:p>
              </table:table-cell>
              <table:table-cell office:value-type="float" office:value="5458834">
                <text:p>54588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853262">
                <text:p>6853262</text:p>
              </table:table-cell>
              <table:table-cell office:value-type="float" office:value="6584003">
                <text:p>6584003</text:p>
              </table:table-cell>
              <table:table-cell office:value-type="float" office:value="5695864">
                <text:p>5695864</text:p>
              </table:table-cell>
              <table:table-cell office:value-type="float" office:value="5720590">
                <text:p>5720590</text:p>
              </table:table-cell>
              <table:table-cell office:value-type="float" office:value="5317582">
                <text:p>5317582</text:p>
              </table:table-cell>
              <table:table-cell office:value-type="float" office:value="5332942">
                <text:p>53329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940973">
                <text:p>6940973</text:p>
              </table:table-cell>
              <table:table-cell office:value-type="float" office:value="6664906">
                <text:p>6664906</text:p>
              </table:table-cell>
              <table:table-cell office:value-type="float" office:value="5825908">
                <text:p>5825908</text:p>
              </table:table-cell>
              <table:table-cell office:value-type="float" office:value="5835869">
                <text:p>5835869</text:p>
              </table:table-cell>
              <table:table-cell office:value-type="float" office:value="5397394">
                <text:p>5397394</text:p>
              </table:table-cell>
              <table:table-cell office:value-type="float" office:value="5433535">
                <text:p>54335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853228">
                <text:p>6853228</text:p>
              </table:table-cell>
              <table:table-cell office:value-type="float" office:value="6600072">
                <text:p>6600072</text:p>
              </table:table-cell>
              <table:table-cell office:value-type="float" office:value="5730330">
                <text:p>5730330</text:p>
              </table:table-cell>
              <table:table-cell office:value-type="float" office:value="5756280">
                <text:p>5756280</text:p>
              </table:table-cell>
              <table:table-cell office:value-type="float" office:value="5341676">
                <text:p>5341676</text:p>
              </table:table-cell>
              <table:table-cell office:value-type="float" office:value="5354627">
                <text:p>53546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880243">
                <text:p>6880243</text:p>
              </table:table-cell>
              <table:table-cell office:value-type="float" office:value="6626025">
                <text:p>6626025</text:p>
              </table:table-cell>
              <table:table-cell office:value-type="float" office:value="5739097">
                <text:p>5739097</text:p>
              </table:table-cell>
              <table:table-cell office:value-type="float" office:value="5763431">
                <text:p>5763431</text:p>
              </table:table-cell>
              <table:table-cell office:value-type="float" office:value="5351314">
                <text:p>5351314</text:p>
              </table:table-cell>
              <table:table-cell office:value-type="float" office:value="5393780">
                <text:p>53937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769503">
                <text:p>6769503</text:p>
              </table:table-cell>
              <table:table-cell office:value-type="float" office:value="6508360">
                <text:p>6508360</text:p>
              </table:table-cell>
              <table:table-cell office:value-type="float" office:value="5617227">
                <text:p>5617227</text:p>
              </table:table-cell>
              <table:table-cell office:value-type="float" office:value="5640822">
                <text:p>5640822</text:p>
              </table:table-cell>
              <table:table-cell office:value-type="float" office:value="5270599">
                <text:p>5270599</text:p>
              </table:table-cell>
              <table:table-cell office:value-type="float" office:value="5313065">
                <text:p>53130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921728">
                <text:p>6921728</text:p>
              </table:table-cell>
              <table:table-cell office:value-type="float" office:value="6642879">
                <text:p>6642879</text:p>
              </table:table-cell>
              <table:table-cell office:value-type="float" office:value="5776913">
                <text:p>5776913</text:p>
              </table:table-cell>
              <table:table-cell office:value-type="float" office:value="5816795">
                <text:p>5816795</text:p>
              </table:table-cell>
              <table:table-cell office:value-type="float" office:value="5403719">
                <text:p>5403719</text:p>
              </table:table-cell>
              <table:table-cell office:value-type="float" office:value="5440462">
                <text:p>54404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58371">
                <text:p>6758371</text:p>
              </table:table-cell>
              <table:table-cell office:value-type="float" office:value="6491610">
                <text:p>6491610</text:p>
              </table:table-cell>
              <table:table-cell office:value-type="float" office:value="5618762">
                <text:p>5618762</text:p>
              </table:table-cell>
              <table:table-cell office:value-type="float" office:value="5646785">
                <text:p>5646785</text:p>
              </table:table-cell>
              <table:table-cell office:value-type="float" office:value="5220905">
                <text:p>5220905</text:p>
              </table:table-cell>
              <table:table-cell office:value-type="float" office:value="5277224">
                <text:p>52772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87456">
                <text:p>6887456</text:p>
              </table:table-cell>
              <table:table-cell office:value-type="float" office:value="6613728">
                <text:p>6613728</text:p>
              </table:table-cell>
              <table:table-cell office:value-type="float" office:value="5755127">
                <text:p>5755127</text:p>
              </table:table-cell>
              <table:table-cell office:value-type="float" office:value="5787335">
                <text:p>5787335</text:p>
              </table:table-cell>
              <table:table-cell office:value-type="float" office:value="5337460">
                <text:p>5337460</text:p>
              </table:table-cell>
              <table:table-cell office:value-type="float" office:value="5402816">
                <text:p>54028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25756">
                <text:p>6825756</text:p>
              </table:table-cell>
              <table:table-cell office:value-type="float" office:value="6566706">
                <text:p>6566706</text:p>
              </table:table-cell>
              <table:table-cell office:value-type="float" office:value="5653874">
                <text:p>5653874</text:p>
              </table:table-cell>
              <table:table-cell office:value-type="float" office:value="5699070">
                <text:p>5699070</text:p>
              </table:table-cell>
              <table:table-cell office:value-type="float" office:value="5293488">
                <text:p>5293488</text:p>
              </table:table-cell>
              <table:table-cell office:value-type="float" office:value="5345591">
                <text:p>53455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15250">
                <text:p>6915250</text:p>
              </table:table-cell>
              <table:table-cell office:value-type="float" office:value="6647793">
                <text:p>6647793</text:p>
              </table:table-cell>
              <table:table-cell office:value-type="float" office:value="5776991">
                <text:p>5776991</text:p>
              </table:table-cell>
              <table:table-cell office:value-type="float" office:value="5798746">
                <text:p>5798746</text:p>
              </table:table-cell>
              <table:table-cell office:value-type="float" office:value="5407333">
                <text:p>5407333</text:p>
              </table:table-cell>
              <table:table-cell office:value-type="float" office:value="5430222">
                <text:p>54302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835472">
                <text:p>6835472</text:p>
              </table:table-cell>
              <table:table-cell office:value-type="float" office:value="6558270">
                <text:p>6558270</text:p>
              </table:table-cell>
              <table:table-cell office:value-type="float" office:value="5638750">
                <text:p>5638750</text:p>
              </table:table-cell>
              <table:table-cell office:value-type="float" office:value="5696488">
                <text:p>5696488</text:p>
              </table:table-cell>
              <table:table-cell office:value-type="float" office:value="5310956">
                <text:p>5310956</text:p>
              </table:table-cell>
              <table:table-cell office:value-type="float" office:value="5340472">
                <text:p>53404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871261">
                <text:p>6871261</text:p>
              </table:table-cell>
              <table:table-cell office:value-type="float" office:value="6609384">
                <text:p>6609384</text:p>
              </table:table-cell>
              <table:table-cell office:value-type="float" office:value="5726122">
                <text:p>5726122</text:p>
              </table:table-cell>
              <table:table-cell office:value-type="float" office:value="5761167">
                <text:p>5761167</text:p>
              </table:table-cell>
              <table:table-cell office:value-type="float" office:value="5331135">
                <text:p>5331135</text:p>
              </table:table-cell>
              <table:table-cell office:value-type="float" office:value="5387757">
                <text:p>53877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811167">
                <text:p>6811167</text:p>
              </table:table-cell>
              <table:table-cell office:value-type="float" office:value="6530744">
                <text:p>6530744</text:p>
              </table:table-cell>
              <table:table-cell office:value-type="float" office:value="5631179">
                <text:p>5631179</text:p>
              </table:table-cell>
              <table:table-cell office:value-type="float" office:value="5677694">
                <text:p>5677694</text:p>
              </table:table-cell>
              <table:table-cell office:value-type="float" office:value="5279333">
                <text:p>5279333</text:p>
              </table:table-cell>
              <table:table-cell office:value-type="float" office:value="5299210">
                <text:p>52992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83218">
                <text:p>6883218</text:p>
              </table:table-cell>
              <table:table-cell office:value-type="float" office:value="6607850">
                <text:p>6607850</text:p>
              </table:table-cell>
              <table:table-cell office:value-type="float" office:value="5726933">
                <text:p>5726933</text:p>
              </table:table-cell>
              <table:table-cell office:value-type="float" office:value="5731045">
                <text:p>5731045</text:p>
              </table:table-cell>
              <table:table-cell office:value-type="float" office:value="5331136">
                <text:p>5331136</text:p>
              </table:table-cell>
              <table:table-cell office:value-type="float" office:value="5350712">
                <text:p>53507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44956">
                <text:p>6744956</text:p>
              </table:table-cell>
              <table:table-cell office:value-type="float" office:value="6474057">
                <text:p>6474057</text:p>
              </table:table-cell>
              <table:table-cell office:value-type="float" office:value="5585927">
                <text:p>5585927</text:p>
              </table:table-cell>
              <table:table-cell office:value-type="float" office:value="5617285">
                <text:p>5617285</text:p>
              </table:table-cell>
              <table:table-cell office:value-type="float" office:value="5213073">
                <text:p>5213073</text:p>
              </table:table-cell>
              <table:table-cell office:value-type="float" office:value="5274815">
                <text:p>52748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94493">
                <text:p>6894493</text:p>
              </table:table-cell>
              <table:table-cell office:value-type="float" office:value="6625366">
                <text:p>6625366</text:p>
              </table:table-cell>
              <table:table-cell office:value-type="float" office:value="5737578">
                <text:p>5737578</text:p>
              </table:table-cell>
              <table:table-cell office:value-type="float" office:value="5780354">
                <text:p>5780354</text:p>
              </table:table-cell>
              <table:table-cell office:value-type="float" office:value="5384745">
                <text:p>5384745</text:p>
              </table:table-cell>
              <table:table-cell office:value-type="float" office:value="5441065">
                <text:p>54410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836835">
                <text:p>6836835</text:p>
              </table:table-cell>
              <table:table-cell office:value-type="float" office:value="6547818">
                <text:p>6547818</text:p>
              </table:table-cell>
              <table:table-cell office:value-type="float" office:value="5628386">
                <text:p>5628386</text:p>
              </table:table-cell>
              <table:table-cell office:value-type="float" office:value="5663740">
                <text:p>5663740</text:p>
              </table:table-cell>
              <table:table-cell office:value-type="float" office:value="5298005">
                <text:p>5298005</text:p>
              </table:table-cell>
              <table:table-cell office:value-type="float" office:value="5356133">
                <text:p>53561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56244">
                <text:p>6956244</text:p>
              </table:table-cell>
              <table:table-cell office:value-type="float" office:value="6697686">
                <text:p>6697686</text:p>
              </table:table-cell>
              <table:table-cell office:value-type="float" office:value="5800848">
                <text:p>5800848</text:p>
              </table:table-cell>
              <table:table-cell office:value-type="float" office:value="5798518">
                <text:p>5798518</text:p>
              </table:table-cell>
              <table:table-cell office:value-type="float" office:value="5414863">
                <text:p>5414863</text:p>
              </table:table-cell>
              <table:table-cell office:value-type="float" office:value="5454618">
                <text:p>54546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54418">
                <text:p>6854418</text:p>
              </table:table-cell>
              <table:table-cell office:value-type="float" office:value="6589359">
                <text:p>6589359</text:p>
              </table:table-cell>
              <table:table-cell office:value-type="float" office:value="5699491">
                <text:p>5699491</text:p>
              </table:table-cell>
              <table:table-cell office:value-type="float" office:value="5745959">
                <text:p>5745959</text:p>
              </table:table-cell>
              <table:table-cell office:value-type="float" office:value="5363662">
                <text:p>5363662</text:p>
              </table:table-cell>
              <table:table-cell office:value-type="float" office:value="5382937">
                <text:p>53829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882711">
                <text:p>6882711</text:p>
              </table:table-cell>
              <table:table-cell office:value-type="float" office:value="6617370">
                <text:p>6617370</text:p>
              </table:table-cell>
              <table:table-cell office:value-type="float" office:value="5724176">
                <text:p>5724176</text:p>
              </table:table-cell>
              <table:table-cell office:value-type="float" office:value="5763265">
                <text:p>5763265</text:p>
              </table:table-cell>
              <table:table-cell office:value-type="float" office:value="5375107">
                <text:p>5375107</text:p>
              </table:table-cell>
              <table:table-cell office:value-type="float" office:value="5421187">
                <text:p>54211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15737">
                <text:p>6815737</text:p>
              </table:table-cell>
              <table:table-cell office:value-type="float" office:value="6530244">
                <text:p>6530244</text:p>
              </table:table-cell>
              <table:table-cell office:value-type="float" office:value="5653849">
                <text:p>5653849</text:p>
              </table:table-cell>
              <table:table-cell office:value-type="float" office:value="5689770">
                <text:p>5689770</text:p>
              </table:table-cell>
              <table:table-cell office:value-type="float" office:value="5290476">
                <text:p>5290476</text:p>
              </table:table-cell>
              <table:table-cell office:value-type="float" office:value="5312764">
                <text:p>53127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15726">
                <text:p>6915726</text:p>
              </table:table-cell>
              <table:table-cell office:value-type="float" office:value="6633185">
                <text:p>6633185</text:p>
              </table:table-cell>
              <table:table-cell office:value-type="float" office:value="5744777">
                <text:p>5744777</text:p>
              </table:table-cell>
              <table:table-cell office:value-type="float" office:value="5787537">
                <text:p>5787537</text:p>
              </table:table-cell>
              <table:table-cell office:value-type="float" office:value="5427512">
                <text:p>5427512</text:p>
              </table:table-cell>
              <table:table-cell office:value-type="float" office:value="5403718">
                <text:p>54037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19883">
                <text:p>6819883</text:p>
              </table:table-cell>
              <table:table-cell office:value-type="float" office:value="6562626">
                <text:p>6562626</text:p>
              </table:table-cell>
              <table:table-cell office:value-type="float" office:value="5647764">
                <text:p>5647764</text:p>
              </table:table-cell>
              <table:table-cell office:value-type="float" office:value="5682145">
                <text:p>5682145</text:p>
              </table:table-cell>
              <table:table-cell office:value-type="float" office:value="5357338">
                <text:p>5357338</text:p>
              </table:table-cell>
              <table:table-cell office:value-type="float" office:value="5340472">
                <text:p>53404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95625">
                <text:p>6895625</text:p>
              </table:table-cell>
              <table:table-cell office:value-type="float" office:value="6617209">
                <text:p>6617209</text:p>
              </table:table-cell>
              <table:table-cell office:value-type="float" office:value="5741873">
                <text:p>5741873</text:p>
              </table:table-cell>
              <table:table-cell office:value-type="float" office:value="5774802">
                <text:p>5774802</text:p>
              </table:table-cell>
              <table:table-cell office:value-type="float" office:value="5382637">
                <text:p>5382637</text:p>
              </table:table-cell>
              <table:table-cell office:value-type="float" office:value="5439860">
                <text:p>543986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795659">
                <text:p>6795659</text:p>
              </table:table-cell>
              <table:table-cell office:value-type="float" office:value="6508155">
                <text:p>6508155</text:p>
              </table:table-cell>
              <table:table-cell office:value-type="float" office:value="5623213">
                <text:p>5623213</text:p>
              </table:table-cell>
              <table:table-cell office:value-type="float" office:value="5659464">
                <text:p>5659464</text:p>
              </table:table-cell>
              <table:table-cell office:value-type="float" office:value="5276320">
                <text:p>5276320</text:p>
              </table:table-cell>
              <table:table-cell office:value-type="float" office:value="5287164">
                <text:p>52871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932477">
                <text:p>6932477</text:p>
              </table:table-cell>
              <table:table-cell office:value-type="float" office:value="6656414">
                <text:p>6656414</text:p>
              </table:table-cell>
              <table:table-cell office:value-type="float" office:value="5777717">
                <text:p>5777717</text:p>
              </table:table-cell>
              <table:table-cell office:value-type="float" office:value="5793933">
                <text:p>5793933</text:p>
              </table:table-cell>
              <table:table-cell office:value-type="float" office:value="5435342">
                <text:p>5435342</text:p>
              </table:table-cell>
              <table:table-cell office:value-type="float" office:value="5469677">
                <text:p>54696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826544">
                <text:p>6826544</text:p>
              </table:table-cell>
              <table:table-cell office:value-type="float" office:value="6545995">
                <text:p>6545995</text:p>
              </table:table-cell>
              <table:table-cell office:value-type="float" office:value="5675252">
                <text:p>5675252</text:p>
              </table:table-cell>
              <table:table-cell office:value-type="float" office:value="5703700">
                <text:p>5703700</text:p>
              </table:table-cell>
              <table:table-cell office:value-type="float" office:value="5332039">
                <text:p>5332039</text:p>
              </table:table-cell>
              <table:table-cell office:value-type="float" office:value="5363060">
                <text:p>536306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893507">
                <text:p>6893507</text:p>
              </table:table-cell>
              <table:table-cell office:value-type="float" office:value="6604379">
                <text:p>6604379</text:p>
              </table:table-cell>
              <table:table-cell office:value-type="float" office:value="5687450">
                <text:p>5687450</text:p>
              </table:table-cell>
              <table:table-cell office:value-type="float" office:value="5747802">
                <text:p>5747802</text:p>
              </table:table-cell>
              <table:table-cell office:value-type="float" office:value="5423898">
                <text:p>5423898</text:p>
              </table:table-cell>
              <table:table-cell office:value-type="float" office:value="5418477">
                <text:p>54184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802862">
                <text:p>6802862</text:p>
              </table:table-cell>
              <table:table-cell office:value-type="float" office:value="6524253">
                <text:p>6524253</text:p>
              </table:table-cell>
              <table:table-cell office:value-type="float" office:value="5591509">
                <text:p>5591509</text:p>
              </table:table-cell>
              <table:table-cell office:value-type="float" office:value="5645744">
                <text:p>5645744</text:p>
              </table:table-cell>
              <table:table-cell office:value-type="float" office:value="5329629">
                <text:p>5329629</text:p>
              </table:table-cell>
              <table:table-cell office:value-type="float" office:value="5326016">
                <text:p>53260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862680">
                <text:p>6862680</text:p>
              </table:table-cell>
              <table:table-cell office:value-type="float" office:value="6598759">
                <text:p>6598759</text:p>
              </table:table-cell>
              <table:table-cell office:value-type="float" office:value="5703131">
                <text:p>5703131</text:p>
              </table:table-cell>
              <table:table-cell office:value-type="float" office:value="5722961">
                <text:p>5722961</text:p>
              </table:table-cell>
              <table:table-cell office:value-type="float" office:value="5379324">
                <text:p>5379324</text:p>
              </table:table-cell>
              <table:table-cell office:value-type="float" office:value="5367578">
                <text:p>53675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752968">
                <text:p>6752968</text:p>
              </table:table-cell>
              <table:table-cell office:value-type="float" office:value="6495055">
                <text:p>6495055</text:p>
              </table:table-cell>
              <table:table-cell office:value-type="float" office:value="5579264">
                <text:p>5579264</text:p>
              </table:table-cell>
              <table:table-cell office:value-type="float" office:value="5596714">
                <text:p>5596714</text:p>
              </table:table-cell>
              <table:table-cell office:value-type="float" office:value="5255540">
                <text:p>5255540</text:p>
              </table:table-cell>
              <table:table-cell office:value-type="float" office:value="5248011">
                <text:p>52480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883222">
                <text:p>6883222</text:p>
              </table:table-cell>
              <table:table-cell office:value-type="float" office:value="6595739">
                <text:p>6595739</text:p>
              </table:table-cell>
              <table:table-cell office:value-type="float" office:value="5682607">
                <text:p>5682607</text:p>
              </table:table-cell>
              <table:table-cell office:value-type="float" office:value="5722358">
                <text:p>5722358</text:p>
              </table:table-cell>
              <table:table-cell office:value-type="float" office:value="5383540">
                <text:p>5383540</text:p>
              </table:table-cell>
              <table:table-cell office:value-type="float" office:value="5422693">
                <text:p>54226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794707">
                <text:p>6794707</text:p>
              </table:table-cell>
              <table:table-cell office:value-type="float" office:value="6518742">
                <text:p>6518742</text:p>
              </table:table-cell>
              <table:table-cell office:value-type="float" office:value="5609829">
                <text:p>5609829</text:p>
              </table:table-cell>
              <table:table-cell office:value-type="float" office:value="5654445">
                <text:p>5654445</text:p>
              </table:table-cell>
              <table:table-cell office:value-type="float" office:value="5285357">
                <text:p>5285357</text:p>
              </table:table-cell>
              <table:table-cell office:value-type="float" office:value="5312161">
                <text:p>53121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864586">
                <text:p>6864586</text:p>
              </table:table-cell>
              <table:table-cell office:value-type="float" office:value="6606475">
                <text:p>6606475</text:p>
              </table:table-cell>
              <table:table-cell office:value-type="float" office:value="5694845">
                <text:p>5694845</text:p>
              </table:table-cell>
              <table:table-cell office:value-type="float" office:value="5730787">
                <text:p>5730787</text:p>
              </table:table-cell>
              <table:table-cell office:value-type="float" office:value="5380829">
                <text:p>5380829</text:p>
              </table:table-cell>
              <table:table-cell office:value-type="float" office:value="5394985">
                <text:p>53949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844212">
                <text:p>6844212</text:p>
              </table:table-cell>
              <table:table-cell office:value-type="float" office:value="6573230">
                <text:p>6573230</text:p>
              </table:table-cell>
              <table:table-cell office:value-type="float" office:value="5671703">
                <text:p>5671703</text:p>
              </table:table-cell>
              <table:table-cell office:value-type="float" office:value="5723288">
                <text:p>5723288</text:p>
              </table:table-cell>
              <table:table-cell office:value-type="float" office:value="5342580">
                <text:p>5342580</text:p>
              </table:table-cell>
              <table:table-cell office:value-type="float" office:value="5361252">
                <text:p>53612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983093">
                <text:p>6983093</text:p>
              </table:table-cell>
              <table:table-cell office:value-type="float" office:value="6718202">
                <text:p>6718202</text:p>
              </table:table-cell>
              <table:table-cell office:value-type="float" office:value="5806213">
                <text:p>5806213</text:p>
              </table:table-cell>
              <table:table-cell office:value-type="float" office:value="5870857">
                <text:p>5870857</text:p>
              </table:table-cell>
              <table:table-cell office:value-type="float" office:value="5460942">
                <text:p>5460942</text:p>
              </table:table-cell>
              <table:table-cell office:value-type="float" office:value="5518768">
                <text:p>55187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825782">
                <text:p>6825782</text:p>
              </table:table-cell>
              <table:table-cell office:value-type="float" office:value="6547168">
                <text:p>6547168</text:p>
              </table:table-cell>
              <table:table-cell office:value-type="float" office:value="5629627">
                <text:p>5629627</text:p>
              </table:table-cell>
              <table:table-cell office:value-type="float" office:value="5699786">
                <text:p>5699786</text:p>
              </table:table-cell>
              <table:table-cell office:value-type="float" office:value="5280537">
                <text:p>5280537</text:p>
              </table:table-cell>
              <table:table-cell office:value-type="float" office:value="5326618">
                <text:p>53266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941979">
                <text:p>6941979</text:p>
              </table:table-cell>
              <table:table-cell office:value-type="float" office:value="6674637">
                <text:p>6674637</text:p>
              </table:table-cell>
              <table:table-cell office:value-type="float" office:value="5763808">
                <text:p>5763808</text:p>
              </table:table-cell>
              <table:table-cell office:value-type="float" office:value="5798463">
                <text:p>5798463</text:p>
              </table:table-cell>
              <table:table-cell office:value-type="float" office:value="5423296">
                <text:p>5423296</text:p>
              </table:table-cell>
              <table:table-cell office:value-type="float" office:value="5445582">
                <text:p>54455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814475">
                <text:p>6814475</text:p>
              </table:table-cell>
              <table:table-cell office:value-type="float" office:value="6554799">
                <text:p>6554799</text:p>
              </table:table-cell>
              <table:table-cell office:value-type="float" office:value="5649262">
                <text:p>5649262</text:p>
              </table:table-cell>
              <table:table-cell office:value-type="float" office:value="5712982">
                <text:p>5712982</text:p>
              </table:table-cell>
              <table:table-cell office:value-type="float" office:value="5316076">
                <text:p>5316076</text:p>
              </table:table-cell>
              <table:table-cell office:value-type="float" office:value="5339869">
                <text:p>53398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863951">
                <text:p>6863951</text:p>
              </table:table-cell>
              <table:table-cell office:value-type="float" office:value="6589883">
                <text:p>6589883</text:p>
              </table:table-cell>
              <table:table-cell office:value-type="float" office:value="5683824">
                <text:p>5683824</text:p>
              </table:table-cell>
              <table:table-cell office:value-type="float" office:value="5710794">
                <text:p>5710794</text:p>
              </table:table-cell>
              <table:table-cell office:value-type="float" office:value="5329930">
                <text:p>5329930</text:p>
              </table:table-cell>
              <table:table-cell office:value-type="float" office:value="5367276">
                <text:p>53672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760961">
                <text:p>6760961</text:p>
              </table:table-cell>
              <table:table-cell office:value-type="float" office:value="6493213">
                <text:p>6493213</text:p>
              </table:table-cell>
              <table:table-cell office:value-type="float" office:value="5564729">
                <text:p>5564729</text:p>
              </table:table-cell>
              <table:table-cell office:value-type="float" office:value="5612350">
                <text:p>5612350</text:p>
              </table:table-cell>
              <table:table-cell office:value-type="float" office:value="5278730">
                <text:p>5278730</text:p>
              </table:table-cell>
              <table:table-cell office:value-type="float" office:value="5272405">
                <text:p>52724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885290">
                <text:p>6885290</text:p>
              </table:table-cell>
              <table:table-cell office:value-type="float" office:value="6589139">
                <text:p>6589139</text:p>
              </table:table-cell>
              <table:table-cell office:value-type="float" office:value="5694928">
                <text:p>5694928</text:p>
              </table:table-cell>
              <table:table-cell office:value-type="float" office:value="5715408">
                <text:p>5715408</text:p>
              </table:table-cell>
              <table:table-cell office:value-type="float" office:value="5376010">
                <text:p>5376010</text:p>
              </table:table-cell>
              <table:table-cell office:value-type="float" office:value="5404923">
                <text:p>54049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846261">
                <text:p>6846261</text:p>
              </table:table-cell>
              <table:table-cell office:value-type="float" office:value="6551510">
                <text:p>6551510</text:p>
              </table:table-cell>
              <table:table-cell office:value-type="float" office:value="5644311">
                <text:p>5644311</text:p>
              </table:table-cell>
              <table:table-cell office:value-type="float" office:value="5646329">
                <text:p>5646329</text:p>
              </table:table-cell>
              <table:table-cell office:value-type="float" office:value="5358241">
                <text:p>5358241</text:p>
              </table:table-cell>
              <table:table-cell office:value-type="float" office:value="5349206">
                <text:p>53492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878136">
                <text:p>6878136</text:p>
              </table:table-cell>
              <table:table-cell office:value-type="float" office:value="6603203">
                <text:p>6603203</text:p>
              </table:table-cell>
              <table:table-cell office:value-type="float" office:value="5690313">
                <text:p>5690313</text:p>
              </table:table-cell>
              <table:table-cell office:value-type="float" office:value="5718580">
                <text:p>5718580</text:p>
              </table:table-cell>
              <table:table-cell office:value-type="float" office:value="5374203">
                <text:p>5374203</text:p>
              </table:table-cell>
              <table:table-cell office:value-type="float" office:value="5392274">
                <text:p>53922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786681">
                <text:p>6786681</text:p>
              </table:table-cell>
              <table:table-cell office:value-type="float" office:value="6512475">
                <text:p>6512475</text:p>
              </table:table-cell>
              <table:table-cell office:value-type="float" office:value="5567516">
                <text:p>5567516</text:p>
              </table:table-cell>
              <table:table-cell office:value-type="float" office:value="5617701">
                <text:p>5617701</text:p>
              </table:table-cell>
              <table:table-cell office:value-type="float" office:value="5280838">
                <text:p>5280838</text:p>
              </table:table-cell>
              <table:table-cell office:value-type="float" office:value="5332942">
                <text:p>53329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979715">
                <text:p>6979715</text:p>
              </table:table-cell>
              <table:table-cell office:value-type="float" office:value="6690578">
                <text:p>6690578</text:p>
              </table:table-cell>
              <table:table-cell office:value-type="float" office:value="5799133">
                <text:p>5799133</text:p>
              </table:table-cell>
              <table:table-cell office:value-type="float" office:value="5839455">
                <text:p>5839455</text:p>
              </table:table-cell>
              <table:table-cell office:value-type="float" office:value="5449498">
                <text:p>5449498</text:p>
              </table:table-cell>
              <table:table-cell office:value-type="float" office:value="5488952">
                <text:p>54889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847113">
                <text:p>6847113</text:p>
              </table:table-cell>
              <table:table-cell office:value-type="float" office:value="6560529">
                <text:p>6560529</text:p>
              </table:table-cell>
              <table:table-cell office:value-type="float" office:value="5603675">
                <text:p>5603675</text:p>
              </table:table-cell>
              <table:table-cell office:value-type="float" office:value="5682246">
                <text:p>5682246</text:p>
              </table:table-cell>
              <table:table-cell office:value-type="float" office:value="5318486">
                <text:p>5318486</text:p>
              </table:table-cell>
              <table:table-cell office:value-type="float" office:value="5338966">
                <text:p>53389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912165">
                <text:p>6912165</text:p>
              </table:table-cell>
              <table:table-cell office:value-type="float" office:value="6635458">
                <text:p>6635458</text:p>
              </table:table-cell>
              <table:table-cell office:value-type="float" office:value="5703189">
                <text:p>5703189</text:p>
              </table:table-cell>
              <table:table-cell office:value-type="float" office:value="5753395">
                <text:p>5753395</text:p>
              </table:table-cell>
              <table:table-cell office:value-type="float" office:value="5381131">
                <text:p>5381131</text:p>
              </table:table-cell>
              <table:table-cell office:value-type="float" office:value="5398900">
                <text:p>53989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788367">
                <text:p>6788367</text:p>
              </table:table-cell>
              <table:table-cell office:value-type="float" office:value="6515956">
                <text:p>6515956</text:p>
              </table:table-cell>
              <table:table-cell office:value-type="float" office:value="5623627">
                <text:p>5623627</text:p>
              </table:table-cell>
              <table:table-cell office:value-type="float" office:value="5638086">
                <text:p>5638086</text:p>
              </table:table-cell>
              <table:table-cell office:value-type="float" office:value="5306740">
                <text:p>5306740</text:p>
              </table:table-cell>
              <table:table-cell office:value-type="float" office:value="5316378">
                <text:p>53163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883755">
                <text:p>6883755</text:p>
              </table:table-cell>
              <table:table-cell office:value-type="float" office:value="6617535">
                <text:p>6617535</text:p>
              </table:table-cell>
              <table:table-cell office:value-type="float" office:value="5692942">
                <text:p>5692942</text:p>
              </table:table-cell>
              <table:table-cell office:value-type="float" office:value="5718907">
                <text:p>5718907</text:p>
              </table:table-cell>
              <table:table-cell office:value-type="float" office:value="5380528">
                <text:p>5380528</text:p>
              </table:table-cell>
              <table:table-cell office:value-type="float" office:value="5369686">
                <text:p>53696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779245">
                <text:p>6779245</text:p>
              </table:table-cell>
              <table:table-cell office:value-type="float" office:value="6492206">
                <text:p>6492206</text:p>
              </table:table-cell>
              <table:table-cell office:value-type="float" office:value="5565237">
                <text:p>5565237</text:p>
              </table:table-cell>
              <table:table-cell office:value-type="float" office:value="5612979">
                <text:p>5612979</text:p>
              </table:table-cell>
              <table:table-cell office:value-type="float" office:value="5305535">
                <text:p>5305535</text:p>
              </table:table-cell>
              <table:table-cell office:value-type="float" office:value="5308547">
                <text:p>53085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831741">
                <text:p>6831741</text:p>
              </table:table-cell>
              <table:table-cell office:value-type="float" office:value="6563444">
                <text:p>6563444</text:p>
              </table:table-cell>
              <table:table-cell office:value-type="float" office:value="5657134">
                <text:p>5657134</text:p>
              </table:table-cell>
              <table:table-cell office:value-type="float" office:value="5664229">
                <text:p>5664229</text:p>
              </table:table-cell>
              <table:table-cell office:value-type="float" office:value="5314269">
                <text:p>5314269</text:p>
              </table:table-cell>
              <table:table-cell office:value-type="float" office:value="5351615">
                <text:p>53516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766516">
                <text:p>6766516</text:p>
              </table:table-cell>
              <table:table-cell office:value-type="float" office:value="6489219">
                <text:p>6489219</text:p>
              </table:table-cell>
              <table:table-cell office:value-type="float" office:value="5564875">
                <text:p>5564875</text:p>
              </table:table-cell>
              <table:table-cell office:value-type="float" office:value="5599600">
                <text:p>5599600</text:p>
              </table:table-cell>
              <table:table-cell office:value-type="float" office:value="5264274">
                <text:p>5264274</text:p>
              </table:table-cell>
              <table:table-cell office:value-type="float" office:value="5285959">
                <text:p>52859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900150">
                <text:p>6900150</text:p>
              </table:table-cell>
              <table:table-cell office:value-type="float" office:value="6624320">
                <text:p>6624320</text:p>
              </table:table-cell>
              <table:table-cell office:value-type="float" office:value="5719186">
                <text:p>5719186</text:p>
              </table:table-cell>
              <table:table-cell office:value-type="float" office:value="5755128">
                <text:p>5755128</text:p>
              </table:table-cell>
              <table:table-cell office:value-type="float" office:value="5398298">
                <text:p>5398298</text:p>
              </table:table-cell>
              <table:table-cell office:value-type="float" office:value="5445583">
                <text:p>54455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874323">
                <text:p>6874323</text:p>
              </table:table-cell>
              <table:table-cell office:value-type="float" office:value="6582813">
                <text:p>6582813</text:p>
              </table:table-cell>
              <table:table-cell office:value-type="float" office:value="5653517">
                <text:p>5653517</text:p>
              </table:table-cell>
              <table:table-cell office:value-type="float" office:value="5695335">
                <text:p>5695335</text:p>
              </table:table-cell>
              <table:table-cell office:value-type="float" office:value="5333545">
                <text:p>5333545</text:p>
              </table:table-cell>
              <table:table-cell office:value-type="float" office:value="5396491">
                <text:p>53964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006926">
                <text:p>7006926</text:p>
              </table:table-cell>
              <table:table-cell office:value-type="float" office:value="6719181">
                <text:p>6719181</text:p>
              </table:table-cell>
              <table:table-cell office:value-type="float" office:value="5818851">
                <text:p>5818851</text:p>
              </table:table-cell>
              <table:table-cell office:value-type="float" office:value="5837502">
                <text:p>5837502</text:p>
              </table:table-cell>
              <table:table-cell office:value-type="float" office:value="5481724">
                <text:p>5481724</text:p>
              </table:table-cell>
              <table:table-cell office:value-type="float" office:value="5513649">
                <text:p>55136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805918">
                <text:p>6805918</text:p>
              </table:table-cell>
              <table:table-cell office:value-type="float" office:value="6519957">
                <text:p>6519957</text:p>
              </table:table-cell>
              <table:table-cell office:value-type="float" office:value="5594786">
                <text:p>5594786</text:p>
              </table:table-cell>
              <table:table-cell office:value-type="float" office:value="5608778">
                <text:p>5608778</text:p>
              </table:table-cell>
              <table:table-cell office:value-type="float" office:value="5307041">
                <text:p>5307041</text:p>
              </table:table-cell>
              <table:table-cell office:value-type="float" office:value="5332641">
                <text:p>53326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879568">
                <text:p>6879568</text:p>
              </table:table-cell>
              <table:table-cell office:value-type="float" office:value="6595595">
                <text:p>6595595</text:p>
              </table:table-cell>
              <table:table-cell office:value-type="float" office:value="5693555">
                <text:p>5693555</text:p>
              </table:table-cell>
              <table:table-cell office:value-type="float" office:value="5719348">
                <text:p>5719348</text:p>
              </table:table-cell>
              <table:table-cell office:value-type="float" office:value="5378722">
                <text:p>5378722</text:p>
              </table:table-cell>
              <table:table-cell office:value-type="float" office:value="5435342">
                <text:p>54353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810387">
                <text:p>6810387</text:p>
              </table:table-cell>
              <table:table-cell office:value-type="float" office:value="6541346">
                <text:p>6541346</text:p>
              </table:table-cell>
              <table:table-cell office:value-type="float" office:value="5636656">
                <text:p>5636656</text:p>
              </table:table-cell>
              <table:table-cell office:value-type="float" office:value="5663714">
                <text:p>5663714</text:p>
              </table:table-cell>
              <table:table-cell office:value-type="float" office:value="5297102">
                <text:p>5297102</text:p>
              </table:table-cell>
              <table:table-cell office:value-type="float" office:value="5334147">
                <text:p>53341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838069">
                <text:p>6838069</text:p>
              </table:table-cell>
              <table:table-cell office:value-type="float" office:value="6567793">
                <text:p>6567793</text:p>
              </table:table-cell>
              <table:table-cell office:value-type="float" office:value="5651971">
                <text:p>5651971</text:p>
              </table:table-cell>
              <table:table-cell office:value-type="float" office:value="5688804">
                <text:p>5688804</text:p>
              </table:table-cell>
              <table:table-cell office:value-type="float" office:value="5314872">
                <text:p>5314872</text:p>
              </table:table-cell>
              <table:table-cell office:value-type="float" office:value="5392575">
                <text:p>53925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757961">
                <text:p>6757961</text:p>
              </table:table-cell>
              <table:table-cell office:value-type="float" office:value="6473936">
                <text:p>6473936</text:p>
              </table:table-cell>
              <table:table-cell office:value-type="float" office:value="5560876">
                <text:p>5560876</text:p>
              </table:table-cell>
              <table:table-cell office:value-type="float" office:value="5602822">
                <text:p>5602822</text:p>
              </table:table-cell>
              <table:table-cell office:value-type="float" office:value="5244396">
                <text:p>5244396</text:p>
              </table:table-cell>
              <table:table-cell office:value-type="float" office:value="5295295">
                <text:p>52952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883389">
                <text:p>6883389</text:p>
              </table:table-cell>
              <table:table-cell office:value-type="float" office:value="6605223">
                <text:p>6605223</text:p>
              </table:table-cell>
              <table:table-cell office:value-type="float" office:value="5671022">
                <text:p>5671022</text:p>
              </table:table-cell>
              <table:table-cell office:value-type="float" office:value="5717776">
                <text:p>5717776</text:p>
              </table:table-cell>
              <table:table-cell office:value-type="float" office:value="5354627">
                <text:p>5354627</text:p>
              </table:table-cell>
              <table:table-cell office:value-type="float" office:value="5420585">
                <text:p>54205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830515">
                <text:p>6830515</text:p>
              </table:table-cell>
              <table:table-cell office:value-type="float" office:value="6547921">
                <text:p>6547921</text:p>
              </table:table-cell>
              <table:table-cell office:value-type="float" office:value="5622250">
                <text:p>5622250</text:p>
              </table:table-cell>
              <table:table-cell office:value-type="float" office:value="5662419">
                <text:p>5662419</text:p>
              </table:table-cell>
              <table:table-cell office:value-type="float" office:value="5328123">
                <text:p>5328123</text:p>
              </table:table-cell>
              <table:table-cell office:value-type="float" office:value="5374203">
                <text:p>53742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927194">
                <text:p>6927194</text:p>
              </table:table-cell>
              <table:table-cell office:value-type="float" office:value="6655873">
                <text:p>6655873</text:p>
              </table:table-cell>
              <table:table-cell office:value-type="float" office:value="5741551">
                <text:p>5741551</text:p>
              </table:table-cell>
              <table:table-cell office:value-type="float" office:value="5787549">
                <text:p>5787549</text:p>
              </table:table-cell>
              <table:table-cell office:value-type="float" office:value="5419380">
                <text:p>5419380</text:p>
              </table:table-cell>
              <table:table-cell office:value-type="float" office:value="5478109">
                <text:p>54781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830881">
                <text:p>6830881</text:p>
              </table:table-cell>
              <table:table-cell office:value-type="float" office:value="6531071">
                <text:p>6531071</text:p>
              </table:table-cell>
              <table:table-cell office:value-type="float" office:value="5618042">
                <text:p>5618042</text:p>
              </table:table-cell>
              <table:table-cell office:value-type="float" office:value="5656751">
                <text:p>5656751</text:p>
              </table:table-cell>
              <table:table-cell office:value-type="float" office:value="5320293">
                <text:p>5320293</text:p>
              </table:table-cell>
              <table:table-cell office:value-type="float" office:value="5332641">
                <text:p>53326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957164">
                <text:p>6957164</text:p>
              </table:table-cell>
              <table:table-cell office:value-type="float" office:value="6676061">
                <text:p>6676061</text:p>
              </table:table-cell>
              <table:table-cell office:value-type="float" office:value="5774226">
                <text:p>5774226</text:p>
              </table:table-cell>
              <table:table-cell office:value-type="float" office:value="5835943">
                <text:p>5835943</text:p>
              </table:table-cell>
              <table:table-cell office:value-type="float" office:value="5438655">
                <text:p>5438655</text:p>
              </table:table-cell>
              <table:table-cell office:value-type="float" office:value="5468170">
                <text:p>546817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786953">
                <text:p>6786953</text:p>
              </table:table-cell>
              <table:table-cell office:value-type="float" office:value="6499604">
                <text:p>6499604</text:p>
              </table:table-cell>
              <table:table-cell office:value-type="float" office:value="5613486">
                <text:p>5613486</text:p>
              </table:table-cell>
              <table:table-cell office:value-type="float" office:value="5644972">
                <text:p>5644972</text:p>
              </table:table-cell>
              <table:table-cell office:value-type="float" office:value="5284753">
                <text:p>5284753</text:p>
              </table:table-cell>
              <table:table-cell office:value-type="float" office:value="5312462">
                <text:p>53124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869955">
                <text:p>6869955</text:p>
              </table:table-cell>
              <table:table-cell office:value-type="float" office:value="6583439">
                <text:p>6583439</text:p>
              </table:table-cell>
              <table:table-cell office:value-type="float" office:value="5677708">
                <text:p>5677708</text:p>
              </table:table-cell>
              <table:table-cell office:value-type="float" office:value="5679832">
                <text:p>5679832</text:p>
              </table:table-cell>
              <table:table-cell office:value-type="float" office:value="5328124">
                <text:p>5328124</text:p>
              </table:table-cell>
              <table:table-cell office:value-type="float" office:value="5393479">
                <text:p>53934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730873">
                <text:p>6730873</text:p>
              </table:table-cell>
              <table:table-cell office:value-type="float" office:value="6451664">
                <text:p>6451664</text:p>
              </table:table-cell>
              <table:table-cell office:value-type="float" office:value="5540164">
                <text:p>5540164</text:p>
              </table:table-cell>
              <table:table-cell office:value-type="float" office:value="5571404">
                <text:p>5571404</text:p>
              </table:table-cell>
              <table:table-cell office:value-type="float" office:value="5238975">
                <text:p>5238975</text:p>
              </table:table-cell>
              <table:table-cell office:value-type="float" office:value="5248011">
                <text:p>52480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854492">
                <text:p>6854492</text:p>
              </table:table-cell>
              <table:table-cell office:value-type="float" office:value="6554288">
                <text:p>6554288</text:p>
              </table:table-cell>
              <table:table-cell office:value-type="float" office:value="5639991">
                <text:p>5639991</text:p>
              </table:table-cell>
              <table:table-cell office:value-type="float" office:value="5670484">
                <text:p>5670484</text:p>
              </table:table-cell>
              <table:table-cell office:value-type="float" office:value="5330533">
                <text:p>5330533</text:p>
              </table:table-cell>
              <table:table-cell office:value-type="float" office:value="5378721">
                <text:p>53787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737779">
                <text:p>6737779</text:p>
              </table:table-cell>
              <table:table-cell office:value-type="float" office:value="6432118">
                <text:p>6432118</text:p>
              </table:table-cell>
              <table:table-cell office:value-type="float" office:value="5535249">
                <text:p>5535249</text:p>
              </table:table-cell>
              <table:table-cell office:value-type="float" office:value="5552782">
                <text:p>5552782</text:p>
              </table:table-cell>
              <table:table-cell office:value-type="float" office:value="5191388">
                <text:p>5191388</text:p>
              </table:table-cell>
              <table:table-cell office:value-type="float" office:value="5254335">
                <text:p>52543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934430">
                <text:p>6934430</text:p>
              </table:table-cell>
              <table:table-cell office:value-type="float" office:value="6664858">
                <text:p>6664858</text:p>
              </table:table-cell>
              <table:table-cell office:value-type="float" office:value="5737453">
                <text:p>5737453</text:p>
              </table:table-cell>
              <table:table-cell office:value-type="float" office:value="5764233">
                <text:p>5764233</text:p>
              </table:table-cell>
              <table:table-cell office:value-type="float" office:value="5400707">
                <text:p>5400707</text:p>
              </table:table-cell>
              <table:table-cell office:value-type="float" office:value="5470580">
                <text:p>547058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863432">
                <text:p>6863432</text:p>
              </table:table-cell>
              <table:table-cell office:value-type="float" office:value="6575218">
                <text:p>6575218</text:p>
              </table:table-cell>
              <table:table-cell office:value-type="float" office:value="5667951">
                <text:p>5667951</text:p>
              </table:table-cell>
              <table:table-cell office:value-type="float" office:value="5705003">
                <text:p>5705003</text:p>
              </table:table-cell>
              <table:table-cell office:value-type="float" office:value="5331436">
                <text:p>5331436</text:p>
              </table:table-cell>
              <table:table-cell office:value-type="float" office:value="5365470">
                <text:p>536547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983798">
                <text:p>6983798</text:p>
              </table:table-cell>
              <table:table-cell office:value-type="float" office:value="6712054">
                <text:p>6712054</text:p>
              </table:table-cell>
              <table:table-cell office:value-type="float" office:value="5803101">
                <text:p>5803101</text:p>
              </table:table-cell>
              <table:table-cell office:value-type="float" office:value="5841985">
                <text:p>5841985</text:p>
              </table:table-cell>
              <table:table-cell office:value-type="float" office:value="5451003">
                <text:p>5451003</text:p>
              </table:table-cell>
              <table:table-cell office:value-type="float" office:value="5493470">
                <text:p>549347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892242">
                <text:p>6892242</text:p>
              </table:table-cell>
              <table:table-cell office:value-type="float" office:value="6605522">
                <text:p>6605522</text:p>
              </table:table-cell>
              <table:table-cell office:value-type="float" office:value="5717030">
                <text:p>5717030</text:p>
              </table:table-cell>
              <table:table-cell office:value-type="float" office:value="5739700">
                <text:p>5739700</text:p>
              </table:table-cell>
              <table:table-cell office:value-type="float" office:value="5378721">
                <text:p>5378721</text:p>
              </table:table-cell>
              <table:table-cell office:value-type="float" office:value="5387455">
                <text:p>53874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978042">
                <text:p>6978042</text:p>
              </table:table-cell>
              <table:table-cell office:value-type="float" office:value="6695644">
                <text:p>6695644</text:p>
              </table:table-cell>
              <table:table-cell office:value-type="float" office:value="5812690">
                <text:p>5812690</text:p>
              </table:table-cell>
              <table:table-cell office:value-type="float" office:value="5849310">
                <text:p>5849310</text:p>
              </table:table-cell>
              <table:table-cell office:value-type="float" office:value="5436848">
                <text:p>5436848</text:p>
              </table:table-cell>
              <table:table-cell office:value-type="float" office:value="5502806">
                <text:p>55028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792190">
                <text:p>6792190</text:p>
              </table:table-cell>
              <table:table-cell office:value-type="float" office:value="6509775">
                <text:p>6509775</text:p>
              </table:table-cell>
              <table:table-cell office:value-type="float" office:value="5611575">
                <text:p>5611575</text:p>
              </table:table-cell>
              <table:table-cell office:value-type="float" office:value="5653037">
                <text:p>5653037</text:p>
              </table:table-cell>
              <table:table-cell office:value-type="float" office:value="5296500">
                <text:p>5296500</text:p>
              </table:table-cell>
              <table:table-cell office:value-type="float" office:value="5301619">
                <text:p>53016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919673">
                <text:p>6919673</text:p>
              </table:table-cell>
              <table:table-cell office:value-type="float" office:value="6650991">
                <text:p>6650991</text:p>
              </table:table-cell>
              <table:table-cell office:value-type="float" office:value="5756571">
                <text:p>5756571</text:p>
              </table:table-cell>
              <table:table-cell office:value-type="float" office:value="5794067">
                <text:p>5794067</text:p>
              </table:table-cell>
              <table:table-cell office:value-type="float" office:value="5391069">
                <text:p>5391069</text:p>
              </table:table-cell>
              <table:table-cell office:value-type="float" office:value="5425404">
                <text:p>54254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788520">
                <text:p>6788520</text:p>
              </table:table-cell>
              <table:table-cell office:value-type="float" office:value="6512507">
                <text:p>6512507</text:p>
              </table:table-cell>
              <table:table-cell office:value-type="float" office:value="5567062">
                <text:p>5567062</text:p>
              </table:table-cell>
              <table:table-cell office:value-type="float" office:value="5616688">
                <text:p>5616688</text:p>
              </table:table-cell>
              <table:table-cell office:value-type="float" office:value="5262467">
                <text:p>5262467</text:p>
              </table:table-cell>
              <table:table-cell office:value-type="float" office:value="5299511">
                <text:p>52995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880909">
                <text:p>6880909</text:p>
              </table:table-cell>
              <table:table-cell office:value-type="float" office:value="6609313">
                <text:p>6609313</text:p>
              </table:table-cell>
              <table:table-cell office:value-type="float" office:value="5693681">
                <text:p>5693681</text:p>
              </table:table-cell>
              <table:table-cell office:value-type="float" office:value="5733204">
                <text:p>5733204</text:p>
              </table:table-cell>
              <table:table-cell office:value-type="float" office:value="5331737">
                <text:p>5331737</text:p>
              </table:table-cell>
              <table:table-cell office:value-type="float" office:value="5421187">
                <text:p>54211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746034">
                <text:p>6746034</text:p>
              </table:table-cell>
              <table:table-cell office:value-type="float" office:value="6465519">
                <text:p>6465519</text:p>
              </table:table-cell>
              <table:table-cell office:value-type="float" office:value="5565279">
                <text:p>5565279</text:p>
              </table:table-cell>
              <table:table-cell office:value-type="float" office:value="5601601">
                <text:p>5601601</text:p>
              </table:table-cell>
              <table:table-cell office:value-type="float" office:value="5252528">
                <text:p>5252528</text:p>
              </table:table-cell>
              <table:table-cell office:value-type="float" office:value="5294692">
                <text:p>52946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929035">
                <text:p>6929035</text:p>
              </table:table-cell>
              <table:table-cell office:value-type="float" office:value="6645573">
                <text:p>6645573</text:p>
              </table:table-cell>
              <table:table-cell office:value-type="float" office:value="5727926">
                <text:p>5727926</text:p>
              </table:table-cell>
              <table:table-cell office:value-type="float" office:value="5752248">
                <text:p>5752248</text:p>
              </table:table-cell>
              <table:table-cell office:value-type="float" office:value="5395888">
                <text:p>5395888</text:p>
              </table:table-cell>
              <table:table-cell office:value-type="float" office:value="5451907">
                <text:p>54519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865568">
                <text:p>6865568</text:p>
              </table:table-cell>
              <table:table-cell office:value-type="float" office:value="6575731">
                <text:p>6575731</text:p>
              </table:table-cell>
              <table:table-cell office:value-type="float" office:value="5688310">
                <text:p>5688310</text:p>
              </table:table-cell>
              <table:table-cell office:value-type="float" office:value="5708486">
                <text:p>5708486</text:p>
              </table:table-cell>
              <table:table-cell office:value-type="float" office:value="5340171">
                <text:p>5340171</text:p>
              </table:table-cell>
              <table:table-cell office:value-type="float" office:value="5377818">
                <text:p>53778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921521">
                <text:p>6921521</text:p>
              </table:table-cell>
              <table:table-cell office:value-type="float" office:value="6629363">
                <text:p>6629363</text:p>
              </table:table-cell>
              <table:table-cell office:value-type="float" office:value="5738757">
                <text:p>5738757</text:p>
              </table:table-cell>
              <table:table-cell office:value-type="float" office:value="5767908">
                <text:p>5767908</text:p>
              </table:table-cell>
              <table:table-cell office:value-type="float" office:value="5409441">
                <text:p>5409441</text:p>
              </table:table-cell>
              <table:table-cell office:value-type="float" office:value="5429921">
                <text:p>54299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777572">
                <text:p>6777572</text:p>
              </table:table-cell>
              <table:table-cell office:value-type="float" office:value="6494316">
                <text:p>6494316</text:p>
              </table:table-cell>
              <table:table-cell office:value-type="float" office:value="5583846">
                <text:p>5583846</text:p>
              </table:table-cell>
              <table:table-cell office:value-type="float" office:value="5622104">
                <text:p>5622104</text:p>
              </table:table-cell>
              <table:table-cell office:value-type="float" office:value="5259756">
                <text:p>5259756</text:p>
              </table:table-cell>
              <table:table-cell office:value-type="float" office:value="5291380">
                <text:p>52913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928461">
                <text:p>6928461</text:p>
              </table:table-cell>
              <table:table-cell office:value-type="float" office:value="6638003">
                <text:p>6638003</text:p>
              </table:table-cell>
              <table:table-cell office:value-type="float" office:value="5738487">
                <text:p>5738487</text:p>
              </table:table-cell>
              <table:table-cell office:value-type="float" office:value="5762670">
                <text:p>5762670</text:p>
              </table:table-cell>
              <table:table-cell office:value-type="float" office:value="5392877">
                <text:p>5392877</text:p>
              </table:table-cell>
              <table:table-cell office:value-type="float" office:value="5438354">
                <text:p>54383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739642">
                <text:p>6739642</text:p>
              </table:table-cell>
              <table:table-cell office:value-type="float" office:value="6461764">
                <text:p>6461764</text:p>
              </table:table-cell>
              <table:table-cell office:value-type="float" office:value="5527703">
                <text:p>5527703</text:p>
              </table:table-cell>
              <table:table-cell office:value-type="float" office:value="5578336">
                <text:p>5578336</text:p>
              </table:table-cell>
              <table:table-cell office:value-type="float" office:value="5263671">
                <text:p>5263671</text:p>
              </table:table-cell>
              <table:table-cell office:value-type="float" office:value="5270599">
                <text:p>52705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897068">
                <text:p>6897068</text:p>
              </table:table-cell>
              <table:table-cell office:value-type="float" office:value="6602128">
                <text:p>6602128</text:p>
              </table:table-cell>
              <table:table-cell office:value-type="float" office:value="5712392">
                <text:p>5712392</text:p>
              </table:table-cell>
              <table:table-cell office:value-type="float" office:value="5748222">
                <text:p>5748222</text:p>
              </table:table-cell>
              <table:table-cell office:value-type="float" office:value="5374805">
                <text:p>5374805</text:p>
              </table:table-cell>
              <table:table-cell office:value-type="float" office:value="5407635">
                <text:p>54076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734446">
                <text:p>6734446</text:p>
              </table:table-cell>
              <table:table-cell office:value-type="float" office:value="6436113">
                <text:p>6436113</text:p>
              </table:table-cell>
              <table:table-cell office:value-type="float" office:value="5526884">
                <text:p>5526884</text:p>
              </table:table-cell>
              <table:table-cell office:value-type="float" office:value="5581133">
                <text:p>5581133</text:p>
              </table:table-cell>
              <table:table-cell office:value-type="float" office:value="5234758">
                <text:p>5234758</text:p>
              </table:table-cell>
              <table:table-cell office:value-type="float" office:value="5250721">
                <text:p>52507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897453">
                <text:p>6897453</text:p>
              </table:table-cell>
              <table:table-cell office:value-type="float" office:value="6600748">
                <text:p>6600748</text:p>
              </table:table-cell>
              <table:table-cell office:value-type="float" office:value="5708446">
                <text:p>5708446</text:p>
              </table:table-cell>
              <table:table-cell office:value-type="float" office:value="5718828">
                <text:p>5718828</text:p>
              </table:table-cell>
              <table:table-cell office:value-type="float" office:value="5383540">
                <text:p>5383540</text:p>
              </table:table-cell>
              <table:table-cell office:value-type="float" office:value="5416067">
                <text:p>54160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63736">
                <text:p>6863736</text:p>
              </table:table-cell>
              <table:table-cell office:value-type="float" office:value="6591365">
                <text:p>6591365</text:p>
              </table:table-cell>
              <table:table-cell office:value-type="float" office:value="5686745">
                <text:p>5686745</text:p>
              </table:table-cell>
              <table:table-cell office:value-type="float" office:value="5727897">
                <text:p>5727897</text:p>
              </table:table-cell>
              <table:table-cell office:value-type="float" office:value="5342279">
                <text:p>5342279</text:p>
              </table:table-cell>
              <table:table-cell office:value-type="float" office:value="5389865">
                <text:p>53898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956962">
                <text:p>6956962</text:p>
              </table:table-cell>
              <table:table-cell office:value-type="float" office:value="6677135">
                <text:p>6677135</text:p>
              </table:table-cell>
              <table:table-cell office:value-type="float" office:value="5772805">
                <text:p>5772805</text:p>
              </table:table-cell>
              <table:table-cell office:value-type="float" office:value="5813447">
                <text:p>5813447</text:p>
              </table:table-cell>
              <table:table-cell office:value-type="float" office:value="5423897">
                <text:p>5423897</text:p>
              </table:table-cell>
              <table:table-cell office:value-type="float" office:value="5468472">
                <text:p>54684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38576">
                <text:p>6838576</text:p>
              </table:table-cell>
              <table:table-cell office:value-type="float" office:value="6556470">
                <text:p>6556470</text:p>
              </table:table-cell>
              <table:table-cell office:value-type="float" office:value="5642958">
                <text:p>5642958</text:p>
              </table:table-cell>
              <table:table-cell office:value-type="float" office:value="5692246">
                <text:p>5692246</text:p>
              </table:table-cell>
              <table:table-cell office:value-type="float" office:value="5310957">
                <text:p>5310957</text:p>
              </table:table-cell>
              <table:table-cell office:value-type="float" office:value="5328123">
                <text:p>53281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31107">
                <text:p>6931107</text:p>
              </table:table-cell>
              <table:table-cell office:value-type="float" office:value="6643691">
                <text:p>6643691</text:p>
              </table:table-cell>
              <table:table-cell office:value-type="float" office:value="5724735">
                <text:p>5724735</text:p>
              </table:table-cell>
              <table:table-cell office:value-type="float" office:value="5742260">
                <text:p>5742260</text:p>
              </table:table-cell>
              <table:table-cell office:value-type="float" office:value="5409140">
                <text:p>5409140</text:p>
              </table:table-cell>
              <table:table-cell office:value-type="float" office:value="5427512">
                <text:p>54275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784109">
                <text:p>6784109</text:p>
              </table:table-cell>
              <table:table-cell office:value-type="float" office:value="6498138">
                <text:p>6498138</text:p>
              </table:table-cell>
              <table:table-cell office:value-type="float" office:value="5579043">
                <text:p>5579043</text:p>
              </table:table-cell>
              <table:table-cell office:value-type="float" office:value="5633252">
                <text:p>5633252</text:p>
              </table:table-cell>
              <table:table-cell office:value-type="float" office:value="5238071">
                <text:p>5238071</text:p>
              </table:table-cell>
              <table:table-cell office:value-type="float" office:value="5288970">
                <text:p>528897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945184">
                <text:p>6945184</text:p>
              </table:table-cell>
              <table:table-cell office:value-type="float" office:value="6673211">
                <text:p>6673211</text:p>
              </table:table-cell>
              <table:table-cell office:value-type="float" office:value="5769398">
                <text:p>5769398</text:p>
              </table:table-cell>
              <table:table-cell office:value-type="float" office:value="5821068">
                <text:p>5821068</text:p>
              </table:table-cell>
              <table:table-cell office:value-type="float" office:value="5460641">
                <text:p>5460641</text:p>
              </table:table-cell>
              <table:table-cell office:value-type="float" office:value="5462147">
                <text:p>54621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729157">
                <text:p>6729157</text:p>
              </table:table-cell>
              <table:table-cell office:value-type="float" office:value="6457745">
                <text:p>6457745</text:p>
              </table:table-cell>
              <table:table-cell office:value-type="float" office:value="5535345">
                <text:p>5535345</text:p>
              </table:table-cell>
              <table:table-cell office:value-type="float" office:value="5608721">
                <text:p>5608721</text:p>
              </table:table-cell>
              <table:table-cell office:value-type="float" office:value="5221808">
                <text:p>5221808</text:p>
              </table:table-cell>
              <table:table-cell office:value-type="float" office:value="5285959">
                <text:p>52859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894545">
                <text:p>6894545</text:p>
              </table:table-cell>
              <table:table-cell office:value-type="float" office:value="6602984">
                <text:p>6602984</text:p>
              </table:table-cell>
              <table:table-cell office:value-type="float" office:value="5713396">
                <text:p>5713396</text:p>
              </table:table-cell>
              <table:table-cell office:value-type="float" office:value="5742927">
                <text:p>5742927</text:p>
              </table:table-cell>
              <table:table-cell office:value-type="float" office:value="5364867">
                <text:p>5364867</text:p>
              </table:table-cell>
              <table:table-cell office:value-type="float" office:value="5394683">
                <text:p>53946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806937">
                <text:p>6806937</text:p>
              </table:table-cell>
              <table:table-cell office:value-type="float" office:value="6518090">
                <text:p>6518090</text:p>
              </table:table-cell>
              <table:table-cell office:value-type="float" office:value="5603395">
                <text:p>5603395</text:p>
              </table:table-cell>
              <table:table-cell office:value-type="float" office:value="5645677">
                <text:p>5645677</text:p>
              </table:table-cell>
              <table:table-cell office:value-type="float" office:value="5312161">
                <text:p>5312161</text:p>
              </table:table-cell>
              <table:table-cell office:value-type="float" office:value="5313667">
                <text:p>53136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937136">
                <text:p>6937136</text:p>
              </table:table-cell>
              <table:table-cell office:value-type="float" office:value="6641944">
                <text:p>6641944</text:p>
              </table:table-cell>
              <table:table-cell office:value-type="float" office:value="5727408">
                <text:p>5727408</text:p>
              </table:table-cell>
              <table:table-cell office:value-type="float" office:value="5779755">
                <text:p>5779755</text:p>
              </table:table-cell>
              <table:table-cell office:value-type="float" office:value="5414863">
                <text:p>5414863</text:p>
              </table:table-cell>
              <table:table-cell office:value-type="float" office:value="5418476">
                <text:p>54184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827661">
                <text:p>6827661</text:p>
              </table:table-cell>
              <table:table-cell office:value-type="float" office:value="6545595">
                <text:p>6545595</text:p>
              </table:table-cell>
              <table:table-cell office:value-type="float" office:value="5633134">
                <text:p>5633134</text:p>
              </table:table-cell>
              <table:table-cell office:value-type="float" office:value="5675430">
                <text:p>5675430</text:p>
              </table:table-cell>
              <table:table-cell office:value-type="float" office:value="5314871">
                <text:p>5314871</text:p>
              </table:table-cell>
              <table:table-cell office:value-type="float" office:value="5357037">
                <text:p>53570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935478">
                <text:p>6935478</text:p>
              </table:table-cell>
              <table:table-cell office:value-type="float" office:value="6659279">
                <text:p>6659279</text:p>
              </table:table-cell>
              <table:table-cell office:value-type="float" office:value="5733706">
                <text:p>5733706</text:p>
              </table:table-cell>
              <table:table-cell office:value-type="float" office:value="5764824">
                <text:p>5764824</text:p>
              </table:table-cell>
              <table:table-cell office:value-type="float" office:value="5424198">
                <text:p>5424198</text:p>
              </table:table-cell>
              <table:table-cell office:value-type="float" office:value="5426307">
                <text:p>54263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813931">
                <text:p>6813931</text:p>
              </table:table-cell>
              <table:table-cell office:value-type="float" office:value="6525666">
                <text:p>6525666</text:p>
              </table:table-cell>
              <table:table-cell office:value-type="float" office:value="5636155">
                <text:p>5636155</text:p>
              </table:table-cell>
              <table:table-cell office:value-type="float" office:value="5672770">
                <text:p>5672770</text:p>
              </table:table-cell>
              <table:table-cell office:value-type="float" office:value="5294994">
                <text:p>5294994</text:p>
              </table:table-cell>
              <table:table-cell office:value-type="float" office:value="5314570">
                <text:p>531457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948456">
                <text:p>6948456</text:p>
              </table:table-cell>
              <table:table-cell office:value-type="float" office:value="6644544">
                <text:p>6644544</text:p>
              </table:table-cell>
              <table:table-cell office:value-type="float" office:value="5751935">
                <text:p>5751935</text:p>
              </table:table-cell>
              <table:table-cell office:value-type="float" office:value="5793765">
                <text:p>5793765</text:p>
              </table:table-cell>
              <table:table-cell office:value-type="float" office:value="5380528">
                <text:p>5380528</text:p>
              </table:table-cell>
              <table:table-cell office:value-type="float" office:value="5442269">
                <text:p>54422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816936">
                <text:p>6816936</text:p>
              </table:table-cell>
              <table:table-cell office:value-type="float" office:value="6536984">
                <text:p>6536984</text:p>
              </table:table-cell>
              <table:table-cell office:value-type="float" office:value="5610923">
                <text:p>5610923</text:p>
              </table:table-cell>
              <table:table-cell office:value-type="float" office:value="5644343">
                <text:p>5644343</text:p>
              </table:table-cell>
              <table:table-cell office:value-type="float" office:value="5291078">
                <text:p>5291078</text:p>
              </table:table-cell>
              <table:table-cell office:value-type="float" office:value="5322702">
                <text:p>53227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907140">
                <text:p>6907140</text:p>
              </table:table-cell>
              <table:table-cell office:value-type="float" office:value="6621033">
                <text:p>6621033</text:p>
              </table:table-cell>
              <table:table-cell office:value-type="float" office:value="5739475">
                <text:p>5739475</text:p>
              </table:table-cell>
              <table:table-cell office:value-type="float" office:value="5760435">
                <text:p>5760435</text:p>
              </table:table-cell>
              <table:table-cell office:value-type="float" office:value="5394985">
                <text:p>5394985</text:p>
              </table:table-cell>
              <table:table-cell office:value-type="float" office:value="5434137">
                <text:p>543413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754961">
                <text:p>6754961</text:p>
              </table:table-cell>
              <table:table-cell office:value-type="float" office:value="6459413">
                <text:p>6459413</text:p>
              </table:table-cell>
              <table:table-cell office:value-type="float" office:value="5568243">
                <text:p>5568243</text:p>
              </table:table-cell>
              <table:table-cell office:value-type="float" office:value="5595956">
                <text:p>5595956</text:p>
              </table:table-cell>
              <table:table-cell office:value-type="float" office:value="5253432">
                <text:p>5253432</text:p>
              </table:table-cell>
              <table:table-cell office:value-type="float" office:value="5268792">
                <text:p>52687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839504">
                <text:p>6839504</text:p>
              </table:table-cell>
              <table:table-cell office:value-type="float" office:value="6548468">
                <text:p>6548468</text:p>
              </table:table-cell>
              <table:table-cell office:value-type="float" office:value="5657415">
                <text:p>5657415</text:p>
              </table:table-cell>
              <table:table-cell office:value-type="float" office:value="5707770">
                <text:p>5707770</text:p>
              </table:table-cell>
              <table:table-cell office:value-type="float" office:value="5303728">
                <text:p>5303728</text:p>
              </table:table-cell>
              <table:table-cell office:value-type="float" office:value="5350711">
                <text:p>53507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809543">
                <text:p>6809543</text:p>
              </table:table-cell>
              <table:table-cell office:value-type="float" office:value="6536500">
                <text:p>6536500</text:p>
              </table:table-cell>
              <table:table-cell office:value-type="float" office:value="5629866">
                <text:p>5629866</text:p>
              </table:table-cell>
              <table:table-cell office:value-type="float" office:value="5667359">
                <text:p>5667359</text:p>
              </table:table-cell>
              <table:table-cell office:value-type="float" office:value="5293488">
                <text:p>5293488</text:p>
              </table:table-cell>
              <table:table-cell office:value-type="float" office:value="5326617">
                <text:p>53266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908197">
                <text:p>6908197</text:p>
              </table:table-cell>
              <table:table-cell office:value-type="float" office:value="6626176">
                <text:p>6626176</text:p>
              </table:table-cell>
              <table:table-cell office:value-type="float" office:value="5727310">
                <text:p>5727310</text:p>
              </table:table-cell>
              <table:table-cell office:value-type="float" office:value="5755856">
                <text:p>5755856</text:p>
              </table:table-cell>
              <table:table-cell office:value-type="float" office:value="5383841">
                <text:p>5383841</text:p>
              </table:table-cell>
              <table:table-cell office:value-type="float" office:value="5437450">
                <text:p>543745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827210">
                <text:p>6827210</text:p>
              </table:table-cell>
              <table:table-cell office:value-type="float" office:value="6546642">
                <text:p>6546642</text:p>
              </table:table-cell>
              <table:table-cell office:value-type="float" office:value="5623796">
                <text:p>5623796</text:p>
              </table:table-cell>
              <table:table-cell office:value-type="float" office:value="5669122">
                <text:p>5669122</text:p>
              </table:table-cell>
              <table:table-cell office:value-type="float" office:value="5285658">
                <text:p>5285658</text:p>
              </table:table-cell>
              <table:table-cell office:value-type="float" office:value="5338966">
                <text:p>533896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931704">
                <text:p>6931704</text:p>
              </table:table-cell>
              <table:table-cell office:value-type="float" office:value="6646989">
                <text:p>6646989</text:p>
              </table:table-cell>
              <table:table-cell office:value-type="float" office:value="5727694">
                <text:p>5727694</text:p>
              </table:table-cell>
              <table:table-cell office:value-type="float" office:value="5799418">
                <text:p>5799418</text:p>
              </table:table-cell>
              <table:table-cell office:value-type="float" office:value="5400707">
                <text:p>5400707</text:p>
              </table:table-cell>
              <table:table-cell office:value-type="float" office:value="5460039">
                <text:p>54600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824814">
                <text:p>6824814</text:p>
              </table:table-cell>
              <table:table-cell office:value-type="float" office:value="6528729">
                <text:p>6528729</text:p>
              </table:table-cell>
              <table:table-cell office:value-type="float" office:value="5620626">
                <text:p>5620626</text:p>
              </table:table-cell>
              <table:table-cell office:value-type="float" office:value="5665504">
                <text:p>5665504</text:p>
              </table:table-cell>
              <table:table-cell office:value-type="float" office:value="5305837">
                <text:p>5305837</text:p>
              </table:table-cell>
              <table:table-cell office:value-type="float" office:value="5335352">
                <text:p>53353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924083">
                <text:p>6924083</text:p>
              </table:table-cell>
              <table:table-cell office:value-type="float" office:value="6639657">
                <text:p>6639657</text:p>
              </table:table-cell>
              <table:table-cell office:value-type="float" office:value="5713962">
                <text:p>5713962</text:p>
              </table:table-cell>
              <table:table-cell office:value-type="float" office:value="5759057">
                <text:p>5759057</text:p>
              </table:table-cell>
              <table:table-cell office:value-type="float" office:value="5408839">
                <text:p>5408839</text:p>
              </table:table-cell>
              <table:table-cell office:value-type="float" office:value="5439860">
                <text:p>543986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814896">
                <text:p>6814896</text:p>
              </table:table-cell>
              <table:table-cell office:value-type="float" office:value="6545410">
                <text:p>6545410</text:p>
              </table:table-cell>
              <table:table-cell office:value-type="float" office:value="5633289">
                <text:p>5633289</text:p>
              </table:table-cell>
              <table:table-cell office:value-type="float" office:value="5659239">
                <text:p>5659239</text:p>
              </table:table-cell>
              <table:table-cell office:value-type="float" office:value="5312763">
                <text:p>5312763</text:p>
              </table:table-cell>
              <table:table-cell office:value-type="float" office:value="5351314">
                <text:p>53513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912326">
                <text:p>6912326</text:p>
              </table:table-cell>
              <table:table-cell office:value-type="float" office:value="6623083">
                <text:p>6623083</text:p>
              </table:table-cell>
              <table:table-cell office:value-type="float" office:value="5742538">
                <text:p>5742538</text:p>
              </table:table-cell>
              <table:table-cell office:value-type="float" office:value="5759459">
                <text:p>5759459</text:p>
              </table:table-cell>
              <table:table-cell office:value-type="float" office:value="5400406">
                <text:p>5400406</text:p>
              </table:table-cell>
              <table:table-cell office:value-type="float" office:value="5422994">
                <text:p>542299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757979">
                <text:p>6757979</text:p>
              </table:table-cell>
              <table:table-cell office:value-type="float" office:value="6475008">
                <text:p>6475008</text:p>
              </table:table-cell>
              <table:table-cell office:value-type="float" office:value="5548593">
                <text:p>5548593</text:p>
              </table:table-cell>
              <table:table-cell office:value-type="float" office:value="5594172">
                <text:p>5594172</text:p>
              </table:table-cell>
              <table:table-cell office:value-type="float" office:value="5237770">
                <text:p>5237770</text:p>
              </table:table-cell>
              <table:table-cell office:value-type="float" office:value="5283549">
                <text:p>52835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878814">
                <text:p>6878814</text:p>
              </table:table-cell>
              <table:table-cell office:value-type="float" office:value="6599607">
                <text:p>6599607</text:p>
              </table:table-cell>
              <table:table-cell office:value-type="float" office:value="5694788">
                <text:p>5694788</text:p>
              </table:table-cell>
              <table:table-cell office:value-type="float" office:value="5742752">
                <text:p>5742752</text:p>
              </table:table-cell>
              <table:table-cell office:value-type="float" office:value="5357638">
                <text:p>5357638</text:p>
              </table:table-cell>
              <table:table-cell office:value-type="float" office:value="5411248">
                <text:p>54112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809330">
                <text:p>6809330</text:p>
              </table:table-cell>
              <table:table-cell office:value-type="float" office:value="6537905">
                <text:p>6537905</text:p>
              </table:table-cell>
              <table:table-cell office:value-type="float" office:value="5618577">
                <text:p>5618577</text:p>
              </table:table-cell>
              <table:table-cell office:value-type="float" office:value="5652204">
                <text:p>5652204</text:p>
              </table:table-cell>
              <table:table-cell office:value-type="float" office:value="5292585">
                <text:p>5292585</text:p>
              </table:table-cell>
              <table:table-cell office:value-type="float" office:value="5343484">
                <text:p>53434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935650">
                <text:p>6935650</text:p>
              </table:table-cell>
              <table:table-cell office:value-type="float" office:value="6646021">
                <text:p>6646021</text:p>
              </table:table-cell>
              <table:table-cell office:value-type="float" office:value="5746727">
                <text:p>5746727</text:p>
              </table:table-cell>
              <table:table-cell office:value-type="float" office:value="5764957">
                <text:p>5764957</text:p>
              </table:table-cell>
              <table:table-cell office:value-type="float" office:value="5374203">
                <text:p>5374203</text:p>
              </table:table-cell>
              <table:table-cell office:value-type="float" office:value="5425404">
                <text:p>54254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782713">
                <text:p>6782713</text:p>
              </table:table-cell>
              <table:table-cell office:value-type="float" office:value="6503743">
                <text:p>6503743</text:p>
              </table:table-cell>
              <table:table-cell office:value-type="float" office:value="5590669">
                <text:p>5590669</text:p>
              </table:table-cell>
              <table:table-cell office:value-type="float" office:value="5612484">
                <text:p>5612484</text:p>
              </table:table-cell>
              <table:table-cell office:value-type="float" office:value="5260057">
                <text:p>5260057</text:p>
              </table:table-cell>
              <table:table-cell office:value-type="float" office:value="5282043">
                <text:p>52820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903913">
                <text:p>6903913</text:p>
              </table:table-cell>
              <table:table-cell office:value-type="float" office:value="6601648">
                <text:p>6601648</text:p>
              </table:table-cell>
              <table:table-cell office:value-type="float" office:value="5696471">
                <text:p>5696471</text:p>
              </table:table-cell>
              <table:table-cell office:value-type="float" office:value="5743108">
                <text:p>5743108</text:p>
              </table:table-cell>
              <table:table-cell office:value-type="float" office:value="5365771">
                <text:p>5365771</text:p>
              </table:table-cell>
              <table:table-cell office:value-type="float" office:value="5404623">
                <text:p>54046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839050">
                <text:p>6839050</text:p>
              </table:table-cell>
              <table:table-cell office:value-type="float" office:value="6534010">
                <text:p>6534010</text:p>
              </table:table-cell>
              <table:table-cell office:value-type="float" office:value="5634423">
                <text:p>5634423</text:p>
              </table:table-cell>
              <table:table-cell office:value-type="float" office:value="5658539">
                <text:p>5658539</text:p>
              </table:table-cell>
              <table:table-cell office:value-type="float" office:value="5319088">
                <text:p>5319088</text:p>
              </table:table-cell>
              <table:table-cell office:value-type="float" office:value="5346796">
                <text:p>53467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61139">
                <text:p>6861139</text:p>
              </table:table-cell>
              <table:table-cell office:value-type="float" office:value="6569060">
                <text:p>6569060</text:p>
              </table:table-cell>
              <table:table-cell office:value-type="float" office:value="5666443">
                <text:p>5666443</text:p>
              </table:table-cell>
              <table:table-cell office:value-type="float" office:value="5715629">
                <text:p>5715629</text:p>
              </table:table-cell>
              <table:table-cell office:value-type="float" office:value="5333243">
                <text:p>5333243</text:p>
              </table:table-cell>
              <table:table-cell office:value-type="float" office:value="5369686">
                <text:p>53696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740495">
                <text:p>6740495</text:p>
              </table:table-cell>
              <table:table-cell office:value-type="float" office:value="6447423">
                <text:p>6447423</text:p>
              </table:table-cell>
              <table:table-cell office:value-type="float" office:value="5565011">
                <text:p>5565011</text:p>
              </table:table-cell>
              <table:table-cell office:value-type="float" office:value="5591473">
                <text:p>5591473</text:p>
              </table:table-cell>
              <table:table-cell office:value-type="float" office:value="5222109">
                <text:p>5222109</text:p>
              </table:table-cell>
              <table:table-cell office:value-type="float" office:value="5266985">
                <text:p>52669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880716">
                <text:p>6880716</text:p>
              </table:table-cell>
              <table:table-cell office:value-type="float" office:value="6602659">
                <text:p>6602659</text:p>
              </table:table-cell>
              <table:table-cell office:value-type="float" office:value="5707867">
                <text:p>5707867</text:p>
              </table:table-cell>
              <table:table-cell office:value-type="float" office:value="5723733">
                <text:p>5723733</text:p>
              </table:table-cell>
              <table:table-cell office:value-type="float" office:value="5351615">
                <text:p>5351615</text:p>
              </table:table-cell>
              <table:table-cell office:value-type="float" office:value="5404923">
                <text:p>54049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808954">
                <text:p>6808954</text:p>
              </table:table-cell>
              <table:table-cell office:value-type="float" office:value="6509914">
                <text:p>6509914</text:p>
              </table:table-cell>
              <table:table-cell office:value-type="float" office:value="5609781">
                <text:p>5609781</text:p>
              </table:table-cell>
              <table:table-cell office:value-type="float" office:value="5663870">
                <text:p>5663870</text:p>
              </table:table-cell>
              <table:table-cell office:value-type="float" office:value="5298307">
                <text:p>5298307</text:p>
              </table:table-cell>
              <table:table-cell office:value-type="float" office:value="5329931">
                <text:p>53299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962642">
                <text:p>6962642</text:p>
              </table:table-cell>
              <table:table-cell office:value-type="float" office:value="6667690">
                <text:p>6667690</text:p>
              </table:table-cell>
              <table:table-cell office:value-type="float" office:value="5755047">
                <text:p>5755047</text:p>
              </table:table-cell>
              <table:table-cell office:value-type="float" office:value="5809925">
                <text:p>5809925</text:p>
              </table:table-cell>
              <table:table-cell office:value-type="float" office:value="5426609">
                <text:p>5426609</text:p>
              </table:table-cell>
              <table:table-cell office:value-type="float" office:value="5461244">
                <text:p>54612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837097">
                <text:p>6837097</text:p>
              </table:table-cell>
              <table:table-cell office:value-type="float" office:value="6548466">
                <text:p>6548466</text:p>
              </table:table-cell>
              <table:table-cell office:value-type="float" office:value="5674216">
                <text:p>5674216</text:p>
              </table:table-cell>
              <table:table-cell office:value-type="float" office:value="5704496">
                <text:p>5704496</text:p>
              </table:table-cell>
              <table:table-cell office:value-type="float" office:value="5293187">
                <text:p>5293187</text:p>
              </table:table-cell>
              <table:table-cell office:value-type="float" office:value="5346495">
                <text:p>53464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927828">
                <text:p>6927828</text:p>
              </table:table-cell>
              <table:table-cell office:value-type="float" office:value="6639165">
                <text:p>6639165</text:p>
              </table:table-cell>
              <table:table-cell office:value-type="float" office:value="5752936">
                <text:p>5752936</text:p>
              </table:table-cell>
              <table:table-cell office:value-type="float" office:value="5800675">
                <text:p>5800675</text:p>
              </table:table-cell>
              <table:table-cell office:value-type="float" office:value="5389865">
                <text:p>5389865</text:p>
              </table:table-cell>
              <table:table-cell office:value-type="float" office:value="5405827">
                <text:p>54058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841757">
                <text:p>6841757</text:p>
              </table:table-cell>
              <table:table-cell office:value-type="float" office:value="6565862">
                <text:p>6565862</text:p>
              </table:table-cell>
              <table:table-cell office:value-type="float" office:value="5683032">
                <text:p>5683032</text:p>
              </table:table-cell>
              <table:table-cell office:value-type="float" office:value="5694719">
                <text:p>5694719</text:p>
              </table:table-cell>
              <table:table-cell office:value-type="float" office:value="5316377">
                <text:p>5316377</text:p>
              </table:table-cell>
              <table:table-cell office:value-type="float" office:value="5356735">
                <text:p>535673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900625">
                <text:p>6900625</text:p>
              </table:table-cell>
              <table:table-cell office:value-type="float" office:value="6620881">
                <text:p>6620881</text:p>
              </table:table-cell>
              <table:table-cell office:value-type="float" office:value="5703285">
                <text:p>5703285</text:p>
              </table:table-cell>
              <table:table-cell office:value-type="float" office:value="5740560">
                <text:p>5740560</text:p>
              </table:table-cell>
              <table:table-cell office:value-type="float" office:value="5382636">
                <text:p>5382636</text:p>
              </table:table-cell>
              <table:table-cell office:value-type="float" office:value="5392877">
                <text:p>539287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813645">
                <text:p>6813645</text:p>
              </table:table-cell>
              <table:table-cell office:value-type="float" office:value="6544734">
                <text:p>6544734</text:p>
              </table:table-cell>
              <table:table-cell office:value-type="float" office:value="5615825">
                <text:p>5615825</text:p>
              </table:table-cell>
              <table:table-cell office:value-type="float" office:value="5696041">
                <text:p>5696041</text:p>
              </table:table-cell>
              <table:table-cell office:value-type="float" office:value="5313365">
                <text:p>5313365</text:p>
              </table:table-cell>
              <table:table-cell office:value-type="float" office:value="5341074">
                <text:p>534107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863384">
                <text:p>6863384</text:p>
              </table:table-cell>
              <table:table-cell office:value-type="float" office:value="6590505">
                <text:p>6590505</text:p>
              </table:table-cell>
              <table:table-cell office:value-type="float" office:value="5684031">
                <text:p>5684031</text:p>
              </table:table-cell>
              <table:table-cell office:value-type="float" office:value="5722991">
                <text:p>5722991</text:p>
              </table:table-cell>
              <table:table-cell office:value-type="float" office:value="5348603">
                <text:p>5348603</text:p>
              </table:table-cell>
              <table:table-cell office:value-type="float" office:value="5374204">
                <text:p>53742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800267">
                <text:p>6800267</text:p>
              </table:table-cell>
              <table:table-cell office:value-type="float" office:value="6520707">
                <text:p>6520707</text:p>
              </table:table-cell>
              <table:table-cell office:value-type="float" office:value="5613257">
                <text:p>5613257</text:p>
              </table:table-cell>
              <table:table-cell office:value-type="float" office:value="5619115">
                <text:p>5619115</text:p>
              </table:table-cell>
              <table:table-cell office:value-type="float" office:value="5269093">
                <text:p>5269093</text:p>
              </table:table-cell>
              <table:table-cell office:value-type="float" office:value="5307944">
                <text:p>53079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940414">
                <text:p>6940414</text:p>
              </table:table-cell>
              <table:table-cell office:value-type="float" office:value="6661736">
                <text:p>6661736</text:p>
              </table:table-cell>
              <table:table-cell office:value-type="float" office:value="5750993">
                <text:p>5750993</text:p>
              </table:table-cell>
              <table:table-cell office:value-type="float" office:value="5777834">
                <text:p>5777834</text:p>
              </table:table-cell>
              <table:table-cell office:value-type="float" office:value="5402213">
                <text:p>5402213</text:p>
              </table:table-cell>
              <table:table-cell office:value-type="float" office:value="5452208">
                <text:p>54522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779685">
                <text:p>6779685</text:p>
              </table:table-cell>
              <table:table-cell office:value-type="float" office:value="6496370">
                <text:p>6496370</text:p>
              </table:table-cell>
              <table:table-cell office:value-type="float" office:value="5587590">
                <text:p>5587590</text:p>
              </table:table-cell>
              <table:table-cell office:value-type="float" office:value="5646861">
                <text:p>5646861</text:p>
              </table:table-cell>
              <table:table-cell office:value-type="float" office:value="5273912">
                <text:p>5273912</text:p>
              </table:table-cell>
              <table:table-cell office:value-type="float" office:value="5321196">
                <text:p>53211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911464">
                <text:p>6911464</text:p>
              </table:table-cell>
              <table:table-cell office:value-type="float" office:value="6629559">
                <text:p>6629559</text:p>
              </table:table-cell>
              <table:table-cell office:value-type="float" office:value="5722006">
                <text:p>5722006</text:p>
              </table:table-cell>
              <table:table-cell office:value-type="float" office:value="5757745">
                <text:p>5757745</text:p>
              </table:table-cell>
              <table:table-cell office:value-type="float" office:value="5375709">
                <text:p>5375709</text:p>
              </table:table-cell>
              <table:table-cell office:value-type="float" office:value="5413658">
                <text:p>54136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847504">
                <text:p>6847504</text:p>
              </table:table-cell>
              <table:table-cell office:value-type="float" office:value="6552793">
                <text:p>6552793</text:p>
              </table:table-cell>
              <table:table-cell office:value-type="float" office:value="5668259">
                <text:p>5668259</text:p>
              </table:table-cell>
              <table:table-cell office:value-type="float" office:value="5668755">
                <text:p>5668755</text:p>
              </table:table-cell>
              <table:table-cell office:value-type="float" office:value="5323003">
                <text:p>5323003</text:p>
              </table:table-cell>
              <table:table-cell office:value-type="float" office:value="5324810">
                <text:p>532481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875165">
                <text:p>6875165</text:p>
              </table:table-cell>
              <table:table-cell office:value-type="float" office:value="6601556">
                <text:p>6601556</text:p>
              </table:table-cell>
              <table:table-cell office:value-type="float" office:value="5697669">
                <text:p>5697669</text:p>
              </table:table-cell>
              <table:table-cell office:value-type="float" office:value="5714686">
                <text:p>5714686</text:p>
              </table:table-cell>
              <table:table-cell office:value-type="float" office:value="5331738">
                <text:p>5331738</text:p>
              </table:table-cell>
              <table:table-cell office:value-type="float" office:value="5388660">
                <text:p>538866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747714">
                <text:p>6747714</text:p>
              </table:table-cell>
              <table:table-cell office:value-type="float" office:value="6464296">
                <text:p>6464296</text:p>
              </table:table-cell>
              <table:table-cell office:value-type="float" office:value="5549856">
                <text:p>5549856</text:p>
              </table:table-cell>
              <table:table-cell office:value-type="float" office:value="5596064">
                <text:p>5596064</text:p>
              </table:table-cell>
              <table:table-cell office:value-type="float" office:value="5244999">
                <text:p>5244999</text:p>
              </table:table-cell>
              <table:table-cell office:value-type="float" office:value="5269996">
                <text:p>52699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851974">
                <text:p>6851974</text:p>
              </table:table-cell>
              <table:table-cell office:value-type="float" office:value="6569893">
                <text:p>6569893</text:p>
              </table:table-cell>
              <table:table-cell office:value-type="float" office:value="5676092">
                <text:p>5676092</text:p>
              </table:table-cell>
              <table:table-cell office:value-type="float" office:value="5717738">
                <text:p>5717738</text:p>
              </table:table-cell>
              <table:table-cell office:value-type="float" office:value="5335653">
                <text:p>5335653</text:p>
              </table:table-cell>
              <table:table-cell office:value-type="float" office:value="5380829">
                <text:p>53808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785133">
                <text:p>6785133</text:p>
              </table:table-cell>
              <table:table-cell office:value-type="float" office:value="6495217">
                <text:p>6495217</text:p>
              </table:table-cell>
              <table:table-cell office:value-type="float" office:value="5640953">
                <text:p>5640953</text:p>
              </table:table-cell>
              <table:table-cell office:value-type="float" office:value="5643631">
                <text:p>5643631</text:p>
              </table:table-cell>
              <table:table-cell office:value-type="float" office:value="5253131">
                <text:p>5253131</text:p>
              </table:table-cell>
              <table:table-cell office:value-type="float" office:value="5304932">
                <text:p>53049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880239">
                <text:p>6880239</text:p>
              </table:table-cell>
              <table:table-cell office:value-type="float" office:value="6607322">
                <text:p>6607322</text:p>
              </table:table-cell>
              <table:table-cell office:value-type="float" office:value="5696213">
                <text:p>5696213</text:p>
              </table:table-cell>
              <table:table-cell office:value-type="float" office:value="5744179">
                <text:p>5744179</text:p>
              </table:table-cell>
              <table:table-cell office:value-type="float" office:value="5360951">
                <text:p>5360951</text:p>
              </table:table-cell>
              <table:table-cell office:value-type="float" office:value="5394081">
                <text:p>53940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824447">
                <text:p>6824447</text:p>
              </table:table-cell>
              <table:table-cell office:value-type="float" office:value="6543880">
                <text:p>6543880</text:p>
              </table:table-cell>
              <table:table-cell office:value-type="float" office:value="5644948">
                <text:p>5644948</text:p>
              </table:table-cell>
              <table:table-cell office:value-type="float" office:value="5671842">
                <text:p>5671842</text:p>
              </table:table-cell>
              <table:table-cell office:value-type="float" office:value="5307342">
                <text:p>5307342</text:p>
              </table:table-cell>
              <table:table-cell office:value-type="float" office:value="5321799">
                <text:p>53217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000642">
                <text:p>7000642</text:p>
              </table:table-cell>
              <table:table-cell office:value-type="float" office:value="6704569">
                <text:p>6704569</text:p>
              </table:table-cell>
              <table:table-cell office:value-type="float" office:value="5805281">
                <text:p>5805281</text:p>
              </table:table-cell>
              <table:table-cell office:value-type="float" office:value="5835019">
                <text:p>5835019</text:p>
              </table:table-cell>
              <table:table-cell office:value-type="float" office:value="5472688">
                <text:p>5472688</text:p>
              </table:table-cell>
              <table:table-cell office:value-type="float" office:value="5510335">
                <text:p>55103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886134">
                <text:p>6886134</text:p>
              </table:table-cell>
              <table:table-cell office:value-type="float" office:value="6593299">
                <text:p>6593299</text:p>
              </table:table-cell>
              <table:table-cell office:value-type="float" office:value="5676845">
                <text:p>5676845</text:p>
              </table:table-cell>
              <table:table-cell office:value-type="float" office:value="5732995">
                <text:p>5732995</text:p>
              </table:table-cell>
              <table:table-cell office:value-type="float" office:value="5338062">
                <text:p>5338062</text:p>
              </table:table-cell>
              <table:table-cell office:value-type="float" office:value="5394082">
                <text:p>53940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927962">
                <text:p>6927962</text:p>
              </table:table-cell>
              <table:table-cell office:value-type="float" office:value="6648485">
                <text:p>6648485</text:p>
              </table:table-cell>
              <table:table-cell office:value-type="float" office:value="5770386">
                <text:p>5770386</text:p>
              </table:table-cell>
              <table:table-cell office:value-type="float" office:value="5792520">
                <text:p>5792520</text:p>
              </table:table-cell>
              <table:table-cell office:value-type="float" office:value="5393177">
                <text:p>5393177</text:p>
              </table:table-cell>
              <table:table-cell office:value-type="float" office:value="5412152">
                <text:p>54121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804356">
                <text:p>6804356</text:p>
              </table:table-cell>
              <table:table-cell office:value-type="float" office:value="6520070">
                <text:p>6520070</text:p>
              </table:table-cell>
              <table:table-cell office:value-type="float" office:value="5621353">
                <text:p>5621353</text:p>
              </table:table-cell>
              <table:table-cell office:value-type="float" office:value="5615703">
                <text:p>5615703</text:p>
              </table:table-cell>
              <table:table-cell office:value-type="float" office:value="5258852">
                <text:p>5258852</text:p>
              </table:table-cell>
              <table:table-cell office:value-type="float" office:value="5307944">
                <text:p>53079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854317">
                <text:p>6854317</text:p>
              </table:table-cell>
              <table:table-cell office:value-type="float" office:value="6583028">
                <text:p>6583028</text:p>
              </table:table-cell>
              <table:table-cell office:value-type="float" office:value="5635340">
                <text:p>5635340</text:p>
              </table:table-cell>
              <table:table-cell office:value-type="float" office:value="5689922">
                <text:p>5689922</text:p>
              </table:table-cell>
              <table:table-cell office:value-type="float" office:value="5316678">
                <text:p>5316678</text:p>
              </table:table-cell>
              <table:table-cell office:value-type="float" office:value="5365469">
                <text:p>53654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739098">
                <text:p>6739098</text:p>
              </table:table-cell>
              <table:table-cell office:value-type="float" office:value="6464614">
                <text:p>6464614</text:p>
              </table:table-cell>
              <table:table-cell office:value-type="float" office:value="5561474">
                <text:p>5561474</text:p>
              </table:table-cell>
              <table:table-cell office:value-type="float" office:value="5581003">
                <text:p>5581003</text:p>
              </table:table-cell>
              <table:table-cell office:value-type="float" office:value="5219399">
                <text:p>5219399</text:p>
              </table:table-cell>
              <table:table-cell office:value-type="float" office:value="5276019">
                <text:p>52760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831690">
                <text:p>6831690</text:p>
              </table:table-cell>
              <table:table-cell office:value-type="float" office:value="6541333">
                <text:p>6541333</text:p>
              </table:table-cell>
              <table:table-cell office:value-type="float" office:value="5648876">
                <text:p>5648876</text:p>
              </table:table-cell>
              <table:table-cell office:value-type="float" office:value="5683176">
                <text:p>5683176</text:p>
              </table:table-cell>
              <table:table-cell office:value-type="float" office:value="5297403">
                <text:p>5297403</text:p>
              </table:table-cell>
              <table:table-cell office:value-type="float" office:value="5362156">
                <text:p>53621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798596">
                <text:p>6798596</text:p>
              </table:table-cell>
              <table:table-cell office:value-type="float" office:value="6510200">
                <text:p>6510200</text:p>
              </table:table-cell>
              <table:table-cell office:value-type="float" office:value="5594245">
                <text:p>5594245</text:p>
              </table:table-cell>
              <table:table-cell office:value-type="float" office:value="5610281">
                <text:p>5610281</text:p>
              </table:table-cell>
              <table:table-cell office:value-type="float" office:value="5237469">
                <text:p>5237469</text:p>
              </table:table-cell>
              <table:table-cell office:value-type="float" office:value="5277526">
                <text:p>527752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892992">
                <text:p>6892992</text:p>
              </table:table-cell>
              <table:table-cell office:value-type="float" office:value="6614510">
                <text:p>6614510</text:p>
              </table:table-cell>
              <table:table-cell office:value-type="float" office:value="5696955">
                <text:p>5696955</text:p>
              </table:table-cell>
              <table:table-cell office:value-type="float" office:value="5742378">
                <text:p>5742378</text:p>
              </table:table-cell>
              <table:table-cell office:value-type="float" office:value="5355832">
                <text:p>5355832</text:p>
              </table:table-cell>
              <table:table-cell office:value-type="float" office:value="5407634">
                <text:p>540763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849921">
                <text:p>6849921</text:p>
              </table:table-cell>
              <table:table-cell office:value-type="float" office:value="6578897">
                <text:p>6578897</text:p>
              </table:table-cell>
              <table:table-cell office:value-type="float" office:value="5665170">
                <text:p>5665170</text:p>
              </table:table-cell>
              <table:table-cell office:value-type="float" office:value="5708362">
                <text:p>5708362</text:p>
              </table:table-cell>
              <table:table-cell office:value-type="float" office:value="5338966">
                <text:p>5338966</text:p>
              </table:table-cell>
              <table:table-cell office:value-type="float" office:value="5371493">
                <text:p>537149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997063">
                <text:p>6997063</text:p>
              </table:table-cell>
              <table:table-cell office:value-type="float" office:value="6706596">
                <text:p>6706596</text:p>
              </table:table-cell>
              <table:table-cell office:value-type="float" office:value="5808755">
                <text:p>5808755</text:p>
              </table:table-cell>
              <table:table-cell office:value-type="float" office:value="5856161">
                <text:p>5856161</text:p>
              </table:table-cell>
              <table:table-cell office:value-type="float" office:value="5446787">
                <text:p>5446787</text:p>
              </table:table-cell>
              <table:table-cell office:value-type="float" office:value="5475399">
                <text:p>547539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803806">
                <text:p>6803806</text:p>
              </table:table-cell>
              <table:table-cell office:value-type="float" office:value="6520950">
                <text:p>6520950</text:p>
              </table:table-cell>
              <table:table-cell office:value-type="float" office:value="5641556">
                <text:p>5641556</text:p>
              </table:table-cell>
              <table:table-cell office:value-type="float" office:value="5677788">
                <text:p>5677788</text:p>
              </table:table-cell>
              <table:table-cell office:value-type="float" office:value="5269092">
                <text:p>5269092</text:p>
              </table:table-cell>
              <table:table-cell office:value-type="float" office:value="5294994">
                <text:p>52949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893824">
                <text:p>6893824</text:p>
              </table:table-cell>
              <table:table-cell office:value-type="float" office:value="6597990">
                <text:p>6597990</text:p>
              </table:table-cell>
              <table:table-cell office:value-type="float" office:value="5692964">
                <text:p>5692964</text:p>
              </table:table-cell>
              <table:table-cell office:value-type="float" office:value="5739673">
                <text:p>5739673</text:p>
              </table:table-cell>
              <table:table-cell office:value-type="float" office:value="5347098">
                <text:p>5347098</text:p>
              </table:table-cell>
              <table:table-cell office:value-type="float" office:value="5402514">
                <text:p>54025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803906">
                <text:p>6803906</text:p>
              </table:table-cell>
              <table:table-cell office:value-type="float" office:value="6510631">
                <text:p>6510631</text:p>
              </table:table-cell>
              <table:table-cell office:value-type="float" office:value="5615658">
                <text:p>5615658</text:p>
              </table:table-cell>
              <table:table-cell office:value-type="float" office:value="5650813">
                <text:p>5650813</text:p>
              </table:table-cell>
              <table:table-cell office:value-type="float" office:value="5261865">
                <text:p>5261865</text:p>
              </table:table-cell>
              <table:table-cell office:value-type="float" office:value="5287464">
                <text:p>52874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902100">
                <text:p>6902100</text:p>
              </table:table-cell>
              <table:table-cell office:value-type="float" office:value="6616978">
                <text:p>6616978</text:p>
              </table:table-cell>
              <table:table-cell office:value-type="float" office:value="5722544">
                <text:p>5722544</text:p>
              </table:table-cell>
              <table:table-cell office:value-type="float" office:value="5756701">
                <text:p>5756701</text:p>
              </table:table-cell>
              <table:table-cell office:value-type="float" office:value="5343483">
                <text:p>5343483</text:p>
              </table:table-cell>
              <table:table-cell office:value-type="float" office:value="5377215">
                <text:p>53772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735155">
                <text:p>6735155</text:p>
              </table:table-cell>
              <table:table-cell office:value-type="float" office:value="6459599">
                <text:p>6459599</text:p>
              </table:table-cell>
              <table:table-cell office:value-type="float" office:value="5551772">
                <text:p>5551772</text:p>
              </table:table-cell>
              <table:table-cell office:value-type="float" office:value="5593704">
                <text:p>5593704</text:p>
              </table:table-cell>
              <table:table-cell office:value-type="float" office:value="5227831">
                <text:p>5227831</text:p>
              </table:table-cell>
              <table:table-cell office:value-type="float" office:value="5276622">
                <text:p>527662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839969">
                <text:p>6839969</text:p>
              </table:table-cell>
              <table:table-cell office:value-type="float" office:value="6556608">
                <text:p>6556608</text:p>
              </table:table-cell>
              <table:table-cell office:value-type="float" office:value="5653221">
                <text:p>5653221</text:p>
              </table:table-cell>
              <table:table-cell office:value-type="float" office:value="5687649">
                <text:p>5687649</text:p>
              </table:table-cell>
              <table:table-cell office:value-type="float" office:value="5327220">
                <text:p>5327220</text:p>
              </table:table-cell>
              <table:table-cell office:value-type="float" office:value="5369987">
                <text:p>53699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795134">
                <text:p>6795134</text:p>
              </table:table-cell>
              <table:table-cell office:value-type="float" office:value="6519233">
                <text:p>6519233</text:p>
              </table:table-cell>
              <table:table-cell office:value-type="float" office:value="5632215">
                <text:p>5632215</text:p>
              </table:table-cell>
              <table:table-cell office:value-type="float" office:value="5667374">
                <text:p>5667374</text:p>
              </table:table-cell>
              <table:table-cell office:value-type="float" office:value="5295596">
                <text:p>5295596</text:p>
              </table:table-cell>
              <table:table-cell office:value-type="float" office:value="5320292">
                <text:p>532029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921794">
                <text:p>6921794</text:p>
              </table:table-cell>
              <table:table-cell office:value-type="float" office:value="6647044">
                <text:p>6647044</text:p>
              </table:table-cell>
              <table:table-cell office:value-type="float" office:value="5702439">
                <text:p>5702439</text:p>
              </table:table-cell>
              <table:table-cell office:value-type="float" office:value="5770425">
                <text:p>5770425</text:p>
              </table:table-cell>
              <table:table-cell office:value-type="float" office:value="5376613">
                <text:p>5376613</text:p>
              </table:table-cell>
              <table:table-cell office:value-type="float" office:value="5415465">
                <text:p>541546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840045">
                <text:p>6840045</text:p>
              </table:table-cell>
              <table:table-cell office:value-type="float" office:value="6569185">
                <text:p>6569185</text:p>
              </table:table-cell>
              <table:table-cell office:value-type="float" office:value="5659918">
                <text:p>5659918</text:p>
              </table:table-cell>
              <table:table-cell office:value-type="float" office:value="5704121">
                <text:p>5704121</text:p>
              </table:table-cell>
              <table:table-cell office:value-type="float" office:value="5317582">
                <text:p>5317582</text:p>
              </table:table-cell>
              <table:table-cell office:value-type="float" office:value="5363059">
                <text:p>536305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980260">
                <text:p>6980260</text:p>
              </table:table-cell>
              <table:table-cell office:value-type="float" office:value="6685665">
                <text:p>6685665</text:p>
              </table:table-cell>
              <table:table-cell office:value-type="float" office:value="5809790">
                <text:p>5809790</text:p>
              </table:table-cell>
              <table:table-cell office:value-type="float" office:value="5838887">
                <text:p>5838887</text:p>
              </table:table-cell>
              <table:table-cell office:value-type="float" office:value="5425404">
                <text:p>5425404</text:p>
              </table:table-cell>
              <table:table-cell office:value-type="float" office:value="5483229">
                <text:p>54832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797596">
                <text:p>6797596</text:p>
              </table:table-cell>
              <table:table-cell office:value-type="float" office:value="6512340">
                <text:p>6512340</text:p>
              </table:table-cell>
              <table:table-cell office:value-type="float" office:value="5606006">
                <text:p>5606006</text:p>
              </table:table-cell>
              <table:table-cell office:value-type="float" office:value="5624067">
                <text:p>5624067</text:p>
              </table:table-cell>
              <table:table-cell office:value-type="float" office:value="5279634">
                <text:p>5279634</text:p>
              </table:table-cell>
              <table:table-cell office:value-type="float" office:value="5322401">
                <text:p>532240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846843">
                <text:p>6846843</text:p>
              </table:table-cell>
              <table:table-cell office:value-type="float" office:value="6565257">
                <text:p>6565257</text:p>
              </table:table-cell>
              <table:table-cell office:value-type="float" office:value="5654507">
                <text:p>5654507</text:p>
              </table:table-cell>
              <table:table-cell office:value-type="float" office:value="5715591">
                <text:p>5715591</text:p>
              </table:table-cell>
              <table:table-cell office:value-type="float" office:value="5316980">
                <text:p>5316980</text:p>
              </table:table-cell>
              <table:table-cell office:value-type="float" office:value="5369385">
                <text:p>53693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775418">
                <text:p>6775418</text:p>
              </table:table-cell>
              <table:table-cell office:value-type="float" office:value="6496062">
                <text:p>6496062</text:p>
              </table:table-cell>
              <table:table-cell office:value-type="float" office:value="5590629">
                <text:p>5590629</text:p>
              </table:table-cell>
              <table:table-cell office:value-type="float" office:value="5646070">
                <text:p>5646070</text:p>
              </table:table-cell>
              <table:table-cell office:value-type="float" office:value="5249215">
                <text:p>5249215</text:p>
              </table:table-cell>
              <table:table-cell office:value-type="float" office:value="5287464">
                <text:p>52874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873351">
                <text:p>6873351</text:p>
              </table:table-cell>
              <table:table-cell office:value-type="float" office:value="6580621">
                <text:p>6580621</text:p>
              </table:table-cell>
              <table:table-cell office:value-type="float" office:value="5661529">
                <text:p>5661529</text:p>
              </table:table-cell>
              <table:table-cell office:value-type="float" office:value="5721624">
                <text:p>5721624</text:p>
              </table:table-cell>
              <table:table-cell office:value-type="float" office:value="5328726">
                <text:p>5328726</text:p>
              </table:table-cell>
              <table:table-cell office:value-type="float" office:value="5370590">
                <text:p>537059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826098">
                <text:p>6826098</text:p>
              </table:table-cell>
              <table:table-cell office:value-type="float" office:value="6515150">
                <text:p>6515150</text:p>
              </table:table-cell>
              <table:table-cell office:value-type="float" office:value="5641494">
                <text:p>5641494</text:p>
              </table:table-cell>
              <table:table-cell office:value-type="float" office:value="5649406">
                <text:p>5649406</text:p>
              </table:table-cell>
              <table:table-cell office:value-type="float" office:value="5315173">
                <text:p>5315173</text:p>
              </table:table-cell>
              <table:table-cell office:value-type="float" office:value="5311559">
                <text:p>531155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865744">
                <text:p>6865744</text:p>
              </table:table-cell>
              <table:table-cell office:value-type="float" office:value="6577354">
                <text:p>6577354</text:p>
              </table:table-cell>
              <table:table-cell office:value-type="float" office:value="5662954">
                <text:p>5662954</text:p>
              </table:table-cell>
              <table:table-cell office:value-type="float" office:value="5712936">
                <text:p>5712936</text:p>
              </table:table-cell>
              <table:table-cell office:value-type="float" office:value="5345592">
                <text:p>5345592</text:p>
              </table:table-cell>
              <table:table-cell office:value-type="float" office:value="5378420">
                <text:p>537842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800564">
                <text:p>6800564</text:p>
              </table:table-cell>
              <table:table-cell office:value-type="float" office:value="6517274">
                <text:p>6517274</text:p>
              </table:table-cell>
              <table:table-cell office:value-type="float" office:value="5604577">
                <text:p>5604577</text:p>
              </table:table-cell>
              <table:table-cell office:value-type="float" office:value="5646801">
                <text:p>5646801</text:p>
              </table:table-cell>
              <table:table-cell office:value-type="float" office:value="5277827">
                <text:p>5277827</text:p>
              </table:table-cell>
              <table:table-cell office:value-type="float" office:value="5302824">
                <text:p>530282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914723">
                <text:p>6914723</text:p>
              </table:table-cell>
              <table:table-cell office:value-type="float" office:value="6640018">
                <text:p>6640018</text:p>
              </table:table-cell>
              <table:table-cell office:value-type="float" office:value="5757937">
                <text:p>5757937</text:p>
              </table:table-cell>
              <table:table-cell office:value-type="float" office:value="5770505">
                <text:p>5770505</text:p>
              </table:table-cell>
              <table:table-cell office:value-type="float" office:value="5389564">
                <text:p>5389564</text:p>
              </table:table-cell>
              <table:table-cell office:value-type="float" office:value="5432933">
                <text:p>54329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808723">
                <text:p>6808723</text:p>
              </table:table-cell>
              <table:table-cell office:value-type="float" office:value="6522273">
                <text:p>6522273</text:p>
              </table:table-cell>
              <table:table-cell office:value-type="float" office:value="5641850">
                <text:p>5641850</text:p>
              </table:table-cell>
              <table:table-cell office:value-type="float" office:value="5659581">
                <text:p>5659581</text:p>
              </table:table-cell>
              <table:table-cell office:value-type="float" office:value="5298608">
                <text:p>5298608</text:p>
              </table:table-cell>
              <table:table-cell office:value-type="float" office:value="5323907">
                <text:p>532390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918211">
                <text:p>6918211</text:p>
              </table:table-cell>
              <table:table-cell office:value-type="float" office:value="6651849">
                <text:p>6651849</text:p>
              </table:table-cell>
              <table:table-cell office:value-type="float" office:value="5723012">
                <text:p>5723012</text:p>
              </table:table-cell>
              <table:table-cell office:value-type="float" office:value="5764123">
                <text:p>5764123</text:p>
              </table:table-cell>
              <table:table-cell office:value-type="float" office:value="5412754">
                <text:p>5412754</text:p>
              </table:table-cell>
              <table:table-cell office:value-type="float" office:value="5444679">
                <text:p>544467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745656">
                <text:p>6745656</text:p>
              </table:table-cell>
              <table:table-cell office:value-type="float" office:value="6457630">
                <text:p>6457630</text:p>
              </table:table-cell>
              <table:table-cell office:value-type="float" office:value="5529948">
                <text:p>5529948</text:p>
              </table:table-cell>
              <table:table-cell office:value-type="float" office:value="5591530">
                <text:p>5591530</text:p>
              </table:table-cell>
              <table:table-cell office:value-type="float" office:value="5217290">
                <text:p>5217290</text:p>
              </table:table-cell>
              <table:table-cell office:value-type="float" office:value="5264575">
                <text:p>52645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873550">
                <text:p>6873550</text:p>
              </table:table-cell>
              <table:table-cell office:value-type="float" office:value="6588028">
                <text:p>6588028</text:p>
              </table:table-cell>
              <table:table-cell office:value-type="float" office:value="5709223">
                <text:p>5709223</text:p>
              </table:table-cell>
              <table:table-cell office:value-type="float" office:value="5715689">
                <text:p>5715689</text:p>
              </table:table-cell>
              <table:table-cell office:value-type="float" office:value="5347700">
                <text:p>5347700</text:p>
              </table:table-cell>
              <table:table-cell office:value-type="float" office:value="5394382">
                <text:p>539438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767779">
                <text:p>6767779</text:p>
              </table:table-cell>
              <table:table-cell office:value-type="float" office:value="6487090">
                <text:p>6487090</text:p>
              </table:table-cell>
              <table:table-cell office:value-type="float" office:value="5601775">
                <text:p>5601775</text:p>
              </table:table-cell>
              <table:table-cell office:value-type="float" office:value="5639002">
                <text:p>5639002</text:p>
              </table:table-cell>
              <table:table-cell office:value-type="float" office:value="5238071">
                <text:p>5238071</text:p>
              </table:table-cell>
              <table:table-cell office:value-type="float" office:value="5279032">
                <text:p>527903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847866">
                <text:p>6847866</text:p>
              </table:table-cell>
              <table:table-cell office:value-type="float" office:value="6557398">
                <text:p>6557398</text:p>
              </table:table-cell>
              <table:table-cell office:value-type="float" office:value="5653985">
                <text:p>5653985</text:p>
              </table:table-cell>
              <table:table-cell office:value-type="float" office:value="5702102">
                <text:p>5702102</text:p>
              </table:table-cell>
              <table:table-cell office:value-type="float" office:value="5323907">
                <text:p>5323907</text:p>
              </table:table-cell>
              <table:table-cell office:value-type="float" office:value="5368180">
                <text:p>536818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736593">
                <text:p>6736593</text:p>
              </table:table-cell>
              <table:table-cell office:value-type="float" office:value="6443931">
                <text:p>6443931</text:p>
              </table:table-cell>
              <table:table-cell office:value-type="float" office:value="5557448">
                <text:p>5557448</text:p>
              </table:table-cell>
              <table:table-cell office:value-type="float" office:value="5574991">
                <text:p>5574991</text:p>
              </table:table-cell>
              <table:table-cell office:value-type="float" office:value="5224519">
                <text:p>5224519</text:p>
              </table:table-cell>
              <table:table-cell office:value-type="float" office:value="5246203">
                <text:p>524620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923615">
                <text:p>6923615</text:p>
              </table:table-cell>
              <table:table-cell office:value-type="float" office:value="6627001">
                <text:p>6627001</text:p>
              </table:table-cell>
              <table:table-cell office:value-type="float" office:value="5707325">
                <text:p>5707325</text:p>
              </table:table-cell>
              <table:table-cell office:value-type="float" office:value="5746029">
                <text:p>5746029</text:p>
              </table:table-cell>
              <table:table-cell office:value-type="float" office:value="5370891">
                <text:p>5370891</text:p>
              </table:table-cell>
              <table:table-cell office:value-type="float" office:value="5416669">
                <text:p>541666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871376">
                <text:p>6871376</text:p>
              </table:table-cell>
              <table:table-cell office:value-type="float" office:value="6582836">
                <text:p>6582836</text:p>
              </table:table-cell>
              <table:table-cell office:value-type="float" office:value="5680896">
                <text:p>5680896</text:p>
              </table:table-cell>
              <table:table-cell office:value-type="float" office:value="5723050">
                <text:p>5723050</text:p>
              </table:table-cell>
              <table:table-cell office:value-type="float" office:value="5321799">
                <text:p>5321799</text:p>
              </table:table-cell>
              <table:table-cell office:value-type="float" office:value="5377215">
                <text:p>53772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012433">
                <text:p>7012433</text:p>
              </table:table-cell>
              <table:table-cell office:value-type="float" office:value="6732392">
                <text:p>6732392</text:p>
              </table:table-cell>
              <table:table-cell office:value-type="float" office:value="5792900">
                <text:p>5792900</text:p>
              </table:table-cell>
              <table:table-cell office:value-type="float" office:value="5818320">
                <text:p>5818320</text:p>
              </table:table-cell>
              <table:table-cell office:value-type="float" office:value="5414862">
                <text:p>5414862</text:p>
              </table:table-cell>
              <table:table-cell office:value-type="float" office:value="5465159">
                <text:p>54651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897741">
                <text:p>6897741</text:p>
              </table:table-cell>
              <table:table-cell office:value-type="float" office:value="6602290">
                <text:p>6602290</text:p>
              </table:table-cell>
              <table:table-cell office:value-type="float" office:value="5662687">
                <text:p>5662687</text:p>
              </table:table-cell>
              <table:table-cell office:value-type="float" office:value="5688783">
                <text:p>5688783</text:p>
              </table:table-cell>
              <table:table-cell office:value-type="float" office:value="5321799">
                <text:p>5321799</text:p>
              </table:table-cell>
              <table:table-cell office:value-type="float" office:value="5350410">
                <text:p>535041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017443">
                <text:p>7017443</text:p>
              </table:table-cell>
              <table:table-cell office:value-type="float" office:value="6732025">
                <text:p>6732025</text:p>
              </table:table-cell>
              <table:table-cell office:value-type="float" office:value="5806629">
                <text:p>5806629</text:p>
              </table:table-cell>
              <table:table-cell office:value-type="float" office:value="5863183">
                <text:p>5863183</text:p>
              </table:table-cell>
              <table:table-cell office:value-type="float" office:value="5459738">
                <text:p>5459738</text:p>
              </table:table-cell>
              <table:table-cell office:value-type="float" office:value="5507022">
                <text:p>550702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848613">
                <text:p>6848613</text:p>
              </table:table-cell>
              <table:table-cell office:value-type="float" office:value="6550093">
                <text:p>6550093</text:p>
              </table:table-cell>
              <table:table-cell office:value-type="float" office:value="5622555">
                <text:p>5622555</text:p>
              </table:table-cell>
              <table:table-cell office:value-type="float" office:value="5674359">
                <text:p>5674359</text:p>
              </table:table-cell>
              <table:table-cell office:value-type="float" office:value="5294693">
                <text:p>5294693</text:p>
              </table:table-cell>
              <table:table-cell office:value-type="float" office:value="5347097">
                <text:p>534709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923951">
                <text:p>6923951</text:p>
              </table:table-cell>
              <table:table-cell office:value-type="float" office:value="6647030">
                <text:p>6647030</text:p>
              </table:table-cell>
              <table:table-cell office:value-type="float" office:value="5703092">
                <text:p>5703092</text:p>
              </table:table-cell>
              <table:table-cell office:value-type="float" office:value="5755649">
                <text:p>5755649</text:p>
              </table:table-cell>
              <table:table-cell office:value-type="float" office:value="5390768">
                <text:p>5390768</text:p>
              </table:table-cell>
              <table:table-cell office:value-type="float" office:value="5424501">
                <text:p>542450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771122">
                <text:p>6771122</text:p>
              </table:table-cell>
              <table:table-cell office:value-type="float" office:value="6491454">
                <text:p>6491454</text:p>
              </table:table-cell>
              <table:table-cell office:value-type="float" office:value="5577612">
                <text:p>5577612</text:p>
              </table:table-cell>
              <table:table-cell office:value-type="float" office:value="5620957">
                <text:p>5620957</text:p>
              </table:table-cell>
              <table:table-cell office:value-type="float" office:value="5221506">
                <text:p>5221506</text:p>
              </table:table-cell>
              <table:table-cell office:value-type="float" office:value="5273610">
                <text:p>527361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891101">
                <text:p>6891101</text:p>
              </table:table-cell>
              <table:table-cell office:value-type="float" office:value="6592439">
                <text:p>6592439</text:p>
              </table:table-cell>
              <table:table-cell office:value-type="float" office:value="5689042">
                <text:p>5689042</text:p>
              </table:table-cell>
              <table:table-cell office:value-type="float" office:value="5713895">
                <text:p>5713895</text:p>
              </table:table-cell>
              <table:table-cell office:value-type="float" office:value="5333846">
                <text:p>5333846</text:p>
              </table:table-cell>
              <table:table-cell office:value-type="float" office:value="5383540">
                <text:p>538354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740783">
                <text:p>6740783</text:p>
              </table:table-cell>
              <table:table-cell office:value-type="float" office:value="6460547">
                <text:p>6460547</text:p>
              </table:table-cell>
              <table:table-cell office:value-type="float" office:value="5554610">
                <text:p>5554610</text:p>
              </table:table-cell>
              <table:table-cell office:value-type="float" office:value="5603796">
                <text:p>5603796</text:p>
              </table:table-cell>
              <table:table-cell office:value-type="float" office:value="5232651">
                <text:p>5232651</text:p>
              </table:table-cell>
              <table:table-cell office:value-type="float" office:value="5258853">
                <text:p>525885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913013">
                <text:p>6913013</text:p>
              </table:table-cell>
              <table:table-cell office:value-type="float" office:value="6628933">
                <text:p>6628933</text:p>
              </table:table-cell>
              <table:table-cell office:value-type="float" office:value="5715349">
                <text:p>5715349</text:p>
              </table:table-cell>
              <table:table-cell office:value-type="float" office:value="5775983">
                <text:p>5775983</text:p>
              </table:table-cell>
              <table:table-cell office:value-type="float" office:value="5397695">
                <text:p>5397695</text:p>
              </table:table-cell>
              <table:table-cell office:value-type="float" office:value="5438053">
                <text:p>54380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825647">
                <text:p>6825647</text:p>
              </table:table-cell>
              <table:table-cell office:value-type="float" office:value="6541388">
                <text:p>6541388</text:p>
              </table:table-cell>
              <table:table-cell office:value-type="float" office:value="5612348">
                <text:p>5612348</text:p>
              </table:table-cell>
              <table:table-cell office:value-type="float" office:value="5657606">
                <text:p>5657606</text:p>
              </table:table-cell>
              <table:table-cell office:value-type="float" office:value="5311860">
                <text:p>5311860</text:p>
              </table:table-cell>
              <table:table-cell office:value-type="float" office:value="5341676">
                <text:p>534167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937826">
                <text:p>6937826</text:p>
              </table:table-cell>
              <table:table-cell office:value-type="float" office:value="6655264">
                <text:p>6655264</text:p>
              </table:table-cell>
              <table:table-cell office:value-type="float" office:value="5718731">
                <text:p>5718731</text:p>
              </table:table-cell>
              <table:table-cell office:value-type="float" office:value="5776564">
                <text:p>5776564</text:p>
              </table:table-cell>
              <table:table-cell office:value-type="float" office:value="5411248">
                <text:p>5411248</text:p>
              </table:table-cell>
              <table:table-cell office:value-type="float" office:value="5455220">
                <text:p>545522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829384">
                <text:p>6829384</text:p>
              </table:table-cell>
              <table:table-cell office:value-type="float" office:value="6532889">
                <text:p>6532889</text:p>
              </table:table-cell>
              <table:table-cell office:value-type="float" office:value="5630555">
                <text:p>5630555</text:p>
              </table:table-cell>
              <table:table-cell office:value-type="float" office:value="5681254">
                <text:p>5681254</text:p>
              </table:table-cell>
              <table:table-cell office:value-type="float" office:value="5276924">
                <text:p>5276924</text:p>
              </table:table-cell>
              <table:table-cell office:value-type="float" office:value="5338062">
                <text:p>533806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888313">
                <text:p>6888313</text:p>
              </table:table-cell>
              <table:table-cell office:value-type="float" office:value="6616349">
                <text:p>6616349</text:p>
              </table:table-cell>
              <table:table-cell office:value-type="float" office:value="5715310">
                <text:p>5715310</text:p>
              </table:table-cell>
              <table:table-cell office:value-type="float" office:value="5749599">
                <text:p>5749599</text:p>
              </table:table-cell>
              <table:table-cell office:value-type="float" office:value="5381130">
                <text:p>5381130</text:p>
              </table:table-cell>
              <table:table-cell office:value-type="float" office:value="5427813">
                <text:p>542781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722931">
                <text:p>6722931</text:p>
              </table:table-cell>
              <table:table-cell office:value-type="float" office:value="6430027">
                <text:p>6430027</text:p>
              </table:table-cell>
              <table:table-cell office:value-type="float" office:value="5525099">
                <text:p>5525099</text:p>
              </table:table-cell>
              <table:table-cell office:value-type="float" office:value="5575076">
                <text:p>5575076</text:p>
              </table:table-cell>
              <table:table-cell office:value-type="float" office:value="5205845">
                <text:p>5205845</text:p>
              </table:table-cell>
              <table:table-cell office:value-type="float" office:value="5241083">
                <text:p>52410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877034">
                <text:p>6877034</text:p>
              </table:table-cell>
              <table:table-cell office:value-type="float" office:value="6579185">
                <text:p>6579185</text:p>
              </table:table-cell>
              <table:table-cell office:value-type="float" office:value="5670872">
                <text:p>5670872</text:p>
              </table:table-cell>
              <table:table-cell office:value-type="float" office:value="5740191">
                <text:p>5740191</text:p>
              </table:table-cell>
              <table:table-cell office:value-type="float" office:value="5336255">
                <text:p>5336255</text:p>
              </table:table-cell>
              <table:table-cell office:value-type="float" office:value="5397997">
                <text:p>539799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709832">
                <text:p>6709832</text:p>
              </table:table-cell>
              <table:table-cell office:value-type="float" office:value="6436474">
                <text:p>6436474</text:p>
              </table:table-cell>
              <table:table-cell office:value-type="float" office:value="5554677">
                <text:p>5554677</text:p>
              </table:table-cell>
              <table:table-cell office:value-type="float" office:value="5578704">
                <text:p>5578704</text:p>
              </table:table-cell>
              <table:table-cell office:value-type="float" office:value="5191389">
                <text:p>5191389</text:p>
              </table:table-cell>
              <table:table-cell office:value-type="float" office:value="5247710">
                <text:p>524771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920917">
                <text:p>6920917</text:p>
              </table:table-cell>
              <table:table-cell office:value-type="float" office:value="6631863">
                <text:p>6631863</text:p>
              </table:table-cell>
              <table:table-cell office:value-type="float" office:value="5708989">
                <text:p>5708989</text:p>
              </table:table-cell>
              <table:table-cell office:value-type="float" office:value="5761461">
                <text:p>5761461</text:p>
              </table:table-cell>
              <table:table-cell office:value-type="float" office:value="5376312">
                <text:p>5376312</text:p>
              </table:table-cell>
              <table:table-cell office:value-type="float" office:value="5416368">
                <text:p>541636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820105">
                <text:p>6820105</text:p>
              </table:table-cell>
              <table:table-cell office:value-type="float" office:value="6549127">
                <text:p>6549127</text:p>
              </table:table-cell>
              <table:table-cell office:value-type="float" office:value="5643637">
                <text:p>5643637</text:p>
              </table:table-cell>
              <table:table-cell office:value-type="float" office:value="5675819">
                <text:p>5675819</text:p>
              </table:table-cell>
              <table:table-cell office:value-type="float" office:value="5326918">
                <text:p>5326918</text:p>
              </table:table-cell>
              <table:table-cell office:value-type="float" office:value="5349206">
                <text:p>534920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973980">
                <text:p>6973980</text:p>
              </table:table-cell>
              <table:table-cell office:value-type="float" office:value="6693147">
                <text:p>6693147</text:p>
              </table:table-cell>
              <table:table-cell office:value-type="float" office:value="5769670">
                <text:p>5769670</text:p>
              </table:table-cell>
              <table:table-cell office:value-type="float" office:value="5833766">
                <text:p>5833766</text:p>
              </table:table-cell>
              <table:table-cell office:value-type="float" office:value="5425403">
                <text:p>5425403</text:p>
              </table:table-cell>
              <table:table-cell office:value-type="float" office:value="5473290">
                <text:p>547329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877126">
                <text:p>6877126</text:p>
              </table:table-cell>
              <table:table-cell office:value-type="float" office:value="6588615">
                <text:p>6588615</text:p>
              </table:table-cell>
              <table:table-cell office:value-type="float" office:value="5708070">
                <text:p>5708070</text:p>
              </table:table-cell>
              <table:table-cell office:value-type="float" office:value="5725593">
                <text:p>5725593</text:p>
              </table:table-cell>
              <table:table-cell office:value-type="float" office:value="5360048">
                <text:p>5360048</text:p>
              </table:table-cell>
              <table:table-cell office:value-type="float" office:value="5365470">
                <text:p>536547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934593">
                <text:p>6934593</text:p>
              </table:table-cell>
              <table:table-cell office:value-type="float" office:value="6647443">
                <text:p>6647443</text:p>
              </table:table-cell>
              <table:table-cell office:value-type="float" office:value="5738368">
                <text:p>5738368</text:p>
              </table:table-cell>
              <table:table-cell office:value-type="float" office:value="5788214">
                <text:p>5788214</text:p>
              </table:table-cell>
              <table:table-cell office:value-type="float" office:value="5395286">
                <text:p>5395286</text:p>
              </table:table-cell>
              <table:table-cell office:value-type="float" office:value="5435945">
                <text:p>543594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787836">
                <text:p>6787836</text:p>
              </table:table-cell>
              <table:table-cell office:value-type="float" office:value="6502378">
                <text:p>6502378</text:p>
              </table:table-cell>
              <table:table-cell office:value-type="float" office:value="5579618">
                <text:p>5579618</text:p>
              </table:table-cell>
              <table:table-cell office:value-type="float" office:value="5631514">
                <text:p>5631514</text:p>
              </table:table-cell>
              <table:table-cell office:value-type="float" office:value="5266382">
                <text:p>5266382</text:p>
              </table:table-cell>
              <table:table-cell office:value-type="float" office:value="5301319">
                <text:p>53013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939639">
                <text:p>6939639</text:p>
              </table:table-cell>
              <table:table-cell office:value-type="float" office:value="6661195">
                <text:p>6661195</text:p>
              </table:table-cell>
              <table:table-cell office:value-type="float" office:value="5764970">
                <text:p>5764970</text:p>
              </table:table-cell>
              <table:table-cell office:value-type="float" office:value="5816896">
                <text:p>5816896</text:p>
              </table:table-cell>
              <table:table-cell office:value-type="float" office:value="5401008">
                <text:p>5401008</text:p>
              </table:table-cell>
              <table:table-cell office:value-type="float" office:value="5448293">
                <text:p>544829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741499">
                <text:p>6741499</text:p>
              </table:table-cell>
              <table:table-cell office:value-type="float" office:value="6461558">
                <text:p>6461558</text:p>
              </table:table-cell>
              <table:table-cell office:value-type="float" office:value="5550987">
                <text:p>5550987</text:p>
              </table:table-cell>
              <table:table-cell office:value-type="float" office:value="5596901">
                <text:p>5596901</text:p>
              </table:table-cell>
              <table:table-cell office:value-type="float" office:value="5222712">
                <text:p>5222712</text:p>
              </table:table-cell>
              <table:table-cell office:value-type="float" office:value="5273610">
                <text:p>527361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880526">
                <text:p>6880526</text:p>
              </table:table-cell>
              <table:table-cell office:value-type="float" office:value="6604781">
                <text:p>6604781</text:p>
              </table:table-cell>
              <table:table-cell office:value-type="float" office:value="5696822">
                <text:p>5696822</text:p>
              </table:table-cell>
              <table:table-cell office:value-type="float" office:value="5728629">
                <text:p>5728629</text:p>
              </table:table-cell>
              <table:table-cell office:value-type="float" office:value="5328425">
                <text:p>5328425</text:p>
              </table:table-cell>
              <table:table-cell office:value-type="float" office:value="5407333">
                <text:p>54073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774275">
                <text:p>6774275</text:p>
              </table:table-cell>
              <table:table-cell office:value-type="float" office:value="6487926">
                <text:p>6487926</text:p>
              </table:table-cell>
              <table:table-cell office:value-type="float" office:value="5577810">
                <text:p>5577810</text:p>
              </table:table-cell>
              <table:table-cell office:value-type="float" office:value="5619618">
                <text:p>5619618</text:p>
              </table:table-cell>
              <table:table-cell office:value-type="float" office:value="5236565">
                <text:p>5236565</text:p>
              </table:table-cell>
              <table:table-cell office:value-type="float" office:value="5288971">
                <text:p>528897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938165">
                <text:p>6938165</text:p>
              </table:table-cell>
              <table:table-cell office:value-type="float" office:value="6650044">
                <text:p>6650044</text:p>
              </table:table-cell>
              <table:table-cell office:value-type="float" office:value="5749151">
                <text:p>5749151</text:p>
              </table:table-cell>
              <table:table-cell office:value-type="float" office:value="5814135">
                <text:p>5814135</text:p>
              </table:table-cell>
              <table:table-cell office:value-type="float" office:value="5395286">
                <text:p>5395286</text:p>
              </table:table-cell>
              <table:table-cell office:value-type="float" office:value="5460642">
                <text:p>546064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873652">
                <text:p>6873652</text:p>
              </table:table-cell>
              <table:table-cell office:value-type="float" office:value="6584808">
                <text:p>6584808</text:p>
              </table:table-cell>
              <table:table-cell office:value-type="float" office:value="5672433">
                <text:p>5672433</text:p>
              </table:table-cell>
              <table:table-cell office:value-type="float" office:value="5716456">
                <text:p>5716456</text:p>
              </table:table-cell>
              <table:table-cell office:value-type="float" office:value="5344086">
                <text:p>5344086</text:p>
              </table:table-cell>
              <table:table-cell office:value-type="float" office:value="5381431">
                <text:p>538143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941416">
                <text:p>6941416</text:p>
              </table:table-cell>
              <table:table-cell office:value-type="float" office:value="6644664">
                <text:p>6644664</text:p>
              </table:table-cell>
              <table:table-cell office:value-type="float" office:value="5715049">
                <text:p>5715049</text:p>
              </table:table-cell>
              <table:table-cell office:value-type="float" office:value="5768149">
                <text:p>5768149</text:p>
              </table:table-cell>
              <table:table-cell office:value-type="float" office:value="5401912">
                <text:p>5401912</text:p>
              </table:table-cell>
              <table:table-cell office:value-type="float" office:value="5436848">
                <text:p>543684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812587">
                <text:p>6812587</text:p>
              </table:table-cell>
              <table:table-cell office:value-type="float" office:value="6519734">
                <text:p>6519734</text:p>
              </table:table-cell>
              <table:table-cell office:value-type="float" office:value="5632934">
                <text:p>5632934</text:p>
              </table:table-cell>
              <table:table-cell office:value-type="float" office:value="5671491">
                <text:p>5671491</text:p>
              </table:table-cell>
              <table:table-cell office:value-type="float" office:value="5260358">
                <text:p>5260358</text:p>
              </table:table-cell>
              <table:table-cell office:value-type="float" office:value="5308246">
                <text:p>530824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916478">
                <text:p>6916478</text:p>
              </table:table-cell>
              <table:table-cell office:value-type="float" office:value="6624203">
                <text:p>6624203</text:p>
              </table:table-cell>
              <table:table-cell office:value-type="float" office:value="5736823">
                <text:p>5736823</text:p>
              </table:table-cell>
              <table:table-cell office:value-type="float" office:value="5795474">
                <text:p>5795474</text:p>
              </table:table-cell>
              <table:table-cell office:value-type="float" office:value="5385046">
                <text:p>5385046</text:p>
              </table:table-cell>
              <table:table-cell office:value-type="float" office:value="5416368">
                <text:p>54163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779027">
                <text:p>6779027</text:p>
              </table:table-cell>
              <table:table-cell office:value-type="float" office:value="6481747">
                <text:p>6481747</text:p>
              </table:table-cell>
              <table:table-cell office:value-type="float" office:value="5602046">
                <text:p>5602046</text:p>
              </table:table-cell>
              <table:table-cell office:value-type="float" office:value="5646887">
                <text:p>5646887</text:p>
              </table:table-cell>
              <table:table-cell office:value-type="float" office:value="5253130">
                <text:p>5253130</text:p>
              </table:table-cell>
              <table:table-cell office:value-type="float" office:value="5284754">
                <text:p>52847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